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3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4" style:family="table-cell" style:parent-style-name="Default" style:data-style-name="N0">
      <style:table-cell-properties fo:border="thin solid #000000" style:vertical-align="automatic" fo:background-color="#EA9999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5" style:family="table-cell" style:parent-style-name="Default" style:data-style-name="N0">
      <style:table-cell-properties fo:border="thin solid #000000" style:vertical-align="automatic" fo:background-color="#00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8" style:family="table-cell" style:parent-style-name="Default" style:data-style-name="N0">
      <style:table-cell-properties fo:border="thin solid #000000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9" style:family="table-cell" style:parent-style-name="Default" style:data-style-name="N0">
      <style:table-cell-properties fo:border="thin solid #000000" style:vertical-align="automatic" fo:background-color="#D9EAD3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0" style:family="table-cell" style:parent-style-name="Default" style:data-style-name="N0">
      <style:table-cell-properties fo:border="thin solid #000000" style:vertical-align="automatic" fo:background-color="#B4A7D6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1" style:family="table-cell" style:parent-style-name="Default" style:data-style-name="N0">
      <style:table-cell-properties fo:border="thin solid #000000" style:vertical-align="automatic" fo:background-color="#F9CB9C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2" style:family="table-cell" style:parent-style-name="Default" style:data-style-name="N0">
      <style:table-cell-properties fo:border="thin solid #000000" style:vertical-align="automatic" fo:background-color="#A2C4C9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3" style:family="table-cell" style:parent-style-name="Default" style:data-style-name="N0">
      <style:table-cell-properties fo:border="thin solid #000000" style:vertical-align="automatic" fo:background-color="#B6D7A8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4" style:family="table-cell" style:parent-style-name="Default" style:data-style-name="N0">
      <style:table-cell-properties fo:border="thin solid #000000" style:vertical-align="automatic" fo:background-color="#D5A6BD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5" style:family="table-cell" style:parent-style-name="Default" style:data-style-name="N0">
      <style:table-cell-properties fo:border="thin solid #000000" style:vertical-align="automatic" fo:background-color="#FFE599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6" style:family="table-cell" style:parent-style-name="Default" style:data-style-name="N0">
      <style:table-cell-properties fo:border="thin solid #000000" fo:background-color="#F9CB9C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7" style:family="table-cell" style:parent-style-name="Default" style:data-style-name="N0">
      <style:table-cell-properties fo:border="thin solid #000000" fo:background-color="#B6D7A8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8" style:family="table-cell" style:parent-style-name="Default" style:data-style-name="N0">
      <style:table-cell-properties fo:border="thin solid #000000" style:vertical-align="automatic" fo:background-color="#D9EAD3" style:repeat-content="false"/>
      <style:paragraph-properties fo:text-align="start" fo:margin-left="0cm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9" style:family="table-cell" style:parent-style-name="Default" style:data-style-name="N0">
      <style:table-cell-properties fo:border="thin solid #000000" fo:background-color="#B6D7A8"/>
      <style:text-properties style:font-name="Cambria" style:font-name-asian="Cambria" style:font-name-complex="Cambria" style:font-family-generic="roman"/>
    </style:style>
    <style:style style:name="ce20" style:family="table-cell" style:parent-style-name="Default" style:data-style-name="N0">
      <style:table-cell-properties fo:border="thin solid #000000" style:vertical-align="middle" fo:background-color="#B6D7A8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order="thin solid #000000" fo:background-color="#B6D7A8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order="thin solid #000000" style:vertical-align="automatic"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3" style:family="table-cell" style:parent-style-name="Default" style:data-style-name="N0">
      <style:table-cell-properties fo:border="thin solid #000000" fo:background-color="#FFFFFF"/>
      <style:text-properties style:font-name="Cambria" style:font-name-asian="Cambria" style:font-name-complex="Cambria" style:font-family-generic="roman"/>
    </style:style>
    <style:style style:name="ce24" style:family="table-cell" style:parent-style-name="Default" style:data-style-name="N0">
      <style:table-cell-properties fo:border="thin solid #000000"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5" style:family="table-cell" style:parent-style-name="Default" style:data-style-name="N0">
      <style:table-cell-properties fo:border="thin solid #000000" fo:background-color="#FFFFFF"/>
    </style:style>
    <style:style style:name="ce26" style:family="table-cell" style:parent-style-name="Default" style:data-style-name="N0">
      <style:table-cell-properties fo:border="thin solid #000000" style:vertical-align="middle" fo:background-color="#FFFFFF"/>
      <style:text-properties fo:font-size="7pt" style:font-size-asian="7pt" style:font-size-complex="7pt"/>
    </style:style>
    <style:style style:name="ce27" style:family="table-cell" style:parent-style-name="Default" style:data-style-name="N30">
      <style:table-cell-properties fo:border="thin solid #000000" style:vertical-align="middle" fo:background-color="#B6D7A8"/>
      <style:text-properties fo:font-size="7pt" style:font-size-asian="7pt" style:font-size-complex="7pt"/>
    </style:style>
    <style:style style:name="co1" style:family="table-column">
      <style:table-column-properties fo:break-before="auto" style:column-width="4.783666666666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1.29116666666667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1.92616666666667cm"/>
    </style:style>
    <style:style style:name="co7" style:family="table-column">
      <style:table-column-properties fo:break-before="auto" style:column-width="41.952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2pt" style:use-optimal-row-height="false" fo:break-before="auto"/>
    </style:style>
    <style:style style:name="ro2" style:family="table-row">
      <style:table-row-properties style:row-height="10.8pt" style:use-optimal-row-height="false" fo:break-before="auto"/>
    </style:style>
    <style:style style:name="ro3" style:family="table-row">
      <style:table-row-properties style:row-height="11.2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bellenblatt1" table:style-name="ta1">
        <table:table-column table:style-name="co1" table:number-columns-repeated="3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7" table:default-cell-style-name="ce6"/>
        <table:table-column table:style-name="co2" table:number-columns-repeated="5" table:default-cell-style-name="ce6"/>
        <table:table-column table:style-name="co3" table:default-cell-style-name="ce6"/>
        <table:table-column table:style-name="co7" table:default-cell-style-name="ce6"/>
        <table:table-column table:style-name="co2" table:number-columns-repeated="1003" table:default-cell-style-name="ce6"/>
        <table:table-column table:style-name="co8" table:number-columns-repeated="15360" table:default-cell-style-name="ce6"/>
        <table:table-row table:style-name="ro1">
          <table:table-cell office:value-type="string" table:style-name="ce4">
            <text:p>ID name</text:p>
          </table:table-cell>
          <table:table-cell office:value-type="string" table:style-name="ce4">
            <text:p>name</text:p>
          </table:table-cell>
          <table:table-cell office:value-type="string" table:style-name="ce4">
            <text:p>plural name</text:p>
          </table:table-cell>
          <table:table-cell office:value-type="string" table:style-name="ce4">
            <text:p>flags</text:p>
          </table:table-cell>
          <table:table-cell office:value-type="string" table:style-name="ce4">
            <text:p>scene</text:p>
          </table:table-cell>
          <table:table-cell office:value-type="string" table:style-name="ce4">
            <text:p>reserved</text:p>
          </table:table-cell>
          <table:table-cell office:value-type="string" table:style-name="ce4">
            <text:p>faction</text:p>
          </table:table-cell>
          <table:table-cell office:value-type="string" table:style-name="ce4">
            <text:p>head armors</text:p>
          </table:table-cell>
          <table:table-cell office:value-type="string" table:style-name="ce4">
            <text:p>body armors</text:p>
          </table:table-cell>
          <table:table-cell office:value-type="string" table:style-name="ce4">
            <text:p>hand armors</text:p>
          </table:table-cell>
          <table:table-cell office:value-type="string" table:style-name="ce4">
            <text:p>foot armors</text:p>
          </table:table-cell>
          <table:table-cell office:value-type="string" table:style-name="ce4">
            <text:p>pri weapons</text:p>
          </table:table-cell>
          <table:table-cell office:value-type="string" table:style-name="ce4">
            <text:p>sec weapions</text:p>
          </table:table-cell>
          <table:table-cell office:value-type="string" table:style-name="ce4">
            <text:p>horses</text:p>
          </table:table-cell>
          <table:table-cell office:value-type="string" table:style-name="ce4">
            <text:p>attributes</text:p>
          </table:table-cell>
          <table:table-cell office:value-type="string" table:style-name="ce4">
            <text:p>proficiencies</text:p>
          </table:table-cell>
          <table:table-cell office:value-type="string" table:style-name="ce4">
            <text:p>skills</text:p>
          </table:table-cell>
          <table:table-cell office:value-type="string" table:style-name="ce4">
            <text:p>face code 1</text:p>
          </table:table-cell>
          <table:table-cell office:value-type="string" table:style-name="ce4">
            <text:p>face code 2</text:p>
          </table:table-cell>
          <table:table-cell office:value-type="string" table:style-name="ce4">
            <text:p>image</text:p>
          </table:table-cell>
          <table:table-cell office:value-type="string" table:style-name="ce5">
            <text:p>code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Woodmen</text:p>
          </table:table-cell>
          <table:table-cell table:number-columns-repeated="19" table:style-name="ce8"/>
          <table:table-cell office:value-type="string" office:string-value="#Woodmen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table:style-name="ce8">
            <text:p>#Woodmen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woodmen_youth</text:p>
          </table:table-cell>
          <table:table-cell office:value-type="string" table:style-name="ce9">
            <text:p>Woodman</text:p>
          </table:table-cell>
          <table:table-cell office:value-type="string" table:style-name="ce9">
            <text:p>Woodmen</text:p>
          </table:table-cell>
          <table:table-cell office:value-type="string" table:style-name="ce10">
            <text:p>tfg_armor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beorn</text:p>
          </table:table-cell>
          <table:table-cell table:style-name="ce13"/>
          <table:table-cell office:value-type="string" table:style-name="ce13">
            <text:p>itm_woodman_tunic,</text:p>
          </table:table-cell>
          <table:table-cell table:style-name="ce13"/>
          <table:table-cell office:value-type="string" table:style-name="ce13">
            <text:p>itm_leather_boots,</text:p>
          </table:table-cell>
          <table:table-cell office:value-type="string" table:style-name="ce13">
            <text:p>itm_beorn_staff,</text:p>
          </table:table-cell>
          <table:table-cell table:number-columns-repeated="2" table:style-name="ce13"/>
          <table:table-cell office:value-type="string" table:style-name="ce14">
            <text:p>attr_tier_1</text:p>
          </table:table-cell>
          <table:table-cell office:value-type="string" table:style-name="ce14">
            <text:p>wp_tier_1</text:p>
          </table:table-cell>
          <table:table-cell office:value-type="string" table:style-name="ce14">
            <text:p>knows_common|knows_athletics_1|knows_power_strike_1|knows_ironflesh_1</text:p>
          </table:table-cell>
          <table:table-cell office:value-type="string" table:style-name="ce15">
            <text:p>rohan_face_younger_1</text:p>
          </table:table-cell>
          <table:table-cell office:value-type="string" table:style-name="ce15">
            <text:p>rohan_face_middle_2</text:p>
          </table:table-cell>
          <table:table-cell table:style-name="ce16"/>
          <table:table-cell office:value-type="string" office:string-value="[&quot;woodmen_youth&quot;,&quot;Woodman&quot;,&quot;Woodmen&quot;,tfg_armor| tfg_boots,0,0,fac_beorn,[itm_woodman_tunic,itm_leather_boots,itm_beorn_staff,],attr_tier_1,wp_tier_1,knows_common|knows_athletics_1|knows_power_strike_1|knows_ironflesh_1,rohan_face_younger_1,rohan_face_middle_2],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table:style-name="ce8">
            <text:p>["woodmen_youth","Woodman","Woodmen",tfg_armor| tfg_boots,0,0,fac_beorn,[itm_woodman_tunic,itm_leather_boots,itm_beorn_staff,],attr_tier_1,wp_tier_1,knows_common|knows_athletics_1|knows_power_strike_1|knows_ironflesh_1,rohan_face_younger_1,rohan_face_middl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woodmen_forester</text:p>
          </table:table-cell>
          <table:table-cell office:value-type="string" table:style-name="ce9">
            <text:p>Woodmen_Forester</text:p>
          </table:table-cell>
          <table:table-cell office:value-type="string" table:style-name="ce9">
            <text:p>Woodmen_Foresters</text:p>
          </table:table-cell>
          <table:table-cell office:value-type="string" table:style-name="ce10">
            <text:p>tfg_armor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beorn</text:p>
          </table:table-cell>
          <table:table-cell table:style-name="ce13"/>
          <table:table-cell office:value-type="string" table:style-name="ce13">
            <text:p>itm_woodman_tunic,</text:p>
          </table:table-cell>
          <table:table-cell table:style-name="ce13"/>
          <table:table-cell office:value-type="string" table:style-name="ce13">
            <text:p>itm_leather_boots,</text:p>
          </table:table-cell>
          <table:table-cell office:value-type="string" table:style-name="ce13">
            <text:p>itm_beorn_axe,</text:p>
          </table:table-cell>
          <table:table-cell table:number-columns-repeated="2" table:style-name="ce13"/>
          <table:table-cell office:value-type="string" table:style-name="ce14">
            <text:p>attr_tier_2</text:p>
          </table:table-cell>
          <table:table-cell office:value-type="string" table:style-name="ce14">
            <text:p>wp_tier_2</text:p>
          </table:table-cell>
          <table:table-cell office:value-type="string" table:style-name="ce14">
            <text:p>knows_common|knows_athletics_2|knows_power_draw_2|knows_power_strike_2|knows_ironflesh_2</text:p>
          </table:table-cell>
          <table:table-cell office:value-type="string" table:style-name="ce15">
            <text:p>rohan_face_young_1</text:p>
          </table:table-cell>
          <table:table-cell office:value-type="string" table:style-name="ce15">
            <text:p>rohan_face_middle_2</text:p>
          </table:table-cell>
          <table:table-cell table:style-name="ce16"/>
          <table:table-cell office:value-type="string" office:string-value="[&quot;woodmen_forester&quot;,&quot;Woodmen_Forester&quot;,&quot;Woodmen_Foresters&quot;,tfg_armor| tfg_boots,0,0,fac_beorn,[itm_woodman_tunic,itm_leather_boots,itm_beorn_axe,],attr_tier_2,wp_tier_2,knows_common|knows_athletics_2|knows_power_draw_2|knows_power_strike_2|knows_ironflesh_2,rohan_face_young_1,rohan_face_middle_2],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table:style-name="ce8">
            <text:p>["woodmen_forester","Woodmen_Forester","Woodmen_Foresters",tfg_armor| tfg_boots,0,0,fac_beorn,[itm_woodman_tunic,itm_leather_boots,itm_beorn_axe,],attr_tier_2,wp_tier_2,knows_common|knows_athletics_2|knows_power_draw_2|knows_power_strike_2|knows_ironflesh_2,rohan_face_young_1,rohan_face_middl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woodmen_skilled_forester</text:p>
          </table:table-cell>
          <table:table-cell office:value-type="string" table:style-name="ce9">
            <text:p>Woodmen_Skilled_Forester</text:p>
          </table:table-cell>
          <table:table-cell office:value-type="string" table:style-name="ce9">
            <text:p>Woodmen_Skilled_Foresters</text:p>
          </table:table-cell>
          <table:table-cell office:value-type="string" table:style-name="ce10">
            <text:p>tfg_armor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beorn</text:p>
          </table:table-cell>
          <table:table-cell table:style-name="ce13"/>
          <table:table-cell office:value-type="string" table:style-name="ce13">
            <text:p>itm_woodman_tunic,</text:p>
          </table:table-cell>
          <table:table-cell table:style-name="ce13"/>
          <table:table-cell office:value-type="string" table:style-name="ce13">
            <text:p>itm_leather_boots,</text:p>
          </table:table-cell>
          <table:table-cell office:value-type="string" table:style-name="ce13">
            <text:p>itm_beorn_axe,itm_beorn_battle_axe,</text:p>
          </table:table-cell>
          <table:table-cell table:number-columns-repeated="2" table:style-name="ce13"/>
          <table:table-cell office:value-type="string" table:style-name="ce14">
            <text:p>attr_tier_3</text:p>
          </table:table-cell>
          <table:table-cell office:value-type="string" table:style-name="ce14">
            <text:p>wp_tier_3</text:p>
          </table:table-cell>
          <table:table-cell office:value-type="string" table:style-name="ce14">
            <text:p>knows_common|knows_athletics_2|knows_power_draw_2|knows_power_strike_2|knows_ironflesh_2</text:p>
          </table:table-cell>
          <table:table-cell office:value-type="string" table:style-name="ce15">
            <text:p>rohan_face_young_1</text:p>
          </table:table-cell>
          <table:table-cell office:value-type="string" table:style-name="ce15">
            <text:p>rohan_face_middle_2</text:p>
          </table:table-cell>
          <table:table-cell table:style-name="ce16"/>
          <table:table-cell office:value-type="string" office:string-value="[&quot;woodmen_skilled_forester&quot;,&quot;Woodmen_Skilled_Forester&quot;,&quot;Woodmen_Skilled_Foresters&quot;,tfg_armor| tfg_boots,0,0,fac_beorn,[itm_woodman_tunic,itm_leather_boots,itm_beorn_axe,itm_beorn_battle_axe,],attr_tier_3,wp_tier_3,knows_common|knows_athletics_2|knows_power_draw_2|knows_power_strike_2|knows_ironflesh_2,rohan_face_young_1,rohan_face_middle_2],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table:style-name="ce8">
            <text:p>["woodmen_skilled_forester","Woodmen_Skilled_Forester","Woodmen_Skilled_Foresters",tfg_armor| tfg_boots,0,0,fac_beorn,[itm_woodman_tunic,itm_leather_boots,itm_beorn_axe,itm_beorn_battle_axe,],attr_tier_3,wp_tier_3,knows_common|knows_athletics_2|knows_power_draw_2|knows_power_strike_2|knows_ironflesh_2,rohan_face_young_1,rohan_face_middle_2],</text:p>
          </table:table-cell>
          <table:table-cell table:number-columns-repeated="16363"/>
        </table:table-row>
        <table:table-row table:style-name="ro2">
          <table:table-cell office:value-type="string" table:style-name="ce9">
            <text:p>woodmen_axemen</text:p>
          </table:table-cell>
          <table:table-cell office:value-type="string" table:style-name="ce9">
            <text:p>Woodmen_Axeman</text:p>
          </table:table-cell>
          <table:table-cell office:value-type="string" table:style-name="ce9">
            <text:p>Woodmen_Axemen</text:p>
          </table:table-cell>
          <table:table-cell office:value-type="string" table:style-name="ce10">
            <text:p>tfg_armor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beorn</text:p>
          </table:table-cell>
          <table:table-cell office:value-type="string" table:style-name="ce13">
            <text:p>itm_beorn_helmet,</text:p>
          </table:table-cell>
          <table:table-cell office:value-type="string" table:style-name="ce13">
            <text:p>itm_woodman_padded,</text:p>
          </table:table-cell>
          <table:table-cell office:value-type="string" table:style-name="ce13">
            <text:p>itm_leather_gloves,</text:p>
          </table:table-cell>
          <table:table-cell office:value-type="string" table:style-name="ce13">
            <text:p>itm_leather_boots,</text:p>
          </table:table-cell>
          <table:table-cell office:value-type="string" table:style-name="ce13">
            <text:p>itm_beorn_battle_axe,</text:p>
          </table:table-cell>
          <table:table-cell table:number-columns-repeated="2" table:style-name="ce13"/>
          <table:table-cell office:value-type="string" table:style-name="ce14">
            <text:p>attr_tier_4</text:p>
          </table:table-cell>
          <table:table-cell office:value-type="string" table:style-name="ce14">
            <text:p>wp_tier_4</text:p>
          </table:table-cell>
          <table:table-cell office:value-type="string" table:style-name="ce14">
            <text:p>knows_common|knows_athletics_3|knows_power_draw_2|knows_power_strike_3|knows_ironflesh_3</text:p>
          </table:table-cell>
          <table:table-cell office:value-type="string" table:style-name="ce15">
            <text:p>rohan_face_young_1</text:p>
          </table:table-cell>
          <table:table-cell office:value-type="string" table:style-name="ce15">
            <text:p>rohan_face_old_2</text:p>
          </table:table-cell>
          <table:table-cell table:style-name="ce16"/>
          <table:table-cell office:value-type="string" office:string-value="[&quot;woodmen_axemen&quot;,&quot;Woodmen_Axeman&quot;,&quot;Woodmen_Axemen&quot;,tfg_armor| tfg_boots,0,0,fac_beorn,[itm_beorn_helmet,itm_woodman_padded,itm_leather_gloves,itm_leather_boots,itm_beorn_battle_axe,],attr_tier_4,wp_tier_4,knows_common|knows_athletics_3|knows_power_draw_2|knows_power_strike_3|knows_ironflesh_3,rohan_face_young_1,rohan_face_old_2],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table:style-name="ce8">
            <text:p>["woodmen_axemen","Woodmen_Axeman","Woodmen_Axemen",tfg_armor| tfg_boots,0,0,fac_beorn,[itm_beorn_helmet,itm_woodman_padded,itm_leather_gloves,itm_leather_boots,itm_beorn_battle_axe,],attr_tier_4,wp_tier_4,knows_common|knows_athletics_3|knows_power_draw_2|knows_power_strike_3|knows_ironflesh_3,rohan_face_young_1,rohan_face_old_2],</text:p>
          </table:table-cell>
          <table:table-cell table:number-columns-repeated="16363"/>
        </table:table-row>
        <table:table-row table:style-name="ro3">
          <table:table-cell office:value-type="string" table:style-name="ce9">
            <text:p>woodmen_master_axemen</text:p>
          </table:table-cell>
          <table:table-cell office:value-type="string" table:style-name="ce9">
            <text:p>Woodmen_Master_Axeman</text:p>
          </table:table-cell>
          <table:table-cell office:value-type="string" table:style-name="ce9">
            <text:p>Woodmen_Master_Axemen</text:p>
          </table:table-cell>
          <table:table-cell office:value-type="string" table:style-name="ce10">
            <text:p>tfg_armor| tfg_helm| tfg_boots| tfg_glove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beorn</text:p>
          </table:table-cell>
          <table:table-cell office:value-type="string" table:style-name="ce13">
            <text:p>itm_beorn_helmet,</text:p>
          </table:table-cell>
          <table:table-cell office:value-type="string" table:style-name="ce13">
            <text:p>itm_woodman_padded,</text:p>
          </table:table-cell>
          <table:table-cell office:value-type="string" table:style-name="ce13">
            <text:p>itm_leather_gloves,</text:p>
          </table:table-cell>
          <table:table-cell office:value-type="string" table:style-name="ce13">
            <text:p>itm_leather_boots,</text:p>
          </table:table-cell>
          <table:table-cell office:value-type="string" table:style-name="ce13">
            <text:p>itm_beorn_battle_axe,</text:p>
          </table:table-cell>
          <table:table-cell table:number-columns-repeated="2" table:style-name="ce13"/>
          <table:table-cell office:value-type="string" table:style-name="ce14">
            <text:p>attr_tier_5</text:p>
          </table:table-cell>
          <table:table-cell office:value-type="string" table:style-name="ce14">
            <text:p>wp_tier_5</text:p>
          </table:table-cell>
          <table:table-cell office:value-type="string" table:style-name="ce14">
            <text:p>knows_common|knows_athletics_4|knows_power_draw_2|knows_power_strike_4|knows_ironflesh_4</text:p>
          </table:table-cell>
          <table:table-cell office:value-type="string" table:style-name="ce15">
            <text:p>rohan_face_middle_1</text:p>
          </table:table-cell>
          <table:table-cell office:value-type="string" table:style-name="ce15">
            <text:p>rohan_face_old_2</text:p>
          </table:table-cell>
          <table:table-cell table:style-name="ce16"/>
          <table:table-cell office:value-type="string" office:string-value="[&quot;woodmen_master_axemen&quot;,&quot;Woodmen_Master_Axeman&quot;,&quot;Woodmen_Master_Axemen&quot;,tfg_armor| tfg_helm| tfg_boots| tfg_gloves,0,0,fac_beorn,[itm_beorn_helmet,itm_woodman_padded,itm_leather_boots,itm_leather_boots,itm_beorn_battle_axe,],attr_tier_5,wp_tier_5,knows_common|knows_athletics_4|knows_power_draw_2|knows_power_strike_4|knows_ironflesh_4,rohan_face_middle_1,rohan_face_old_2],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table:style-name="ce8">
            <text:p>["woodmen_master_axemen","Woodmen_Master_Axeman","Woodmen_Master_Axemen",tfg_armor| tfg_helm| tfg_boots| tfg_gloves,0,0,fac_beorn,[itm_beorn_helmet,itm_woodman_padded,itm_leather_boots,itm_leather_boots,itm_beorn_battle_axe,],attr_tier_5,wp_tier_5,knows_common|knows_athletics_4|knows_power_draw_2|knows_power_strike_4|knows_ironflesh_4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woodmen_tracker</text:p>
          </table:table-cell>
          <table:table-cell office:value-type="string" table:style-name="ce9">
            <text:p>Woodmen_Tracker</text:p>
          </table:table-cell>
          <table:table-cell office:value-type="string" table:style-name="ce9">
            <text:p>Woodmen_Trackers</text:p>
          </table:table-cell>
          <table:table-cell office:value-type="string" table:style-name="ce10">
            <text:p>tfg_ranged| tfg_armor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beorn</text:p>
          </table:table-cell>
          <table:table-cell office:value-type="string" table:style-name="ce13">
            <text:p>itm_gondor_ranger_hood,</text:p>
          </table:table-cell>
          <table:table-cell office:value-type="string" table:style-name="ce13">
            <text:p>itm_woodman_scout,</text:p>
          </table:table-cell>
          <table:table-cell table:style-name="ce13"/>
          <table:table-cell office:value-type="string" table:style-name="ce13">
            <text:p>itm_leather_boots,itm_rohan_shoes,</text:p>
          </table:table-cell>
          <table:table-cell office:value-type="string" table:style-name="ce13">
            <text:p>itm_short_bow,itm_arrows,</text:p>
          </table:table-cell>
          <table:table-cell office:value-type="string" table:style-name="ce13">
            <text:p>itm_beorn_axe,</text:p>
          </table:table-cell>
          <table:table-cell table:style-name="ce13"/>
          <table:table-cell office:value-type="string" table:style-name="ce14">
            <text:p>attr_tier_2</text:p>
          </table:table-cell>
          <table:table-cell office:value-type="string" table:style-name="ce14">
            <text:p>wp_tier_2</text:p>
          </table:table-cell>
          <table:table-cell office:value-type="string" table:style-name="ce14">
            <text:p>knows_common|knows_athletics_2|knows_power_draw_1|knows_ironflesh_1</text:p>
          </table:table-cell>
          <table:table-cell office:value-type="string" table:style-name="ce15">
            <text:p>rohan_face_young_1</text:p>
          </table:table-cell>
          <table:table-cell office:value-type="string" table:style-name="ce15">
            <text:p>rohan_face_old_2</text:p>
          </table:table-cell>
          <table:table-cell table:style-name="ce16"/>
          <table:table-cell office:value-type="string" office:string-value="[&quot;woodmen_tracker&quot;,&quot;Woodmen_Tracker&quot;,&quot;Woodmen_Trackers&quot;,tfg_ranged| tfg_armor| tfg_boots,0,0,fac_beorn,[itm_gondor_ranger_hood,itm_woodman_scout,itm_leather_boots,itm_rohan_shoes,itm_short_bow,itm_arrows,itm_beorn_axe,],attr_tier_2,wp_tier_2,knows_common|knows_athletics_2|knows_power_draw_1|knows_ironflesh_1,rohan_face_young_1,rohan_face_old_2],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table:style-name="ce8">
            <text:p>["woodmen_tracker","Woodmen_Tracker","Woodmen_Trackers",tfg_ranged| tfg_armor| tfg_boots,0,0,fac_beorn,[itm_gondor_ranger_hood,itm_woodman_scout,itm_leather_boots,itm_rohan_shoes,itm_short_bow,itm_arrows,itm_beorn_axe,],attr_tier_2,wp_tier_2,knows_common|knows_athletics_2|knows_power_draw_1|knows_ironflesh_1,rohan_face_young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woodmen_scout</text:p>
          </table:table-cell>
          <table:table-cell office:value-type="string" table:style-name="ce9">
            <text:p>Woodmen_Scout</text:p>
          </table:table-cell>
          <table:table-cell office:value-type="string" table:style-name="ce9">
            <text:p>Woodmen_Scouts</text:p>
          </table:table-cell>
          <table:table-cell office:value-type="string" table:style-name="ce10">
            <text:p>tfg_ranged| tfg_armor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beorn</text:p>
          </table:table-cell>
          <table:table-cell office:value-type="string" table:style-name="ce13">
            <text:p>itm_gondor_ranger_hood,</text:p>
          </table:table-cell>
          <table:table-cell office:value-type="string" table:style-name="ce13">
            <text:p>itm_woodman_scout,</text:p>
          </table:table-cell>
          <table:table-cell table:style-name="ce13"/>
          <table:table-cell office:value-type="string" table:style-name="ce13">
            <text:p>itm_leather_boots,</text:p>
          </table:table-cell>
          <table:table-cell office:value-type="string" table:style-name="ce13">
            <text:p>itm_short_bow,itm_arrows,</text:p>
          </table:table-cell>
          <table:table-cell office:value-type="string" table:style-name="ce13">
            <text:p>itm_beorn_axe,</text:p>
          </table:table-cell>
          <table:table-cell table:style-name="ce13"/>
          <table:table-cell office:value-type="string" table:style-name="ce14">
            <text:p>attr_tier_3</text:p>
          </table:table-cell>
          <table:table-cell office:value-type="string" table:style-name="ce14">
            <text:p>wp_tier_3</text:p>
          </table:table-cell>
          <table:table-cell office:value-type="string" table:style-name="ce14">
            <text:p>knows_common|knows_athletics_2|knows_power_draw_2|knows_power_strike_2|knows_ironflesh_2</text:p>
          </table:table-cell>
          <table:table-cell office:value-type="string" table:style-name="ce15">
            <text:p>rohan_face_young_1</text:p>
          </table:table-cell>
          <table:table-cell office:value-type="string" table:style-name="ce15">
            <text:p>rohan_face_middle_2</text:p>
          </table:table-cell>
          <table:table-cell table:style-name="ce16"/>
          <table:table-cell office:value-type="string" office:string-value="[&quot;woodmen_scout&quot;,&quot;Woodmen_Scout&quot;,&quot;Woodmen_Scouts&quot;,tfg_ranged| tfg_armor| tfg_boots,0,0,fac_beorn,[itm_gondor_ranger_hood,itm_woodman_scout,itm_leather_boots,itm_short_bow,itm_arrows,itm_beorn_axe,],attr_tier_3,wp_tier_3,knows_common|knows_athletics_2|knows_power_draw_2|knows_power_strike_2|knows_ironflesh_2,rohan_face_young_1,rohan_face_middle_2],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table:style-name="ce8">
            <text:p>["woodmen_scout","Woodmen_Scout","Woodmen_Scouts",tfg_ranged| tfg_armor| tfg_boots,0,0,fac_beorn,[itm_gondor_ranger_hood,itm_woodman_scout,itm_leather_boots,itm_short_bow,itm_arrows,itm_beorn_axe,],attr_tier_3,wp_tier_3,knows_common|knows_athletics_2|knows_power_draw_2|knows_power_strike_2|knows_ironflesh_2,rohan_face_young_1,rohan_face_middle_2],</text:p>
          </table:table-cell>
          <table:table-cell table:number-columns-repeated="16363"/>
        </table:table-row>
        <table:table-row table:style-name="ro3">
          <table:table-cell office:value-type="string" table:style-name="ce9">
            <text:p>woodmen_archer</text:p>
          </table:table-cell>
          <table:table-cell office:value-type="string" table:style-name="ce9">
            <text:p>Woodmen_Archer</text:p>
          </table:table-cell>
          <table:table-cell office:value-type="string" table:style-name="ce9">
            <text:p>Woodmen_Archers</text:p>
          </table:table-cell>
          <table:table-cell office:value-type="string" table:style-name="ce10">
            <text:p>tfg_ranged| tfg_armor| tfg_helm|tfg_boots| tfg_glove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beorn</text:p>
          </table:table-cell>
          <table:table-cell office:value-type="string" table:style-name="ce13">
            <text:p>itm_beorn_helmet,itm_gondor_ranger_hood,</text:p>
          </table:table-cell>
          <table:table-cell office:value-type="string" table:style-name="ce13">
            <text:p>itm_woodman_scout,</text:p>
          </table:table-cell>
          <table:table-cell office:value-type="string" table:style-name="ce13">
            <text:p>itm_leather_gloves,</text:p>
          </table:table-cell>
          <table:table-cell office:value-type="string" table:style-name="ce13">
            <text:p>itm_leather_boots,</text:p>
          </table:table-cell>
          <table:table-cell office:value-type="string" table:style-name="ce13">
            <text:p>itm_dale_bow,itm_arrows,</text:p>
          </table:table-cell>
          <table:table-cell office:value-type="string" table:style-name="ce13">
            <text:p>itm_beorn_axe,</text:p>
          </table:table-cell>
          <table:table-cell table:style-name="ce13"/>
          <table:table-cell office:value-type="string" table:style-name="ce14">
            <text:p>attr_tier_4</text:p>
          </table:table-cell>
          <table:table-cell office:value-type="string" table:style-name="ce14">
            <text:p>wp_tier_4</text:p>
          </table:table-cell>
          <table:table-cell office:value-type="string" table:style-name="ce14">
            <text:p>knows_common|knows_athletics_3|knows_power_draw_2|knows_power_strike_3|knows_ironflesh_3</text:p>
          </table:table-cell>
          <table:table-cell office:value-type="string" table:style-name="ce15">
            <text:p>rohan_face_young_1</text:p>
          </table:table-cell>
          <table:table-cell office:value-type="string" table:style-name="ce15">
            <text:p>rohan_face_old_2</text:p>
          </table:table-cell>
          <table:table-cell table:style-name="ce16"/>
          <table:table-cell office:value-type="string" office:string-value="[&quot;woodmen_archer&quot;,&quot;Woodmen_Archer&quot;,&quot;Woodmen_Archers&quot;,tfg_ranged| tfg_armor| tfg_helm|tfg_boots| tfg_gloves,0,0,fac_beorn,[itm_beorn_helmet,itm_gondor_ranger_hood,itm_woodman_scout,itm_leather_gloves,itm_leather_boots,itm_dale_bow,itm_arrows,itm_beorn_axe,],attr_tier_4,wp_tier_4,knows_common|knows_athletics_3|knows_power_draw_2|knows_power_strike_3|knows_ironflesh_3,rohan_face_young_1,rohan_face_old_2],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table:style-name="ce8">
            <text:p>["woodmen_archer","Woodmen_Archer","Woodmen_Archers",tfg_ranged| tfg_armor| tfg_helm|tfg_boots| tfg_gloves,0,0,fac_beorn,[itm_beorn_helmet,itm_gondor_ranger_hood,itm_woodman_scout,itm_leather_gloves,itm_leather_boots,itm_dale_bow,itm_arrows,itm_beorn_axe,],attr_tier_4,wp_tier_4,knows_common|knows_athletics_3|knows_power_draw_2|knows_power_strike_3|knows_ironflesh_3,rohan_face_young_1,rohan_face_old_2],</text:p>
          </table:table-cell>
          <table:table-cell table:number-columns-repeated="16363"/>
        </table:table-row>
        <table:table-row table:style-name="ro3">
          <table:table-cell office:value-type="string" table:style-name="ce9">
            <text:p>fell_huntsmen_of_mirkwood</text:p>
          </table:table-cell>
          <table:table-cell office:value-type="string" table:style-name="ce9">
            <text:p>Expert_Huntsman_of_Mirkwood</text:p>
          </table:table-cell>
          <table:table-cell office:value-type="string" table:style-name="ce9">
            <text:p>Expert_Huntsmen_of_Mirkwood</text:p>
          </table:table-cell>
          <table:table-cell office:value-type="string" table:style-name="ce10">
            <text:p>tfg_ranged| tfg_gloves| tfg_armor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beorn</text:p>
          </table:table-cell>
          <table:table-cell office:value-type="string" table:style-name="ce13">
            <text:p>itm_beorn_helmet,</text:p>
          </table:table-cell>
          <table:table-cell office:value-type="string" table:style-name="ce13">
            <text:p>itm_woodman_padded,</text:p>
          </table:table-cell>
          <table:table-cell office:value-type="string" table:style-name="ce13">
            <text:p>itm_leather_gloves,</text:p>
          </table:table-cell>
          <table:table-cell office:value-type="string" table:style-name="ce13">
            <text:p>itm_leather_boots,</text:p>
          </table:table-cell>
          <table:table-cell office:value-type="string" table:style-name="ce13">
            <text:p>itm_elven_bow,itm_arrows,</text:p>
          </table:table-cell>
          <table:table-cell office:value-type="string" table:style-name="ce13">
            <text:p>itm_beorn_battle_axe,itm_beorn_axe,</text:p>
          </table:table-cell>
          <table:table-cell table:style-name="ce13"/>
          <table:table-cell office:value-type="string" table:style-name="ce14">
            <text:p>attr_tier_5</text:p>
          </table:table-cell>
          <table:table-cell office:value-type="string" table:style-name="ce14">
            <text:p>wp_archery(200)|wp(170)</text:p>
          </table:table-cell>
          <table:table-cell office:value-type="string" table:style-name="ce14">
            <text:p>knows_common|knows_athletics_4|knows_power_draw_3|knows_power_strike_3|knows_ironflesh_4</text:p>
          </table:table-cell>
          <table:table-cell office:value-type="string" table:style-name="ce15">
            <text:p>rohan_face_middle_1</text:p>
          </table:table-cell>
          <table:table-cell office:value-type="string" table:style-name="ce15">
            <text:p>rohan_face_old_2</text:p>
          </table:table-cell>
          <table:table-cell table:style-name="ce16"/>
          <table:table-cell office:value-type="string" office:string-value="[&quot;fell_huntsmen_of_mirkwood&quot;,&quot;Expert_Huntsman_of_Mirkwood&quot;,&quot;Expert_Huntsmen_of_Mirkwood&quot;,tfg_ranged| tfg_gloves| tfg_armor| tfg_helm| tfg_boots,0,0,fac_beorn,[itm_beorn_helmet,itm_woodman_padded,itm_leather_boots,itm_leather_boots,itm_elven_bow,itm_arrows,itm_beorn_battle_axe,itm_beorn_axe,],attr_tier_5,wp_archery(200)|wp(170),knows_common|knows_athletics_4|knows_power_draw_3|knows_power_strike_3|knows_ironflesh_4,rohan_face_middle_1,rohan_face_old_2],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table:style-name="ce8">
            <text:p>["fell_huntsmen_of_mirkwood","Expert_Huntsman_of_Mirkwood","Expert_Huntsmen_of_Mirkwood",tfg_ranged| tfg_gloves| tfg_armor| tfg_helm| tfg_boots,0,0,fac_beorn,[itm_beorn_helmet,itm_woodman_padded,itm_leather_boots,itm_leather_boots,itm_elven_bow,itm_arrows,itm_beorn_battle_axe,itm_beorn_axe,],attr_tier_5,wp_archery(200)|wp(170),knows_common|knows_athletics_4|knows_power_draw_3|knows_power_strike_3|knows_ironflesh_4,rohan_face_middle_1,rohan_face_old_2],</text:p>
          </table:table-cell>
          <table:table-cell table:number-columns-repeated="16363"/>
        </table:table-row>
        <table:table-row table:style-name="ro1">
          <table:table-cell table:number-columns-repeated="5" table:style-name="ce8"/>
          <table:table-cell office:value-type="float" office:value="0" table:formula="of:=[.F3]+[.F4]+[.F5]+[.F6]+[.F7]+[.F8]" table:style-name="ce8">
            <text:p>0</text:p>
          </table:table-cell>
          <table:table-cell table:number-columns-repeated="14" table:style-name="ce8"/>
          <table:table-cell office:value-type="string" office:string-value="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 table:style-name="ce6"/>
          <table:table-cell table:number-columns-repeated="16363"/>
        </table:table-row>
        <table:table-row table:style-name="ro1">
          <table:table-cell office:value-type="string" table:style-name="ce7">
            <text:p>Beornings</text:p>
          </table:table-cell>
          <table:table-cell table:number-columns-repeated="19" table:style-name="ce8"/>
          <table:table-cell office:value-type="string" office:string-value="#Beornings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table:style-name="ce8">
            <text:p>#Beornings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beorning_vale_man</text:p>
          </table:table-cell>
          <table:table-cell office:value-type="string" table:style-name="ce9">
            <text:p>Beorning_Man</text:p>
          </table:table-cell>
          <table:table-cell office:value-type="string" table:style-name="ce9">
            <text:p>Beorning_Man</text:p>
          </table:table-cell>
          <table:table-cell office:value-type="string" table:style-name="ce10">
            <text:p>tfg_armor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beorn</text:p>
          </table:table-cell>
          <table:table-cell office:value-type="string" table:style-name="ce13">
            <text:p>itm_gondor_ranger_hood,</text:p>
          </table:table-cell>
          <table:table-cell office:value-type="string" table:style-name="ce13">
            <text:p>itm_beorn_tunic,</text:p>
          </table:table-cell>
          <table:table-cell table:style-name="ce13"/>
          <table:table-cell office:value-type="string" table:style-name="ce13">
            <text:p>itm_leather_boots,</text:p>
          </table:table-cell>
          <table:table-cell office:value-type="string" table:style-name="ce13">
            <text:p>itm_beorn_staff,itm_beorn_axe,</text:p>
          </table:table-cell>
          <table:table-cell table:number-columns-repeated="2" table:style-name="ce13"/>
          <table:table-cell office:value-type="string" table:style-name="ce14">
            <text:p>attr_tier_1</text:p>
          </table:table-cell>
          <table:table-cell office:value-type="string" table:style-name="ce14">
            <text:p>wp_tier_1</text:p>
          </table:table-cell>
          <table:table-cell office:value-type="string" table:style-name="ce14">
            <text:p>knows_common|knows_athletics_1|knows_power_strike_1|knows_ironflesh_1</text:p>
          </table:table-cell>
          <table:table-cell office:value-type="string" table:style-name="ce15">
            <text:p>beorn_face1</text:p>
          </table:table-cell>
          <table:table-cell office:value-type="string" table:style-name="ce15">
            <text:p>beorn_face2</text:p>
          </table:table-cell>
          <table:table-cell table:style-name="ce16"/>
          <table:table-cell office:value-type="string" office:string-value="[&quot;beorning_vale_man&quot;,&quot;Beorning_Man&quot;,&quot;Beorning_Man&quot;,tfg_armor| tfg_boots,0,0,fac_beorn,[itm_gondor_ranger_hood,itm_beorn_tunic,itm_leather_boots,itm_beorn_staff,itm_beorn_axe,],attr_tier_1,wp_tier_1,knows_common|knows_athletics_1|knows_power_strike_1|knows_ironflesh_1,beorn_face1,beorn_face2],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table:style-name="ce8">
            <text:p>["beorning_vale_man","Beorning_Man","Beorning_Man",tfg_armor| tfg_boots,0,0,fac_beorn,[itm_gondor_ranger_hood,itm_beorn_tunic,itm_leather_boots,itm_beorn_staff,itm_beorn_axe,],attr_tier_1,wp_tier_1,knows_common|knows_athletics_1|knows_power_strike_1|knows_ironflesh_1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beorning_warrior</text:p>
          </table:table-cell>
          <table:table-cell office:value-type="string" table:style-name="ce9">
            <text:p>Beorning_Warrior</text:p>
          </table:table-cell>
          <table:table-cell office:value-type="string" table:style-name="ce9">
            <text:p>Beorning_Warriors</text:p>
          </table:table-cell>
          <table:table-cell office:value-type="string" table:style-name="ce10">
            <text:p>tfg_armor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beorn</text:p>
          </table:table-cell>
          <table:table-cell table:style-name="ce13"/>
          <table:table-cell office:value-type="string" table:style-name="ce13">
            <text:p>itm_beorn_padded,</text:p>
          </table:table-cell>
          <table:table-cell table:style-name="ce13"/>
          <table:table-cell office:value-type="string" table:style-name="ce13">
            <text:p>itm_rohan_shoes,</text:p>
          </table:table-cell>
          <table:table-cell office:value-type="string" table:style-name="ce13">
            <text:p>itm_beorn_axe,itm_beorn_axe,itm_beorn_battle_axe,</text:p>
          </table:table-cell>
          <table:table-cell table:number-columns-repeated="2" table:style-name="ce13"/>
          <table:table-cell office:value-type="string" table:style-name="ce14">
            <text:p>attr_tier_2</text:p>
          </table:table-cell>
          <table:table-cell office:value-type="string" table:style-name="ce14">
            <text:p>wp_tier_2</text:p>
          </table:table-cell>
          <table:table-cell office:value-type="string" table:style-name="ce14">
            <text:p>knows_common|knows_athletics_2|knows_power_strike_1|knows_ironflesh_1</text:p>
          </table:table-cell>
          <table:table-cell office:value-type="string" table:style-name="ce15">
            <text:p>beorn_face1</text:p>
          </table:table-cell>
          <table:table-cell office:value-type="string" table:style-name="ce15">
            <text:p>beorn_face2</text:p>
          </table:table-cell>
          <table:table-cell table:style-name="ce16"/>
          <table:table-cell office:value-type="string" office:string-value="[&quot;beorning_warrior&quot;,&quot;Beorning_Warrior&quot;,&quot;Beorning_Warriors&quot;,tfg_armor| tfg_boots,0,0,fac_beorn,[itm_beorn_padded,itm_rohan_shoes,itm_beorn_axe,itm_beorn_axe,itm_beorn_battle_axe,],attr_tier_2,wp_tier_2,knows_common|knows_athletics_2|knows_power_strike_1|knows_ironflesh_1,beorn_face1,beorn_face2],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table:style-name="ce8">
            <text:p>["beorning_warrior","Beorning_Warrior","Beorning_Warriors",tfg_armor| tfg_boots,0,0,fac_beorn,[itm_beorn_padded,itm_rohan_shoes,itm_beorn_axe,itm_beorn_axe,itm_beorn_battle_axe,],attr_tier_2,wp_tier_2,knows_common|knows_athletics_2|knows_power_strike_1|knows_ironflesh_1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beorning_tolltacker</text:p>
          </table:table-cell>
          <table:table-cell office:value-type="string" table:style-name="ce9">
            <text:p>Beorning_Toll-Taker</text:p>
          </table:table-cell>
          <table:table-cell office:value-type="string" table:style-name="ce9">
            <text:p>Beorning_Toll-Takers</text:p>
          </table:table-cell>
          <table:table-cell office:value-type="string" table:style-name="ce10">
            <text:p>tfg_armor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beorn</text:p>
          </table:table-cell>
          <table:table-cell table:style-name="ce13"/>
          <table:table-cell office:value-type="string" table:style-name="ce13">
            <text:p>itm_beorn_padded,</text:p>
          </table:table-cell>
          <table:table-cell office:value-type="string" table:style-name="ce13">
            <text:p>itm_leather_gloves,</text:p>
          </table:table-cell>
          <table:table-cell office:value-type="string" table:style-name="ce13">
            <text:p>itm_rohan_shoes,</text:p>
          </table:table-cell>
          <table:table-cell office:value-type="string" table:style-name="ce13">
            <text:p>itm_dwarf_sword_a,</text:p>
          </table:table-cell>
          <table:table-cell office:value-type="string" table:style-name="ce13">
            <text:p>itm_beorn_shield,</text:p>
          </table:table-cell>
          <table:table-cell table:style-name="ce13"/>
          <table:table-cell office:value-type="string" table:style-name="ce14">
            <text:p>attr_tier_3</text:p>
          </table:table-cell>
          <table:table-cell office:value-type="string" table:style-name="ce14">
            <text:p>wp_tier_3</text:p>
          </table:table-cell>
          <table:table-cell office:value-type="string" table:style-name="ce14">
            <text:p>knows_common|knows_athletics_2|knows_power_strike_2|knows_ironflesh_2</text:p>
          </table:table-cell>
          <table:table-cell office:value-type="string" table:style-name="ce15">
            <text:p>beorn_face1</text:p>
          </table:table-cell>
          <table:table-cell office:value-type="string" table:style-name="ce15">
            <text:p>beorn_face2</text:p>
          </table:table-cell>
          <table:table-cell table:style-name="ce16"/>
          <table:table-cell office:value-type="string" office:string-value="[&quot;beorning_tolltacker&quot;,&quot;Beorning_Toll-Taker&quot;,&quot;Beorning_Toll-Takers&quot;,tfg_armor| tfg_boots,0,0,fac_beorn,[itm_beorn_padded,itm_leather_gloves,itm_rohan_shoes,itm_dwarf_sword_a,itm_beorn_shield,],attr_tier_3,wp_tier_3,knows_common|knows_athletics_2|knows_power_strike_2|knows_ironflesh_2,beorn_face1,beorn_face2],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table:style-name="ce8">
            <text:p>["beorning_tolltacker","Beorning_Toll-Taker","Beorning_Toll-Takers",tfg_armor| tfg_boots,0,0,fac_beorn,[itm_beorn_padded,itm_leather_gloves,itm_rohan_shoes,itm_dwarf_sword_a,itm_beorn_shield,],attr_tier_3,wp_tier_3,knows_common|knows_athletics_2|knows_power_strike_2|knows_ironflesh_2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beorning_sentinel</text:p>
          </table:table-cell>
          <table:table-cell office:value-type="string" table:style-name="ce9">
            <text:p>Beorning_Sentinel</text:p>
          </table:table-cell>
          <table:table-cell office:value-type="string" table:style-name="ce9">
            <text:p>Beorning_Sentinels</text:p>
          </table:table-cell>
          <table:table-cell office:value-type="string" table:style-name="ce10">
            <text:p>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beorn</text:p>
          </table:table-cell>
          <table:table-cell office:value-type="string" table:style-name="ce13">
            <text:p>itm_beorn_helmet,</text:p>
          </table:table-cell>
          <table:table-cell office:value-type="string" table:style-name="ce13">
            <text:p>itm_beorn_heavy,</text:p>
          </table:table-cell>
          <table:table-cell office:value-type="string" table:style-name="ce13">
            <text:p>itm_leather_gloves,</text:p>
          </table:table-cell>
          <table:table-cell office:value-type="string" table:style-name="ce13">
            <text:p>itm_leather_boots,</text:p>
          </table:table-cell>
          <table:table-cell office:value-type="string" table:style-name="ce13">
            <text:p>itm_dwarf_sword_a,itm_dale_sword,</text:p>
          </table:table-cell>
          <table:table-cell office:value-type="string" table:style-name="ce13">
            <text:p>itm_beorn_shield,</text:p>
          </table:table-cell>
          <table:table-cell table:style-name="ce13"/>
          <table:table-cell office:value-type="string" table:style-name="ce14">
            <text:p>attr_tier_4</text:p>
          </table:table-cell>
          <table:table-cell office:value-type="string" table:style-name="ce14">
            <text:p>wp_tier_4</text:p>
          </table:table-cell>
          <table:table-cell office:value-type="string" table:style-name="ce14">
            <text:p>knows_common|knows_athletics_3|knows_power_strike_3|knows_ironflesh_3|knows_shield_2</text:p>
          </table:table-cell>
          <table:table-cell office:value-type="string" table:style-name="ce15">
            <text:p>beorn_face1</text:p>
          </table:table-cell>
          <table:table-cell office:value-type="string" table:style-name="ce15">
            <text:p>beorn_face2</text:p>
          </table:table-cell>
          <table:table-cell table:style-name="ce16"/>
          <table:table-cell office:value-type="string" office:string-value="[&quot;beorning_sentinel&quot;,&quot;Beorning_Sentinel&quot;,&quot;Beorning_Sentinels&quot;,tfg_shield| tfg_armor| tfg_helm| tfg_boots,0,0,fac_beorn,[itm_beorn_helmet,itm_beorn_heavy,itm_leather_gloves,itm_leather_boots,itm_dwarf_sword_a,itm_dale_sword,itm_beorn_shield,],attr_tier_4,wp_tier_4,knows_common|knows_athletics_3|knows_power_strike_3|knows_ironflesh_3|knows_shield_2,beorn_face1,beorn_face2],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table:style-name="ce8">
            <text:p>["beorning_sentinel","Beorning_Sentinel","Beorning_Sentinels",tfg_shield| tfg_armor| tfg_helm| tfg_boots,0,0,fac_beorn,[itm_beorn_helmet,itm_beorn_heavy,itm_leather_gloves,itm_leather_boots,itm_dwarf_sword_a,itm_dale_sword,itm_beorn_shield,],attr_tier_4,wp_tier_4,knows_common|knows_athletics_3|knows_power_strike_3|knows_ironflesh_3|knows_shield_2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beorning_warden_of_the_ford</text:p>
          </table:table-cell>
          <table:table-cell office:value-type="string" table:style-name="ce9">
            <text:p>Beorning_Warden_of_the_Ford</text:p>
          </table:table-cell>
          <table:table-cell office:value-type="string" table:style-name="ce9">
            <text:p>Beorning_Wardens_of_the_Ford</text:p>
          </table:table-cell>
          <table:table-cell office:value-type="string" table:style-name="ce10">
            <text:p>tfg_gloves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beorn</text:p>
          </table:table-cell>
          <table:table-cell office:value-type="string" table:style-name="ce13">
            <text:p>itm_dale_helmet_b,</text:p>
          </table:table-cell>
          <table:table-cell office:value-type="string" table:style-name="ce13">
            <text:p>itm_beorn_chief,</text:p>
          </table:table-cell>
          <table:table-cell office:value-type="string" table:style-name="ce13">
            <text:p>itm_leather_gloves,</text:p>
          </table:table-cell>
          <table:table-cell office:value-type="string" table:style-name="ce13">
            <text:p>itm_leather_boots,</text:p>
          </table:table-cell>
          <table:table-cell office:value-type="string" table:style-name="ce13">
            <text:p>itm_dwarf_sword_a,itm_dwarf_sword_b,itm_dale_sword,itm_dale_sword_long,</text:p>
          </table:table-cell>
          <table:table-cell office:value-type="string" table:style-name="ce13">
            <text:p>itm_beorn_shield,</text:p>
          </table:table-cell>
          <table:table-cell table:style-name="ce13"/>
          <table:table-cell office:value-type="string" table:style-name="ce14">
            <text:p>attr_tier_5</text:p>
          </table:table-cell>
          <table:table-cell office:value-type="string" table:style-name="ce14">
            <text:p>wp_tier_5</text:p>
          </table:table-cell>
          <table:table-cell office:value-type="string" table:style-name="ce14">
            <text:p>knows_common|knows_athletics_4|knows_power_strike_3|knows_ironflesh_4|knows_shield_3</text:p>
          </table:table-cell>
          <table:table-cell office:value-type="string" table:style-name="ce15">
            <text:p>beorn_face1</text:p>
          </table:table-cell>
          <table:table-cell office:value-type="string" table:style-name="ce15">
            <text:p>beorn_face2</text:p>
          </table:table-cell>
          <table:table-cell table:style-name="ce16"/>
          <table:table-cell office:value-type="string" office:string-value="[&quot;beorning_warden_of_the_ford&quot;,&quot;Beorning_Warden_of_the_Ford&quot;,&quot;Beorning_Wardens_of_the_Ford&quot;,tfg_gloves| tfg_shield| tfg_armor| tfg_helm| tfg_boots,0,0,fac_beorn,[itm_dale_helmet_b,itm_beorn_chief,itm_leather_gloves,itm_leather_boots,itm_dwarf_sword_a,itm_dwarf_sword_b,itm_dale_sword,itm_dale_sword_long,itm_beorn_shield,],attr_tier_5,wp_tier_5,knows_common|knows_athletics_4|knows_power_strike_3|knows_ironflesh_4|knows_shield_3,beorn_face1,beorn_face2],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table:style-name="ce8">
            <text:p>["beorning_warden_of_the_ford","Beorning_Warden_of_the_Ford","Beorning_Wardens_of_the_Ford",tfg_gloves| tfg_shield| tfg_armor| tfg_helm| tfg_boots,0,0,fac_beorn,[itm_dale_helmet_b,itm_beorn_chief,itm_leather_gloves,itm_leather_boots,itm_dwarf_sword_a,itm_dwarf_sword_b,itm_dale_sword,itm_dale_sword_long,itm_beorn_shield,],attr_tier_5,wp_tier_5,knows_common|knows_athletics_4|knows_power_strike_3|knows_ironflesh_4|knows_shield_3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beorning_carrock_lookout</text:p>
          </table:table-cell>
          <table:table-cell office:value-type="string" table:style-name="ce9">
            <text:p>Beorning_Carrock_Lookout</text:p>
          </table:table-cell>
          <table:table-cell office:value-type="string" table:style-name="ce9">
            <text:p>Beorning_Carrock_Lookouts</text:p>
          </table:table-cell>
          <table:table-cell office:value-type="string" table:style-name="ce10">
            <text:p>tfg_armor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beorn</text:p>
          </table:table-cell>
          <table:table-cell office:value-type="string" table:style-name="ce13">
            <text:p>itm_gondor_ranger_hood,</text:p>
          </table:table-cell>
          <table:table-cell office:value-type="string" table:style-name="ce13">
            <text:p>itm_beorn_tunic,</text:p>
          </table:table-cell>
          <table:table-cell table:style-name="ce13"/>
          <table:table-cell office:value-type="string" table:style-name="ce13">
            <text:p>itm_rohan_shoes,</text:p>
          </table:table-cell>
          <table:table-cell office:value-type="string" table:style-name="ce13">
            <text:p>itm_beorn_axe,</text:p>
          </table:table-cell>
          <table:table-cell table:number-columns-repeated="2" table:style-name="ce13"/>
          <table:table-cell office:value-type="string" table:style-name="ce14">
            <text:p>attr_tier_3</text:p>
          </table:table-cell>
          <table:table-cell office:value-type="string" table:style-name="ce14">
            <text:p>wp_tier_3</text:p>
          </table:table-cell>
          <table:table-cell office:value-type="string" table:style-name="ce14">
            <text:p>knows_common|knows_athletics_2|knows_power_strike_2|knows_ironflesh_2</text:p>
          </table:table-cell>
          <table:table-cell office:value-type="string" table:style-name="ce15">
            <text:p>beorn_face1</text:p>
          </table:table-cell>
          <table:table-cell office:value-type="string" table:style-name="ce15">
            <text:p>beorn_face2</text:p>
          </table:table-cell>
          <table:table-cell table:style-name="ce16"/>
          <table:table-cell office:value-type="string" office:string-value="[&quot;beorning_carrock_lookout&quot;,&quot;Beorning_Carrock_Lookout&quot;,&quot;Beorning_Carrock_Lookouts&quot;,tfg_armor| tfg_boots,0,0,fac_beorn,[itm_gondor_ranger_hood,itm_beorn_tunic,itm_rohan_shoes,itm_beorn_axe,],attr_tier_3,wp_tier_3,knows_common|knows_athletics_2|knows_power_strike_2|knows_ironflesh_2,beorn_face1,beorn_face2],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table:style-name="ce8">
            <text:p>["beorning_carrock_lookout","Beorning_Carrock_Lookout","Beorning_Carrock_Lookouts",tfg_armor| tfg_boots,0,0,fac_beorn,[itm_gondor_ranger_hood,itm_beorn_tunic,itm_rohan_shoes,itm_beorn_axe,],attr_tier_3,wp_tier_3,knows_common|knows_athletics_2|knows_power_strike_2|knows_ironflesh_2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beorning_carrock_fighter</text:p>
          </table:table-cell>
          <table:table-cell office:value-type="string" table:style-name="ce9">
            <text:p>Beorning_Carrock_Fighter</text:p>
          </table:table-cell>
          <table:table-cell office:value-type="string" table:style-name="ce9">
            <text:p>Beorning_Carrock_Fighters</text:p>
          </table:table-cell>
          <table:table-cell office:value-type="string" table:style-name="ce10">
            <text:p>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beorn</text:p>
          </table:table-cell>
          <table:table-cell office:value-type="string" table:style-name="ce13">
            <text:p>itm_beorn_helmet,</text:p>
          </table:table-cell>
          <table:table-cell office:value-type="string" table:style-name="ce13">
            <text:p>itm_beorn_heavy,</text:p>
          </table:table-cell>
          <table:table-cell office:value-type="string" table:style-name="ce13">
            <text:p>itm_leather_gloves,</text:p>
          </table:table-cell>
          <table:table-cell office:value-type="string" table:style-name="ce13">
            <text:p>itm_leather_boots,</text:p>
          </table:table-cell>
          <table:table-cell office:value-type="string" table:style-name="ce13">
            <text:p>itm_beorn_axe,itm_beorn_battle_axe,</text:p>
          </table:table-cell>
          <table:table-cell table:number-columns-repeated="2" table:style-name="ce13"/>
          <table:table-cell office:value-type="string" table:style-name="ce14">
            <text:p>attr_tier_4</text:p>
          </table:table-cell>
          <table:table-cell office:value-type="string" table:style-name="ce14">
            <text:p>wp_tier_4</text:p>
          </table:table-cell>
          <table:table-cell office:value-type="string" table:style-name="ce14">
            <text:p>knows_common|knows_athletics_3|knows_power_strike_3|knows_ironflesh_3</text:p>
          </table:table-cell>
          <table:table-cell office:value-type="string" table:style-name="ce15">
            <text:p>beorn_face1</text:p>
          </table:table-cell>
          <table:table-cell office:value-type="string" table:style-name="ce15">
            <text:p>beorn_face2</text:p>
          </table:table-cell>
          <table:table-cell table:style-name="ce16"/>
          <table:table-cell office:value-type="string" office:string-value="[&quot;beorning_carrock_fighter&quot;,&quot;Beorning_Carrock_Fighter&quot;,&quot;Beorning_Carrock_Fighters&quot;,tfg_shield| tfg_armor| tfg_helm| tfg_boots,0,0,fac_beorn,[itm_beorn_helmet,itm_beorn_heavy,itm_leather_gloves,itm_leather_boots,itm_beorn_axe,itm_beorn_battle_axe,],attr_tier_4,wp_tier_4,knows_common|knows_athletics_3|knows_power_strike_3|knows_ironflesh_3,beorn_face1,beorn_face2],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table:style-name="ce8">
            <text:p>["beorning_carrock_fighter","Beorning_Carrock_Fighter","Beorning_Carrock_Fighters",tfg_shield| tfg_armor| tfg_helm| tfg_boots,0,0,fac_beorn,[itm_beorn_helmet,itm_beorn_heavy,itm_leather_gloves,itm_leather_boots,itm_beorn_axe,itm_beorn_battle_axe,],attr_tier_4,wp_tier_4,knows_common|knows_athletics_3|knows_power_strike_3|knows_ironflesh_3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beorning_carrock_berserker</text:p>
          </table:table-cell>
          <table:table-cell office:value-type="string" table:style-name="ce9">
            <text:p>Beorning_Carrock_Berserker</text:p>
          </table:table-cell>
          <table:table-cell office:value-type="string" table:style-name="ce9">
            <text:p>Beorning_Carrock_Berserkers</text:p>
          </table:table-cell>
          <table:table-cell office:value-type="string" table:style-name="ce10">
            <text:p>tfg_gloves| tfg_armor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beorn</text:p>
          </table:table-cell>
          <table:table-cell office:value-type="string" table:style-name="ce13">
            <text:p>itm_beorn_helmet,itm_dale_helmet_b,</text:p>
          </table:table-cell>
          <table:table-cell office:value-type="string" table:style-name="ce13">
            <text:p>itm_beorn_berserk,</text:p>
          </table:table-cell>
          <table:table-cell office:value-type="string" table:style-name="ce13">
            <text:p>itm_leather_gloves,</text:p>
          </table:table-cell>
          <table:table-cell office:value-type="string" table:style-name="ce13">
            <text:p>itm_leather_boots,</text:p>
          </table:table-cell>
          <table:table-cell office:value-type="string" table:style-name="ce13">
            <text:p>itm_beorn_battle_axe,itm_dale_sword_long,</text:p>
          </table:table-cell>
          <table:table-cell table:number-columns-repeated="2" table:style-name="ce13"/>
          <table:table-cell office:value-type="string" table:style-name="ce14">
            <text:p>attr_tier_5</text:p>
          </table:table-cell>
          <table:table-cell office:value-type="string" table:style-name="ce14">
            <text:p>wp_tier_5</text:p>
          </table:table-cell>
          <table:table-cell office:value-type="string" table:style-name="ce14">
            <text:p>knows_common|knows_athletics_6|knows_power_strike_3|knows_ironflesh_6</text:p>
          </table:table-cell>
          <table:table-cell office:value-type="string" table:style-name="ce15">
            <text:p>beorn_face1</text:p>
          </table:table-cell>
          <table:table-cell office:value-type="string" table:style-name="ce15">
            <text:p>beorn_face2</text:p>
          </table:table-cell>
          <table:table-cell table:style-name="ce16"/>
          <table:table-cell office:value-type="string" office:string-value="[&quot;beorning_carrock_berserker&quot;,&quot;Beorning_Carrock_Berserker&quot;,&quot;Beorning_Carrock_Berserkers&quot;,tfg_gloves| tfg_armor| tfg_helm| tfg_boots,0,0,fac_beorn,[itm_beorn_helmet,itm_dale_helmet_b,itm_beorn_berserk,itm_leather_gloves,itm_leather_boots,itm_beorn_battle_axe,itm_dale_sword_long,],attr_tier_5,wp_tier_5,knows_common|knows_athletics_6|knows_power_strike_3|knows_ironflesh_6,beorn_face1,beorn_face2],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table:style-name="ce8">
            <text:p>["beorning_carrock_berserker","Beorning_Carrock_Berserker","Beorning_Carrock_Berserkers",tfg_gloves| tfg_armor| tfg_helm| tfg_boots,0,0,fac_beorn,[itm_beorn_helmet,itm_dale_helmet_b,itm_beorn_berserk,itm_leather_gloves,itm_leather_boots,itm_beorn_battle_axe,itm_dale_sword_long,],attr_tier_5,wp_tier_5,knows_common|knows_athletics_6|knows_power_strike_3|knows_ironflesh_6,beorn_face1,beorn_face2],</text:p>
          </table:table-cell>
          <table:table-cell table:number-columns-repeated="16363"/>
        </table:table-row>
        <table:table-row table:style-name="ro1">
          <table:table-cell table:number-columns-repeated="20" table:style-name="ce8"/>
          <table:table-cell office:value-type="string" office:string-value="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table:style-name="ce6"/>
          <table:table-cell table:number-columns-repeated="16363"/>
        </table:table-row>
        <table:table-row table:style-name="ro1">
          <table:table-cell office:value-type="string" table:style-name="ce7">
            <text:p>Dale</text:p>
          </table:table-cell>
          <table:table-cell table:number-columns-repeated="19" table:style-name="ce8"/>
          <table:table-cell office:value-type="string" office:string-value="#Dale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table:style-name="ce8">
            <text:p>#Dale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dale_militia</text:p>
          </table:table-cell>
          <table:table-cell office:value-type="string" table:style-name="ce9">
            <text:p>Dale_Militiaman</text:p>
          </table:table-cell>
          <table:table-cell office:value-type="string" table:style-name="ce9">
            <text:p>Dale_Militia</text:p>
          </table:table-cell>
          <table:table-cell office:value-type="string" table:style-name="ce10">
            <text:p>tfg_boots| tfg_armor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ale</text:p>
          </table:table-cell>
          <table:table-cell table:style-name="ce13"/>
          <table:table-cell office:value-type="string" table:style-name="ce13">
            <text:p>itm_dale_armor_a,</text:p>
          </table:table-cell>
          <table:table-cell table:style-name="ce13"/>
          <table:table-cell office:value-type="string" table:style-name="ce13">
            <text:p>itm_leather_boots,itm_leather_boots,</text:p>
          </table:table-cell>
          <table:table-cell office:value-type="string" table:style-name="ce13">
            <text:p>itm_dale_pike,</text:p>
          </table:table-cell>
          <table:table-cell table:number-columns-repeated="2" table:style-name="ce13"/>
          <table:table-cell office:value-type="string" table:style-name="ce14">
            <text:p>attr_tier_1</text:p>
          </table:table-cell>
          <table:table-cell office:value-type="string" table:style-name="ce14">
            <text:p>wp_tier_1</text:p>
          </table:table-cell>
          <table:table-cell office:value-type="string" table:style-name="ce14">
            <text:p>knows_common</text:p>
          </table:table-cell>
          <table:table-cell office:value-type="string" table:style-name="ce15">
            <text:p>vaegir_face_younger_1</text:p>
          </table:table-cell>
          <table:table-cell office:value-type="string" table:style-name="ce15">
            <text:p>vaegir_face_middle_2</text:p>
          </table:table-cell>
          <table:table-cell table:style-name="ce16"/>
          <table:table-cell office:value-type="string" office:string-value="[&quot;dale_militia&quot;,&quot;Dale_Militiaman&quot;,&quot;Dale_Militia&quot;,tfg_boots| tfg_armor,0,0,fac_dale,[itm_dale_armor_a,itm_leather_boots,itm_leather_boots,itm_dale_pike,],attr_tier_1,wp_tier_1,knows_common,vaegir_face_younger_1,vaegir_face_middle_2],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table:style-name="ce8">
            <text:p>["dale_militia","Dale_Militiaman","Dale_Militia",tfg_boots| tfg_armor,0,0,fac_dale,[itm_dale_armor_a,itm_leather_boots,itm_leather_boots,itm_dale_pike,],attr_tier_1,wp_tier_1,knows_common,vaegir_face_younger_1,vaegir_face_middl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dale_man_at_arms</text:p>
          </table:table-cell>
          <table:table-cell office:value-type="string" table:style-name="ce9">
            <text:p>Dale_Man-at-Arms</text:p>
          </table:table-cell>
          <table:table-cell office:value-type="string" table:style-name="ce9">
            <text:p>Dale_Men-at-Arms</text:p>
          </table:table-cell>
          <table:table-cell office:value-type="string" table:style-name="ce10">
            <text:p>tfg_boots| tfg_armor| tfg_shield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ale</text:p>
          </table:table-cell>
          <table:table-cell office:value-type="string" table:style-name="ce13">
            <text:p>itm_dale_helmet_b,</text:p>
          </table:table-cell>
          <table:table-cell office:value-type="string" table:style-name="ce13">
            <text:p>itm_dale_armor_a,</text:p>
          </table:table-cell>
          <table:table-cell table:style-name="ce13"/>
          <table:table-cell office:value-type="string" table:style-name="ce13">
            <text:p>itm_leather_boots,</text:p>
          </table:table-cell>
          <table:table-cell office:value-type="string" table:style-name="ce13">
            <text:p>itm_dale_sword,itm_dale_pike,</text:p>
          </table:table-cell>
          <table:table-cell office:value-type="string" table:style-name="ce13">
            <text:p>itm_dale_shield_a,</text:p>
          </table:table-cell>
          <table:table-cell table:style-name="ce13"/>
          <table:table-cell office:value-type="string" table:style-name="ce14">
            <text:p>attr_tier_2</text:p>
          </table:table-cell>
          <table:table-cell office:value-type="string" table:style-name="ce14">
            <text:p>wp_tier_2</text:p>
          </table:table-cell>
          <table:table-cell office:value-type="string" table:style-name="ce14">
            <text:p>knows_common</text:p>
          </table:table-cell>
          <table:table-cell office:value-type="string" table:style-name="ce15">
            <text:p>vaegir_face_young_1</text:p>
          </table:table-cell>
          <table:table-cell office:value-type="string" table:style-name="ce15">
            <text:p>vaegir_face_middle_2</text:p>
          </table:table-cell>
          <table:table-cell table:style-name="ce16"/>
          <table:table-cell office:value-type="string" office:string-value="[&quot;dale_man_at_arms&quot;,&quot;Dale_Man-at-Arms&quot;,&quot;Dale_Men-at-Arms&quot;,tfg_boots| tfg_armor| tfg_shield,0,0,fac_dale,[itm_dale_helmet_b,itm_dale_armor_a,itm_leather_boots,itm_dale_sword,itm_dale_pike,itm_dale_shield_a,],attr_tier_2,wp_tier_2,knows_common,vaegir_face_young_1,vaegir_face_middle_2],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table:style-name="ce8">
            <text:p>["dale_man_at_arms","Dale_Man-at-Arms","Dale_Men-at-Arms",tfg_boots| tfg_armor| tfg_shield,0,0,fac_dale,[itm_dale_helmet_b,itm_dale_armor_a,itm_leather_boots,itm_dale_sword,itm_dale_pike,itm_dale_shield_a,],attr_tier_2,wp_tier_2,knows_common,vaegir_face_young_1,vaegir_face_middl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laketown_scout</text:p>
          </table:table-cell>
          <table:table-cell office:value-type="string" table:style-name="ce9">
            <text:p>Laketown_Scout</text:p>
          </table:table-cell>
          <table:table-cell office:value-type="string" table:style-name="ce9">
            <text:p>Laketown_Scouts</text:p>
          </table:table-cell>
          <table:table-cell office:value-type="string" table:style-name="ce10">
            <text:p>tfg_ranged| tfg_boots| tfg_armor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ale</text:p>
          </table:table-cell>
          <table:table-cell table:style-name="ce13"/>
          <table:table-cell office:value-type="string" table:style-name="ce13">
            <text:p>itm_dale_armor_c,itm_dale_armor_d,</text:p>
          </table:table-cell>
          <table:table-cell table:style-name="ce13"/>
          <table:table-cell office:value-type="string" table:style-name="ce13">
            <text:p>itm_leather_boots,</text:p>
          </table:table-cell>
          <table:table-cell office:value-type="string" table:style-name="ce13">
            <text:p>itm_arrows,itm_short_bow,</text:p>
          </table:table-cell>
          <table:table-cell office:value-type="string" table:style-name="ce13">
            <text:p>itm_dale_sword,</text:p>
          </table:table-cell>
          <table:table-cell table:style-name="ce13"/>
          <table:table-cell office:value-type="string" table:style-name="ce14">
            <text:p>attr_tier_2</text:p>
          </table:table-cell>
          <table:table-cell office:value-type="string" table:style-name="ce14">
            <text:p>wp_tier_2</text:p>
          </table:table-cell>
          <table:table-cell office:value-type="string" table:style-name="ce14">
            <text:p>knows_ironflesh_1|knows_power_draw_1|knows_power_throw_1</text:p>
          </table:table-cell>
          <table:table-cell office:value-type="string" table:style-name="ce15">
            <text:p>vaegir_face_young_1</text:p>
          </table:table-cell>
          <table:table-cell office:value-type="string" table:style-name="ce15">
            <text:p>vaegir_face_old_2</text:p>
          </table:table-cell>
          <table:table-cell table:style-name="ce16"/>
          <table:table-cell office:value-type="string" office:string-value="[&quot;laketown_scout&quot;,&quot;Laketown_Scout&quot;,&quot;Laketown_Scouts&quot;,tfg_ranged| tfg_boots| tfg_armor,0,0,fac_dale,[itm_dale_armor_c,itm_dale_armor_d,itm_leather_boots,itm_arrows,itm_short_bow,itm_dale_sword,],attr_tier_2,wp_tier_2,knows_ironflesh_1|knows_power_draw_1|knows_power_throw_1,vaegir_face_young_1,vaegir_face_old_2],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table:style-name="ce8">
            <text:p>["laketown_scout","Laketown_Scout","Laketown_Scouts",tfg_ranged| tfg_boots| tfg_armor,0,0,fac_dale,[itm_dale_armor_c,itm_dale_armor_d,itm_leather_boots,itm_arrows,itm_short_bow,itm_dale_sword,],attr_tier_2,wp_tier_2,knows_ironflesh_1|knows_power_draw_1|knows_power_throw_1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laketown_bowmen</text:p>
          </table:table-cell>
          <table:table-cell office:value-type="string" table:style-name="ce9">
            <text:p>Laketown_Bowman</text:p>
          </table:table-cell>
          <table:table-cell office:value-type="string" table:style-name="ce9">
            <text:p>Laketown_Bowmen</text:p>
          </table:table-cell>
          <table:table-cell office:value-type="string" table:style-name="ce10">
            <text:p>tfg_ranged| tfg_boots| tfg_armor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ale</text:p>
          </table:table-cell>
          <table:table-cell office:value-type="string" table:style-name="ce13">
            <text:p>itm_dale_helmet_d,</text:p>
          </table:table-cell>
          <table:table-cell office:value-type="string" table:style-name="ce13">
            <text:p>itm_dale_armor_c,itm_dale_armor_d,</text:p>
          </table:table-cell>
          <table:table-cell table:style-name="ce13"/>
          <table:table-cell office:value-type="string" table:style-name="ce13">
            <text:p>itm_leather_boots,</text:p>
          </table:table-cell>
          <table:table-cell office:value-type="string" table:style-name="ce13">
            <text:p>itm_arrows,itm_dale_bow,</text:p>
          </table:table-cell>
          <table:table-cell office:value-type="string" table:style-name="ce13">
            <text:p>itm_dale_sword_broad,</text:p>
          </table:table-cell>
          <table:table-cell table:style-name="ce13"/>
          <table:table-cell office:value-type="string" table:style-name="ce14">
            <text:p>attr_tier_3</text:p>
          </table:table-cell>
          <table:table-cell office:value-type="string" table:style-name="ce14">
            <text:p>wp_tier_3</text:p>
          </table:table-cell>
          <table:table-cell office:value-type="string" table:style-name="ce14">
            <text:p>knows_ironflesh_1|knows_power_draw_2|knows_athletics_2|knows_power_throw_1</text:p>
          </table:table-cell>
          <table:table-cell office:value-type="string" table:style-name="ce15">
            <text:p>vaegir_face_young_1</text:p>
          </table:table-cell>
          <table:table-cell office:value-type="string" table:style-name="ce15">
            <text:p>vaegir_face_older_2</text:p>
          </table:table-cell>
          <table:table-cell table:style-name="ce16"/>
          <table:table-cell office:value-type="string" office:string-value="[&quot;laketown_bowmen&quot;,&quot;Laketown_Bowman&quot;,&quot;Laketown_Bowmen&quot;,tfg_ranged| tfg_boots| tfg_armor,0,0,fac_dale,[itm_dale_helmet_d,itm_dale_armor_c,itm_dale_armor_d,itm_leather_boots,itm_arrows,itm_dale_bow,itm_dale_sword_broad,],attr_tier_3,wp_tier_3,knows_ironflesh_1|knows_power_draw_2|knows_athletics_2|knows_power_throw_1,vaegir_face_young_1,vaegir_face_older_2],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table:style-name="ce8">
            <text:p>["laketown_bowmen","Laketown_Bowman","Laketown_Bowmen",tfg_ranged| tfg_boots| tfg_armor,0,0,fac_dale,[itm_dale_helmet_d,itm_dale_armor_c,itm_dale_armor_d,itm_leather_boots,itm_arrows,itm_dale_bow,itm_dale_sword_broad,],attr_tier_3,wp_tier_3,knows_ironflesh_1|knows_power_draw_2|knows_athletics_2|knows_power_throw_1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laketown_archer</text:p>
          </table:table-cell>
          <table:table-cell office:value-type="string" table:style-name="ce9">
            <text:p>Laketown_Archer</text:p>
          </table:table-cell>
          <table:table-cell office:value-type="string" table:style-name="ce9">
            <text:p>Laketown_Archers</text:p>
          </table:table-cell>
          <table:table-cell office:value-type="string" table:style-name="ce10">
            <text:p>tfg_ranged| tfg_boots| tfg_armor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ale</text:p>
          </table:table-cell>
          <table:table-cell office:value-type="string" table:style-name="ce13">
            <text:p>itm_dale_helmet_e,itm_dale_helmet_d,itm_dale_helmet_c,</text:p>
          </table:table-cell>
          <table:table-cell office:value-type="string" table:style-name="ce13">
            <text:p>itm_dale_armor_c,itm_dale_armor_d,</text:p>
          </table:table-cell>
          <table:table-cell table:style-name="ce13"/>
          <table:table-cell office:value-type="string" table:style-name="ce13">
            <text:p>itm_leather_boots,</text:p>
          </table:table-cell>
          <table:table-cell office:value-type="string" table:style-name="ce13">
            <text:p>itm_arrows,itm_dale_bow,</text:p>
          </table:table-cell>
          <table:table-cell office:value-type="string" table:style-name="ce13">
            <text:p>itm_dale_sword_broad,</text:p>
          </table:table-cell>
          <table:table-cell table:style-name="ce13"/>
          <table:table-cell office:value-type="string" table:style-name="ce14">
            <text:p>attr_tier_4</text:p>
          </table:table-cell>
          <table:table-cell office:value-type="string" table:style-name="ce14">
            <text:p>wp_tier_4</text:p>
          </table:table-cell>
          <table:table-cell office:value-type="string" table:style-name="ce14">
            <text:p>knows_ironflesh_1|knows_power_draw_2|knows_athletics_2|knows_power_throw_1</text:p>
          </table:table-cell>
          <table:table-cell office:value-type="string" table:style-name="ce15">
            <text:p>vaegir_face_young_1</text:p>
          </table:table-cell>
          <table:table-cell office:value-type="string" table:style-name="ce15">
            <text:p>vaegir_face_older_2</text:p>
          </table:table-cell>
          <table:table-cell table:style-name="ce16"/>
          <table:table-cell office:value-type="string" office:string-value="[&quot;laketown_archer&quot;,&quot;Laketown_Archer&quot;,&quot;Laketown_Archers&quot;,tfg_ranged| tfg_boots| tfg_armor,0,0,fac_dale,[itm_dale_helmet_e,itm_dale_helmet_d,itm_dale_helmet_c,itm_dale_armor_c,itm_dale_armor_d,itm_leather_boots,itm_arrows,itm_dale_bow,itm_dale_sword_broad,],attr_tier_4,wp_tier_4,knows_ironflesh_1|knows_power_draw_2|knows_athletics_2|knows_power_throw_1,vaegir_face_young_1,vaegir_face_older_2],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table:style-name="ce8">
            <text:p>["laketown_archer","Laketown_Archer","Laketown_Archers",tfg_ranged| tfg_boots| tfg_armor,0,0,fac_dale,[itm_dale_helmet_e,itm_dale_helmet_d,itm_dale_helmet_c,itm_dale_armor_c,itm_dale_armor_d,itm_leather_boots,itm_arrows,itm_dale_bow,itm_dale_sword_broad,],attr_tier_4,wp_tier_4,knows_ironflesh_1|knows_power_draw_2|knows_athletics_2|knows_power_throw_1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barding_bowmen_of_esgaroth</text:p>
          </table:table-cell>
          <table:table-cell office:value-type="string" table:style-name="ce9">
            <text:p>Barding_Bowman_of_Esgaroth</text:p>
          </table:table-cell>
          <table:table-cell office:value-type="string" table:style-name="ce9">
            <text:p>Barding_Bowmen_of_Esgaroth</text:p>
          </table:table-cell>
          <table:table-cell office:value-type="string" table:style-name="ce10">
            <text:p>tfg_ranged| tfg_boots| tfg_armor| tfg_helm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ale</text:p>
          </table:table-cell>
          <table:table-cell office:value-type="string" table:style-name="ce13">
            <text:p>itm_dale_helmet_e,itm_dale_helmet_c,</text:p>
          </table:table-cell>
          <table:table-cell office:value-type="string" table:style-name="ce13">
            <text:p>itm_dale_armor_h,</text:p>
          </table:table-cell>
          <table:table-cell table:style-name="ce13"/>
          <table:table-cell office:value-type="string" table:style-name="ce13">
            <text:p>itm_leather_boots,</text:p>
          </table:table-cell>
          <table:table-cell office:value-type="string" table:style-name="ce13">
            <text:p>itm_arrows,itm_dale_bow,</text:p>
          </table:table-cell>
          <table:table-cell office:value-type="string" table:style-name="ce13">
            <text:p>itm_dale_sword,</text:p>
          </table:table-cell>
          <table:table-cell table:style-name="ce13"/>
          <table:table-cell office:value-type="string" table:style-name="ce14">
            <text:p>attr_tier_5</text:p>
          </table:table-cell>
          <table:table-cell office:value-type="string" table:style-name="ce14">
            <text:p>wp_archery(240)|wp(200)</text:p>
          </table:table-cell>
          <table:table-cell office:value-type="string" table:style-name="ce14">
            <text:p>knows_ironflesh_2|knows_power_draw_4|knows_power_strike_1|knows_athletics_3|knows_power_throw_1</text:p>
          </table:table-cell>
          <table:table-cell office:value-type="string" table:style-name="ce15">
            <text:p>vaegir_face_young_1</text:p>
          </table:table-cell>
          <table:table-cell office:value-type="string" table:style-name="ce15">
            <text:p>vaegir_face_older_2</text:p>
          </table:table-cell>
          <table:table-cell table:style-name="ce16"/>
          <table:table-cell office:value-type="string" office:string-value="[&quot;barding_bowmen_of_esgaroth&quot;,&quot;Barding_Bowman_of_Esgaroth&quot;,&quot;Barding_Bowmen_of_Esgaroth&quot;,tfg_ranged| tfg_boots| tfg_armor| tfg_helm,0,0,fac_dale,[itm_dale_helmet_e,itm_dale_helmet_c,itm_dale_armor_h,itm_leather_boots,itm_arrows,itm_dale_bow,itm_dale_sword,],attr_tier_5,wp_archery(240)|wp(200),knows_ironflesh_2|knows_power_draw_4|knows_power_strike_1|knows_athletics_3|knows_power_throw_1,vaegir_face_young_1,vaegir_face_older_2],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table:style-name="ce8">
            <text:p>["barding_bowmen_of_esgaroth","Barding_Bowman_of_Esgaroth","Barding_Bowmen_of_Esgaroth",tfg_ranged| tfg_boots| tfg_armor| tfg_helm,0,0,fac_dale,[itm_dale_helmet_e,itm_dale_helmet_c,itm_dale_armor_h,itm_leather_boots,itm_arrows,itm_dale_bow,itm_dale_sword,],attr_tier_5,wp_archery(240)|wp(200),knows_ironflesh_2|knows_power_draw_4|knows_power_strike_1|knows_athletics_3|knows_power_throw_1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dale_warrior</text:p>
          </table:table-cell>
          <table:table-cell office:value-type="string" table:style-name="ce9">
            <text:p>Dale_Warrior</text:p>
          </table:table-cell>
          <table:table-cell office:value-type="string" table:style-name="ce9">
            <text:p>Dale_Warriors</text:p>
          </table:table-cell>
          <table:table-cell office:value-type="string" table:style-name="ce10">
            <text:p>tfg_boots| tfg_armor| tfg_shield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ale</text:p>
          </table:table-cell>
          <table:table-cell office:value-type="string" table:style-name="ce13">
            <text:p>itm_dale_helmet_b,</text:p>
          </table:table-cell>
          <table:table-cell office:value-type="string" table:style-name="ce13">
            <text:p>itm_dale_armor_b,</text:p>
          </table:table-cell>
          <table:table-cell table:style-name="ce13"/>
          <table:table-cell office:value-type="string" table:style-name="ce13">
            <text:p>itm_leather_boots,</text:p>
          </table:table-cell>
          <table:table-cell office:value-type="string" table:style-name="ce13">
            <text:p>itm_dale_pike,itm_dale_sword,</text:p>
          </table:table-cell>
          <table:table-cell office:value-type="string" table:style-name="ce13">
            <text:p>itm_dale_shield_a,</text:p>
          </table:table-cell>
          <table:table-cell table:style-name="ce13"/>
          <table:table-cell office:value-type="string" table:style-name="ce14">
            <text:p>attr_tier_3</text:p>
          </table:table-cell>
          <table:table-cell office:value-type="string" table:style-name="ce14">
            <text:p>wp_tier_3</text:p>
          </table:table-cell>
          <table:table-cell office:value-type="string" table:style-name="ce14">
            <text:p>knows_athletics_1|knows_power_strike_1|knows_ironflesh_1|knows_shield_2</text:p>
          </table:table-cell>
          <table:table-cell office:value-type="string" table:style-name="ce15">
            <text:p>vaegir_face_young_1</text:p>
          </table:table-cell>
          <table:table-cell office:value-type="string" table:style-name="ce15">
            <text:p>vaegir_face_old_2</text:p>
          </table:table-cell>
          <table:table-cell table:style-name="ce16"/>
          <table:table-cell office:value-type="string" office:string-value="[&quot;dale_warrior&quot;,&quot;Dale_Warrior&quot;,&quot;Dale_Warriors&quot;,tfg_boots| tfg_armor| tfg_shield,0,0,fac_dale,[itm_dale_helmet_b,itm_dale_armor_b,itm_leather_boots,itm_dale_pike,itm_dale_sword,itm_dale_shield_a,],attr_tier_3,wp_tier_3,knows_athletics_1|knows_power_strike_1|knows_ironflesh_1|knows_shield_2,vaegir_face_young_1,vaegir_face_old_2],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table:style-name="ce8">
            <text:p>["dale_warrior","Dale_Warrior","Dale_Warriors",tfg_boots| tfg_armor| tfg_shield,0,0,fac_dale,[itm_dale_helmet_b,itm_dale_armor_b,itm_leather_boots,itm_dale_pike,itm_dale_sword,itm_dale_shield_a,],attr_tier_3,wp_tier_3,knows_athletics_1|knows_power_strike_1|knows_ironflesh_1|knows_shield_2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dale_veteran_warrior</text:p>
          </table:table-cell>
          <table:table-cell office:value-type="string" table:style-name="ce9">
            <text:p>Dale_Veteran_Warrior</text:p>
          </table:table-cell>
          <table:table-cell office:value-type="string" table:style-name="ce9">
            <text:p>Dale_Veteran_Warriors</text:p>
          </table:table-cell>
          <table:table-cell office:value-type="string" table:style-name="ce10">
            <text:p>tfg_shield| tfg_boots| tfg_armor| tfg_helm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ale</text:p>
          </table:table-cell>
          <table:table-cell office:value-type="string" table:style-name="ce13">
            <text:p>itm_dale_helmet_a,itm_dale_helmet_b,</text:p>
          </table:table-cell>
          <table:table-cell office:value-type="string" table:style-name="ce13">
            <text:p>itm_dale_armor_f,</text:p>
          </table:table-cell>
          <table:table-cell table:style-name="ce13"/>
          <table:table-cell office:value-type="string" table:style-name="ce13">
            <text:p>itm_leather_boots,</text:p>
          </table:table-cell>
          <table:table-cell office:value-type="string" table:style-name="ce13">
            <text:p>itm_dale_pike,itm_dale_sword,</text:p>
          </table:table-cell>
          <table:table-cell office:value-type="string" table:style-name="ce13">
            <text:p>itm_dale_shield_a,</text:p>
          </table:table-cell>
          <table:table-cell table:style-name="ce13"/>
          <table:table-cell office:value-type="string" table:style-name="ce14">
            <text:p>attr_tier_4</text:p>
          </table:table-cell>
          <table:table-cell office:value-type="string" table:style-name="ce14">
            <text:p>wp_tier_4</text:p>
          </table:table-cell>
          <table:table-cell office:value-type="string" table:style-name="ce14">
            <text:p>knows_athletics_2|knows_ironflesh_2|knows_power_strike_2|knows_shield_2</text:p>
          </table:table-cell>
          <table:table-cell office:value-type="string" table:style-name="ce15">
            <text:p>vaegir_face_young_1</text:p>
          </table:table-cell>
          <table:table-cell office:value-type="string" table:style-name="ce15">
            <text:p>vaegir_face_older_2</text:p>
          </table:table-cell>
          <table:table-cell table:style-name="ce16"/>
          <table:table-cell office:value-type="string" office:string-value="[&quot;dale_veteran_warrior&quot;,&quot;Dale_Veteran_Warrior&quot;,&quot;Dale_Veteran_Warriors&quot;,tfg_shield| tfg_boots| tfg_armor| tfg_helm,0,0,fac_dale,[itm_dale_helmet_a,itm_dale_helmet_b,itm_dale_armor_f,itm_leather_boots,itm_dale_pike,itm_dale_sword,itm_dale_shield_a,],attr_tier_4,wp_tier_4,knows_athletics_2|knows_ironflesh_2|knows_power_strike_2|knows_shield_2,vaegir_face_young_1,vaegir_face_older_2],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table:style-name="ce8">
            <text:p>["dale_veteran_warrior","Dale_Veteran_Warrior","Dale_Veteran_Warriors",tfg_shield| tfg_boots| tfg_armor| tfg_helm,0,0,fac_dale,[itm_dale_helmet_a,itm_dale_helmet_b,itm_dale_armor_f,itm_leather_boots,itm_dale_pike,itm_dale_sword,itm_dale_shield_a,],attr_tier_4,wp_tier_4,knows_athletics_2|knows_ironflesh_2|knows_power_strike_2|knows_shield_2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dale_marchwarden</text:p>
          </table:table-cell>
          <table:table-cell office:value-type="string" table:style-name="ce9">
            <text:p>Marchwarden_of_Dale</text:p>
          </table:table-cell>
          <table:table-cell office:value-type="string" table:style-name="ce9">
            <text:p>Marchwardens_of_Dale</text:p>
          </table:table-cell>
          <table:table-cell office:value-type="string" table:style-name="ce10">
            <text:p>tfg_shield| tfg_boots| tfg_armor| tfg_helm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ale</text:p>
          </table:table-cell>
          <table:table-cell office:value-type="string" table:style-name="ce13">
            <text:p>itm_dale_helmet_a,</text:p>
          </table:table-cell>
          <table:table-cell office:value-type="string" table:style-name="ce13">
            <text:p>itm_dale_armor_h,itm_dale_armor_i,itm_dale_armor_j,</text:p>
          </table:table-cell>
          <table:table-cell office:value-type="string" table:style-name="ce13">
            <text:p>itm_leather_gloves,</text:p>
          </table:table-cell>
          <table:table-cell office:value-type="string" table:style-name="ce13">
            <text:p>itm_leather_boots,</text:p>
          </table:table-cell>
          <table:table-cell office:value-type="string" table:style-name="ce13">
            <text:p>itm_dale_sword_broad,itm_dale_pike,</text:p>
          </table:table-cell>
          <table:table-cell office:value-type="string" table:style-name="ce13">
            <text:p>itm_dale_shield_c,</text:p>
          </table:table-cell>
          <table:table-cell table:style-name="ce13"/>
          <table:table-cell office:value-type="string" table:style-name="ce14">
            <text:p>attr_tier_5</text:p>
          </table:table-cell>
          <table:table-cell office:value-type="string" table:style-name="ce14">
            <text:p>wp_tier_5</text:p>
          </table:table-cell>
          <table:table-cell office:value-type="string" table:style-name="ce14">
            <text:p>knows_athletics_3|knows_shield_2|knows_ironflesh_3|knows_power_strike_3</text:p>
          </table:table-cell>
          <table:table-cell office:value-type="string" table:style-name="ce15">
            <text:p>vaegir_face_middle_1</text:p>
          </table:table-cell>
          <table:table-cell office:value-type="string" table:style-name="ce15">
            <text:p>vaegir_face_older_2</text:p>
          </table:table-cell>
          <table:table-cell table:style-name="ce16"/>
          <table:table-cell office:value-type="string" office:string-value="[&quot;dale_marchwarden&quot;,&quot;Marchwarden_of_Dale&quot;,&quot;Marchwardens_of_Dale&quot;,tfg_shield| tfg_boots| tfg_armor| tfg_helm,0,0,fac_dale,[itm_dale_helmet_a,itm_dale_armor_h,itm_dale_armor_i,itm_dale_armor_j,itm_leather_gloves,itm_leather_boots,itm_dale_sword_broad,itm_dale_pike,itm_dale_shield_c,],attr_tier_5,wp_tier_5,knows_athletics_3|knows_shield_2|knows_ironflesh_3|knows_power_strike_3,vaegir_face_middle_1,vaegir_face_older_2],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table:style-name="ce8">
            <text:p>["dale_marchwarden","Marchwarden_of_Dale","Marchwardens_of_Dale",tfg_shield| tfg_boots| tfg_armor| tfg_helm,0,0,fac_dale,[itm_dale_helmet_a,itm_dale_armor_h,itm_dale_armor_i,itm_dale_armor_j,itm_leather_gloves,itm_leather_boots,itm_dale_sword_broad,itm_dale_pike,itm_dale_shield_c,],attr_tier_5,wp_tier_5,knows_athletics_3|knows_shield_2|knows_ironflesh_3|knows_power_strike_3,vaegir_face_middle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dale_pikeman</text:p>
          </table:table-cell>
          <table:table-cell office:value-type="string" table:style-name="ce9">
            <text:p>Dale_Spearman</text:p>
          </table:table-cell>
          <table:table-cell office:value-type="string" table:style-name="ce9">
            <text:p>Dale_Spearmen</text:p>
          </table:table-cell>
          <table:table-cell office:value-type="string" table:style-name="ce10">
            <text:p>tfg_boots| tfg_armor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ale</text:p>
          </table:table-cell>
          <table:table-cell office:value-type="string" table:style-name="ce13">
            <text:p>itm_dale_helmet_b,itm_dale_helmet_a,</text:p>
          </table:table-cell>
          <table:table-cell office:value-type="string" table:style-name="ce13">
            <text:p>itm_dale_armor_b,</text:p>
          </table:table-cell>
          <table:table-cell table:style-name="ce13"/>
          <table:table-cell office:value-type="string" table:style-name="ce13">
            <text:p>itm_leather_boots,</text:p>
          </table:table-cell>
          <table:table-cell office:value-type="string" table:style-name="ce13">
            <text:p>itm_dale_pike,</text:p>
          </table:table-cell>
          <table:table-cell office:value-type="string" table:style-name="ce13">
            <text:p>itm_dale_shield_a,</text:p>
          </table:table-cell>
          <table:table-cell table:style-name="ce13"/>
          <table:table-cell office:value-type="string" table:style-name="ce14">
            <text:p>attr_tier_3</text:p>
          </table:table-cell>
          <table:table-cell office:value-type="string" table:style-name="ce14">
            <text:p>wp_tier_3</text:p>
          </table:table-cell>
          <table:table-cell office:value-type="string" table:style-name="ce14">
            <text:p>knows_athletics_1|knows_power_strike_1|knows_ironflesh_1|knows_shield_2</text:p>
          </table:table-cell>
          <table:table-cell office:value-type="string" table:style-name="ce15">
            <text:p>vaegir_face_young_1</text:p>
          </table:table-cell>
          <table:table-cell office:value-type="string" table:style-name="ce15">
            <text:p>vaegir_face_old_2</text:p>
          </table:table-cell>
          <table:table-cell table:style-name="ce16"/>
          <table:table-cell office:value-type="string" office:string-value="[&quot;dale_pikeman&quot;,&quot;Dale_Spearman&quot;,&quot;Dale_Spearmen&quot;,tfg_boots| tfg_armor,0,0,fac_dale,[itm_dale_helmet_b,itm_dale_helmet_a,itm_dale_armor_b,itm_leather_boots,itm_dale_pike,itm_dale_shield_a,],attr_tier_3,wp_tier_3,knows_athletics_1|knows_power_strike_1|knows_ironflesh_1|knows_shield_2,vaegir_face_young_1,vaegir_face_old_2],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table:style-name="ce8">
            <text:p>["dale_pikeman","Dale_Spearman","Dale_Spearmen",tfg_boots| tfg_armor,0,0,fac_dale,[itm_dale_helmet_b,itm_dale_helmet_a,itm_dale_armor_b,itm_leather_boots,itm_dale_pike,itm_dale_shield_a,],attr_tier_3,wp_tier_3,knows_athletics_1|knows_power_strike_1|knows_ironflesh_1|knows_shield_2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dale_billman</text:p>
          </table:table-cell>
          <table:table-cell office:value-type="string" table:style-name="ce9">
            <text:p>Dale_Billman</text:p>
          </table:table-cell>
          <table:table-cell office:value-type="string" table:style-name="ce9">
            <text:p>Dale_Billmen</text:p>
          </table:table-cell>
          <table:table-cell office:value-type="string" table:style-name="ce10">
            <text:p>tfg_boots| tfg_armor| tfg_helm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ale</text:p>
          </table:table-cell>
          <table:table-cell office:value-type="string" table:style-name="ce13">
            <text:p>itm_dale_helmet_b,itm_dale_helmet_a,</text:p>
          </table:table-cell>
          <table:table-cell office:value-type="string" table:style-name="ce13">
            <text:p>itm_dale_armor_f,</text:p>
          </table:table-cell>
          <table:table-cell table:style-name="ce13"/>
          <table:table-cell office:value-type="string" table:style-name="ce13">
            <text:p>itm_leather_boots,</text:p>
          </table:table-cell>
          <table:table-cell office:value-type="string" table:style-name="ce13">
            <text:p>itm_dale_billhook,</text:p>
          </table:table-cell>
          <table:table-cell office:value-type="string" table:style-name="ce13">
            <text:p>itm_dale_shield_c,</text:p>
          </table:table-cell>
          <table:table-cell table:style-name="ce13"/>
          <table:table-cell office:value-type="string" table:style-name="ce14">
            <text:p>attr_tier_4</text:p>
          </table:table-cell>
          <table:table-cell office:value-type="string" table:style-name="ce14">
            <text:p>wp_tier_4</text:p>
          </table:table-cell>
          <table:table-cell office:value-type="string" table:style-name="ce14">
            <text:p>knows_athletics_2|knows_ironflesh_2|knows_power_strike_2|knows_shield_2</text:p>
          </table:table-cell>
          <table:table-cell office:value-type="string" table:style-name="ce15">
            <text:p>vaegir_face_young_1</text:p>
          </table:table-cell>
          <table:table-cell office:value-type="string" table:style-name="ce15">
            <text:p>vaegir_face_older_2</text:p>
          </table:table-cell>
          <table:table-cell table:style-name="ce16"/>
          <table:table-cell office:value-type="string" office:string-value="[&quot;dale_billman&quot;,&quot;Dale_Billman&quot;,&quot;Dale_Billmen&quot;,tfg_boots| tfg_armor| tfg_helm,0,0,fac_dale,[itm_dale_helmet_b,itm_dale_helmet_a,itm_dale_armor_f,itm_leather_boots,itm_dale_billhook,itm_dale_shield_c,],attr_tier_4,wp_tier_4,knows_athletics_2|knows_ironflesh_2|knows_power_strike_2|knows_shield_2,vaegir_face_young_1,vaegir_face_older_2],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table:style-name="ce8">
            <text:p>["dale_billman","Dale_Billman","Dale_Billmen",tfg_boots| tfg_armor| tfg_helm,0,0,fac_dale,[itm_dale_helmet_b,itm_dale_helmet_a,itm_dale_armor_f,itm_leather_boots,itm_dale_billhook,itm_dale_shield_c,],attr_tier_4,wp_tier_4,knows_athletics_2|knows_ironflesh_2|knows_power_strike_2|knows_shield_2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dale_bill_master</text:p>
          </table:table-cell>
          <table:table-cell office:value-type="string" table:style-name="ce9">
            <text:p>Dale_Bill_Master</text:p>
          </table:table-cell>
          <table:table-cell office:value-type="string" table:style-name="ce9">
            <text:p>Dale_Bill_Masters</text:p>
          </table:table-cell>
          <table:table-cell office:value-type="string" table:style-name="ce10">
            <text:p>tfg_shield| tfg_boots| tfg_armor| tfg_helm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ale</text:p>
          </table:table-cell>
          <table:table-cell table:style-name="ce13"/>
          <table:table-cell office:value-type="string" table:style-name="ce13">
            <text:p>itm_dale_armor_h,itm_dale_armor_i,itm_dale_armor_j,</text:p>
          </table:table-cell>
          <table:table-cell table:style-name="ce13"/>
          <table:table-cell office:value-type="string" table:style-name="ce13">
            <text:p>itm_leather_boots,</text:p>
          </table:table-cell>
          <table:table-cell office:value-type="string" table:style-name="ce13">
            <text:p>itm_dale_billhook,</text:p>
          </table:table-cell>
          <table:table-cell table:number-columns-repeated="2" table:style-name="ce13"/>
          <table:table-cell office:value-type="string" table:style-name="ce14">
            <text:p>attr_tier_5</text:p>
          </table:table-cell>
          <table:table-cell office:value-type="string" table:style-name="ce14">
            <text:p>wp_tier_5</text:p>
          </table:table-cell>
          <table:table-cell office:value-type="string" table:style-name="ce14">
            <text:p>knows_athletics_3|knows_shield_2|knows_ironflesh_3|knows_power_strike_3</text:p>
          </table:table-cell>
          <table:table-cell office:value-type="string" table:style-name="ce15">
            <text:p>vaegir_face_middle_1</text:p>
          </table:table-cell>
          <table:table-cell office:value-type="string" table:style-name="ce15">
            <text:p>vaegir_face_older_2</text:p>
          </table:table-cell>
          <table:table-cell table:style-name="ce16"/>
          <table:table-cell office:value-type="string" office:string-value="[&quot;dale_bill_master&quot;,&quot;Dale_Bill_Master&quot;,&quot;Dale_Bill_Masters&quot;,tfg_shield| tfg_boots| tfg_armor| tfg_helm,0,0,fac_dale,[itm_dale_armor_h,itm_dale_armor_i,itm_dale_armor_j,itm_leather_boots,itm_dale_billhook,],attr_tier_5,wp_tier_5,knows_athletics_3|knows_shield_2|knows_ironflesh_3|knows_power_strike_3,vaegir_face_middle_1,vaegir_face_older_2],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table:style-name="ce8">
            <text:p>["dale_bill_master","Dale_Bill_Master","Dale_Bill_Masters",tfg_shield| tfg_boots| tfg_armor| tfg_helm,0,0,fac_dale,[itm_dale_armor_h,itm_dale_armor_i,itm_dale_armor_j,itm_leather_boots,itm_dale_billhook,],attr_tier_5,wp_tier_5,knows_athletics_3|knows_shield_2|knows_ironflesh_3|knows_power_strike_3,vaegir_face_middle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merchant_squire_or_dale</text:p>
          </table:table-cell>
          <table:table-cell office:value-type="string" table:style-name="ce9">
            <text:p>Merchant_Squire_of_Dale</text:p>
          </table:table-cell>
          <table:table-cell office:value-type="string" table:style-name="ce9">
            <text:p>Merchant_Squires_of_Dale</text:p>
          </table:table-cell>
          <table:table-cell office:value-type="string" table:style-name="ce10">
            <text:p>tfg_boots| tfg_armor| tfg_shield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ale</text:p>
          </table:table-cell>
          <table:table-cell office:value-type="string" table:style-name="ce13">
            <text:p>itm_dale_helmet_e,</text:p>
          </table:table-cell>
          <table:table-cell office:value-type="string" table:style-name="ce13">
            <text:p>itm_dale_armor_b,</text:p>
          </table:table-cell>
          <table:table-cell table:style-name="ce13"/>
          <table:table-cell office:value-type="string" table:style-name="ce13">
            <text:p>itm_leather_boots,</text:p>
          </table:table-cell>
          <table:table-cell office:value-type="string" table:style-name="ce13">
            <text:p>itm_dale_pike,itm_dale_sword_long,</text:p>
          </table:table-cell>
          <table:table-cell office:value-type="string" table:style-name="ce13">
            <text:p>itm_dale_shield_d,</text:p>
          </table:table-cell>
          <table:table-cell table:style-name="ce13"/>
          <table:table-cell office:value-type="string" table:style-name="ce14">
            <text:p>attr_tier_2</text:p>
          </table:table-cell>
          <table:table-cell office:value-type="string" table:style-name="ce14">
            <text:p>wp_tier_2</text:p>
          </table:table-cell>
          <table:table-cell office:value-type="string" table:style-name="ce14">
            <text:p>knows_athletics_1|knows_ironflesh_1|knows_shield_2</text:p>
          </table:table-cell>
          <table:table-cell office:value-type="string" table:style-name="ce15">
            <text:p>vaegir_face_young_1</text:p>
          </table:table-cell>
          <table:table-cell office:value-type="string" table:style-name="ce15">
            <text:p>vaegir_face_old_2</text:p>
          </table:table-cell>
          <table:table-cell table:style-name="ce16"/>
          <table:table-cell office:value-type="string" office:string-value="[&quot;merchant_squire_or_dale&quot;,&quot;Merchant_Squire_of_Dale&quot;,&quot;Merchant_Squires_of_Dale&quot;,tfg_boots| tfg_armor| tfg_shield,0,0,fac_dale,[itm_dale_helmet_e,itm_dale_armor_b,itm_leather_boots,itm_dale_pike,itm_dale_sword_long,itm_dale_shield_d,],attr_tier_2,wp_tier_2,knows_athletics_1|knows_ironflesh_1|knows_shield_2,vaegir_face_young_1,vaegir_face_old_2],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table:style-name="ce8">
            <text:p>["merchant_squire_or_dale","Merchant_Squire_of_Dale","Merchant_Squires_of_Dale",tfg_boots| tfg_armor| tfg_shield,0,0,fac_dale,[itm_dale_helmet_e,itm_dale_armor_b,itm_leather_boots,itm_dale_pike,itm_dale_sword_long,itm_dale_shield_d,],attr_tier_2,wp_tier_2,knows_athletics_1|knows_ironflesh_1|knows_shield_2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merchant_guard_of_dale</text:p>
          </table:table-cell>
          <table:table-cell office:value-type="string" table:style-name="ce9">
            <text:p>Merchant_Guard_of_Dale</text:p>
          </table:table-cell>
          <table:table-cell office:value-type="string" table:style-name="ce9">
            <text:p>Merchant_Guards_of_Dale</text:p>
          </table:table-cell>
          <table:table-cell office:value-type="string" table:style-name="ce10">
            <text:p>tf_mounted| tfg_boots| tfg_armor| tfg_helm| tfg_horse| tfg_shield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ale</text:p>
          </table:table-cell>
          <table:table-cell office:value-type="string" table:style-name="ce13">
            <text:p>itm_dale_helmet_e,itm_dale_helmet_f,</text:p>
          </table:table-cell>
          <table:table-cell office:value-type="string" table:style-name="ce13">
            <text:p>itm_dale_armor_e,itm_dale_armor_f,</text:p>
          </table:table-cell>
          <table:table-cell table:style-name="ce13"/>
          <table:table-cell office:value-type="string" table:style-name="ce13">
            <text:p>itm_leather_boots,</text:p>
          </table:table-cell>
          <table:table-cell office:value-type="string" table:style-name="ce13">
            <text:p>itm_lance,itm_dale_sword_long,</text:p>
          </table:table-cell>
          <table:table-cell office:value-type="string" table:style-name="ce13">
            <text:p>itm_dale_shield_d,</text:p>
          </table:table-cell>
          <table:table-cell office:value-type="string" table:style-name="ce13">
            <text:p>itm_dale_horse,</text:p>
          </table:table-cell>
          <table:table-cell office:value-type="string" table:style-name="ce14">
            <text:p>attr_tier_3</text:p>
          </table:table-cell>
          <table:table-cell office:value-type="string" table:style-name="ce14">
            <text:p>wp_tier_3</text:p>
          </table:table-cell>
          <table:table-cell office:value-type="string" table:style-name="ce14">
            <text:p>knows_athletics_1|knows_ironflesh_1|knows_shield_2</text:p>
          </table:table-cell>
          <table:table-cell office:value-type="string" table:style-name="ce15">
            <text:p>vaegir_face_young_1</text:p>
          </table:table-cell>
          <table:table-cell office:value-type="string" table:style-name="ce15">
            <text:p>vaegir_face_old_2</text:p>
          </table:table-cell>
          <table:table-cell table:style-name="ce16"/>
          <table:table-cell office:value-type="string" office:string-value="[&quot;merchant_guard_of_dale&quot;,&quot;Merchant_Guard_of_Dale&quot;,&quot;Merchant_Guards_of_Dale&quot;,tf_mounted| tfg_boots| tfg_armor| tfg_helm| tfg_horse| tfg_shield,0,0,fac_dale,[itm_dale_helmet_e,itm_dale_helmet_f,itm_dale_armor_e,itm_dale_armor_f,itm_leather_boots,itm_lance,itm_dale_sword_long,itm_dale_shield_d,itm_dale_horse,],attr_tier_3,wp_tier_3,knows_athletics_1|knows_ironflesh_1|knows_shield_2,vaegir_face_young_1,vaegir_face_old_2],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table:style-name="ce8">
            <text:p>["merchant_guard_of_dale","Merchant_Guard_of_Dale","Merchant_Guards_of_Dale",tf_mounted| tfg_boots| tfg_armor| tfg_helm| tfg_horse| tfg_shield,0,0,fac_dale,[itm_dale_helmet_e,itm_dale_helmet_f,itm_dale_armor_e,itm_dale_armor_f,itm_leather_boots,itm_lance,itm_dale_sword_long,itm_dale_shield_d,itm_dale_horse,],attr_tier_3,wp_tier_3,knows_athletics_1|knows_ironflesh_1|knows_shield_2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merchant_protector_of_dale</text:p>
          </table:table-cell>
          <table:table-cell office:value-type="string" table:style-name="ce9">
            <text:p>Merchant_Protector_of_Dale</text:p>
          </table:table-cell>
          <table:table-cell office:value-type="string" table:style-name="ce9">
            <text:p>Merchant_Protectors_of_Dale</text:p>
          </table:table-cell>
          <table:table-cell office:value-type="string" table:style-name="ce10">
            <text:p>tf_mounted| tfg_boots| tfg_armor| tfg_helm| tfg_horse| tfg_shield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ale</text:p>
          </table:table-cell>
          <table:table-cell office:value-type="string" table:style-name="ce13">
            <text:p>itm_dale_helmet_e,itm_dale_helmet_f,</text:p>
          </table:table-cell>
          <table:table-cell office:value-type="string" table:style-name="ce13">
            <text:p>itm_dale_armor_e,itm_dale_armor_f,</text:p>
          </table:table-cell>
          <table:table-cell table:style-name="ce13"/>
          <table:table-cell office:value-type="string" table:style-name="ce13">
            <text:p>itm_leather_boots,</text:p>
          </table:table-cell>
          <table:table-cell office:value-type="string" table:style-name="ce13">
            <text:p>itm_lance,</text:p>
          </table:table-cell>
          <table:table-cell office:value-type="string" table:style-name="ce13">
            <text:p>itm_dale_shield_d,</text:p>
          </table:table-cell>
          <table:table-cell office:value-type="string" table:style-name="ce13">
            <text:p>itm_dale_horse,</text:p>
          </table:table-cell>
          <table:table-cell office:value-type="string" table:style-name="ce14">
            <text:p>attr_tier_4</text:p>
          </table:table-cell>
          <table:table-cell office:value-type="string" table:style-name="ce14">
            <text:p>wp_tier_4</text:p>
          </table:table-cell>
          <table:table-cell office:value-type="string" table:style-name="ce14">
            <text:p>knows_riding_3|knows_ironflesh_2|knows_power_strike_1</text:p>
          </table:table-cell>
          <table:table-cell office:value-type="string" table:style-name="ce15">
            <text:p>vaegir_face_young_1</text:p>
          </table:table-cell>
          <table:table-cell office:value-type="string" table:style-name="ce15">
            <text:p>vaegir_face_older_2</text:p>
          </table:table-cell>
          <table:table-cell table:style-name="ce16"/>
          <table:table-cell office:value-type="string" office:string-value="[&quot;merchant_protector_of_dale&quot;,&quot;Merchant_Protector_of_Dale&quot;,&quot;Merchant_Protectors_of_Dale&quot;,tf_mounted| tfg_boots| tfg_armor| tfg_helm| tfg_horse| tfg_shield,0,0,fac_dale,[itm_dale_helmet_e,itm_dale_helmet_f,itm_dale_armor_e,itm_dale_armor_f,itm_leather_boots,itm_lance,itm_dale_shield_d,itm_dale_horse,],attr_tier_4,wp_tier_4,knows_riding_3|knows_ironflesh_2|knows_power_strike_1,vaegir_face_young_1,vaegir_face_older_2],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table:style-name="ce8">
            <text:p>["merchant_protector_of_dale","Merchant_Protector_of_Dale","Merchant_Protectors_of_Dale",tf_mounted| tfg_boots| tfg_armor| tfg_helm| tfg_horse| tfg_shield,0,0,fac_dale,[itm_dale_helmet_e,itm_dale_helmet_f,itm_dale_armor_e,itm_dale_armor_f,itm_leather_boots,itm_lance,itm_dale_shield_d,itm_dale_horse,],attr_tier_4,wp_tier_4,knows_riding_3|knows_ironflesh_2|knows_power_strike_1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girions_guard_of_dale</text:p>
          </table:table-cell>
          <table:table-cell office:value-type="string" table:style-name="ce9">
            <text:p>Girion's_Guard_of_Dale</text:p>
          </table:table-cell>
          <table:table-cell office:value-type="string" table:style-name="ce9">
            <text:p>Girion's_Guards_of_Dale</text:p>
          </table:table-cell>
          <table:table-cell office:value-type="string" table:style-name="ce10">
            <text:p>tf_mounted| tfg_boots| tfg_gloves| tfg_armor| tfg_helm| tfg_horse| tfg_shield|tfg_polearm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ale</text:p>
          </table:table-cell>
          <table:table-cell office:value-type="string" table:style-name="ce13">
            <text:p>itm_dale_helmet_f,</text:p>
          </table:table-cell>
          <table:table-cell office:value-type="string" table:style-name="ce13">
            <text:p>itm_dale_armor_k,itm_dale_armor_l,</text:p>
          </table:table-cell>
          <table:table-cell office:value-type="string" table:style-name="ce13">
            <text:p>itm_leather_gloves,</text:p>
          </table:table-cell>
          <table:table-cell office:value-type="string" table:style-name="ce13">
            <text:p>itm_leather_boots,</text:p>
          </table:table-cell>
          <table:table-cell office:value-type="string" table:style-name="ce13">
            <text:p>itm_lance,itm_dale_sword_long,</text:p>
          </table:table-cell>
          <table:table-cell office:value-type="string" table:style-name="ce13">
            <text:p>itm_dale_shield_d,</text:p>
          </table:table-cell>
          <table:table-cell office:value-type="string" table:style-name="ce13">
            <text:p>itm_dale_warhorse,</text:p>
          </table:table-cell>
          <table:table-cell office:value-type="string" table:style-name="ce14">
            <text:p>attr_tier_5</text:p>
          </table:table-cell>
          <table:table-cell office:value-type="string" table:style-name="ce14">
            <text:p>wp_tier_5</text:p>
          </table:table-cell>
          <table:table-cell office:value-type="string" table:style-name="ce14">
            <text:p>knows_riding_4|knows_shield_2|knows_ironflesh_3|knows_power_strike_2</text:p>
          </table:table-cell>
          <table:table-cell office:value-type="string" table:style-name="ce15">
            <text:p>vaegir_face_middle_1</text:p>
          </table:table-cell>
          <table:table-cell office:value-type="string" table:style-name="ce15">
            <text:p>vaegir_face_older_2</text:p>
          </table:table-cell>
          <table:table-cell table:style-name="ce16"/>
          <table:table-cell office:value-type="string" office:string-value="[&quot;girions_guard_of_dale&quot;,&quot;Girion's_Guard_of_Dale&quot;,&quot;Girion's_Guards_of_Dale&quot;,tf_mounted| tfg_boots| tfg_gloves| tfg_armor| tfg_helm| tfg_horse| tfg_shield|tfg_polearm,0,0,fac_dale,[itm_dale_helmet_f,itm_dale_armor_k,itm_dale_armor_l,itm_leather_gloves,itm_leather_boots,itm_lance,itm_dale_sword_long,itm_dale_shield_d,itm_dale_warhorse,],attr_tier_5,wp_tier_5,knows_riding_4|knows_shield_2|knows_ironflesh_3|knows_power_strike_2,vaegir_face_middle_1,vaegir_face_older_2],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table:style-name="ce8">
            <text:p>["girions_guard_of_dale","Girion's_Guard_of_Dale","Girion's_Guards_of_Dale",tf_mounted| tfg_boots| tfg_gloves| tfg_armor| tfg_helm| tfg_horse| tfg_shield|tfg_polearm,0,0,fac_dale,[itm_dale_helmet_f,itm_dale_armor_k,itm_dale_armor_l,itm_leather_gloves,itm_leather_boots,itm_lance,itm_dale_sword_long,itm_dale_shield_d,itm_dale_warhorse,],attr_tier_5,wp_tier_5,knows_riding_4|knows_shield_2|knows_ironflesh_3|knows_power_strike_2,vaegir_face_middle_1,vaegir_face_older_2],</text:p>
          </table:table-cell>
          <table:table-cell table:number-columns-repeated="16363"/>
        </table:table-row>
        <table:table-row table:style-name="ro1">
          <table:table-cell table:number-columns-repeated="20" table:style-name="ce8"/>
          <table:table-cell office:value-type="string" office:string-value="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table:style-name="ce6"/>
          <table:table-cell table:number-columns-repeated="16363"/>
        </table:table-row>
        <table:table-row table:style-name="ro1">
          <table:table-cell office:value-type="string" table:style-name="ce7">
            <text:p>Rhun</text:p>
          </table:table-cell>
          <table:table-cell table:number-columns-repeated="19" table:style-name="ce8"/>
          <table:table-cell office:value-type="string" office:string-value="#Rhun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table:style-name="ce8">
            <text:p>#Rhun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hun_tribesman</text:p>
          </table:table-cell>
          <table:table-cell office:value-type="string" table:style-name="ce9">
            <text:p>Rhun_Tribesman</text:p>
          </table:table-cell>
          <table:table-cell office:value-type="string" table:style-name="ce9">
            <text:p>Rhun_Tribesmen</text:p>
          </table:table-cell>
          <table:table-cell office:value-type="string" table:style-name="ce10">
            <text:p>tf_evil_man| tf_mounted| tfg_boots| tfg_armor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rhun</text:p>
          </table:table-cell>
          <table:table-cell table:style-name="ce13"/>
          <table:table-cell office:value-type="string" table:style-name="ce13">
            <text:p>itm_rhun_armor_a,itm_rhun_armor_b,</text:p>
          </table:table-cell>
          <table:table-cell table:style-name="ce13"/>
          <table:table-cell office:value-type="string" table:style-name="ce13">
            <text:p>itm_furry_boots,</text:p>
          </table:table-cell>
          <table:table-cell office:value-type="string" table:style-name="ce13">
            <text:p>itm_rhun_shortsword,</text:p>
          </table:table-cell>
          <table:table-cell office:value-type="string" table:style-name="ce13">
            <text:p>itm_arrows,itm_hunting_bow,</text:p>
          </table:table-cell>
          <table:table-cell table:style-name="ce13"/>
          <table:table-cell office:value-type="string" table:style-name="ce14">
            <text:p>attr_evil_tier_1</text:p>
          </table:table-cell>
          <table:table-cell office:value-type="string" table:style-name="ce14">
            <text:p>wp_tier_1</text:p>
          </table:table-cell>
          <table:table-cell office:value-type="string" table:style-name="ce14">
            <text:p>knows_common|knows_riding_3|knows_power_draw_2|knows_horse_archery_2</text:p>
          </table:table-cell>
          <table:table-cell office:value-type="string" table:style-name="ce15">
            <text:p>rhun_man1</text:p>
          </table:table-cell>
          <table:table-cell office:value-type="string" table:style-name="ce15">
            <text:p>rhun_man2</text:p>
          </table:table-cell>
          <table:table-cell table:style-name="ce16"/>
          <table:table-cell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table:style-name="ce8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hun_horse_scout</text:p>
          </table:table-cell>
          <table:table-cell office:value-type="string" table:style-name="ce9">
            <text:p>Rhun_Horse_Scout</text:p>
          </table:table-cell>
          <table:table-cell office:value-type="string" table:style-name="ce9">
            <text:p>Rhun_Horse_Scouts</text:p>
          </table:table-cell>
          <table:table-cell office:value-type="string" table:style-name="ce10">
            <text:p>tf_evil_man| tf_mounted| tfg_boots| tfg_armor| tfg_horse| tfg_ranged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rhun</text:p>
          </table:table-cell>
          <table:table-cell table:style-name="ce13"/>
          <table:table-cell office:value-type="string" table:style-name="ce13">
            <text:p>itm_rhun_armor_a,itm_rhun_armor_b,itm_rhun_armor_d,</text:p>
          </table:table-cell>
          <table:table-cell table:style-name="ce13"/>
          <table:table-cell office:value-type="string" table:style-name="ce13">
            <text:p>itm_furry_boots,</text:p>
          </table:table-cell>
          <table:table-cell office:value-type="string" table:style-name="ce13">
            <text:p>itm_arrows,itm_nomad_bow,</text:p>
          </table:table-cell>
          <table:table-cell office:value-type="string" table:style-name="ce13">
            <text:p>itm_rhun_falchion,</text:p>
          </table:table-cell>
          <table:table-cell office:value-type="string" table:style-name="ce13">
            <text:p>itm_rhun_horse_a,itm_rhun_horse_b,</text:p>
          </table:table-cell>
          <table:table-cell office:value-type="string" table:style-name="ce14">
            <text:p>attr_evil_tier_2</text:p>
          </table:table-cell>
          <table:table-cell office:value-type="string" table:style-name="ce14">
            <text:p>wp_tier_2</text:p>
          </table:table-cell>
          <table:table-cell office:value-type="string" table:style-name="ce14">
            <text:p>knows_common|knows_riding_4|knows_power_draw_3|knows_power_throw_1|knows_horse_archery_3</text:p>
          </table:table-cell>
          <table:table-cell office:value-type="string" table:style-name="ce15">
            <text:p>rhun_man1</text:p>
          </table:table-cell>
          <table:table-cell office:value-type="string" table:style-name="ce15">
            <text:p>rhun_man2</text:p>
          </table:table-cell>
          <table:table-cell table:style-name="ce16"/>
          <table:table-cell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table:style-name="ce8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hun_horse_archer</text:p>
          </table:table-cell>
          <table:table-cell office:value-type="string" table:style-name="ce9">
            <text:p>Rhun_Horse_Archer</text:p>
          </table:table-cell>
          <table:table-cell office:value-type="string" table:style-name="ce9">
            <text:p>Rhun_Horse_Archers</text:p>
          </table:table-cell>
          <table:table-cell office:value-type="string" table:style-name="ce10">
            <text:p>tf_evil_man| tf_mounted| tfg_boots| tfg_armor| tfg_ranged| tfg_hors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rhun</text:p>
          </table:table-cell>
          <table:table-cell office:value-type="string" table:style-name="ce13">
            <text:p>itm_rhun_helm_k,itm_rhun_helm_l,</text:p>
          </table:table-cell>
          <table:table-cell office:value-type="string" table:style-name="ce13">
            <text:p>itm_rhun_armor_a,itm_rhun_armor_b,itm_rhun_armor_d,</text:p>
          </table:table-cell>
          <table:table-cell table:style-name="ce13"/>
          <table:table-cell office:value-type="string" table:style-name="ce13">
            <text:p>itm_furry_boots,</text:p>
          </table:table-cell>
          <table:table-cell office:value-type="string" table:style-name="ce13">
            <text:p>itm_arrows,itm_nomad_bow,</text:p>
          </table:table-cell>
          <table:table-cell office:value-type="string" table:style-name="ce13">
            <text:p>itm_rhun_sword,</text:p>
          </table:table-cell>
          <table:table-cell office:value-type="string" table:style-name="ce13">
            <text:p>itm_rhun_horse_a,itm_rhun_horse_b,</text:p>
          </table:table-cell>
          <table:table-cell office:value-type="string" table:style-name="ce14">
            <text:p>attr_evil_tier_3</text:p>
          </table:table-cell>
          <table:table-cell office:value-type="string" table:style-name="ce14">
            <text:p>wp_tier_3</text:p>
          </table:table-cell>
          <table:table-cell office:value-type="string" table:style-name="ce14">
            <text:p>knows_riding_5|knows_power_draw_3|knows_ironflesh_1|knows_horse_archery_4|knows_power_throw_1</text:p>
          </table:table-cell>
          <table:table-cell office:value-type="string" table:style-name="ce15">
            <text:p>rhun_man1</text:p>
          </table:table-cell>
          <table:table-cell office:value-type="string" table:style-name="ce15">
            <text:p>rhun_man2</text:p>
          </table:table-cell>
          <table:table-cell table:style-name="ce16"/>
          <table:table-cell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table:style-name="ce8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hun_veteran_horse_archer</text:p>
          </table:table-cell>
          <table:table-cell office:value-type="string" table:style-name="ce9">
            <text:p>Rhun_Veteran_Horse_Archer</text:p>
          </table:table-cell>
          <table:table-cell office:value-type="string" table:style-name="ce9">
            <text:p>Rhun_Veteran_Horse_Archers</text:p>
          </table:table-cell>
          <table:table-cell office:value-type="string" table:style-name="ce10">
            <text:p>tf_evil_man| tf_mounted| tfg_boots| tfg_armor| tfg_ranged| tfg_horse| tfg_shield|tfg_helm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rhun</text:p>
          </table:table-cell>
          <table:table-cell office:value-type="string" table:style-name="ce13">
            <text:p>itm_rhun_helm_k,itm_rhun_helm_l,itm_rhun_helm_m,</text:p>
          </table:table-cell>
          <table:table-cell office:value-type="string" table:style-name="ce13">
            <text:p>itm_rhun_armor_j,itm_rhun_armor_n,itm_rhun_armor_m,</text:p>
          </table:table-cell>
          <table:table-cell table:style-name="ce13"/>
          <table:table-cell office:value-type="string" table:style-name="ce13">
            <text:p>itm_furry_boots,</text:p>
          </table:table-cell>
          <table:table-cell office:value-type="string" table:style-name="ce13">
            <text:p>itm_arrows,itm_nomad_bow,</text:p>
          </table:table-cell>
          <table:table-cell office:value-type="string" table:style-name="ce13">
            <text:p>itm_rhun_sword,</text:p>
          </table:table-cell>
          <table:table-cell office:value-type="string" table:style-name="ce13">
            <text:p>itm_rhun_horse_a,itm_rhun_horse_b,</text:p>
          </table:table-cell>
          <table:table-cell office:value-type="string" table:style-name="ce14">
            <text:p>attr_evil_tier_4</text:p>
          </table:table-cell>
          <table:table-cell office:value-type="string" table:style-name="ce14">
            <text:p>wp_tier_4</text:p>
          </table:table-cell>
          <table:table-cell office:value-type="string" table:style-name="ce14">
            <text:p>knows_riding_6|knows_power_draw_4|knows_power_strike_1|knows_ironflesh_2|knows_horse_archery_5|knows_power_throw_3</text:p>
          </table:table-cell>
          <table:table-cell office:value-type="string" table:style-name="ce15">
            <text:p>rhun_man1</text:p>
          </table:table-cell>
          <table:table-cell office:value-type="string" table:style-name="ce15">
            <text:p>rhun_man2</text:p>
          </table:table-cell>
          <table:table-cell table:style-name="ce16"/>
          <table:table-cell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table:style-name="ce8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fell_balchoth_horse_archer</text:p>
          </table:table-cell>
          <table:table-cell office:value-type="string" table:style-name="ce9">
            <text:p>Balchoth_Horse_Archer</text:p>
          </table:table-cell>
          <table:table-cell office:value-type="string" table:style-name="ce9">
            <text:p>Balchoth_Horse_Archers</text:p>
          </table:table-cell>
          <table:table-cell office:value-type="string" table:style-name="ce10">
            <text:p>tf_evil_man| tf_mounted| tfg_boots| tfg_armor| tfg_horse| tfg_ranged| tfg_shield|tfg_helm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rhun</text:p>
          </table:table-cell>
          <table:table-cell office:value-type="string" table:style-name="ce13">
            <text:p>itm_rhun_helm_l,itm_rhun_helm_i,itm_rhun_helm_j,</text:p>
          </table:table-cell>
          <table:table-cell office:value-type="string" table:style-name="ce13">
            <text:p>itm_rhun_armor_o,itm_rhun_armor_n,itm_rhun_armor_m,</text:p>
          </table:table-cell>
          <table:table-cell table:style-name="ce13"/>
          <table:table-cell office:value-type="string" table:style-name="ce13">
            <text:p>itm_furry_boots,</text:p>
          </table:table-cell>
          <table:table-cell office:value-type="string" table:style-name="ce13">
            <text:p>itm_arrows,itm_nomad_bow,</text:p>
          </table:table-cell>
          <table:table-cell office:value-type="string" table:style-name="ce13">
            <text:p>itm_rhun_sword,itm_rhun_bull1_shield,itm_rhun_bull2_shield,</text:p>
          </table:table-cell>
          <table:table-cell office:value-type="string" table:style-name="ce13">
            <text:p>itm_rhun_horse_d,itm_rhun_horse_b,</text:p>
          </table:table-cell>
          <table:table-cell office:value-type="string" table:style-name="ce14">
            <text:p>attr_evil_tier_5</text:p>
          </table:table-cell>
          <table:table-cell office:value-type="string" table:style-name="ce14">
            <text:p>wp_tier_5</text:p>
          </table:table-cell>
          <table:table-cell office:value-type="string" table:style-name="ce14">
            <text:p>knows_riding_6|knows_power_strike_2|knows_power_draw_5|knows_power_throw_4|knows_ironflesh_2|knows_horse_archery_6</text:p>
          </table:table-cell>
          <table:table-cell office:value-type="string" table:style-name="ce15">
            <text:p>rhun_man1</text:p>
          </table:table-cell>
          <table:table-cell office:value-type="string" table:style-name="ce15">
            <text:p>rhun_man2</text:p>
          </table:table-cell>
          <table:table-cell table:style-name="ce16"/>
          <table:table-cell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table:style-name="ce8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hun_swift_horseman</text:p>
          </table:table-cell>
          <table:table-cell office:value-type="string" table:style-name="ce9">
            <text:p>Rhun_Swift_Horseman</text:p>
          </table:table-cell>
          <table:table-cell office:value-type="string" table:style-name="ce9">
            <text:p>Rhun_Swift_Horsemen</text:p>
          </table:table-cell>
          <table:table-cell office:value-type="string" table:style-name="ce10">
            <text:p>tf_evil_man| tf_mounted| tfg_boots| tfg_armor| tfg_ranged| tfg_hors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rhun</text:p>
          </table:table-cell>
          <table:table-cell office:value-type="string" table:style-name="ce13">
            <text:p>itm_rhun_helm_g,itm_rhun_helm_h,</text:p>
          </table:table-cell>
          <table:table-cell office:value-type="string" table:style-name="ce13">
            <text:p>itm_rhun_armor_a,itm_rhun_armor_d,</text:p>
          </table:table-cell>
          <table:table-cell table:style-name="ce13"/>
          <table:table-cell office:value-type="string" table:style-name="ce13">
            <text:p>itm_furry_boots,</text:p>
          </table:table-cell>
          <table:table-cell office:value-type="string" table:style-name="ce13">
            <text:p>itm_rhun_sword,itm_light_lance,</text:p>
          </table:table-cell>
          <table:table-cell table:style-name="ce13"/>
          <table:table-cell office:value-type="string" table:style-name="ce13">
            <text:p>itm_rhun_horse_a,itm_rhun_horse_b,</text:p>
          </table:table-cell>
          <table:table-cell office:value-type="string" table:style-name="ce14">
            <text:p>attr_evil_tier_3</text:p>
          </table:table-cell>
          <table:table-cell office:value-type="string" table:style-name="ce14">
            <text:p>wp_tier_3</text:p>
          </table:table-cell>
          <table:table-cell office:value-type="string" table:style-name="ce14">
            <text:p>knows_common|knows_riding_5|knows_power_draw_4|knows_ironflesh_1|knows_power_throw_1</text:p>
          </table:table-cell>
          <table:table-cell office:value-type="string" table:style-name="ce15">
            <text:p>rhun_man1</text:p>
          </table:table-cell>
          <table:table-cell office:value-type="string" table:style-name="ce15">
            <text:p>rhun_man2</text:p>
          </table:table-cell>
          <table:table-cell table:style-name="ce16"/>
          <table:table-cell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table:style-name="ce8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hun_veteran_swift_horseman</text:p>
          </table:table-cell>
          <table:table-cell office:value-type="string" table:style-name="ce9">
            <text:p>Rhun_Veteran_Swift_Horseman</text:p>
          </table:table-cell>
          <table:table-cell office:value-type="string" table:style-name="ce9">
            <text:p>Rhun_Veteran_Swift_Horsemen</text:p>
          </table:table-cell>
          <table:table-cell office:value-type="string" table:style-name="ce10">
            <text:p>tf_evil_man| tf_mounted| tfg_boots| tfg_armor| tfg_horse| tfg_shield|tfg_helm|tfg_polearm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rhun</text:p>
          </table:table-cell>
          <table:table-cell office:value-type="string" table:style-name="ce13">
            <text:p>itm_rhun_helm_a,itm_rhun_helm_b,itm_rhun_helm_j,</text:p>
          </table:table-cell>
          <table:table-cell office:value-type="string" table:style-name="ce13">
            <text:p>itm_rhun_armor_j,itm_rhun_armor_n,itm_rhun_armor_m,</text:p>
          </table:table-cell>
          <table:table-cell table:style-name="ce13"/>
          <table:table-cell office:value-type="string" table:style-name="ce13">
            <text:p>itm_furry_boots,</text:p>
          </table:table-cell>
          <table:table-cell office:value-type="string" table:style-name="ce13">
            <text:p>itm_rhun_sword,itm_light_lance,</text:p>
          </table:table-cell>
          <table:table-cell office:value-type="string" table:style-name="ce13">
            <text:p>itm_rhun_bull1_shield,</text:p>
          </table:table-cell>
          <table:table-cell office:value-type="string" table:style-name="ce13">
            <text:p>itm_rhun_horse_d,itm_rhun_horse_b,</text:p>
          </table:table-cell>
          <table:table-cell office:value-type="string" table:style-name="ce14">
            <text:p>attr_evil_tier_4</text:p>
          </table:table-cell>
          <table:table-cell office:value-type="string" table:style-name="ce14">
            <text:p>wp_tier_4</text:p>
          </table:table-cell>
          <table:table-cell office:value-type="string" table:style-name="ce14">
            <text:p>knows_riding_6|knows_power_strike_2|knows_power_draw_2|knows_power_throw_2|knows_ironflesh_2|knows_horse_archery_1</text:p>
          </table:table-cell>
          <table:table-cell office:value-type="string" table:style-name="ce15">
            <text:p>rhun_man1</text:p>
          </table:table-cell>
          <table:table-cell office:value-type="string" table:style-name="ce15">
            <text:p>rhun_man2</text:p>
          </table:table-cell>
          <table:table-cell table:style-name="ce16"/>
          <table:table-cell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table:style-name="ce8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falcon_horseman</text:p>
          </table:table-cell>
          <table:table-cell office:value-type="string" table:style-name="ce9">
            <text:p>Falcon_Horseman</text:p>
          </table:table-cell>
          <table:table-cell office:value-type="string" table:style-name="ce9">
            <text:p>Falcon_Horsemen</text:p>
          </table:table-cell>
          <table:table-cell office:value-type="string" table:style-name="ce10">
            <text:p>tf_evil_man| tf_mounted| tfg_boots| tfg_helm|tfg_armor| tfg_horse| tfg_shield|tfg_polearm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rhun</text:p>
          </table:table-cell>
          <table:table-cell office:value-type="string" table:style-name="ce13">
            <text:p>itm_rhun_helm_a,itm_rhun_helm_b,itm_rhun_helm_j,</text:p>
          </table:table-cell>
          <table:table-cell office:value-type="string" table:style-name="ce13">
            <text:p>itm_rhun_armor_g,itm_rhun_armor_h,</text:p>
          </table:table-cell>
          <table:table-cell table:style-name="ce13"/>
          <table:table-cell office:value-type="string" table:style-name="ce13">
            <text:p>itm_furry_boots,</text:p>
          </table:table-cell>
          <table:table-cell office:value-type="string" table:style-name="ce13">
            <text:p>itm_rhun_sword,itm_light_lance,</text:p>
          </table:table-cell>
          <table:table-cell office:value-type="string" table:style-name="ce13">
            <text:p>itm_rhun_bull1_shield,</text:p>
          </table:table-cell>
          <table:table-cell office:value-type="string" table:style-name="ce13">
            <text:p>itm_rhun_horse_e,itm_rhun_horse_f,</text:p>
          </table:table-cell>
          <table:table-cell office:value-type="string" table:style-name="ce14">
            <text:p>attr_evil_tier_5</text:p>
          </table:table-cell>
          <table:table-cell office:value-type="string" table:style-name="ce14">
            <text:p>wp_tier_5</text:p>
          </table:table-cell>
          <table:table-cell office:value-type="string" table:style-name="ce14">
            <text:p>knows_riding_6|knows_power_strike_3|knows_power_draw_2|knows_power_throw_2|knows_ironflesh_2</text:p>
          </table:table-cell>
          <table:table-cell office:value-type="string" table:style-name="ce15">
            <text:p>rhun_man1</text:p>
          </table:table-cell>
          <table:table-cell office:value-type="string" table:style-name="ce15">
            <text:p>rhun_man2</text:p>
          </table:table-cell>
          <table:table-cell table:style-name="ce16"/>
          <table:table-cell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table:style-name="ce8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hun_tribal_warrior</text:p>
          </table:table-cell>
          <table:table-cell office:value-type="string" table:style-name="ce9">
            <text:p>Rhun_Tribal_Warrior</text:p>
          </table:table-cell>
          <table:table-cell office:value-type="string" table:style-name="ce9">
            <text:p>Rhun_Tribal_Warriors</text:p>
          </table:table-cell>
          <table:table-cell office:value-type="string" table:style-name="ce10">
            <text:p>tf_evil_man| tfg_boots| tfg_armor| tfg_shield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rhun</text:p>
          </table:table-cell>
          <table:table-cell table:style-name="ce13"/>
          <table:table-cell office:value-type="string" table:style-name="ce13">
            <text:p>itm_rhun_armor_a,itm_rhun_armor_b,</text:p>
          </table:table-cell>
          <table:table-cell table:style-name="ce13"/>
          <table:table-cell office:value-type="string" table:style-name="ce13">
            <text:p>itm_furry_boots,</text:p>
          </table:table-cell>
          <table:table-cell office:value-type="string" table:style-name="ce13">
            <text:p>itm_rhun_falchion,itm_rhun_shortsword,</text:p>
          </table:table-cell>
          <table:table-cell office:value-type="string" table:style-name="ce13">
            <text:p>itm_rhun_shield,</text:p>
          </table:table-cell>
          <table:table-cell table:style-name="ce13"/>
          <table:table-cell office:value-type="string" table:style-name="ce14">
            <text:p>attr_evil_tier_2</text:p>
          </table:table-cell>
          <table:table-cell office:value-type="string" table:style-name="ce14">
            <text:p>wp_tier_2</text:p>
          </table:table-cell>
          <table:table-cell office:value-type="string" table:style-name="ce14">
            <text:p>knows_common</text:p>
          </table:table-cell>
          <table:table-cell office:value-type="string" table:style-name="ce15">
            <text:p>rhun_man1</text:p>
          </table:table-cell>
          <table:table-cell office:value-type="string" table:style-name="ce15">
            <text:p>rhun_man2</text:p>
          </table:table-cell>
          <table:table-cell table:style-name="ce16"/>
          <table:table-cell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table:style-name="ce8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hun_tribal_infantry</text:p>
          </table:table-cell>
          <table:table-cell office:value-type="string" table:style-name="ce9">
            <text:p>Rhun_Tribal_Infantryman</text:p>
          </table:table-cell>
          <table:table-cell office:value-type="string" table:style-name="ce9">
            <text:p>Rhun_Tribal_Infantry</text:p>
          </table:table-cell>
          <table:table-cell office:value-type="string" table:style-name="ce10">
            <text:p>tf_evil_man| tfg_boots| tfg_armor| tfg_shield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rhun</text:p>
          </table:table-cell>
          <table:table-cell office:value-type="string" table:style-name="ce13">
            <text:p>itm_rhun_helm_k,itm_rhun_helm_l,itm_rhun_helm_m,</text:p>
          </table:table-cell>
          <table:table-cell office:value-type="string" table:style-name="ce13">
            <text:p>itm_rhun_armor_a,itm_rhun_armor_b,itm_rhun_armor_d,</text:p>
          </table:table-cell>
          <table:table-cell table:style-name="ce13"/>
          <table:table-cell office:value-type="string" table:style-name="ce13">
            <text:p>itm_furry_boots,</text:p>
          </table:table-cell>
          <table:table-cell office:value-type="string" table:style-name="ce13">
            <text:p>itm_rhun_glaive,itm_rhun_greatfalchion,</text:p>
          </table:table-cell>
          <table:table-cell office:value-type="string" table:style-name="ce13">
            <text:p>itm_rhun_shield,</text:p>
          </table:table-cell>
          <table:table-cell table:style-name="ce13"/>
          <table:table-cell office:value-type="string" table:style-name="ce14">
            <text:p>attr_evil_tier_3</text:p>
          </table:table-cell>
          <table:table-cell office:value-type="string" table:style-name="ce14">
            <text:p>wp_tier_3</text:p>
          </table:table-cell>
          <table:table-cell office:value-type="string" table:style-name="ce14">
            <text:p>knows_athletics_1|knows_ironflesh_1|knows_power_strike_1|knows_shield_2</text:p>
          </table:table-cell>
          <table:table-cell office:value-type="string" table:style-name="ce15">
            <text:p>rhun_man1</text:p>
          </table:table-cell>
          <table:table-cell office:value-type="string" table:style-name="ce15">
            <text:p>rhun_man2</text:p>
          </table:table-cell>
          <table:table-cell table:style-name="ce16"/>
          <table:table-cell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table:style-name="ce8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hun_vet_infantry</text:p>
          </table:table-cell>
          <table:table-cell office:value-type="string" table:style-name="ce9">
            <text:p>Rhun_Veteran_Infantryman</text:p>
          </table:table-cell>
          <table:table-cell office:value-type="string" table:style-name="ce9">
            <text:p>Rhun_Veteran_Infantry</text:p>
          </table:table-cell>
          <table:table-cell office:value-type="string" table:style-name="ce10">
            <text:p>tf_evil_man| tfg_shield| tfg_boots| tfg_armor| tfg_helm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rhun</text:p>
          </table:table-cell>
          <table:table-cell office:value-type="string" table:style-name="ce13">
            <text:p>itm_rhun_helm_c,itm_rhun_helm_e,itm_rhun_helm_i,</text:p>
          </table:table-cell>
          <table:table-cell office:value-type="string" table:style-name="ce13">
            <text:p>itm_rhun_armor_j,itm_rhun_armor_b,itm_rhun_armor_d,</text:p>
          </table:table-cell>
          <table:table-cell table:style-name="ce13"/>
          <table:table-cell office:value-type="string" table:style-name="ce13">
            <text:p>itm_furry_boots,</text:p>
          </table:table-cell>
          <table:table-cell office:value-type="string" table:style-name="ce13">
            <text:p>itm_rhun_falchion,itm_rhun_glaive,itm_rhun_greatfalchion,itm_rhun_battleaxe,</text:p>
          </table:table-cell>
          <table:table-cell office:value-type="string" table:style-name="ce13">
            <text:p>itm_rhun_shield,</text:p>
          </table:table-cell>
          <table:table-cell table:style-name="ce13"/>
          <table:table-cell office:value-type="string" table:style-name="ce14">
            <text:p>attr_evil_tier_4</text:p>
          </table:table-cell>
          <table:table-cell office:value-type="string" table:style-name="ce14">
            <text:p>wp_tier_4</text:p>
          </table:table-cell>
          <table:table-cell office:value-type="string" table:style-name="ce14">
            <text:p>knows_athletics_2|knows_ironflesh_2|knows_power_strike_2|knows_shield_2</text:p>
          </table:table-cell>
          <table:table-cell office:value-type="string" table:style-name="ce15">
            <text:p>rhun_man1</text:p>
          </table:table-cell>
          <table:table-cell office:value-type="string" table:style-name="ce15">
            <text:p>rhun_man2</text:p>
          </table:table-cell>
          <table:table-cell table:style-name="ce16"/>
          <table:table-cell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table:style-name="ce8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infantry_of_the_ox</text:p>
          </table:table-cell>
          <table:table-cell office:value-type="string" table:style-name="ce9">
            <text:p>Infantryman_of_the_Ox</text:p>
          </table:table-cell>
          <table:table-cell office:value-type="string" table:style-name="ce9">
            <text:p>Infantry_of_the_Ox</text:p>
          </table:table-cell>
          <table:table-cell office:value-type="string" table:style-name="ce10">
            <text:p>tf_evil_man| tfg_shield| tfg_boots| tfg_armor| tfg_helm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rhun</text:p>
          </table:table-cell>
          <table:table-cell office:value-type="string" table:style-name="ce13">
            <text:p>itm_rhun_helm_a,itm_rhun_helm_b,itm_rhun_helm_j,</text:p>
          </table:table-cell>
          <table:table-cell office:value-type="string" table:style-name="ce13">
            <text:p>itm_rhun_armor_g,itm_rhun_armor_h,</text:p>
          </table:table-cell>
          <table:table-cell table:style-name="ce13"/>
          <table:table-cell office:value-type="string" table:style-name="ce13">
            <text:p>itm_furry_boots,</text:p>
          </table:table-cell>
          <table:table-cell office:value-type="string" table:style-name="ce13">
            <text:p>itm_rhun_falchion,itm_rhun_greataxe,itm_rhun_battleaxe,itm_rhun_greatsword,</text:p>
          </table:table-cell>
          <table:table-cell office:value-type="string" table:style-name="ce13">
            <text:p>itm_rhun_bull2_shield,</text:p>
          </table:table-cell>
          <table:table-cell table:style-name="ce13"/>
          <table:table-cell office:value-type="string" table:style-name="ce14">
            <text:p>attr_evil_tier_5</text:p>
          </table:table-cell>
          <table:table-cell office:value-type="string" table:style-name="ce14">
            <text:p>wp_tier_5</text:p>
          </table:table-cell>
          <table:table-cell office:value-type="string" table:style-name="ce14">
            <text:p>knows_athletics_3|knows_shield_2|knows_ironflesh_3|knows_power_strike_3</text:p>
          </table:table-cell>
          <table:table-cell office:value-type="string" table:style-name="ce15">
            <text:p>rhun_man1</text:p>
          </table:table-cell>
          <table:table-cell office:value-type="string" table:style-name="ce15">
            <text:p>rhun_man2</text:p>
          </table:table-cell>
          <table:table-cell table:style-name="ce16"/>
          <table:table-cell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table:style-name="ce8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hun_light_horseman</text:p>
          </table:table-cell>
          <table:table-cell office:value-type="string" table:style-name="ce9">
            <text:p>Rhun_Light_Horseman</text:p>
          </table:table-cell>
          <table:table-cell office:value-type="string" table:style-name="ce9">
            <text:p>Rhun_Light_Horsemen</text:p>
          </table:table-cell>
          <table:table-cell office:value-type="string" table:style-name="ce10">
            <text:p>tf_evil_man| tf_mounted| tfg_boots| tfg_armor| tfg_hors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rhun</text:p>
          </table:table-cell>
          <table:table-cell table:style-name="ce13"/>
          <table:table-cell office:value-type="string" table:style-name="ce13">
            <text:p>itm_rhun_armor_a,itm_rhun_armor_b,itm_rhun_armor_d,</text:p>
          </table:table-cell>
          <table:table-cell table:style-name="ce13"/>
          <table:table-cell office:value-type="string" table:style-name="ce13">
            <text:p>itm_furry_boots,</text:p>
          </table:table-cell>
          <table:table-cell office:value-type="string" table:style-name="ce13">
            <text:p>itm_rhun_sword,</text:p>
          </table:table-cell>
          <table:table-cell table:style-name="ce13"/>
          <table:table-cell office:value-type="string" table:style-name="ce13">
            <text:p>itm_rhun_horse_a,itm_rhun_horse_b,</text:p>
          </table:table-cell>
          <table:table-cell office:value-type="string" table:style-name="ce14">
            <text:p>attr_evil_tier_2</text:p>
          </table:table-cell>
          <table:table-cell office:value-type="string" table:style-name="ce14">
            <text:p>wp_tier_2</text:p>
          </table:table-cell>
          <table:table-cell office:value-type="string" table:style-name="ce14">
            <text:p>knows_common|knows_riding_4|knows_power_draw_3|knows_power_throw_1|knows_horse_archery_3</text:p>
          </table:table-cell>
          <table:table-cell office:value-type="string" table:style-name="ce15">
            <text:p>rhun_man1</text:p>
          </table:table-cell>
          <table:table-cell office:value-type="string" table:style-name="ce15">
            <text:p>rhun_man2</text:p>
          </table:table-cell>
          <table:table-cell table:style-name="ce16"/>
          <table:table-cell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table:style-name="ce8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hun_light_cavalry</text:p>
          </table:table-cell>
          <table:table-cell office:value-type="string" table:style-name="ce9">
            <text:p>Rhun_Light_Cavalryman</text:p>
          </table:table-cell>
          <table:table-cell office:value-type="string" table:style-name="ce9">
            <text:p>Rhun_Light_Cavalry</text:p>
          </table:table-cell>
          <table:table-cell office:value-type="string" table:style-name="ce10">
            <text:p>tf_evil_man| tf_mounted| tfg_boots| tfg_armor| tfg_hors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rhun</text:p>
          </table:table-cell>
          <table:table-cell office:value-type="string" table:style-name="ce13">
            <text:p>itm_rhun_helm_c,itm_rhun_helm_e,</text:p>
          </table:table-cell>
          <table:table-cell office:value-type="string" table:style-name="ce13">
            <text:p>itm_rhun_armor_j,itm_rhun_armor_n,itm_rhun_armor_m,</text:p>
          </table:table-cell>
          <table:table-cell table:style-name="ce13"/>
          <table:table-cell office:value-type="string" table:style-name="ce13">
            <text:p>itm_furry_boots,</text:p>
          </table:table-cell>
          <table:table-cell office:value-type="string" table:style-name="ce13">
            <text:p>itm_rhun_sword,</text:p>
          </table:table-cell>
          <table:table-cell table:style-name="ce13"/>
          <table:table-cell office:value-type="string" table:style-name="ce13">
            <text:p>itm_rhun_horse_b,itm_rhun_horse_d,</text:p>
          </table:table-cell>
          <table:table-cell office:value-type="string" table:style-name="ce14">
            <text:p>attr_evil_tier_3</text:p>
          </table:table-cell>
          <table:table-cell office:value-type="string" table:style-name="ce14">
            <text:p>wp_tier_3</text:p>
          </table:table-cell>
          <table:table-cell office:value-type="string" table:style-name="ce14">
            <text:p>knows_common|knows_riding_5|knows_power_draw_4|knows_power_strike_1|knows_ironflesh_1|knows_power_throw_1</text:p>
          </table:table-cell>
          <table:table-cell office:value-type="string" table:style-name="ce15">
            <text:p>rhun_man1</text:p>
          </table:table-cell>
          <table:table-cell office:value-type="string" table:style-name="ce15">
            <text:p>rhun_man2</text:p>
          </table:table-cell>
          <table:table-cell table:style-name="ce16"/>
          <table:table-cell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table:style-name="ce8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hun_noble_cavalry</text:p>
          </table:table-cell>
          <table:table-cell office:value-type="string" table:style-name="ce9">
            <text:p>Rhun_Noble_Cavalryman</text:p>
          </table:table-cell>
          <table:table-cell office:value-type="string" table:style-name="ce9">
            <text:p>Rhun_Noble_Cavalry</text:p>
          </table:table-cell>
          <table:table-cell office:value-type="string" table:style-name="ce10">
            <text:p>tf_evil_man| tf_mounted| tfg_boots| tfg_armor| tfg_horse| tfg_shield|tfg_helm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rhun</text:p>
          </table:table-cell>
          <table:table-cell office:value-type="string" table:style-name="ce13">
            <text:p>itm_rhun_helm_g,itm_rhun_helm_h,</text:p>
          </table:table-cell>
          <table:table-cell office:value-type="string" table:style-name="ce13">
            <text:p>itm_rhun_armor_n,itm_rhun_armor_h,itm_rhun_armor_g,</text:p>
          </table:table-cell>
          <table:table-cell table:style-name="ce13"/>
          <table:table-cell office:value-type="string" table:style-name="ce13">
            <text:p>itm_furry_boots,</text:p>
          </table:table-cell>
          <table:table-cell office:value-type="string" table:style-name="ce13">
            <text:p>itm_rhun_sword,</text:p>
          </table:table-cell>
          <table:table-cell office:value-type="string" table:style-name="ce13">
            <text:p>itm_rhun_bull1_shield,itm_rhun_bull2_shield,</text:p>
          </table:table-cell>
          <table:table-cell office:value-type="string" table:style-name="ce13">
            <text:p>itm_rhun_horse_b,itm_rhun_horse_e,itm_rhun_horse_f,</text:p>
          </table:table-cell>
          <table:table-cell office:value-type="string" table:style-name="ce14">
            <text:p>attr_evil_tier_4</text:p>
          </table:table-cell>
          <table:table-cell office:value-type="string" table:style-name="ce14">
            <text:p>wp_tier_4</text:p>
          </table:table-cell>
          <table:table-cell office:value-type="string" table:style-name="ce14">
            <text:p>knows_riding_6|knows_power_strike_2|knows_power_draw_2|knows_power_throw_2|knows_ironflesh_2|knows_horse_archery_1</text:p>
          </table:table-cell>
          <table:table-cell office:value-type="string" table:style-name="ce15">
            <text:p>rhun_man1</text:p>
          </table:table-cell>
          <table:table-cell office:value-type="string" table:style-name="ce15">
            <text:p>rhun_man2</text:p>
          </table:table-cell>
          <table:table-cell table:style-name="ce16"/>
          <table:table-cell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table:style-name="ce8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hun_heavy_noble_cavalry</text:p>
          </table:table-cell>
          <table:table-cell office:value-type="string" table:style-name="ce9">
            <text:p>Rhun_Heavy_Noble_Cavalryman</text:p>
          </table:table-cell>
          <table:table-cell office:value-type="string" table:style-name="ce9">
            <text:p>Rhun_Heavy_Noble_Cavalry</text:p>
          </table:table-cell>
          <table:table-cell office:value-type="string" table:style-name="ce10">
            <text:p>tf_evil_man| tf_mounted| tfg_boots| tfg_armor| tfg_horse| tfg_shield|tfg_helm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rhun</text:p>
          </table:table-cell>
          <table:table-cell office:value-type="string" table:style-name="ce13">
            <text:p>itm_rhun_helm_b,itm_rhun_helm_g,</text:p>
          </table:table-cell>
          <table:table-cell office:value-type="string" table:style-name="ce13">
            <text:p>itm_rhun_armor_p,itm_rhun_armor_k,</text:p>
          </table:table-cell>
          <table:table-cell table:style-name="ce13"/>
          <table:table-cell office:value-type="string" table:style-name="ce13">
            <text:p>itm_furry_boots,</text:p>
          </table:table-cell>
          <table:table-cell office:value-type="string" table:style-name="ce13">
            <text:p>itm_rhun_sword,itm_rhun_greatsword,</text:p>
          </table:table-cell>
          <table:table-cell office:value-type="string" table:style-name="ce13">
            <text:p>itm_rhun_bull3_shield,</text:p>
          </table:table-cell>
          <table:table-cell office:value-type="string" table:style-name="ce13">
            <text:p>itm_rhun_horse_g,itm_rhun_horse_h,</text:p>
          </table:table-cell>
          <table:table-cell office:value-type="string" table:style-name="ce14">
            <text:p>attr_evil_tier_5</text:p>
          </table:table-cell>
          <table:table-cell office:value-type="string" table:style-name="ce14">
            <text:p>wp_tier_5</text:p>
          </table:table-cell>
          <table:table-cell office:value-type="string" table:style-name="ce14">
            <text:p>knows_riding_6|knows_power_strike_3|knows_power_draw_2|knows_power_throw_2|knows_ironflesh_2|knows_horse_archery_1</text:p>
          </table:table-cell>
          <table:table-cell office:value-type="string" table:style-name="ce15">
            <text:p>rhun_man1</text:p>
          </table:table-cell>
          <table:table-cell office:value-type="string" table:style-name="ce15">
            <text:p>rhun_man2</text:p>
          </table:table-cell>
          <table:table-cell table:style-name="ce16"/>
          <table:table-cell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table:style-name="ce8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dorwinion_noble_of_rhun</text:p>
          </table:table-cell>
          <table:table-cell office:value-type="string" table:style-name="ce9">
            <text:p>Dorwinion_Noble_of_Rhun</text:p>
          </table:table-cell>
          <table:table-cell office:value-type="string" table:style-name="ce9">
            <text:p>Dorwinion_Nobles_of_Rhun</text:p>
          </table:table-cell>
          <table:table-cell office:value-type="string" table:style-name="ce10">
            <text:p>tf_evil_man| tf_mounted| tfg_boots| tfg_armor| tfg_horse| tfg_shield|tfg_helm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rhun</text:p>
          </table:table-cell>
          <table:table-cell office:value-type="string" table:style-name="ce13">
            <text:p>itm_rhun_helm_n,itm_rhun_helm_o,</text:p>
          </table:table-cell>
          <table:table-cell office:value-type="string" table:style-name="ce13">
            <text:p>itm_rhun_armor_p,itm_rhun_armor_k,</text:p>
          </table:table-cell>
          <table:table-cell table:style-name="ce13"/>
          <table:table-cell office:value-type="string" table:style-name="ce13">
            <text:p>itm_furry_boots,</text:p>
          </table:table-cell>
          <table:table-cell office:value-type="string" table:style-name="ce13">
            <text:p>itm_rhun_sword,itm_rhun_greatfalchion,</text:p>
          </table:table-cell>
          <table:table-cell office:value-type="string" table:style-name="ce13">
            <text:p>itm_rhun_bull3_shield,</text:p>
          </table:table-cell>
          <table:table-cell office:value-type="string" table:style-name="ce13">
            <text:p>itm_rhun_horse_g,itm_rhun_horse_h,</text:p>
          </table:table-cell>
          <table:table-cell office:value-type="string" table:style-name="ce14">
            <text:p>attr_evil_tier_6</text:p>
          </table:table-cell>
          <table:table-cell office:value-type="string" table:style-name="ce14">
            <text:p>wp_tier_6</text:p>
          </table:table-cell>
          <table:table-cell office:value-type="string" table:style-name="ce14">
            <text:p>knows_riding_7|knows_power_strike_4|knows_power_draw_2|knows_power_throw_2|knows_ironflesh_2|knows_horse_archery_1</text:p>
          </table:table-cell>
          <table:table-cell office:value-type="string" table:style-name="ce15">
            <text:p>rhun_man1</text:p>
          </table:table-cell>
          <table:table-cell office:value-type="string" table:style-name="ce15">
            <text:p>rhun_man2</text:p>
          </table:table-cell>
          <table:table-cell table:style-name="ce16"/>
          <table:table-cell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table:style-name="ce8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6363"/>
        </table:table-row>
        <table:table-row table:style-name="ro1">
          <table:table-cell table:number-columns-repeated="20" table:style-name="ce8"/>
          <table:table-cell office:value-type="string" office:string-value="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table:style-name="ce6"/>
          <table:table-cell table:number-columns-repeated="16363"/>
        </table:table-row>
        <table:table-row table:style-name="ro1">
          <table:table-cell office:value-type="string" table:style-name="ce7">
            <text:p>Dwarves</text:p>
          </table:table-cell>
          <table:table-cell table:number-columns-repeated="19" table:style-name="ce8"/>
          <table:table-cell office:value-type="string" office:string-value="#Dwarves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table:style-name="ce8">
            <text:p>#Dwarves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dwarven_apprentice</text:p>
          </table:table-cell>
          <table:table-cell office:value-type="string" table:style-name="ce9">
            <text:p>Apprentice-dwarf</text:p>
          </table:table-cell>
          <table:table-cell office:value-type="string" table:style-name="ce9">
            <text:p>Apprentice-dwarves</text:p>
          </table:table-cell>
          <table:table-cell office:value-type="string" table:style-name="ce10">
            <text:p>tf_dwarf| tfg_armor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warf</text:p>
          </table:table-cell>
          <table:table-cell office:value-type="string" table:style-name="ce13">
            <text:p>itm_lamedon_hood,</text:p>
          </table:table-cell>
          <table:table-cell office:value-type="string" table:style-name="ce13">
            <text:p>itm_leather_dwarf_armor_b,</text:p>
          </table:table-cell>
          <table:table-cell table:style-name="ce13"/>
          <table:table-cell office:value-type="string" table:style-name="ce13">
            <text:p>itm_dwarf_pad_boots,</text:p>
          </table:table-cell>
          <table:table-cell office:value-type="string" table:style-name="ce13">
            <text:p>itm_dwarf_adz,itm_dwarf_mattock,itm_dwarf_sword_a,itm_dwarf_hand_axe,</text:p>
          </table:table-cell>
          <table:table-cell office:value-type="string" table:style-name="ce13">
            <text:p>itm_dwarf_shield_a,itm_dwarf_shield_b,</text:p>
          </table:table-cell>
          <table:table-cell table:style-name="ce13"/>
          <table:table-cell office:value-type="string" table:style-name="ce14">
            <text:p>attr_dwarf_tier_1</text:p>
          </table:table-cell>
          <table:table-cell office:value-type="string" table:style-name="ce14">
            <text:p>wp_dwarf_tier_1</text:p>
          </table:table-cell>
          <table:table-cell office:value-type="string" table:style-name="ce14">
            <text:p>knows_common_dwarf|knows_ironflesh_1|knows_power_strike_1</text:p>
          </table:table-cell>
          <table:table-cell office:value-type="string" table:style-name="ce15">
            <text:p>dwarf_face_2</text:p>
          </table:table-cell>
          <table:table-cell office:value-type="string" table:style-name="ce15">
            <text:p>dwarf_face_3</text:p>
          </table:table-cell>
          <table:table-cell table:style-name="ce16"/>
          <table:table-cell office:value-type="string" office:string-value="[&quot;dwarven_apprentice&quot;,&quot;Apprentice-dwarf&quot;,&quot;Apprentice-dwarves&quot;,tf_dwarf| tfg_armor| tfg_boots,0,0,fac_dwarf,[itm_lamedon_hood,itm_leather_dwarf_armor_b,itm_dwarf_pad_boots,itm_dwarf_adz,itm_dwarf_mattock,itm_dwarf_sword_a,itm_dwarf_hand_axe,itm_dwarf_shield_a,itm_dwarf_shield_b,],attr_dwarf_tier_1,wp_dwarf_tier_1,knows_common_dwarf|knows_ironflesh_1|knows_power_strike_1,dwarf_face_2,dwarf_face_3],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table:style-name="ce8">
            <text:p>["dwarven_apprentice","Apprentice-dwarf","Apprentice-dwarves",tf_dwarf| tfg_armor| tfg_boots,0,0,fac_dwarf,[itm_lamedon_hood,itm_leather_dwarf_armor_b,itm_dwarf_pad_boots,itm_dwarf_adz,itm_dwarf_mattock,itm_dwarf_sword_a,itm_dwarf_hand_axe,itm_dwarf_shield_a,itm_dwarf_shield_b,],attr_dwarf_tier_1,wp_dwarf_tier_1,knows_common_dwarf|knows_ironflesh_1|knows_power_strike_1,dwarf_face_2,dwarf_face_3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dwarven_warrior</text:p>
          </table:table-cell>
          <table:table-cell office:value-type="string" table:style-name="ce9">
            <text:p>Warrior-dwarf</text:p>
          </table:table-cell>
          <table:table-cell office:value-type="string" table:style-name="ce9">
            <text:p>Warrior-dwarves</text:p>
          </table:table-cell>
          <table:table-cell office:value-type="string" table:style-name="ce10">
            <text:p>tf_dwarf| tfg_armor| tfg_shield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warf</text:p>
          </table:table-cell>
          <table:table-cell office:value-type="string" table:style-name="ce13">
            <text:p>itm_dwarf_helm_a,</text:p>
          </table:table-cell>
          <table:table-cell office:value-type="string" table:style-name="ce13">
            <text:p>itm_leather_dwarf_armor,</text:p>
          </table:table-cell>
          <table:table-cell table:style-name="ce13"/>
          <table:table-cell office:value-type="string" table:style-name="ce13">
            <text:p>itm_dwarf_pad_boots,</text:p>
          </table:table-cell>
          <table:table-cell office:value-type="string" table:style-name="ce13">
            <text:p>itm_dwarf_adz,itm_dwarf_mattock,itm_dwarf_sword_a,itm_dwarf_hand_axe,</text:p>
          </table:table-cell>
          <table:table-cell office:value-type="string" table:style-name="ce13">
            <text:p>itm_dwarf_throwing_axe,itm_dwarf_shield_f,itm_dwarf_shield_j,</text:p>
          </table:table-cell>
          <table:table-cell table:style-name="ce13"/>
          <table:table-cell office:value-type="string" table:style-name="ce14">
            <text:p>attr_dwarf_tier_2</text:p>
          </table:table-cell>
          <table:table-cell office:value-type="string" table:style-name="ce14">
            <text:p>wp_dwarf_tier_2</text:p>
          </table:table-cell>
          <table:table-cell office:value-type="string" table:style-name="ce14">
            <text:p>knows_common_dwarf|knows_athletics_1|knows_power_strike_1|knows_power_throw_2|knows_ironflesh_1</text:p>
          </table:table-cell>
          <table:table-cell office:value-type="string" table:style-name="ce15">
            <text:p>dwarf_face_1</text:p>
          </table:table-cell>
          <table:table-cell office:value-type="string" table:style-name="ce15">
            <text:p>dwarf_face_2</text:p>
          </table:table-cell>
          <table:table-cell table:style-name="ce16"/>
          <table:table-cell office:value-type="string" office:string-value="[&quot;dwarven_warrior&quot;,&quot;Warrior-dwarf&quot;,&quot;Warrior-dwarves&quot;,tf_dwarf| tfg_armor| tfg_shield| tfg_helm| tfg_boots,0,0,fac_dwarf,[itm_dwarf_helm_a,itm_leather_dwarf_armor,itm_dwarf_pad_boots,itm_dwarf_adz,itm_dwarf_mattock,itm_dwarf_sword_a,itm_dwarf_hand_axe,itm_dwarf_throwing_axe,itm_dwarf_shield_f,itm_dwarf_shield_j,],attr_dwarf_tier_2,wp_dwarf_tier_2,knows_common_dwarf|knows_athletics_1|knows_power_strike_1|knows_power_throw_2|knows_ironflesh_1,dwarf_face_1,dwarf_face_2],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table:style-name="ce8">
            <text:p>["dwarven_warrior","Warrior-dwarf","Warrior-dwarves",tf_dwarf| tfg_armor| tfg_shield| tfg_helm| tfg_boots,0,0,fac_dwarf,[itm_dwarf_helm_a,itm_leather_dwarf_armor,itm_dwarf_pad_boots,itm_dwarf_adz,itm_dwarf_mattock,itm_dwarf_sword_a,itm_dwarf_hand_axe,itm_dwarf_throwing_axe,itm_dwarf_shield_f,itm_dwarf_shield_j,],attr_dwarf_tier_2,wp_dwarf_tier_2,knows_common_dwarf|knows_athletics_1|knows_power_strike_1|knows_power_throw_2|knows_ironflesh_1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dwarven_hardened_warrior</text:p>
          </table:table-cell>
          <table:table-cell office:value-type="string" table:style-name="ce9">
            <text:p>Hardened_Warrior-dwarf</text:p>
          </table:table-cell>
          <table:table-cell office:value-type="string" table:style-name="ce9">
            <text:p>Hardened_Warrior-dwarves</text:p>
          </table:table-cell>
          <table:table-cell office:value-type="string" table:style-name="ce10">
            <text:p>tf_dwarf| tfg_armor| tfg_gloves| tfg_shield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warf</text:p>
          </table:table-cell>
          <table:table-cell office:value-type="string" table:style-name="ce13">
            <text:p>itm_dwarf_helm_c,itm_dwarf_helm_h,</text:p>
          </table:table-cell>
          <table:table-cell office:value-type="string" table:style-name="ce13">
            <text:p>itm_dwarf_armor_a,</text:p>
          </table:table-cell>
          <table:table-cell table:style-name="ce13"/>
          <table:table-cell office:value-type="string" table:style-name="ce13">
            <text:p>itm_dwarf_chain_boots,</text:p>
          </table:table-cell>
          <table:table-cell office:value-type="string" table:style-name="ce13">
            <text:p>itm_dwarf_adz,itm_dwarf_mattock,itm_dwarf_sword_a,</text:p>
          </table:table-cell>
          <table:table-cell office:value-type="string" table:style-name="ce13">
            <text:p>itm_dwarf_throwing_axe,itm_dwarf_shield_g,itm_dwarf_shield_k,</text:p>
          </table:table-cell>
          <table:table-cell table:style-name="ce13"/>
          <table:table-cell office:value-type="string" table:style-name="ce14">
            <text:p>attr_dwarf_tier_3</text:p>
          </table:table-cell>
          <table:table-cell office:value-type="string" table:style-name="ce14">
            <text:p>wp_dwarf_tier_3</text:p>
          </table:table-cell>
          <table:table-cell office:value-type="string" table:style-name="ce14">
            <text:p>knows_common_dwarf|knows_athletics_2|knows_power_strike_2|knows_power_throw_2|knows_ironflesh_3</text:p>
          </table:table-cell>
          <table:table-cell office:value-type="string" table:style-name="ce15">
            <text:p>dwarf_face_3</text:p>
          </table:table-cell>
          <table:table-cell office:value-type="string" table:style-name="ce15">
            <text:p>dwarf_face_4</text:p>
          </table:table-cell>
          <table:table-cell table:style-name="ce16"/>
          <table:table-cell office:value-type="string" office:string-value="[&quot;dwarven_hardened_warrior&quot;,&quot;Hardened_Warrior-dwarf&quot;,&quot;Hardened_Warrior-dwarves&quot;,tf_dwarf| tfg_armor| tfg_gloves| tfg_shield| tfg_helm| tfg_boots,0,0,fac_dwarf,[itm_dwarf_helm_c,itm_dwarf_helm_h,itm_dwarf_armor_a,itm_dwarf_chain_boots,itm_dwarf_adz,itm_dwarf_mattock,itm_dwarf_sword_a,itm_dwarf_throwing_axe,itm_dwarf_shield_g,itm_dwarf_shield_k,],attr_dwarf_tier_3,wp_dwarf_tier_3,knows_common_dwarf|knows_athletics_2|knows_power_strike_2|knows_power_throw_2|knows_ironflesh_3,dwarf_face_3,dwarf_face_4],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table:style-name="ce8">
            <text:p>["dwarven_hardened_warrior","Hardened_Warrior-dwarf","Hardened_Warrior-dwarves",tf_dwarf| tfg_armor| tfg_gloves| tfg_shield| tfg_helm| tfg_boots,0,0,fac_dwarf,[itm_dwarf_helm_c,itm_dwarf_helm_h,itm_dwarf_armor_a,itm_dwarf_chain_boots,itm_dwarf_adz,itm_dwarf_mattock,itm_dwarf_sword_a,itm_dwarf_throwing_axe,itm_dwarf_shield_g,itm_dwarf_shield_k,],attr_dwarf_tier_3,wp_dwarf_tier_3,knows_common_dwarf|knows_athletics_2|knows_power_strike_2|knows_power_throw_2|knows_ironflesh_3,dwarf_face_3,dwarf_face_4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dwarven_spearman</text:p>
          </table:table-cell>
          <table:table-cell office:value-type="string" table:style-name="ce9">
            <text:p>Spear-dwarf</text:p>
          </table:table-cell>
          <table:table-cell office:value-type="string" table:style-name="ce9">
            <text:p>Spear-dwarves</text:p>
          </table:table-cell>
          <table:table-cell office:value-type="string" table:style-name="ce10">
            <text:p>tf_dwarf| tfg_armor| tfg_shield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warf</text:p>
          </table:table-cell>
          <table:table-cell office:value-type="string" table:style-name="ce13">
            <text:p>itm_dwarf_helm_a,</text:p>
          </table:table-cell>
          <table:table-cell office:value-type="string" table:style-name="ce13">
            <text:p>itm_dwarf_armor_a,</text:p>
          </table:table-cell>
          <table:table-cell table:style-name="ce13"/>
          <table:table-cell office:value-type="string" table:style-name="ce13">
            <text:p>itm_dwarf_pad_boots,</text:p>
          </table:table-cell>
          <table:table-cell office:value-type="string" table:style-name="ce13">
            <text:p>itm_dwarf_spear,</text:p>
          </table:table-cell>
          <table:table-cell office:value-type="string" table:style-name="ce13">
            <text:p>itm_dwarf_throwing_axe,itm_dwarf_shield_f,itm_dwarf_shield_j,</text:p>
          </table:table-cell>
          <table:table-cell table:style-name="ce13"/>
          <table:table-cell office:value-type="string" table:style-name="ce14">
            <text:p>attr_dwarf_tier_4</text:p>
          </table:table-cell>
          <table:table-cell office:value-type="string" table:style-name="ce14">
            <text:p>wp_dwarf_tier_4</text:p>
          </table:table-cell>
          <table:table-cell office:value-type="string" table:style-name="ce14">
            <text:p>knows_common_dwarf|knows_athletics_3|knows_power_strike_4|knows_ironflesh_3</text:p>
          </table:table-cell>
          <table:table-cell office:value-type="string" table:style-name="ce15">
            <text:p>dwarf_face_1</text:p>
          </table:table-cell>
          <table:table-cell office:value-type="string" table:style-name="ce15">
            <text:p>dwarf_face_2</text:p>
          </table:table-cell>
          <table:table-cell table:style-name="ce16"/>
          <table:table-cell office:value-type="string" office:string-value="[&quot;dwarven_spearman&quot;,&quot;Spear-dwarf&quot;,&quot;Spear-dwarves&quot;,tf_dwarf| tfg_armor| tfg_shield| tfg_helm| tfg_boots,0,0,fac_dwarf,[itm_dwarf_helm_a,itm_dwarf_armor_a,itm_dwarf_pad_boots,itm_dwarf_spear,itm_dwarf_throwing_axe,itm_dwarf_shield_f,itm_dwarf_shield_j,],attr_dwarf_tier_4,wp_dwarf_tier_4,knows_common_dwarf|knows_athletics_3|knows_power_strike_4|knows_ironflesh_3,dwarf_face_1,dwarf_face_2],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table:style-name="ce8">
            <text:p>["dwarven_spearman","Spear-dwarf","Spear-dwarves",tf_dwarf| tfg_armor| tfg_shield| tfg_helm| tfg_boots,0,0,fac_dwarf,[itm_dwarf_helm_a,itm_dwarf_armor_a,itm_dwarf_pad_boots,itm_dwarf_spear,itm_dwarf_throwing_axe,itm_dwarf_shield_f,itm_dwarf_shield_j,],attr_dwarf_tier_4,wp_dwarf_tier_4,knows_common_dwarf|knows_athletics_3|knows_power_strike_4|knows_ironflesh_3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dwarven_pikeman</text:p>
          </table:table-cell>
          <table:table-cell office:value-type="string" table:style-name="ce9">
            <text:p>Pike-dwarf</text:p>
          </table:table-cell>
          <table:table-cell office:value-type="string" table:style-name="ce9">
            <text:p>Pike-dwarves</text:p>
          </table:table-cell>
          <table:table-cell office:value-type="string" table:style-name="ce10">
            <text:p>tf_dwarf| tfg_armor| tfg_gloves| tfg_shield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warf</text:p>
          </table:table-cell>
          <table:table-cell office:value-type="string" table:style-name="ce13">
            <text:p>itm_dwarf_helm_c,itm_dwarf_helm_h,</text:p>
          </table:table-cell>
          <table:table-cell office:value-type="string" table:style-name="ce13">
            <text:p>itm_dwarf_armor_a,</text:p>
          </table:table-cell>
          <table:table-cell office:value-type="string" table:style-name="ce13">
            <text:p>itm_mail_mittens,</text:p>
          </table:table-cell>
          <table:table-cell office:value-type="string" table:style-name="ce13">
            <text:p>itm_dwarf_pad_boots,</text:p>
          </table:table-cell>
          <table:table-cell office:value-type="string" table:style-name="ce13">
            <text:p>itm_dwarf_spear_b,</text:p>
          </table:table-cell>
          <table:table-cell office:value-type="string" table:style-name="ce13">
            <text:p>itm_dwarf_shield_f,</text:p>
          </table:table-cell>
          <table:table-cell table:style-name="ce13"/>
          <table:table-cell office:value-type="string" table:style-name="ce14">
            <text:p>attr_dwarf_tier_5</text:p>
          </table:table-cell>
          <table:table-cell office:value-type="string" table:style-name="ce14">
            <text:p>wp_dwarf_tier_5</text:p>
          </table:table-cell>
          <table:table-cell office:value-type="string" table:style-name="ce14">
            <text:p>knows_common_dwarf|knows_athletics_4|knows_power_strike_5|knows_ironflesh_4</text:p>
          </table:table-cell>
          <table:table-cell office:value-type="string" table:style-name="ce15">
            <text:p>dwarf_face_3</text:p>
          </table:table-cell>
          <table:table-cell office:value-type="string" table:style-name="ce15">
            <text:p>dwarf_face_4</text:p>
          </table:table-cell>
          <table:table-cell table:style-name="ce16"/>
          <table:table-cell office:value-type="string" office:string-value="[&quot;dwarven_pikeman&quot;,&quot;Pike-dwarf&quot;,&quot;Pike-dwarves&quot;,tf_dwarf| tfg_armor| tfg_gloves| tfg_shield| tfg_helm| tfg_boots,0,0,fac_dwarf,[itm_dwarf_helm_c,itm_dwarf_helm_h,itm_dwarf_armor_a,itm_mail_mittens,itm_dwarf_pad_boots,itm_dwarf_spear_b,itm_dwarf_shield_f,],attr_dwarf_tier_5,wp_dwarf_tier_5,knows_common_dwarf|knows_athletics_4|knows_power_strike_5|knows_ironflesh_4,dwarf_face_3,dwarf_face_4],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table:style-name="ce8">
            <text:p>["dwarven_pikeman","Pike-dwarf","Pike-dwarves",tf_dwarf| tfg_armor| tfg_gloves| tfg_shield| tfg_helm| tfg_boots,0,0,fac_dwarf,[itm_dwarf_helm_c,itm_dwarf_helm_h,itm_dwarf_armor_a,itm_mail_mittens,itm_dwarf_pad_boots,itm_dwarf_spear_b,itm_dwarf_shield_f,],attr_dwarf_tier_5,wp_dwarf_tier_5,knows_common_dwarf|knows_athletics_4|knows_power_strike_5|knows_ironflesh_4,dwarf_face_3,dwarf_face_4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dwarven_halberdier</text:p>
          </table:table-cell>
          <table:table-cell office:value-type="string" table:style-name="ce9">
            <text:p>Longpike_Dwarf</text:p>
          </table:table-cell>
          <table:table-cell office:value-type="string" table:style-name="ce9">
            <text:p>Longpike_Dwarves</text:p>
          </table:table-cell>
          <table:table-cell office:value-type="string" table:style-name="ce10">
            <text:p>tf_dwarf| tfg_armor| tfg_shield| tfg_gloves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warf</text:p>
          </table:table-cell>
          <table:table-cell office:value-type="string" table:style-name="ce13">
            <text:p>itm_dwarf_helm_p,itm_dwarf_helm_u,itm_dwarf_helm_x,</text:p>
          </table:table-cell>
          <table:table-cell office:value-type="string" table:style-name="ce13">
            <text:p>itm_dwarf_armor_c,</text:p>
          </table:table-cell>
          <table:table-cell office:value-type="string" table:style-name="ce13">
            <text:p>itm_mail_mittens,</text:p>
          </table:table-cell>
          <table:table-cell office:value-type="string" table:style-name="ce13">
            <text:p>itm_dwarf_chain_boots,</text:p>
          </table:table-cell>
          <table:table-cell office:value-type="string" table:style-name="ce13">
            <text:p>itm_dwarf_spear_c,</text:p>
          </table:table-cell>
          <table:table-cell office:value-type="string" table:style-name="ce13">
            <text:p>itm_dwarf_shield_f,</text:p>
          </table:table-cell>
          <table:table-cell table:style-name="ce13"/>
          <table:table-cell office:value-type="string" table:style-name="ce14">
            <text:p>attr_dwarf_tier_6</text:p>
          </table:table-cell>
          <table:table-cell office:value-type="string" table:style-name="ce14">
            <text:p>wp_dwarf_tier_6</text:p>
          </table:table-cell>
          <table:table-cell office:value-type="string" table:style-name="ce14">
            <text:p>knows_common_dwarf|knows_athletics_4|knows_power_strike_6|knows_ironflesh_6</text:p>
          </table:table-cell>
          <table:table-cell office:value-type="string" table:style-name="ce15">
            <text:p>dwarf_face_7</text:p>
          </table:table-cell>
          <table:table-cell office:value-type="string" table:style-name="ce15">
            <text:p>dwarf_face_7</text:p>
          </table:table-cell>
          <table:table-cell table:style-name="ce16"/>
          <table:table-cell office:value-type="string" office:string-value="[&quot;dwarven_halberdier&quot;,&quot;Longpike_Dwarf&quot;,&quot;Longpike_Dwarves&quot;,tf_dwarf| tfg_armor| tfg_shield| tfg_gloves| tfg_helm| tfg_boots,0,0,fac_dwarf,[itm_dwarf_helm_p,itm_dwarf_helm_u,itm_dwarf_helm_x,itm_dwarf_armor_c,itm_mail_mittens,itm_dwarf_chain_boots,itm_dwarf_spear_c,itm_dwarf_shield_f,],attr_dwarf_tier_6,wp_dwarf_tier_6,knows_common_dwarf|knows_athletics_4|knows_power_strike_6|knows_ironflesh_6,dwarf_face_7,dwarf_face_7],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table:style-name="ce8">
            <text:p>["dwarven_halberdier","Longpike_Dwarf","Longpike_Dwarves",tf_dwarf| tfg_armor| tfg_shield| tfg_gloves| tfg_helm| tfg_boots,0,0,fac_dwarf,[itm_dwarf_helm_p,itm_dwarf_helm_u,itm_dwarf_helm_x,itm_dwarf_armor_c,itm_mail_mittens,itm_dwarf_chain_boots,itm_dwarf_spear_c,itm_dwarf_shield_f,],attr_dwarf_tier_6,wp_dwarf_tier_6,knows_common_dwarf|knows_athletics_4|knows_power_strike_6|knows_ironflesh_6,dwarf_face_7,dwarf_face_7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dwarven_axeman</text:p>
          </table:table-cell>
          <table:table-cell office:value-type="string" table:style-name="ce9">
            <text:p>Axedwarf</text:p>
          </table:table-cell>
          <table:table-cell office:value-type="string" table:style-name="ce9">
            <text:p>Axedwarves</text:p>
          </table:table-cell>
          <table:table-cell office:value-type="string" table:style-name="ce10">
            <text:p>tf_dwarf| tfg_armor| tfg_shield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warf</text:p>
          </table:table-cell>
          <table:table-cell office:value-type="string" table:style-name="ce13">
            <text:p>itm_dwarf_helm_a,</text:p>
          </table:table-cell>
          <table:table-cell office:value-type="string" table:style-name="ce13">
            <text:p>itm_dwarf_armor_a,</text:p>
          </table:table-cell>
          <table:table-cell table:style-name="ce13"/>
          <table:table-cell office:value-type="string" table:style-name="ce13">
            <text:p>itm_dwarf_pad_boots,</text:p>
          </table:table-cell>
          <table:table-cell office:value-type="string" table:style-name="ce13">
            <text:p>itm_dwarf_mattock,itm_dwarf_hand_axe,</text:p>
          </table:table-cell>
          <table:table-cell office:value-type="string" table:style-name="ce13">
            <text:p>itm_dwarf_throwing_axe,itm_dwarf_shield_f,itm_dwarf_shield_j,</text:p>
          </table:table-cell>
          <table:table-cell table:style-name="ce13"/>
          <table:table-cell office:value-type="string" table:style-name="ce14">
            <text:p>attr_dwarf_tier_4</text:p>
          </table:table-cell>
          <table:table-cell office:value-type="string" table:style-name="ce14">
            <text:p>wp_dwarf_tier_4</text:p>
          </table:table-cell>
          <table:table-cell office:value-type="string" table:style-name="ce14">
            <text:p>knows_common_dwarf|knows_athletics_2|knows_power_throw_2|knows_power_strike_5|knows_ironflesh_3</text:p>
          </table:table-cell>
          <table:table-cell office:value-type="string" table:style-name="ce15">
            <text:p>dwarf_face_1</text:p>
          </table:table-cell>
          <table:table-cell office:value-type="string" table:style-name="ce15">
            <text:p>dwarf_face_2</text:p>
          </table:table-cell>
          <table:table-cell table:style-name="ce16"/>
          <table:table-cell office:value-type="string" office:string-value="[&quot;dwarven_axeman&quot;,&quot;Axedwarf&quot;,&quot;Axedwarves&quot;,tf_dwarf| tfg_armor| tfg_shield| tfg_helm| tfg_boots,0,0,fac_dwarf,[itm_dwarf_helm_a,itm_dwarf_armor_a,itm_dwarf_pad_boots,itm_dwarf_mattock,itm_dwarf_hand_axe,itm_dwarf_throwing_axe,itm_dwarf_shield_f,itm_dwarf_shield_j,],attr_dwarf_tier_4,wp_dwarf_tier_4,knows_common_dwarf|knows_athletics_2|knows_power_throw_2|knows_power_strike_5|knows_ironflesh_3,dwarf_face_1,dwarf_face_2],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table:style-name="ce8">
            <text:p>["dwarven_axeman","Axedwarf","Axedwarves",tf_dwarf| tfg_armor| tfg_shield| tfg_helm| tfg_boots,0,0,fac_dwarf,[itm_dwarf_helm_a,itm_dwarf_armor_a,itm_dwarf_pad_boots,itm_dwarf_mattock,itm_dwarf_hand_axe,itm_dwarf_throwing_axe,itm_dwarf_shield_f,itm_dwarf_shield_j,],attr_dwarf_tier_4,wp_dwarf_tier_4,knows_common_dwarf|knows_athletics_2|knows_power_throw_2|knows_power_strike_5|knows_ironflesh_3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dwarven_expert_axeman</text:p>
          </table:table-cell>
          <table:table-cell office:value-type="string" table:style-name="ce9">
            <text:p>Expert_Axedwarf</text:p>
          </table:table-cell>
          <table:table-cell office:value-type="string" table:style-name="ce9">
            <text:p>Expert_Axedwarves</text:p>
          </table:table-cell>
          <table:table-cell office:value-type="string" table:style-name="ce10">
            <text:p>tf_dwarf| tfg_armor| tfg_gloves| tfg_shield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warf</text:p>
          </table:table-cell>
          <table:table-cell office:value-type="string" table:style-name="ce13">
            <text:p>itm_dwarf_helm_c,itm_dwarf_helm_h,</text:p>
          </table:table-cell>
          <table:table-cell office:value-type="string" table:style-name="ce13">
            <text:p>itm_leather_dwarf_armor,</text:p>
          </table:table-cell>
          <table:table-cell office:value-type="string" table:style-name="ce13">
            <text:p>itm_mail_mittens,</text:p>
          </table:table-cell>
          <table:table-cell office:value-type="string" table:style-name="ce13">
            <text:p>itm_dwarf_chain_boots,</text:p>
          </table:table-cell>
          <table:table-cell office:value-type="string" table:style-name="ce13">
            <text:p>itm_dwarf_adz,itm_dwarf_mattock,itm_dwarf_hand_axe,</text:p>
          </table:table-cell>
          <table:table-cell office:value-type="string" table:style-name="ce13">
            <text:p>itm_dwarf_throwing_axe,itm_dwarf_shield_g,itm_dwarf_shield_k,</text:p>
          </table:table-cell>
          <table:table-cell table:style-name="ce13"/>
          <table:table-cell office:value-type="string" table:style-name="ce14">
            <text:p>attr_dwarf_tier_5</text:p>
          </table:table-cell>
          <table:table-cell office:value-type="string" table:style-name="ce14">
            <text:p>wp_dwarf_tier_5</text:p>
          </table:table-cell>
          <table:table-cell office:value-type="string" table:style-name="ce14">
            <text:p>knows_common_dwarf|knows_athletics_3|knows_power_throw_4|knows_power_strike_6|knows_ironflesh_4</text:p>
          </table:table-cell>
          <table:table-cell office:value-type="string" table:style-name="ce15">
            <text:p>dwarf_face_3</text:p>
          </table:table-cell>
          <table:table-cell office:value-type="string" table:style-name="ce15">
            <text:p>dwarf_face_4</text:p>
          </table:table-cell>
          <table:table-cell table:style-name="ce16"/>
          <table:table-cell office:value-type="string" office:string-value="[&quot;dwarven_expert_axeman&quot;,&quot;Expert_Axedwarf&quot;,&quot;Expert_Axedwarves&quot;,tf_dwarf| tfg_armor| tfg_gloves| tfg_shield| tfg_helm| tfg_boots,0,0,fac_dwarf,[itm_dwarf_helm_c,itm_dwarf_helm_h,itm_leather_dwarf_armor,itm_mail_mittens,itm_dwarf_chain_boots,itm_dwarf_adz,itm_dwarf_mattock,itm_dwarf_hand_axe,itm_dwarf_throwing_axe,itm_dwarf_shield_g,itm_dwarf_shield_k,],attr_dwarf_tier_5,wp_dwarf_tier_5,knows_common_dwarf|knows_athletics_3|knows_power_throw_4|knows_power_strike_6|knows_ironflesh_4,dwarf_face_3,dwarf_face_4],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table:style-name="ce8">
            <text:p>["dwarven_expert_axeman","Expert_Axedwarf","Expert_Axedwarves",tf_dwarf| tfg_armor| tfg_gloves| tfg_shield| tfg_helm| tfg_boots,0,0,fac_dwarf,[itm_dwarf_helm_c,itm_dwarf_helm_h,itm_leather_dwarf_armor,itm_mail_mittens,itm_dwarf_chain_boots,itm_dwarf_adz,itm_dwarf_mattock,itm_dwarf_hand_axe,itm_dwarf_throwing_axe,itm_dwarf_shield_g,itm_dwarf_shield_k,],attr_dwarf_tier_5,wp_dwarf_tier_5,knows_common_dwarf|knows_athletics_3|knows_power_throw_4|knows_power_strike_6|knows_ironflesh_4,dwarf_face_3,dwarf_face_4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longbeard_axeman</text:p>
          </table:table-cell>
          <table:table-cell office:value-type="string" table:style-name="ce9">
            <text:p>Longbeard_Axedwarf</text:p>
          </table:table-cell>
          <table:table-cell office:value-type="string" table:style-name="ce9">
            <text:p>Longbeard_Axedwarves</text:p>
          </table:table-cell>
          <table:table-cell office:value-type="string" table:style-name="ce10">
            <text:p>tf_dwarf| tfg_armor| tfg_gloves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warf</text:p>
          </table:table-cell>
          <table:table-cell office:value-type="string" table:style-name="ce13">
            <text:p>itm_dwarf_helm_p,itm_dwarf_helm_u,itm_dwarf_helm_x,</text:p>
          </table:table-cell>
          <table:table-cell office:value-type="string" table:style-name="ce13">
            <text:p>itm_dwarf_armor_c,</text:p>
          </table:table-cell>
          <table:table-cell office:value-type="string" table:style-name="ce13">
            <text:p>itm_mail_mittens,</text:p>
          </table:table-cell>
          <table:table-cell office:value-type="string" table:style-name="ce13">
            <text:p>itm_dwarf_scale_boots,</text:p>
          </table:table-cell>
          <table:table-cell office:value-type="string" table:style-name="ce13">
            <text:p>itm_dwarf_great_pick,itm_dwarf_war_pick,itm_dwarf_great_mattock,itm_dwarf_great_axe,</text:p>
          </table:table-cell>
          <table:table-cell office:value-type="string" table:style-name="ce13">
            <text:p>itm_dwarf_throwing_axe,</text:p>
          </table:table-cell>
          <table:table-cell table:style-name="ce13"/>
          <table:table-cell office:value-type="string" table:style-name="ce14">
            <text:p>attr_dwarf_tier_6</text:p>
          </table:table-cell>
          <table:table-cell office:value-type="string" table:style-name="ce14">
            <text:p>wp_dwarf_tier_6</text:p>
          </table:table-cell>
          <table:table-cell office:value-type="string" table:style-name="ce14">
            <text:p>knows_common_dwarf|knows_athletics_4|knows_power_throw_5|knows_power_strike_7|knows_ironflesh_6</text:p>
          </table:table-cell>
          <table:table-cell office:value-type="string" table:style-name="ce15">
            <text:p>dwarf_face_7</text:p>
          </table:table-cell>
          <table:table-cell office:value-type="string" table:style-name="ce15">
            <text:p>dwarf_face_7</text:p>
          </table:table-cell>
          <table:table-cell table:style-name="ce16"/>
          <table:table-cell office:value-type="string" office:string-value="[&quot;longbeard_axeman&quot;,&quot;Longbeard_Axedwarf&quot;,&quot;Longbeard_Axedwarves&quot;,tf_dwarf| tfg_armor| tfg_gloves| tfg_helm| tfg_boots,0,0,fac_dwarf,[itm_dwarf_helm_p,itm_dwarf_helm_u,itm_dwarf_helm_x,itm_dwarf_armor_c,itm_mail_mittens,itm_dwarf_scale_boots,itm_dwarf_great_pick,itm_dwarf_war_pick,itm_dwarf_great_mattock,itm_dwarf_great_axe,itm_dwarf_throwing_axe,],attr_dwarf_tier_6,wp_dwarf_tier_6,knows_common_dwarf|knows_athletics_4|knows_power_throw_5|knows_power_strike_7|knows_ironflesh_6,dwarf_face_7,dwarf_face_7],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table:style-name="ce8">
            <text:p>["longbeard_axeman","Longbeard_Axedwarf","Longbeard_Axedwarves",tf_dwarf| tfg_armor| tfg_gloves| tfg_helm| tfg_boots,0,0,fac_dwarf,[itm_dwarf_helm_p,itm_dwarf_helm_u,itm_dwarf_helm_x,itm_dwarf_armor_c,itm_mail_mittens,itm_dwarf_scale_boots,itm_dwarf_great_pick,itm_dwarf_war_pick,itm_dwarf_great_mattock,itm_dwarf_great_axe,itm_dwarf_throwing_axe,],attr_dwarf_tier_6,wp_dwarf_tier_6,knows_common_dwarf|knows_athletics_4|knows_power_throw_5|knows_power_strike_7|knows_ironflesh_6,dwarf_face_7,dwarf_face_7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dwarven_lookout</text:p>
          </table:table-cell>
          <table:table-cell office:value-type="string" table:style-name="ce9">
            <text:p>Lookout-dwarf</text:p>
          </table:table-cell>
          <table:table-cell office:value-type="string" table:style-name="ce9">
            <text:p>Lookout-dwarves</text:p>
          </table:table-cell>
          <table:table-cell office:value-type="string" table:style-name="ce10">
            <text:p>tf_dwarf| tfg_ranged| tfg_armor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warf</text:p>
          </table:table-cell>
          <table:table-cell office:value-type="string" table:style-name="ce13">
            <text:p>itm_lamedon_hood,</text:p>
          </table:table-cell>
          <table:table-cell office:value-type="string" table:style-name="ce13">
            <text:p>itm_dwarf_armor_b,</text:p>
          </table:table-cell>
          <table:table-cell table:style-name="ce13"/>
          <table:table-cell office:value-type="string" table:style-name="ce13">
            <text:p>itm_dwarf_pad_boots,</text:p>
          </table:table-cell>
          <table:table-cell office:value-type="string" table:style-name="ce13">
            <text:p>itm_dwarf_short_bow,itm_arrows,</text:p>
          </table:table-cell>
          <table:table-cell office:value-type="string" table:style-name="ce13">
            <text:p>itm_dwarf_sword_a,</text:p>
          </table:table-cell>
          <table:table-cell table:style-name="ce13"/>
          <table:table-cell office:value-type="string" table:style-name="ce14">
            <text:p>attr_dwarf_tier_2</text:p>
          </table:table-cell>
          <table:table-cell office:value-type="string" table:style-name="ce14">
            <text:p>wp_dwarf_tier_2</text:p>
          </table:table-cell>
          <table:table-cell office:value-type="string" table:style-name="ce14">
            <text:p>knows_common_dwarf|knows_athletics_1|knows_power_draw_1|knows_power_strike_1|knows_ironflesh_1</text:p>
          </table:table-cell>
          <table:table-cell office:value-type="string" table:style-name="ce15">
            <text:p>dwarf_face_1</text:p>
          </table:table-cell>
          <table:table-cell office:value-type="string" table:style-name="ce15">
            <text:p>dwarf_face_2</text:p>
          </table:table-cell>
          <table:table-cell table:style-name="ce16"/>
          <table:table-cell office:value-type="string" office:string-value="[&quot;dwarven_lookout&quot;,&quot;Lookout-dwarf&quot;,&quot;Lookout-dwarves&quot;,tf_dwarf| tfg_ranged| tfg_armor| tfg_helm| tfg_boots,0,0,fac_dwarf,[itm_lamedon_hood,itm_dwarf_armor_b,itm_dwarf_pad_boots,itm_dwarf_short_bow,itm_arrows,itm_dwarf_sword_a,],attr_dwarf_tier_2,wp_dwarf_tier_2,knows_common_dwarf|knows_athletics_1|knows_power_draw_1|knows_power_strike_1|knows_ironflesh_1,dwarf_face_1,dwarf_face_2],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table:style-name="ce8">
            <text:p>["dwarven_lookout","Lookout-dwarf","Lookout-dwarves",tf_dwarf| tfg_ranged| tfg_armor| tfg_helm| tfg_boots,0,0,fac_dwarf,[itm_lamedon_hood,itm_dwarf_armor_b,itm_dwarf_pad_boots,itm_dwarf_short_bow,itm_arrows,itm_dwarf_sword_a,],attr_dwarf_tier_2,wp_dwarf_tier_2,knows_common_dwarf|knows_athletics_1|knows_power_draw_1|knows_power_strike_1|knows_ironflesh_1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dwarven_scout</text:p>
          </table:table-cell>
          <table:table-cell office:value-type="string" table:style-name="ce9">
            <text:p>Scout-dwarf</text:p>
          </table:table-cell>
          <table:table-cell office:value-type="string" table:style-name="ce9">
            <text:p>Scout-dwarves</text:p>
          </table:table-cell>
          <table:table-cell office:value-type="string" table:style-name="ce10">
            <text:p>tf_dwarf| tfg_ranged| tfg_gloves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warf</text:p>
          </table:table-cell>
          <table:table-cell office:value-type="string" table:style-name="ce13">
            <text:p>itm_dwarf_helm_a,</text:p>
          </table:table-cell>
          <table:table-cell office:value-type="string" table:style-name="ce13">
            <text:p>itm_dwarf_armor_b,</text:p>
          </table:table-cell>
          <table:table-cell table:style-name="ce13"/>
          <table:table-cell office:value-type="string" table:style-name="ce13">
            <text:p>itm_dwarf_pad_boots,</text:p>
          </table:table-cell>
          <table:table-cell office:value-type="string" table:style-name="ce13">
            <text:p>itm_dwarf_short_bow,itm_arrows,</text:p>
          </table:table-cell>
          <table:table-cell office:value-type="string" table:style-name="ce13">
            <text:p>itm_dwarf_sword_a,</text:p>
          </table:table-cell>
          <table:table-cell table:style-name="ce13"/>
          <table:table-cell office:value-type="string" table:style-name="ce14">
            <text:p>attr_dwarf_tier_3</text:p>
          </table:table-cell>
          <table:table-cell office:value-type="string" table:style-name="ce14">
            <text:p>wp_dwarf_tier_3</text:p>
          </table:table-cell>
          <table:table-cell office:value-type="string" table:style-name="ce14">
            <text:p>knows_common_dwarf|knows_athletics_2|knows_power_draw_2|knows_power_strike_2|knows_ironflesh_1</text:p>
          </table:table-cell>
          <table:table-cell office:value-type="string" table:style-name="ce15">
            <text:p>dwarf_face_4</text:p>
          </table:table-cell>
          <table:table-cell office:value-type="string" table:style-name="ce15">
            <text:p>dwarf_face_5</text:p>
          </table:table-cell>
          <table:table-cell table:style-name="ce16"/>
          <table:table-cell office:value-type="string" office:string-value="[&quot;dwarven_scout&quot;,&quot;Scout-dwarf&quot;,&quot;Scout-dwarves&quot;,tf_dwarf| tfg_ranged| tfg_gloves| tfg_shield| tfg_armor| tfg_helm| tfg_boots,0,0,fac_dwarf,[itm_dwarf_helm_a,itm_dwarf_armor_b,itm_dwarf_pad_boots,itm_dwarf_short_bow,itm_arrows,itm_dwarf_sword_a,],attr_dwarf_tier_3,wp_dwarf_tier_3,knows_common_dwarf|knows_athletics_2|knows_power_draw_2|knows_power_strike_2|knows_ironflesh_1,dwarf_face_4,dwarf_face_5],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table:style-name="ce8">
            <text:p>["dwarven_scout","Scout-dwarf","Scout-dwarves",tf_dwarf| tfg_ranged| tfg_gloves| tfg_shield| tfg_armor| tfg_helm| tfg_boots,0,0,fac_dwarf,[itm_dwarf_helm_a,itm_dwarf_armor_b,itm_dwarf_pad_boots,itm_dwarf_short_bow,itm_arrows,itm_dwarf_sword_a,],attr_dwarf_tier_3,wp_dwarf_tier_3,knows_common_dwarf|knows_athletics_2|knows_power_draw_2|knows_power_strike_2|knows_ironflesh_1,dwarf_face_4,dwarf_face_5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dwarven_bowman</text:p>
          </table:table-cell>
          <table:table-cell office:value-type="string" table:style-name="ce9">
            <text:p>Bow-dwarf</text:p>
          </table:table-cell>
          <table:table-cell office:value-type="string" table:style-name="ce9">
            <text:p>Bow-dwarves</text:p>
          </table:table-cell>
          <table:table-cell office:value-type="string" table:style-name="ce10">
            <text:p>tf_dwarf| tfg_ranged| tfg_gloves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warf</text:p>
          </table:table-cell>
          <table:table-cell office:value-type="string" table:style-name="ce13">
            <text:p>itm_dwarf_helm_a,</text:p>
          </table:table-cell>
          <table:table-cell office:value-type="string" table:style-name="ce13">
            <text:p>itm_dwarf_vest,</text:p>
          </table:table-cell>
          <table:table-cell table:style-name="ce13"/>
          <table:table-cell office:value-type="string" table:style-name="ce13">
            <text:p>itm_dwarf_pad_boots,</text:p>
          </table:table-cell>
          <table:table-cell office:value-type="string" table:style-name="ce13">
            <text:p>itm_dwarf_horn_bow,itm_arrows,</text:p>
          </table:table-cell>
          <table:table-cell office:value-type="string" table:style-name="ce13">
            <text:p>itm_dwarf_sword_a,</text:p>
          </table:table-cell>
          <table:table-cell table:style-name="ce13"/>
          <table:table-cell office:value-type="string" table:style-name="ce14">
            <text:p>attr_dwarf_tier_4</text:p>
          </table:table-cell>
          <table:table-cell office:value-type="string" table:style-name="ce14">
            <text:p>wp_dwarf_tier_4</text:p>
          </table:table-cell>
          <table:table-cell office:value-type="string" table:style-name="ce14">
            <text:p>knows_common_dwarf|knows_athletics_2|knows_power_draw_3|knows_power_strike_2|knows_ironflesh_2</text:p>
          </table:table-cell>
          <table:table-cell office:value-type="string" table:style-name="ce15">
            <text:p>dwarf_face_4</text:p>
          </table:table-cell>
          <table:table-cell office:value-type="string" table:style-name="ce15">
            <text:p>dwarf_face_5</text:p>
          </table:table-cell>
          <table:table-cell table:style-name="ce16"/>
          <table:table-cell office:value-type="string" office:string-value="[&quot;dwarven_bowman&quot;,&quot;Bow-dwarf&quot;,&quot;Bow-dwarves&quot;,tf_dwarf| tfg_ranged| tfg_gloves| tfg_shield| tfg_armor| tfg_helm| tfg_boots,0,0,fac_dwarf,[itm_dwarf_helm_a,itm_dwarf_vest,itm_dwarf_pad_boots,itm_dwarf_horn_bow,itm_arrows,itm_dwarf_sword_a,],attr_dwarf_tier_4,wp_dwarf_tier_4,knows_common_dwarf|knows_athletics_2|knows_power_draw_3|knows_power_strike_2|knows_ironflesh_2,dwarf_face_4,dwarf_face_5],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table:style-name="ce8">
            <text:p>["dwarven_bowman","Bow-dwarf","Bow-dwarves",tf_dwarf| tfg_ranged| tfg_gloves| tfg_shield| tfg_armor| tfg_helm| tfg_boots,0,0,fac_dwarf,[itm_dwarf_helm_a,itm_dwarf_vest,itm_dwarf_pad_boots,itm_dwarf_horn_bow,itm_arrows,itm_dwarf_sword_a,],attr_dwarf_tier_4,wp_dwarf_tier_4,knows_common_dwarf|knows_athletics_2|knows_power_draw_3|knows_power_strike_2|knows_ironflesh_2,dwarf_face_4,dwarf_face_5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dwarven_archer</text:p>
          </table:table-cell>
          <table:table-cell office:value-type="string" table:style-name="ce9">
            <text:p>Archer-dwarf</text:p>
          </table:table-cell>
          <table:table-cell office:value-type="string" table:style-name="ce9">
            <text:p>Archer-dwarves</text:p>
          </table:table-cell>
          <table:table-cell office:value-type="string" table:style-name="ce10">
            <text:p>tf_dwarf| tfg_ranged| tfg_gloves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warf</text:p>
          </table:table-cell>
          <table:table-cell office:value-type="string" table:style-name="ce13">
            <text:p>itm_dwarf_helm_a,</text:p>
          </table:table-cell>
          <table:table-cell office:value-type="string" table:style-name="ce13">
            <text:p>itm_dwarf_vest,</text:p>
          </table:table-cell>
          <table:table-cell table:style-name="ce13"/>
          <table:table-cell office:value-type="string" table:style-name="ce13">
            <text:p>itm_dwarf_chain_boots,</text:p>
          </table:table-cell>
          <table:table-cell office:value-type="string" table:style-name="ce13">
            <text:p>itm_dwarf_horn_bow,itm_arrows,</text:p>
          </table:table-cell>
          <table:table-cell office:value-type="string" table:style-name="ce13">
            <text:p>itm_dwarf_sword_a,</text:p>
          </table:table-cell>
          <table:table-cell table:style-name="ce13"/>
          <table:table-cell office:value-type="string" table:style-name="ce14">
            <text:p>attr_dwarf_tier_5</text:p>
          </table:table-cell>
          <table:table-cell office:value-type="string" table:style-name="ce14">
            <text:p>wp_dwarf_tier_5</text:p>
          </table:table-cell>
          <table:table-cell office:value-type="string" table:style-name="ce14">
            <text:p>knows_common_dwarf|knows_athletics_3|knows_power_draw_4|knows_power_strike_2|knows_ironflesh_2</text:p>
          </table:table-cell>
          <table:table-cell office:value-type="string" table:style-name="ce15">
            <text:p>dwarf_face_4</text:p>
          </table:table-cell>
          <table:table-cell office:value-type="string" table:style-name="ce15">
            <text:p>dwarf_face_5</text:p>
          </table:table-cell>
          <table:table-cell table:style-name="ce16"/>
          <table:table-cell office:value-type="string" office:string-value="[&quot;dwarven_archer&quot;,&quot;Archer-dwarf&quot;,&quot;Archer-dwarves&quot;,tf_dwarf| tfg_ranged| tfg_gloves| tfg_shield| tfg_armor| tfg_helm| tfg_boots,0,0,fac_dwarf,[itm_dwarf_helm_a,itm_dwarf_vest,itm_dwarf_chain_boots,itm_dwarf_horn_bow,itm_arrows,itm_dwarf_sword_a,],attr_dwarf_tier_5,wp_dwarf_tier_5,knows_common_dwarf|knows_athletics_3|knows_power_draw_4|knows_power_strike_2|knows_ironflesh_2,dwarf_face_4,dwarf_face_5],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table:style-name="ce8">
            <text:p>["dwarven_archer","Archer-dwarf","Archer-dwarves",tf_dwarf| tfg_ranged| tfg_gloves| tfg_shield| tfg_armor| tfg_helm| tfg_boots,0,0,fac_dwarf,[itm_dwarf_helm_a,itm_dwarf_vest,itm_dwarf_chain_boots,itm_dwarf_horn_bow,itm_arrows,itm_dwarf_sword_a,],attr_dwarf_tier_5,wp_dwarf_tier_5,knows_common_dwarf|knows_athletics_3|knows_power_draw_4|knows_power_strike_2|knows_ironflesh_2,dwarf_face_4,dwarf_face_5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marksman_of_ravenhill</text:p>
          </table:table-cell>
          <table:table-cell office:value-type="string" table:style-name="ce9">
            <text:p>Marks-dwarf_of_Ravenhill</text:p>
          </table:table-cell>
          <table:table-cell office:value-type="string" table:style-name="ce9">
            <text:p>Marks-dwarves_of_Ravenhill</text:p>
          </table:table-cell>
          <table:table-cell office:value-type="string" table:style-name="ce10">
            <text:p>tf_dwarf| tfg_ranged| tfg_gloves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warf</text:p>
          </table:table-cell>
          <table:table-cell office:value-type="string" table:style-name="ce13">
            <text:p>itm_dwarf_helm_a,</text:p>
          </table:table-cell>
          <table:table-cell office:value-type="string" table:style-name="ce13">
            <text:p>itm_leather_dwarf_armor,</text:p>
          </table:table-cell>
          <table:table-cell table:style-name="ce13"/>
          <table:table-cell office:value-type="string" table:style-name="ce13">
            <text:p>itm_dwarf_chain_boots,</text:p>
          </table:table-cell>
          <table:table-cell office:value-type="string" table:style-name="ce13">
            <text:p>itm_dwarf_horn_bow,itm_arrows,</text:p>
          </table:table-cell>
          <table:table-cell office:value-type="string" table:style-name="ce13">
            <text:p>itm_dwarf_sword_a,</text:p>
          </table:table-cell>
          <table:table-cell table:style-name="ce13"/>
          <table:table-cell office:value-type="string" table:style-name="ce14">
            <text:p>attr_dwarf_tier_6</text:p>
          </table:table-cell>
          <table:table-cell office:value-type="string" table:style-name="ce14">
            <text:p>wp_dwarf_tier_6</text:p>
          </table:table-cell>
          <table:table-cell office:value-type="string" table:style-name="ce14">
            <text:p>knows_common_dwarf|knows_athletics_4|knows_power_draw_5|knows_power_strike_3|knows_ironflesh_3</text:p>
          </table:table-cell>
          <table:table-cell office:value-type="string" table:style-name="ce15">
            <text:p>dwarf_face_4</text:p>
          </table:table-cell>
          <table:table-cell office:value-type="string" table:style-name="ce15">
            <text:p>dwarf_face_5</text:p>
          </table:table-cell>
          <table:table-cell table:style-name="ce16"/>
          <table:table-cell office:value-type="string" office:string-value="[&quot;marksman_of_ravenhill&quot;,&quot;Marks-dwarf_of_Ravenhill&quot;,&quot;Marks-dwarves_of_Ravenhill&quot;,tf_dwarf| tfg_ranged| tfg_gloves| tfg_shield| tfg_armor| tfg_helm| tfg_boots,0,0,fac_dwarf,[itm_dwarf_helm_a,itm_leather_dwarf_armor,itm_dwarf_chain_boots,itm_dwarf_horn_bow,itm_arrows,itm_dwarf_sword_a,],attr_dwarf_tier_6,wp_dwarf_tier_6,knows_common_dwarf|knows_athletics_4|knows_power_draw_5|knows_power_strike_3|knows_ironflesh_3,dwarf_face_4,dwarf_face_5],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table:style-name="ce8">
            <text:p>["marksman_of_ravenhill","Marks-dwarf_of_Ravenhill","Marks-dwarves_of_Ravenhill",tf_dwarf| tfg_ranged| tfg_gloves| tfg_shield| tfg_armor| tfg_helm| tfg_boots,0,0,fac_dwarf,[itm_dwarf_helm_a,itm_leather_dwarf_armor,itm_dwarf_chain_boots,itm_dwarf_horn_bow,itm_arrows,itm_dwarf_sword_a,],attr_dwarf_tier_6,wp_dwarf_tier_6,knows_common_dwarf|knows_athletics_4|knows_power_draw_5|knows_power_strike_3|knows_ironflesh_3,dwarf_face_4,dwarf_face_5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iron_hills_miner</text:p>
          </table:table-cell>
          <table:table-cell office:value-type="string" table:style-name="ce9">
            <text:p>Iron_Hills_Miner</text:p>
          </table:table-cell>
          <table:table-cell office:value-type="string" table:style-name="ce9">
            <text:p>Iron_Hills_Miners</text:p>
          </table:table-cell>
          <table:table-cell office:value-type="string" table:style-name="ce10">
            <text:p>tf_dwarf| tfg_armor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warf</text:p>
          </table:table-cell>
          <table:table-cell table:style-name="ce13"/>
          <table:table-cell office:value-type="string" table:style-name="ce13">
            <text:p>itm_dwarf_vest_b,</text:p>
          </table:table-cell>
          <table:table-cell table:style-name="ce13"/>
          <table:table-cell office:value-type="string" table:style-name="ce13">
            <text:p>itm_dwarf_chain_boots,</text:p>
          </table:table-cell>
          <table:table-cell office:value-type="string" table:style-name="ce13">
            <text:p>itm_dwarf_mattock,itm_dwarf_sword_a,</text:p>
          </table:table-cell>
          <table:table-cell office:value-type="string" table:style-name="ce13">
            <text:p>itm_dwarf_shield_c,itm_dwarf_shield_d,</text:p>
          </table:table-cell>
          <table:table-cell table:style-name="ce13"/>
          <table:table-cell office:value-type="string" table:style-name="ce14">
            <text:p>attr_dwarf_tier_2</text:p>
          </table:table-cell>
          <table:table-cell office:value-type="string" table:style-name="ce14">
            <text:p>wp_dwarf_tier_2</text:p>
          </table:table-cell>
          <table:table-cell office:value-type="string" table:style-name="ce14">
            <text:p>knows_common_dwarf|knows_athletics_1|knows_power_strike_2|knows_ironflesh_1</text:p>
          </table:table-cell>
          <table:table-cell office:value-type="string" table:style-name="ce15">
            <text:p>dwarf_face_1</text:p>
          </table:table-cell>
          <table:table-cell office:value-type="string" table:style-name="ce15">
            <text:p>dwarf_face_2</text:p>
          </table:table-cell>
          <table:table-cell table:style-name="ce16"/>
          <table:table-cell office:value-type="string" office:string-value="[&quot;iron_hills_miner&quot;,&quot;Iron_Hills_Miner&quot;,&quot;Iron_Hills_Miners&quot;,tf_dwarf| tfg_armor| tfg_boots,0,0,fac_dwarf,[itm_dwarf_vest_b,itm_dwarf_chain_boots,itm_dwarf_mattock,itm_dwarf_sword_a,itm_dwarf_shield_c,itm_dwarf_shield_d,],attr_dwarf_tier_2,wp_dwarf_tier_2,knows_common_dwarf|knows_athletics_1|knows_power_strike_2|knows_ironflesh_1,dwarf_face_1,dwarf_face_2],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table:style-name="ce8">
            <text:p>["iron_hills_miner","Iron_Hills_Miner","Iron_Hills_Miners",tf_dwarf| tfg_armor| tfg_boots,0,0,fac_dwarf,[itm_dwarf_vest_b,itm_dwarf_chain_boots,itm_dwarf_mattock,itm_dwarf_sword_a,itm_dwarf_shield_c,itm_dwarf_shield_d,],attr_dwarf_tier_2,wp_dwarf_tier_2,knows_common_dwarf|knows_athletics_1|knows_power_strike_2|knows_ironflesh_1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iron_hills_infantry</text:p>
          </table:table-cell>
          <table:table-cell office:value-type="string" table:style-name="ce9">
            <text:p>Iron_Hills_Infantry</text:p>
          </table:table-cell>
          <table:table-cell office:value-type="string" table:style-name="ce9">
            <text:p>Iron_Hills_Infantry</text:p>
          </table:table-cell>
          <table:table-cell office:value-type="string" table:style-name="ce10">
            <text:p>tf_dwarf| tfg_armor| tfg_gloves| tfg_shield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warf</text:p>
          </table:table-cell>
          <table:table-cell office:value-type="string" table:style-name="ce13">
            <text:p>itm_dwarf_helm_c,itm_dwarf_helm_h,</text:p>
          </table:table-cell>
          <table:table-cell office:value-type="string" table:style-name="ce13">
            <text:p>itm_dwarf_armor_a,</text:p>
          </table:table-cell>
          <table:table-cell table:style-name="ce13"/>
          <table:table-cell office:value-type="string" table:style-name="ce13">
            <text:p>itm_dwarf_chain_boots,</text:p>
          </table:table-cell>
          <table:table-cell office:value-type="string" table:style-name="ce13">
            <text:p>itm_dwarf_adz,itm_dwarf_mattock,itm_dwarf_sword_a,</text:p>
          </table:table-cell>
          <table:table-cell office:value-type="string" table:style-name="ce13">
            <text:p>itm_dwarf_shield_g,itm_dwarf_shield_k,</text:p>
          </table:table-cell>
          <table:table-cell table:style-name="ce13"/>
          <table:table-cell office:value-type="string" table:style-name="ce14">
            <text:p>attr_dwarf_tier_4</text:p>
          </table:table-cell>
          <table:table-cell office:value-type="string" table:style-name="ce14">
            <text:p>wp_dwarf_tier_4</text:p>
          </table:table-cell>
          <table:table-cell office:value-type="string" table:style-name="ce14">
            <text:p>knows_common_dwarf|knows_athletics_2|knows_power_strike_3|knows_ironflesh_2</text:p>
          </table:table-cell>
          <table:table-cell office:value-type="string" table:style-name="ce15">
            <text:p>dwarf_face_3</text:p>
          </table:table-cell>
          <table:table-cell office:value-type="string" table:style-name="ce15">
            <text:p>dwarf_face_4</text:p>
          </table:table-cell>
          <table:table-cell table:style-name="ce16"/>
          <table:table-cell office:value-type="string" office:string-value="[&quot;iron_hills_infantry&quot;,&quot;Iron_Hills_Infantry&quot;,&quot;Iron_Hills_Infantry&quot;,tf_dwarf| tfg_armor| tfg_gloves| tfg_shield| tfg_helm| tfg_boots,0,0,fac_dwarf,[itm_dwarf_helm_c,itm_dwarf_helm_h,itm_dwarf_armor_a,itm_dwarf_chain_boots,itm_dwarf_adz,itm_dwarf_mattock,itm_dwarf_sword_a,itm_dwarf_shield_g,itm_dwarf_shield_k,],attr_dwarf_tier_4,wp_dwarf_tier_4,knows_common_dwarf|knows_athletics_2|knows_power_strike_3|knows_ironflesh_2,dwarf_face_3,dwarf_face_4],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table:style-name="ce8">
            <text:p>["iron_hills_infantry","Iron_Hills_Infantry","Iron_Hills_Infantry",tf_dwarf| tfg_armor| tfg_gloves| tfg_shield| tfg_helm| tfg_boots,0,0,fac_dwarf,[itm_dwarf_helm_c,itm_dwarf_helm_h,itm_dwarf_armor_a,itm_dwarf_chain_boots,itm_dwarf_adz,itm_dwarf_mattock,itm_dwarf_sword_a,itm_dwarf_shield_g,itm_dwarf_shield_k,],attr_dwarf_tier_4,wp_dwarf_tier_4,knows_common_dwarf|knows_athletics_2|knows_power_strike_3|knows_ironflesh_2,dwarf_face_3,dwarf_face_4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iron_hills_battle_infantry</text:p>
          </table:table-cell>
          <table:table-cell office:value-type="string" table:style-name="ce9">
            <text:p>Iron_Hills_Battle-dwarf</text:p>
          </table:table-cell>
          <table:table-cell office:value-type="string" table:style-name="ce9">
            <text:p>Iron_Hills_Battle-dwarves</text:p>
          </table:table-cell>
          <table:table-cell office:value-type="string" table:style-name="ce10">
            <text:p>tf_dwarf| tfg_armor| tfg_gloves| tfg_shield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warf</text:p>
          </table:table-cell>
          <table:table-cell office:value-type="string" table:style-name="ce13">
            <text:p>itm_dwarf_helm_p,itm_dwarf_helm_u,itm_dwarf_helm_x,</text:p>
          </table:table-cell>
          <table:table-cell office:value-type="string" table:style-name="ce13">
            <text:p>itm_dwarf_armor_a,</text:p>
          </table:table-cell>
          <table:table-cell office:value-type="string" table:style-name="ce13">
            <text:p>itm_mail_mittens,</text:p>
          </table:table-cell>
          <table:table-cell office:value-type="string" table:style-name="ce13">
            <text:p>itm_dwarf_chain_boots,</text:p>
          </table:table-cell>
          <table:table-cell office:value-type="string" table:style-name="ce13">
            <text:p>itm_dwarf_great_pick,itm_dwarf_war_pick,itm_dwarf_great_mattock,</text:p>
          </table:table-cell>
          <table:table-cell table:number-columns-repeated="2" table:style-name="ce13"/>
          <table:table-cell office:value-type="string" table:style-name="ce14">
            <text:p>attr_dwarf_tier_5</text:p>
          </table:table-cell>
          <table:table-cell office:value-type="string" table:style-name="ce14">
            <text:p>wp_dwarf_tier_5</text:p>
          </table:table-cell>
          <table:table-cell office:value-type="string" table:style-name="ce14">
            <text:p>knows_common_dwarf|knows_athletics_3|knows_power_strike_4|knows_ironflesh_3</text:p>
          </table:table-cell>
          <table:table-cell office:value-type="string" table:style-name="ce15">
            <text:p>dwarf_face_1</text:p>
          </table:table-cell>
          <table:table-cell office:value-type="string" table:style-name="ce15">
            <text:p>dwarf_face_2</text:p>
          </table:table-cell>
          <table:table-cell table:style-name="ce16"/>
          <table:table-cell office:value-type="string" office:string-value="[&quot;iron_hills_battle_infantry&quot;,&quot;Iron_Hills_Battle-dwarf&quot;,&quot;Iron_Hills_Battle-dwarves&quot;,tf_dwarf| tfg_armor| tfg_gloves| tfg_shield| tfg_helm| tfg_boots,0,0,fac_dwarf,[itm_dwarf_helm_p,itm_dwarf_helm_u,itm_dwarf_helm_x,itm_dwarf_armor_a,itm_mail_mittens,itm_dwarf_chain_boots,itm_dwarf_great_pick,itm_dwarf_war_pick,itm_dwarf_great_mattock,],attr_dwarf_tier_5,wp_dwarf_tier_5,knows_common_dwarf|knows_athletics_3|knows_power_strike_4|knows_ironflesh_3,dwarf_face_1,dwarf_face_2],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table:style-name="ce8">
            <text:p>["iron_hills_battle_infantry","Iron_Hills_Battle-dwarf","Iron_Hills_Battle-dwarves",tf_dwarf| tfg_armor| tfg_gloves| tfg_shield| tfg_helm| tfg_boots,0,0,fac_dwarf,[itm_dwarf_helm_p,itm_dwarf_helm_u,itm_dwarf_helm_x,itm_dwarf_armor_a,itm_mail_mittens,itm_dwarf_chain_boots,itm_dwarf_great_pick,itm_dwarf_war_pick,itm_dwarf_great_mattock,],attr_dwarf_tier_5,wp_dwarf_tier_5,knows_common_dwarf|knows_athletics_3|knows_power_strike_4|knows_ironflesh_3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grors_guard</text:p>
          </table:table-cell>
          <table:table-cell office:value-type="string" table:style-name="ce9">
            <text:p>Gror's_Guard</text:p>
          </table:table-cell>
          <table:table-cell office:value-type="string" table:style-name="ce9">
            <text:p>Gror's_Guards</text:p>
          </table:table-cell>
          <table:table-cell office:value-type="string" table:style-name="ce10">
            <text:p>tf_dwarf| tfg_armor| tfg_gloves| tfg_shield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dwarf</text:p>
          </table:table-cell>
          <table:table-cell office:value-type="string" table:style-name="ce13">
            <text:p>itm_dwarf_helm_p,itm_dwarf_helm_u,itm_dwarf_helm_x,</text:p>
          </table:table-cell>
          <table:table-cell office:value-type="string" table:style-name="ce13">
            <text:p>itm_dwarf_armor_c,</text:p>
          </table:table-cell>
          <table:table-cell office:value-type="string" table:style-name="ce13">
            <text:p>itm_mail_mittens,</text:p>
          </table:table-cell>
          <table:table-cell office:value-type="string" table:style-name="ce13">
            <text:p>itm_dwarf_scale_boots,</text:p>
          </table:table-cell>
          <table:table-cell table:style-name="ce13"/>
          <table:table-cell office:value-type="string" table:style-name="ce13">
            <text:p>itm_dwarf_great_pick,itm_dwarf_war_pick,itm_dwarf_great_mattock,</text:p>
          </table:table-cell>
          <table:table-cell table:style-name="ce13"/>
          <table:table-cell office:value-type="string" table:style-name="ce14">
            <text:p>attr_dwarf_tier_6</text:p>
          </table:table-cell>
          <table:table-cell office:value-type="string" table:style-name="ce14">
            <text:p>wp_dwarf_tier_6</text:p>
          </table:table-cell>
          <table:table-cell office:value-type="string" table:style-name="ce14">
            <text:p>knows_common_dwarf|knows_athletics_4|knows_power_strike_6|knows_ironflesh_5</text:p>
          </table:table-cell>
          <table:table-cell office:value-type="string" table:style-name="ce15">
            <text:p>dwarf_face_7</text:p>
          </table:table-cell>
          <table:table-cell office:value-type="string" table:style-name="ce15">
            <text:p>dwarf_face_7</text:p>
          </table:table-cell>
          <table:table-cell table:style-name="ce16"/>
          <table:table-cell office:value-type="string" office:string-value="[&quot;grors_guard&quot;,&quot;Gror's_Guard&quot;,&quot;Gror's_Guards&quot;,tf_dwarf| tfg_armor| tfg_gloves| tfg_shield| tfg_helm| tfg_boots,0,0,fac_dwarf,[itm_dwarf_helm_p,itm_dwarf_helm_u,itm_dwarf_helm_x,itm_dwarf_armor_c,itm_mail_mittens,itm_dwarf_scale_boots,itm_dwarf_great_pick,itm_dwarf_war_pick,itm_dwarf_great_mattock,],attr_dwarf_tier_6,wp_dwarf_tier_6,knows_common_dwarf|knows_athletics_4|knows_power_strike_6|knows_ironflesh_5,dwarf_face_7,dwarf_face_7],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table:style-name="ce8">
            <text:p>["grors_guard","Gror's_Guard","Gror's_Guards",tf_dwarf| tfg_armor| tfg_gloves| tfg_shield| tfg_helm| tfg_boots,0,0,fac_dwarf,[itm_dwarf_helm_p,itm_dwarf_helm_u,itm_dwarf_helm_x,itm_dwarf_armor_c,itm_mail_mittens,itm_dwarf_scale_boots,itm_dwarf_great_pick,itm_dwarf_war_pick,itm_dwarf_great_mattock,],attr_dwarf_tier_6,wp_dwarf_tier_6,knows_common_dwarf|knows_athletics_4|knows_power_strike_6|knows_ironflesh_5,dwarf_face_7,dwarf_face_7],</text:p>
          </table:table-cell>
          <table:table-cell table:number-columns-repeated="16363"/>
        </table:table-row>
        <table:table-row table:style-name="ro1">
          <table:table-cell table:number-columns-repeated="20" table:style-name="ce8"/>
          <table:table-cell office:value-type="string" office:string-value="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table:style-name="ce6"/>
          <table:table-cell table:number-columns-repeated="16363"/>
        </table:table-row>
        <table:table-row table:style-name="ro1">
          <table:table-cell office:value-type="string" table:style-name="ce7">
            <text:p>Gondor</text:p>
          </table:table-cell>
          <table:table-cell table:number-columns-repeated="9" table:style-name="ce8"/>
          <table:table-cell table:style-name="ce7"/>
          <table:table-cell table:number-columns-repeated="9" table:style-name="ce8"/>
          <table:table-cell office:value-type="string" office:string-value="#Gondor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table:style-name="ce8">
            <text:p>#Gondor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gondor_commoner</text:p>
          </table:table-cell>
          <table:table-cell office:value-type="string" table:style-name="ce9">
            <text:p>Gondor_Levy</text:p>
          </table:table-cell>
          <table:table-cell office:value-type="string" table:style-name="ce9">
            <text:p>Gondor_Levies</text:p>
          </table:table-cell>
          <table:table-cell office:value-type="string" table:style-name="ce10">
            <text:p>tf_gondor| tfg_armor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gondor</text:p>
          </table:table-cell>
          <table:table-cell table:style-name="ce13"/>
          <table:table-cell office:value-type="string" table:style-name="ce13">
            <text:p>itm_gon_jerkin,itm_tld_tunic,</text:p>
          </table:table-cell>
          <table:table-cell table:style-name="ce17"/>
          <table:table-cell office:value-type="string" table:style-name="ce13">
            <text:p>itm_gondor_light_greaves,</text:p>
          </table:table-cell>
          <table:table-cell office:value-type="string" table:style-name="ce13">
            <text:p>itm_shortened_spear,</text:p>
          </table:table-cell>
          <table:table-cell office:value-type="string" table:style-name="ce13">
            <text:p>itm_gondor_arrows,itm_hunting_bow,itm_metal_scraps_bad,itm_metal_scraps_medium,itm_metal_scraps_good,</text:p>
          </table:table-cell>
          <table:table-cell table:style-name="ce13"/>
          <table:table-cell office:value-type="string" table:style-name="ce14">
            <text:p>attr_tier_1</text:p>
          </table:table-cell>
          <table:table-cell office:value-type="string" table:style-name="ce14">
            <text:p>wp_tier_1</text:p>
          </table:table-cell>
          <table:table-cell office:value-type="string" table:style-name="ce14">
            <text:p>knows_common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K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table:style-name="ce8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gondor_militiamen</text:p>
          </table:table-cell>
          <table:table-cell office:value-type="string" table:style-name="ce9">
            <text:p>Gondor_Watchman</text:p>
          </table:table-cell>
          <table:table-cell office:value-type="string" table:style-name="ce9">
            <text:p>Gondor_Watchmen</text:p>
          </table:table-cell>
          <table:table-cell office:value-type="string" table:style-name="ce10">
            <text:p>tf_gondor| tfg_armor| tfg_shield| tfg_boots| tfg_helm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gondor_auxila_helm,</text:p>
          </table:table-cell>
          <table:table-cell office:value-type="string" table:style-name="ce13">
            <text:p>itm_gon_jerkin,</text:p>
          </table:table-cell>
          <table:table-cell table:style-name="ce13"/>
          <table:table-cell office:value-type="string" table:style-name="ce13">
            <text:p>itm_gondor_light_greaves,</text:p>
          </table:table-cell>
          <table:table-cell office:value-type="string" table:style-name="ce13">
            <text:p>itm_shortened_spear,itm_gondor_short_sword,itm_good_mace,</text:p>
          </table:table-cell>
          <table:table-cell office:value-type="string" table:style-name="ce13">
            <text:p>itm_gondor_arrows,itm_gon_tab_shield_a,</text:p>
          </table:table-cell>
          <table:table-cell table:style-name="ce13"/>
          <table:table-cell office:value-type="string" table:style-name="ce14">
            <text:p>attr_tier_2</text:p>
          </table:table-cell>
          <table:table-cell office:value-type="string" table:style-name="ce14">
            <text:p>wp_tier_2</text:p>
          </table:table-cell>
          <table:table-cell office:value-type="string" table:style-name="ce14">
            <text:p>knows_common|knows_athletics_1|knows_power_strike_1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table:style-name="ce8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footmen_of_gondor</text:p>
          </table:table-cell>
          <table:table-cell office:value-type="string" table:style-name="ce9">
            <text:p>Footman_of_Gondor</text:p>
          </table:table-cell>
          <table:table-cell office:value-type="string" table:style-name="ce18">
            <text:p>Footmen_of_Gondor</text:p>
          </table:table-cell>
          <table:table-cell office:value-type="string" table:style-name="ce10">
            <text:p>tf_gondor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gondorian_light_helm,</text:p>
          </table:table-cell>
          <table:table-cell office:value-type="string" table:style-name="ce13">
            <text:p>itm_gon_footman,</text:p>
          </table:table-cell>
          <table:table-cell table:style-name="ce19"/>
          <table:table-cell office:value-type="string" table:style-name="ce20">
            <text:p>itm_gondor_med_greaves,</text:p>
          </table:table-cell>
          <table:table-cell office:value-type="string" table:style-name="ce20">
            <text:p>itm_gondor_spear,itm_gondor_short_sword,itm_good_mace,</text:p>
          </table:table-cell>
          <table:table-cell office:value-type="string" table:style-name="ce21">
            <text:p>itm_gondor_shield_c,</text:p>
          </table:table-cell>
          <table:table-cell table:style-name="ce13"/>
          <table:table-cell office:value-type="string" table:style-name="ce14">
            <text:p>attr_tier_3</text:p>
          </table:table-cell>
          <table:table-cell office:value-type="string" table:style-name="ce14">
            <text:p>wp_tier_3</text:p>
          </table:table-cell>
          <table:table-cell office:value-type="string" table:style-name="ce14">
            <text:p>knows_common|knows_athletics_2|knows_shield_2|knows_power_strike_2|knows_ironflesh_1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K83];[.K83];[.L83];[.M84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table:style-name="ce8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22">
            <text:p>Gondor Spearmen</text:p>
          </table:table-cell>
          <table:table-cell table:number-columns-repeated="12" table:style-name="ce22"/>
          <table:table-cell table:style-name="ce23"/>
          <table:table-cell table:number-columns-repeated="5" table:style-name="ce22"/>
          <table:table-cell table:style-name="ce24"/>
          <table:table-cell office:value-type="string" office:string-value="#Gondor Spearmen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M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table:style-name="ce24">
            <text:p>#Gondor Spearmen</text:p>
          </table:table-cell>
          <table:table-cell table:number-columns-repeated="16363" table:style-name="ce25"/>
        </table:table-row>
        <table:table-row table:style-name="ro1">
          <table:table-cell office:value-type="string" table:style-name="ce9">
            <text:p>gondor_spearmen</text:p>
          </table:table-cell>
          <table:table-cell office:value-type="string" table:style-name="ce9">
            <text:p>Spearman_of_Gondor</text:p>
          </table:table-cell>
          <table:table-cell office:value-type="string" table:style-name="ce9">
            <text:p>Spearmen_of_Gondor</text:p>
          </table:table-cell>
          <table:table-cell office:value-type="string" table:style-name="ce10">
            <text:p>tf_gondor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gondor_infantry_helm,</text:p>
          </table:table-cell>
          <table:table-cell office:value-type="string" table:style-name="ce13">
            <text:p>itm_gon_regular,itm_gon_regular,</text:p>
          </table:table-cell>
          <table:table-cell office:value-type="string" table:style-name="ce13">
            <text:p>itm_leather_gloves,</text:p>
          </table:table-cell>
          <table:table-cell office:value-type="string" table:style-name="ce13">
            <text:p>itm_gondor_med_greaves,</text:p>
          </table:table-cell>
          <table:table-cell office:value-type="string" table:style-name="ce13">
            <text:p>itm_gondor_spear,</text:p>
          </table:table-cell>
          <table:table-cell office:value-type="string" table:style-name="ce13">
            <text:p>itm_gondor_shield_c,</text:p>
          </table:table-cell>
          <table:table-cell table:style-name="ce13"/>
          <table:table-cell office:value-type="string" table:style-name="ce14">
            <text:p>attr_tier_4</text:p>
          </table:table-cell>
          <table:table-cell office:value-type="string" table:style-name="ce14">
            <text:p>wp_tier_4</text:p>
          </table:table-cell>
          <table:table-cell office:value-type="string" table:style-name="ce14">
            <text:p>knows_common|knows_athletics_2|knows_shield_3|knows_power_strike_3|knows_ironflesh_2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3</text:p>
          </table:table-cell>
          <table:table-cell table:style-name="ce16"/>
          <table:table-cell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J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table:style-name="ce8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gondor_veteran_spearmen</text:p>
          </table:table-cell>
          <table:table-cell office:value-type="string" table:style-name="ce9">
            <text:p>Veteran_Spearman_of_Gondor</text:p>
          </table:table-cell>
          <table:table-cell office:value-type="string" table:style-name="ce9">
            <text:p>Veteran_Spearmen_of_Gondor</text:p>
          </table:table-cell>
          <table:table-cell office:value-type="string" table:style-name="ce10">
            <text:p>tf_gondor| tfg_gloves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gondor_infantry_helm,</text:p>
          </table:table-cell>
          <table:table-cell office:value-type="string" table:style-name="ce13">
            <text:p>itm_gon_regular,itm_gon_regular,</text:p>
          </table:table-cell>
          <table:table-cell office:value-type="string" table:style-name="ce20">
            <text:p>itm_mail_mittens,</text:p>
          </table:table-cell>
          <table:table-cell office:value-type="string" table:style-name="ce20">
            <text:p>itm_gondor_heavy_greaves,</text:p>
          </table:table-cell>
          <table:table-cell office:value-type="string" table:style-name="ce20">
            <text:p>itm_gondor_spear,</text:p>
          </table:table-cell>
          <table:table-cell office:value-type="string" table:style-name="ce20">
            <text:p>itm_gondor_shield_c,</text:p>
          </table:table-cell>
          <table:table-cell table:style-name="ce13"/>
          <table:table-cell office:value-type="string" table:style-name="ce14">
            <text:p>attr_tier_5</text:p>
          </table:table-cell>
          <table:table-cell office:value-type="string" table:style-name="ce14">
            <text:p>wp_tier_5</text:p>
          </table:table-cell>
          <table:table-cell office:value-type="string" table:style-name="ce14">
            <text:p>knows_common|knows_athletics_3|knows_shield_4|knows_power_strike_4|knows_ironflesh_2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table:style-name="ce8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guard_of_the_fountain_court</text:p>
          </table:table-cell>
          <table:table-cell office:value-type="string" table:style-name="ce9">
            <text:p>Guard_of_the_Fountain_Court</text:p>
          </table:table-cell>
          <table:table-cell office:value-type="string" table:style-name="ce9">
            <text:p>Guards_of_the_Fountain_Court</text:p>
          </table:table-cell>
          <table:table-cell office:value-type="string" table:style-name="ce10">
            <text:p>tf_gondor| tfg_gloves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tower_guard_helm,</text:p>
          </table:table-cell>
          <table:table-cell office:value-type="string" table:style-name="ce20">
            <text:p>itm_gon_tower_guard,</text:p>
          </table:table-cell>
          <table:table-cell office:value-type="string" table:style-name="ce13">
            <text:p>itm_mail_mittens,</text:p>
          </table:table-cell>
          <table:table-cell office:value-type="string" table:style-name="ce13">
            <text:p>itm_gondor_heavy_greaves,</text:p>
          </table:table-cell>
          <table:table-cell office:value-type="string" table:style-name="ce20">
            <text:p>itm_gondor_tower_spear,</text:p>
          </table:table-cell>
          <table:table-cell office:value-type="string" table:style-name="ce13">
            <text:p>itm_gondor_shield_a,</text:p>
          </table:table-cell>
          <table:table-cell table:style-name="ce13"/>
          <table:table-cell office:value-type="string" table:style-name="ce14">
            <text:p>attr_tier_6</text:p>
          </table:table-cell>
          <table:table-cell office:value-type="string" table:style-name="ce14">
            <text:p>wp_tier_6</text:p>
          </table:table-cell>
          <table:table-cell office:value-type="string" table:style-name="ce14">
            <text:p>knows_common|knows_athletics_4|knows_shield_6|knows_power_strike_6|knows_ironflesh_4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3</text:p>
          </table:table-cell>
          <table:table-cell table:style-name="ce16"/>
          <table:table-cell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table:style-name="ce8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22">
            <text:p>Gondor swordsmen</text:p>
          </table:table-cell>
          <table:table-cell table:number-columns-repeated="9" table:style-name="ce22"/>
          <table:table-cell table:number-columns-repeated="2" table:style-name="ce26"/>
          <table:table-cell table:number-columns-repeated="7" table:style-name="ce22"/>
          <table:table-cell table:style-name="ce24"/>
          <table:table-cell office:value-type="string" office:string-value="#Gondor swordsmen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N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table:style-name="ce24">
            <text:p>#Gondor swordsmen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gondor_swordsmen</text:p>
          </table:table-cell>
          <table:table-cell office:value-type="string" table:style-name="ce9">
            <text:p>Swordsman_of_Gondor</text:p>
          </table:table-cell>
          <table:table-cell office:value-type="string" table:style-name="ce9">
            <text:p>Swordsmen_of_Gondor</text:p>
          </table:table-cell>
          <table:table-cell office:value-type="string" table:style-name="ce10">
            <text:p>tf_gondor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gondor_infantry_helm,</text:p>
          </table:table-cell>
          <table:table-cell office:value-type="string" table:style-name="ce13">
            <text:p>itm_gon_regular,itm_gon_regular,</text:p>
          </table:table-cell>
          <table:table-cell office:value-type="string" table:style-name="ce13">
            <text:p>itm_leather_gloves,</text:p>
          </table:table-cell>
          <table:table-cell office:value-type="string" table:style-name="ce20">
            <text:p>itm_gondor_med_greaves,</text:p>
          </table:table-cell>
          <table:table-cell office:value-type="string" table:style-name="ce20">
            <text:p>itm_gondor_sword,</text:p>
          </table:table-cell>
          <table:table-cell office:value-type="string" table:style-name="ce13">
            <text:p>itm_gondor_shield_c,</text:p>
          </table:table-cell>
          <table:table-cell table:style-name="ce13"/>
          <table:table-cell office:value-type="string" table:style-name="ce14">
            <text:p>attr_tier_4</text:p>
          </table:table-cell>
          <table:table-cell office:value-type="string" table:style-name="ce14">
            <text:p>wp_tier_4</text:p>
          </table:table-cell>
          <table:table-cell office:value-type="string" table:style-name="ce14">
            <text:p>knows_common|knows_athletics_2|knows_shield_3|knows_power_strike_3|knows_ironflesh_2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3</text:p>
          </table:table-cell>
          <table:table-cell table:style-name="ce16"/>
          <table:table-cell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table:style-name="ce8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gondor_veteran_swordsmen</text:p>
          </table:table-cell>
          <table:table-cell office:value-type="string" table:style-name="ce9">
            <text:p>Veteran_Swordsman_of_Gondor</text:p>
          </table:table-cell>
          <table:table-cell office:value-type="string" table:style-name="ce9">
            <text:p>Veteran_Swordsmen_of_Gondor</text:p>
          </table:table-cell>
          <table:table-cell office:value-type="string" table:style-name="ce10">
            <text:p>tf_gondor| tfg_gloves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gondor_infantry_helm,</text:p>
          </table:table-cell>
          <table:table-cell office:value-type="string" table:style-name="ce13">
            <text:p>itm_gon_regular,itm_gon_regular,</text:p>
          </table:table-cell>
          <table:table-cell office:value-type="string" table:style-name="ce13">
            <text:p>itm_mail_mittens,</text:p>
          </table:table-cell>
          <table:table-cell office:value-type="string" table:style-name="ce20">
            <text:p>itm_gondor_heavy_greaves,</text:p>
          </table:table-cell>
          <table:table-cell office:value-type="string" table:style-name="ce20">
            <text:p>itm_gondor_sword,</text:p>
          </table:table-cell>
          <table:table-cell office:value-type="string" table:style-name="ce13">
            <text:p>itm_gondor_shield_c,</text:p>
          </table:table-cell>
          <table:table-cell table:style-name="ce13"/>
          <table:table-cell office:value-type="string" table:style-name="ce14">
            <text:p>attr_tier_5</text:p>
          </table:table-cell>
          <table:table-cell office:value-type="string" table:style-name="ce14">
            <text:p>wp_tier_5</text:p>
          </table:table-cell>
          <table:table-cell office:value-type="string" table:style-name="ce14">
            <text:p>knows_common|knows_athletics_3|knows_shield_4|knows_power_strike_4|knows_ironflesh_2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table:style-name="ce8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swordsmen_of_the_tower_guard</text:p>
          </table:table-cell>
          <table:table-cell office:value-type="string" table:style-name="ce9">
            <text:p>Swordsman_of_the_Tower_Guard</text:p>
          </table:table-cell>
          <table:table-cell office:value-type="string" table:style-name="ce9">
            <text:p>Swordsmen_of_the_Tower_Guard</text:p>
          </table:table-cell>
          <table:table-cell office:value-type="string" table:style-name="ce10">
            <text:p>tf_gondor| tfg_gloves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tower_guard_helm,</text:p>
          </table:table-cell>
          <table:table-cell office:value-type="string" table:style-name="ce13">
            <text:p>itm_gon_tower_guard,</text:p>
          </table:table-cell>
          <table:table-cell office:value-type="string" table:style-name="ce20">
            <text:p>itm_mail_mittens,</text:p>
          </table:table-cell>
          <table:table-cell office:value-type="string" table:style-name="ce20">
            <text:p>itm_gondor_heavy_greaves,</text:p>
          </table:table-cell>
          <table:table-cell office:value-type="string" table:style-name="ce20">
            <text:p>itm_gondor_citadel_sword,</text:p>
          </table:table-cell>
          <table:table-cell office:value-type="string" table:style-name="ce20">
            <text:p>itm_gondor_shield_a,</text:p>
          </table:table-cell>
          <table:table-cell table:style-name="ce13"/>
          <table:table-cell office:value-type="string" table:style-name="ce14">
            <text:p>attr_tier_6</text:p>
          </table:table-cell>
          <table:table-cell office:value-type="string" table:style-name="ce14">
            <text:p>wp_tier_6</text:p>
          </table:table-cell>
          <table:table-cell office:value-type="string" table:style-name="ce14">
            <text:p>knows_common|knows_athletics_4|knows_shield_5|knows_power_strike_5|knows_ironflesh_4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3</text:p>
          </table:table-cell>
          <table:table-cell table:style-name="ce16"/>
          <table:table-cell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table:style-name="ce8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22">
            <text:p>Gondor Noble Line</text:p>
          </table:table-cell>
          <table:table-cell table:number-columns-repeated="6" table:style-name="ce22"/>
          <table:table-cell table:style-name="ce26"/>
          <table:table-cell table:style-name="ce22"/>
          <table:table-cell table:number-columns-repeated="2" table:style-name="ce26"/>
          <table:table-cell table:style-name="ce22"/>
          <table:table-cell table:number-columns-repeated="2" table:style-name="ce26"/>
          <table:table-cell table:number-columns-repeated="5" table:style-name="ce22"/>
          <table:table-cell table:style-name="ce24"/>
          <table:table-cell office:value-type="string" office:string-value="#Gondor Noble Line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table:style-name="ce24">
            <text:p>#Gondor Noble Line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gondor_noblemen</text:p>
          </table:table-cell>
          <table:table-cell office:value-type="string" table:style-name="ce9">
            <text:p>Gondor_Nobleman</text:p>
          </table:table-cell>
          <table:table-cell office:value-type="string" table:style-name="ce9">
            <text:p>Gondor_Noblemen</text:p>
          </table:table-cell>
          <table:table-cell office:value-type="string" table:style-name="ce10">
            <text:p>tf_gondor| tfg_armor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gondor</text:p>
          </table:table-cell>
          <table:table-cell table:style-name="ce20"/>
          <table:table-cell office:value-type="string" table:style-name="ce20">
            <text:p>itm_gon_noble_cloak,</text:p>
          </table:table-cell>
          <table:table-cell table:style-name="ce13"/>
          <table:table-cell office:value-type="string" table:style-name="ce13">
            <text:p>itm_gondor_light_greaves,</text:p>
          </table:table-cell>
          <table:table-cell office:value-type="string" table:style-name="ce20">
            <text:p>itm_gondor_cav_sword,</text:p>
          </table:table-cell>
          <table:table-cell table:number-columns-repeated="2" table:style-name="ce13"/>
          <table:table-cell office:value-type="string" table:style-name="ce14">
            <text:p>attr_tier_1</text:p>
          </table:table-cell>
          <table:table-cell office:value-type="string" table:style-name="ce14">
            <text:p>wp_tier_1</text:p>
          </table:table-cell>
          <table:table-cell office:value-type="string" table:style-name="ce14">
            <text:p>knows_common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table:style-name="ce8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squire_of_gondor</text:p>
          </table:table-cell>
          <table:table-cell office:value-type="string" table:style-name="ce9">
            <text:p>Squire_of_Gondor</text:p>
          </table:table-cell>
          <table:table-cell office:value-type="string" table:style-name="ce9">
            <text:p>Squires_of_Gondor</text:p>
          </table:table-cell>
          <table:table-cell office:value-type="string" table:style-name="ce10">
            <text:p>tf_gondor| tf_mounted| tfg_helm| tfg_armor| tfg_boots| tfg_hors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gondor_squire_helm,</text:p>
          </table:table-cell>
          <table:table-cell office:value-type="string" table:style-name="ce13">
            <text:p>itm_gon_squire,</text:p>
          </table:table-cell>
          <table:table-cell table:style-name="ce13"/>
          <table:table-cell office:value-type="string" table:style-name="ce20">
            <text:p>itm_gondor_med_greaves,</text:p>
          </table:table-cell>
          <table:table-cell office:value-type="string" table:style-name="ce20">
            <text:p>itm_gondor_cav_sword,</text:p>
          </table:table-cell>
          <table:table-cell table:style-name="ce13"/>
          <table:table-cell office:value-type="string" table:style-name="ce13">
            <text:p>itm_gondor_courser,</text:p>
          </table:table-cell>
          <table:table-cell office:value-type="string" table:style-name="ce14">
            <text:p>attr_tier_2</text:p>
          </table:table-cell>
          <table:table-cell office:value-type="string" table:style-name="ce14">
            <text:p>wp_tier_2</text:p>
          </table:table-cell>
          <table:table-cell office:value-type="string" table:style-name="ce14">
            <text:p>knows_common|knows_power_strike_1|knows_riding_2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table:style-name="ce8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veteran_squire_of_gondor</text:p>
          </table:table-cell>
          <table:table-cell office:value-type="string" table:style-name="ce9">
            <text:p>Veteran_Squire_of_Gondor</text:p>
          </table:table-cell>
          <table:table-cell office:value-type="string" table:style-name="ce9">
            <text:p>Veteran_Squires_of_Gondor</text:p>
          </table:table-cell>
          <table:table-cell office:value-type="string" table:style-name="ce10">
            <text:p>tf_gondor| tf_mounted| tfg_shield| tfg_armor| tfg_helm| tfg_horse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gondor_squire_helm,</text:p>
          </table:table-cell>
          <table:table-cell office:value-type="string" table:style-name="ce13">
            <text:p>itm_gon_squire,</text:p>
          </table:table-cell>
          <table:table-cell office:value-type="string" table:style-name="ce13">
            <text:p>itm_leather_gloves,</text:p>
          </table:table-cell>
          <table:table-cell office:value-type="string" table:style-name="ce20">
            <text:p>itm_gondor_med_greaves,</text:p>
          </table:table-cell>
          <table:table-cell office:value-type="string" table:style-name="ce20">
            <text:p>itm_gondor_cav_sword,</text:p>
          </table:table-cell>
          <table:table-cell office:value-type="string" table:style-name="ce13">
            <text:p>itm_gondor_shield_d,</text:p>
          </table:table-cell>
          <table:table-cell office:value-type="string" table:style-name="ce13">
            <text:p>itm_gondor_courser,</text:p>
          </table:table-cell>
          <table:table-cell office:value-type="string" table:style-name="ce14">
            <text:p>attr_tier_3</text:p>
          </table:table-cell>
          <table:table-cell office:value-type="string" table:style-name="ce14">
            <text:p>wp_tier_3</text:p>
          </table:table-cell>
          <table:table-cell office:value-type="string" table:style-name="ce14">
            <text:p>knows_common|knows_riding_2|knows_shield_2|knows_power_strike_2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table:style-name="ce8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knight_of_gondor</text:p>
          </table:table-cell>
          <table:table-cell office:value-type="string" table:style-name="ce9">
            <text:p>Knight_of_Gondor</text:p>
          </table:table-cell>
          <table:table-cell office:value-type="string" table:style-name="ce9">
            <text:p>Knights_of_Gondor</text:p>
          </table:table-cell>
          <table:table-cell office:value-type="string" table:style-name="ce10">
            <text:p>tf_gondor| tf_mounted| tfg_shield| tfg_armor| tfg_helm| tfg_horse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gondor_knight_helm,</text:p>
          </table:table-cell>
          <table:table-cell office:value-type="string" table:style-name="ce20">
            <text:p>itm_gon_knight,</text:p>
          </table:table-cell>
          <table:table-cell office:value-type="string" table:style-name="ce13">
            <text:p>itm_mail_mittens,</text:p>
          </table:table-cell>
          <table:table-cell office:value-type="string" table:style-name="ce20">
            <text:p>itm_gondor_heavy_greaves,</text:p>
          </table:table-cell>
          <table:table-cell office:value-type="string" table:style-name="ce20">
            <text:p>itm_gondor_cav_sword,itm_gondor_lance,</text:p>
          </table:table-cell>
          <table:table-cell office:value-type="string" table:style-name="ce13">
            <text:p>itm_gondor_shield_d,</text:p>
          </table:table-cell>
          <table:table-cell office:value-type="string" table:style-name="ce13">
            <text:p>itm_gondor_hunter,</text:p>
          </table:table-cell>
          <table:table-cell office:value-type="string" table:style-name="ce14">
            <text:p>attr_tier_4</text:p>
          </table:table-cell>
          <table:table-cell office:value-type="string" table:style-name="ce14">
            <text:p>wp_tier_4</text:p>
          </table:table-cell>
          <table:table-cell office:value-type="string" table:style-name="ce14">
            <text:p>knows_common|knows_riding_3|knows_shield_3|knows_power_strike_3|knows_ironflesh_2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table:style-name="ce8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veteran_knight_of_gondor</text:p>
          </table:table-cell>
          <table:table-cell office:value-type="string" table:style-name="ce9">
            <text:p>Veteran_Knight_of_Gondor</text:p>
          </table:table-cell>
          <table:table-cell office:value-type="string" table:style-name="ce9">
            <text:p>Veteran_Knights_of_Gondor</text:p>
          </table:table-cell>
          <table:table-cell office:value-type="string" table:style-name="ce10">
            <text:p>tf_gondor| tf_mounted| tfg_gloves| tfg_shield| tfg_armor| tfg_helm| tfg_horse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gondor_knight_helm,</text:p>
          </table:table-cell>
          <table:table-cell office:value-type="string" table:style-name="ce13">
            <text:p>itm_gon_knight,</text:p>
          </table:table-cell>
          <table:table-cell office:value-type="string" table:style-name="ce20">
            <text:p>itm_mail_mittens,</text:p>
          </table:table-cell>
          <table:table-cell office:value-type="string" table:style-name="ce20">
            <text:p>itm_gondor_heavy_greaves,</text:p>
          </table:table-cell>
          <table:table-cell office:value-type="string" table:style-name="ce20">
            <text:p>itm_gondor_cav_sword,itm_gondor_lance,</text:p>
          </table:table-cell>
          <table:table-cell office:value-type="string" table:style-name="ce20">
            <text:p>itm_gondor_shield_d,</text:p>
          </table:table-cell>
          <table:table-cell office:value-type="string" table:style-name="ce13">
            <text:p>itm_gondor_hunter,</text:p>
          </table:table-cell>
          <table:table-cell office:value-type="string" table:style-name="ce14">
            <text:p>attr_tier_5</text:p>
          </table:table-cell>
          <table:table-cell office:value-type="string" table:style-name="ce14">
            <text:p>wp_tier_5</text:p>
          </table:table-cell>
          <table:table-cell office:value-type="string" table:style-name="ce14">
            <text:p>knows_common|knows_riding_4|knows_shield_3|knows_power_strike_4|knows_ironflesh_4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3</text:p>
          </table:table-cell>
          <table:table-cell table:style-name="ce16"/>
          <table:table-cell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table:style-name="ce8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knight_of_the_citadel</text:p>
          </table:table-cell>
          <table:table-cell office:value-type="string" table:style-name="ce9">
            <text:p>Knight_of_the_Citadel</text:p>
          </table:table-cell>
          <table:table-cell office:value-type="string" table:style-name="ce9">
            <text:p>Knights_of_the_Citadel</text:p>
          </table:table-cell>
          <table:table-cell office:value-type="string" table:style-name="ce10">
            <text:p>tf_gondor| tf_mounted| tfg_gloves| tfg_shield| tfg_armor| tfg_helm| tfg_horse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gondor_citadel_knight_helm,</text:p>
          </table:table-cell>
          <table:table-cell office:value-type="string" table:style-name="ce13">
            <text:p>itm_gon_tower_knight,</text:p>
          </table:table-cell>
          <table:table-cell office:value-type="string" table:style-name="ce20">
            <text:p>itm_mail_mittens,</text:p>
          </table:table-cell>
          <table:table-cell office:value-type="string" table:style-name="ce20">
            <text:p>itm_gondor_heavy_greaves,</text:p>
          </table:table-cell>
          <table:table-cell office:value-type="string" table:style-name="ce13">
            <text:p>itm_gondor_lance_banner,itm_gondor_citadel_sword,</text:p>
          </table:table-cell>
          <table:table-cell office:value-type="string" table:style-name="ce20">
            <text:p>itm_gondor_shield_b,</text:p>
          </table:table-cell>
          <table:table-cell office:value-type="string" table:style-name="ce20">
            <text:p>itm_gondor_warhorse,</text:p>
          </table:table-cell>
          <table:table-cell office:value-type="string" table:style-name="ce14">
            <text:p>attr_tier_6</text:p>
          </table:table-cell>
          <table:table-cell office:value-type="string" table:style-name="ce14">
            <text:p>wp_tier_6</text:p>
          </table:table-cell>
          <table:table-cell office:value-type="string" table:style-name="ce14">
            <text:p>knows_common|knows_riding_6|knows_shield_4|knows_power_strike_6|knows_ironflesh_6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3</text:p>
          </table:table-cell>
          <table:table-cell table:style-name="ce16"/>
          <table:table-cell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table:style-name="ce8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22">
            <text:p>Gondor Archers</text:p>
          </table:table-cell>
          <table:table-cell table:number-columns-repeated="9" table:style-name="ce22"/>
          <table:table-cell table:number-columns-repeated="2" table:style-name="ce26"/>
          <table:table-cell table:number-columns-repeated="7" table:style-name="ce22"/>
          <table:table-cell table:style-name="ce24"/>
          <table:table-cell office:value-type="string" office:string-value="#Gondor Archers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table:style-name="ce24">
            <text:p>#Gondor Archers</text:p>
          </table:table-cell>
          <table:table-cell table:number-columns-repeated="16363" table:style-name="ce25"/>
        </table:table-row>
        <table:table-row table:style-name="ro1">
          <table:table-cell office:value-type="string" table:style-name="ce9">
            <text:p>bowmen_of_gondor</text:p>
          </table:table-cell>
          <table:table-cell office:value-type="string" table:style-name="ce9">
            <text:p>Bowman_of_Gondor</text:p>
          </table:table-cell>
          <table:table-cell office:value-type="string" table:style-name="ce9">
            <text:p>Bowmen_of_Gondor</text:p>
          </table:table-cell>
          <table:table-cell office:value-type="string" table:style-name="ce10">
            <text:p>tf_gondor| tfg_ranged| tfg_armor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gondorian_light_helm_b,</text:p>
          </table:table-cell>
          <table:table-cell office:value-type="string" table:style-name="ce20">
            <text:p>itm_gon_bowman,</text:p>
          </table:table-cell>
          <table:table-cell table:style-name="ce13"/>
          <table:table-cell office:value-type="string" table:style-name="ce13">
            <text:p>itm_gondor_med_greaves,</text:p>
          </table:table-cell>
          <table:table-cell office:value-type="string" table:style-name="ce20">
            <text:p>itm_gondor_arrows,itm_regular_bow,</text:p>
          </table:table-cell>
          <table:table-cell office:value-type="string" table:style-name="ce13">
            <text:p>itm_gondor_short_sword,</text:p>
          </table:table-cell>
          <table:table-cell table:style-name="ce13"/>
          <table:table-cell office:value-type="string" table:style-name="ce14">
            <text:p>attr_tier_3</text:p>
          </table:table-cell>
          <table:table-cell office:value-type="string" table:style-name="ce14">
            <text:p>wp_tier_3</text:p>
          </table:table-cell>
          <table:table-cell office:value-type="string" table:style-name="ce14">
            <text:p>knows_common|knows_power_draw_2|knows_ironflesh_1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table:style-name="ce8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archer_of_gondor</text:p>
          </table:table-cell>
          <table:table-cell office:value-type="string" table:style-name="ce9">
            <text:p>Archer_of_Gondor</text:p>
          </table:table-cell>
          <table:table-cell office:value-type="string" table:style-name="ce9">
            <text:p>Archers_of_Gondor</text:p>
          </table:table-cell>
          <table:table-cell office:value-type="string" table:style-name="ce10">
            <text:p>tf_gondor| tfg_ranged| tfg_armor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gondorian_archer_helm,</text:p>
          </table:table-cell>
          <table:table-cell office:value-type="string" table:style-name="ce13">
            <text:p>itm_gon_archer,</text:p>
          </table:table-cell>
          <table:table-cell table:style-name="ce13"/>
          <table:table-cell office:value-type="string" table:style-name="ce20">
            <text:p>itm_gondor_med_greaves,</text:p>
          </table:table-cell>
          <table:table-cell office:value-type="string" table:style-name="ce20">
            <text:p>itm_gondor_arrows,itm_gondor_bow,</text:p>
          </table:table-cell>
          <table:table-cell office:value-type="string" table:style-name="ce13">
            <text:p>itm_gondor_sword,</text:p>
          </table:table-cell>
          <table:table-cell table:style-name="ce13"/>
          <table:table-cell office:value-type="string" table:style-name="ce14">
            <text:p>attr_tier_4</text:p>
          </table:table-cell>
          <table:table-cell office:value-type="string" table:style-name="ce14">
            <text:p>wp_tier_4</text:p>
          </table:table-cell>
          <table:table-cell office:value-type="string" table:style-name="ce14">
            <text:p>knows_common|knows_athletics_2|knows_power_draw_4|knows_ironflesh_1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table:style-name="ce8">
            <text:p>["archer_of_gondor","Archer_of_Gondor","Archers_of_Gondor"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veteran_archer_of_gondor</text:p>
          </table:table-cell>
          <table:table-cell office:value-type="string" table:style-name="ce9">
            <text:p>Veteran_Archer_of_Gondor</text:p>
          </table:table-cell>
          <table:table-cell office:value-type="string" table:style-name="ce9">
            <text:p>Veteran_Archers_of_Gondor</text:p>
          </table:table-cell>
          <table:table-cell office:value-type="string" table:style-name="ce10">
            <text:p>tfg_ranged| tfg_armor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gondorian_archer_helm,</text:p>
          </table:table-cell>
          <table:table-cell office:value-type="string" table:style-name="ce13">
            <text:p>itm_gon_archer,</text:p>
          </table:table-cell>
          <table:table-cell table:style-name="ce13"/>
          <table:table-cell office:value-type="string" table:style-name="ce20">
            <text:p>itm_gondor_med_greaves,</text:p>
          </table:table-cell>
          <table:table-cell office:value-type="string" table:style-name="ce20">
            <text:p>itm_gondor_bow,itm_gondor_arrows,</text:p>
          </table:table-cell>
          <table:table-cell office:value-type="string" table:style-name="ce13">
            <text:p>itm_gondor_sword,</text:p>
          </table:table-cell>
          <table:table-cell table:style-name="ce13"/>
          <table:table-cell office:value-type="string" table:style-name="ce14">
            <text:p>attr_tier_5</text:p>
          </table:table-cell>
          <table:table-cell office:value-type="string" table:style-name="ce14">
            <text:p>wp_tier_5</text:p>
          </table:table-cell>
          <table:table-cell office:value-type="string" table:style-name="ce14">
            <text:p>knows_common|knows_athletics_4|knows_power_draw_4|knows_power_strike_5|knows_ironflesh_3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table:style-name="ce8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archer_of_the_tower_guard</text:p>
          </table:table-cell>
          <table:table-cell office:value-type="string" table:style-name="ce9">
            <text:p>Archer_of_the_Tower_Guard</text:p>
          </table:table-cell>
          <table:table-cell office:value-type="string" table:style-name="ce9">
            <text:p>Archers_of_the_Tower_Guard</text:p>
          </table:table-cell>
          <table:table-cell office:value-type="string" table:style-name="ce10">
            <text:p>tf_gondor| tfg_ranged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tower_archer_helm,</text:p>
          </table:table-cell>
          <table:table-cell office:value-type="string" table:style-name="ce20">
            <text:p>itm_gon_steward_guard,</text:p>
          </table:table-cell>
          <table:table-cell table:style-name="ce13"/>
          <table:table-cell office:value-type="string" table:style-name="ce20">
            <text:p>itm_gondor_heavy_greaves,</text:p>
          </table:table-cell>
          <table:table-cell office:value-type="string" table:style-name="ce20">
            <text:p>itm_gondor_bow,itm_gondor_arrows,</text:p>
          </table:table-cell>
          <table:table-cell office:value-type="string" table:style-name="ce13">
            <text:p>itm_gondor_citadel_sword,</text:p>
          </table:table-cell>
          <table:table-cell table:style-name="ce13"/>
          <table:table-cell office:value-type="string" table:style-name="ce14">
            <text:p>attr_tier_6</text:p>
          </table:table-cell>
          <table:table-cell office:value-type="string" table:style-name="ce14">
            <text:p>wp_tier_6</text:p>
          </table:table-cell>
          <table:table-cell office:value-type="string" table:style-name="ce14">
            <text:p>knows_common|knows_athletics_5|knows_power_draw_6|knows_power_strike_4|knows_ironflesh_4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3</text:p>
          </table:table-cell>
          <table:table-cell table:style-name="ce16"/>
          <table:table-cell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table:style-name="ce8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22">
            <text:p>Special Denethor Guards (only for scene)</text:p>
          </table:table-cell>
          <table:table-cell table:number-columns-repeated="6" table:style-name="ce22"/>
          <table:table-cell table:style-name="ce26"/>
          <table:table-cell table:style-name="ce22"/>
          <table:table-cell table:number-columns-repeated="4" table:style-name="ce26"/>
          <table:table-cell table:number-columns-repeated="6" table:style-name="ce22"/>
          <table:table-cell table:style-name="ce24"/>
          <table:table-cell office:value-type="string" office:string-value="#Special Denethor Guards (only for scene)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table:style-name="ce24">
            <text:p>#Special Denethor Guards (only for scene)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steward_guard</text:p>
          </table:table-cell>
          <table:table-cell office:value-type="string" table:style-name="ce9">
            <text:p>Steward's_Guard</text:p>
          </table:table-cell>
          <table:table-cell office:value-type="string" table:style-name="ce9">
            <text:p>Steward's_Guards</text:p>
          </table:table-cell>
          <table:table-cell office:value-type="string" table:style-name="ce10">
            <text:p>tf_gondor| tfg_gloves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tower_guard_helm,</text:p>
          </table:table-cell>
          <table:table-cell office:value-type="string" table:style-name="ce13">
            <text:p>itm_gon_steward_guard,</text:p>
          </table:table-cell>
          <table:table-cell office:value-type="string" table:style-name="ce20">
            <text:p>itm_mail_mittens,</text:p>
          </table:table-cell>
          <table:table-cell office:value-type="string" table:style-name="ce20">
            <text:p>itm_gondor_heavy_greaves,</text:p>
          </table:table-cell>
          <table:table-cell office:value-type="string" table:style-name="ce13">
            <text:p>itm_gondor_tower_spear,</text:p>
          </table:table-cell>
          <table:table-cell office:value-type="string" table:style-name="ce20">
            <text:p>itm_gon_tab_shield_b,</text:p>
          </table:table-cell>
          <table:table-cell table:style-name="ce20"/>
          <table:table-cell office:value-type="string" table:style-name="ce14">
            <text:p>attr_tier_6</text:p>
          </table:table-cell>
          <table:table-cell office:value-type="string" table:style-name="ce14">
            <text:p>wp_tier_6</text:p>
          </table:table-cell>
          <table:table-cell office:value-type="string" table:style-name="ce14">
            <text:p>knows_common|knows_athletics_4|knows_shield_6|knows_power_strike_6|knows_ironflesh_4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3</text:p>
          </table:table-cell>
          <table:table-cell table:style-name="ce16"/>
          <table:table-cell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table:style-name="ce8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angers</text:p>
          </table:table-cell>
          <table:table-cell table:number-columns-repeated="19" table:style-name="ce8"/>
          <table:table-cell office:value-type="string" office:string-value="#Rangers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table:style-name="ce8">
            <text:p>#Rangers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anger_of_ithilien</text:p>
          </table:table-cell>
          <table:table-cell office:value-type="string" table:style-name="ce9">
            <text:p>Ranger_of_Ithilien</text:p>
          </table:table-cell>
          <table:table-cell office:value-type="string" table:style-name="ce9">
            <text:p>Rangers_of_Ithilien</text:p>
          </table:table-cell>
          <table:table-cell office:value-type="string" table:style-name="ce10">
            <text:p>tf_gondor| tfg_ranged| tfg_armor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rangers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gondor_ranger_hood,</text:p>
          </table:table-cell>
          <table:table-cell office:value-type="string" table:style-name="ce20">
            <text:p>itm_gon_ranger_cloak,</text:p>
          </table:table-cell>
          <table:table-cell table:style-name="ce13"/>
          <table:table-cell office:value-type="string" table:style-name="ce13">
            <text:p>itm_gondor_light_greaves,</text:p>
          </table:table-cell>
          <table:table-cell office:value-type="string" table:style-name="ce20">
            <text:p>itm_ithilien_arrows,itm_gondor_bow,</text:p>
          </table:table-cell>
          <table:table-cell office:value-type="string" table:style-name="ce13">
            <text:p>itm_gondor_ranger_sword,</text:p>
          </table:table-cell>
          <table:table-cell table:style-name="ce13"/>
          <table:table-cell office:value-type="string" table:style-name="ce14">
            <text:p>attr_tier_4</text:p>
          </table:table-cell>
          <table:table-cell office:value-type="string" table:style-name="ce14">
            <text:p>wp_archery(200)|wp(170)</text:p>
          </table:table-cell>
          <table:table-cell office:value-type="string" table:style-name="ce14">
            <text:p>knows_common|knows_pathfinding_1|knows_riding_1|knows_athletics_6|knows_power_draw_3|knows_power_strike_3|knows_ironflesh_2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table:style-name="ce8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veteran_ranger_of_ithilien</text:p>
          </table:table-cell>
          <table:table-cell office:value-type="string" table:style-name="ce9">
            <text:p>Veteran_Ranger_of_Ithilien</text:p>
          </table:table-cell>
          <table:table-cell office:value-type="string" table:style-name="ce9">
            <text:p>Veteran_Rangers_of_Ithilien</text:p>
          </table:table-cell>
          <table:table-cell office:value-type="string" table:style-name="ce10">
            <text:p>tf_gondor| tfg_ranged| tfg_armor| tfg_helm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rangers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gondor_ranger_hood,</text:p>
          </table:table-cell>
          <table:table-cell office:value-type="string" table:style-name="ce13">
            <text:p>itm_gon_ranger_cloak,</text:p>
          </table:table-cell>
          <table:table-cell table:style-name="ce13"/>
          <table:table-cell office:value-type="string" table:style-name="ce20">
            <text:p>itm_gondor_light_greaves,</text:p>
          </table:table-cell>
          <table:table-cell office:value-type="string" table:style-name="ce20">
            <text:p>itm_ithilien_arrows,itm_gondor_bow,</text:p>
          </table:table-cell>
          <table:table-cell office:value-type="string" table:style-name="ce13">
            <text:p>itm_gondor_ranger_sword,</text:p>
          </table:table-cell>
          <table:table-cell table:style-name="ce13"/>
          <table:table-cell office:value-type="string" table:style-name="ce14">
            <text:p>attr_tier_5</text:p>
          </table:table-cell>
          <table:table-cell office:value-type="string" table:style-name="ce14">
            <text:p>wp(250)</text:p>
          </table:table-cell>
          <table:table-cell office:value-type="string" table:style-name="ce14">
            <text:p>knows_common|knows_pathfinding_2|knows_riding_1|knows_athletics_7|knows_power_draw_3|knows_power_strike_4|knows_ironflesh_4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table:style-name="ce8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master_ranger_of_ithilien</text:p>
          </table:table-cell>
          <table:table-cell office:value-type="string" table:style-name="ce9">
            <text:p>Master_Ranger_of_Ithilien</text:p>
          </table:table-cell>
          <table:table-cell office:value-type="string" table:style-name="ce9">
            <text:p>Master_Rangers_of_Ithilien</text:p>
          </table:table-cell>
          <table:table-cell office:value-type="string" table:style-name="ce10">
            <text:p>tf_gondor| tfg_ranged| tfg_armor| tfg_helm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rangers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gondor_ranger_hood_mask,</text:p>
          </table:table-cell>
          <table:table-cell office:value-type="string" table:style-name="ce13">
            <text:p>itm_gon_ranger_skirt,</text:p>
          </table:table-cell>
          <table:table-cell table:style-name="ce13"/>
          <table:table-cell office:value-type="string" table:style-name="ce20">
            <text:p>itm_gondor_light_greaves,</text:p>
          </table:table-cell>
          <table:table-cell office:value-type="string" table:style-name="ce20">
            <text:p>itm_ithilien_arrows,itm_gondor_bow,</text:p>
          </table:table-cell>
          <table:table-cell office:value-type="string" table:style-name="ce13">
            <text:p>itm_gondor_ranger_sword,</text:p>
          </table:table-cell>
          <table:table-cell table:style-name="ce13"/>
          <table:table-cell office:value-type="string" table:style-name="ce14">
            <text:p>attr_tier_6</text:p>
          </table:table-cell>
          <table:table-cell office:value-type="string" table:style-name="ce14">
            <text:p>wp_melee(320)|wp_throwing(300)|wp_archery(380)</text:p>
          </table:table-cell>
          <table:table-cell office:value-type="string" table:style-name="ce14">
            <text:p>knows_common|knows_pathfinding_3|knows_riding_1|knows_athletics_8|knows_power_draw_5|knows_power_strike_5|knows_ironflesh_4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3</text:p>
          </table:table-cell>
          <table:table-cell table:style-name="ce16"/>
          <table:table-cell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table:style-name="ce8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ithilien_leader</text:p>
          </table:table-cell>
          <table:table-cell office:value-type="string" table:style-name="ce9">
            <text:p>Captain_of_Ithilien_Rangers</text:p>
          </table:table-cell>
          <table:table-cell office:value-type="string" table:style-name="ce9">
            <text:p>Captains_of_Ithilien_Rangers</text:p>
          </table:table-cell>
          <table:table-cell office:value-type="string" table:style-name="ce10">
            <text:p>tf_gondor| tfg_ranged| tfg_shield| tfg_armor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rangers</text:p>
          </table:table-cell>
          <table:table-cell office:value-type="string" table:style-name="ce12">
            <text:p>fac_gondor</text:p>
          </table:table-cell>
          <table:table-cell table:style-name="ce20"/>
          <table:table-cell office:value-type="string" table:style-name="ce20">
            <text:p>itm_gon_ranger_skirt,</text:p>
          </table:table-cell>
          <table:table-cell table:style-name="ce13"/>
          <table:table-cell office:value-type="string" table:style-name="ce20">
            <text:p>itm_gondor_light_greaves,</text:p>
          </table:table-cell>
          <table:table-cell office:value-type="string" table:style-name="ce20">
            <text:p>itm_ithilien_arrows,itm_gondor_bow,</text:p>
          </table:table-cell>
          <table:table-cell office:value-type="string" table:style-name="ce13">
            <text:p>itm_gondor_ranger_sword,</text:p>
          </table:table-cell>
          <table:table-cell table:style-name="ce13"/>
          <table:table-cell office:value-type="string" table:style-name="ce14">
            <text:p>attr_tier_7</text:p>
          </table:table-cell>
          <table:table-cell office:value-type="string" table:style-name="ce14">
            <text:p>wp_tier_7</text:p>
          </table:table-cell>
          <table:table-cell office:value-type="string" table:style-name="ce14">
            <text:p>knows_common|knows_pathfinding_4|knows_athletics_9|knows_shield_9|knows_power_draw_9|knows_power_strike_8|knows_ironflesh_10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table:style-name="ce8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22">
            <text:p>Lossarnach</text:p>
          </table:table-cell>
          <table:table-cell table:number-columns-repeated="6" table:style-name="ce22"/>
          <table:table-cell table:style-name="ce26"/>
          <table:table-cell table:style-name="ce22"/>
          <table:table-cell table:number-columns-repeated="4" table:style-name="ce26"/>
          <table:table-cell table:number-columns-repeated="6" table:style-name="ce22"/>
          <table:table-cell table:style-name="ce24"/>
          <table:table-cell office:value-type="string" office:string-value="#Lossarnach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table:style-name="ce24">
            <text:p>#Lossarnach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woodsman_of_lossarnach</text:p>
          </table:table-cell>
          <table:table-cell office:value-type="string" table:style-name="ce9">
            <text:p>Woodsman_of_Lossarnach</text:p>
          </table:table-cell>
          <table:table-cell office:value-type="string" table:style-name="ce9">
            <text:p>Woodsmen_of_Lossarnach</text:p>
          </table:table-cell>
          <table:table-cell office:value-type="string" table:style-name="ce10">
            <text:p>tf_gondor| tfg_armor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lossarnach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lossarnach_cloth_cap,</text:p>
          </table:table-cell>
          <table:table-cell office:value-type="string" table:style-name="ce13">
            <text:p>itm_lossarnach_shirt,</text:p>
          </table:table-cell>
          <table:table-cell table:style-name="ce13"/>
          <table:table-cell office:value-type="string" table:style-name="ce13">
            <text:p>itm_gondor_light_greaves,</text:p>
          </table:table-cell>
          <table:table-cell office:value-type="string" table:style-name="ce13">
            <text:p>itm_loss_axe,</text:p>
          </table:table-cell>
          <table:table-cell office:value-type="string" table:style-name="ce13">
            <text:p>itm_gon_tab_shield_a,itm_loss_throwing_axes,</text:p>
          </table:table-cell>
          <table:table-cell table:style-name="ce13"/>
          <table:table-cell office:value-type="string" table:style-name="ce14">
            <text:p>str_7| agi_5| int_4| cha_4|level(4)</text:p>
          </table:table-cell>
          <table:table-cell office:value-type="string" table:style-name="ce14">
            <text:p>wp_tier_1</text:p>
          </table:table-cell>
          <table:table-cell office:value-type="string" table:style-name="ce14">
            <text:p>knows_common|knows_power_throw_2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table:style-name="ce8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axeman_of_lossarnach</text:p>
          </table:table-cell>
          <table:table-cell office:value-type="string" table:style-name="ce9">
            <text:p>Axeman_of_Lossarnach</text:p>
          </table:table-cell>
          <table:table-cell office:value-type="string" table:style-name="ce9">
            <text:p>Axemen_of_Lossarnach</text:p>
          </table:table-cell>
          <table:table-cell office:value-type="string" table:style-name="ce10">
            <text:p>tf_gondor| tfg_armor| tfg_shield| tfg_boots| tfg_helm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lossarnach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lossarnach_leather_cap,</text:p>
          </table:table-cell>
          <table:table-cell office:value-type="string" table:style-name="ce20">
            <text:p>itm_lossarnach_axeman,</text:p>
          </table:table-cell>
          <table:table-cell table:style-name="ce20"/>
          <table:table-cell office:value-type="string" table:style-name="ce20">
            <text:p>itm_gondor_light_greaves,</text:p>
          </table:table-cell>
          <table:table-cell office:value-type="string" table:style-name="ce20">
            <text:p>itm_loss_axe,</text:p>
          </table:table-cell>
          <table:table-cell office:value-type="string" table:style-name="ce13">
            <text:p>itm_gon_tab_shield_a,itm_loss_throwing_axes,</text:p>
          </table:table-cell>
          <table:table-cell table:style-name="ce13"/>
          <table:table-cell office:value-type="string" table:style-name="ce14">
            <text:p>str_10| agi_7| int_4| cha_4|level(8)</text:p>
          </table:table-cell>
          <table:table-cell office:value-type="string" table:style-name="ce14">
            <text:p>wp_tier_2</text:p>
          </table:table-cell>
          <table:table-cell office:value-type="string" table:style-name="ce14">
            <text:p>knows_common|knows_power_throw_3|knows_athletics_1|knows_power_strike_1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table:style-name="ce8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vet_axeman_of_lossarnach</text:p>
          </table:table-cell>
          <table:table-cell office:value-type="string" table:style-name="ce9">
            <text:p>Lossarnach_Veteran_Axeman</text:p>
          </table:table-cell>
          <table:table-cell office:value-type="string" table:style-name="ce9">
            <text:p>Lossarnach_Veteran_Axemen</text:p>
          </table:table-cell>
          <table:table-cell office:value-type="string" table:style-name="ce10">
            <text:p>tf_gondor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lossarnach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lossarnach_leather_cap,</text:p>
          </table:table-cell>
          <table:table-cell office:value-type="string" table:style-name="ce13">
            <text:p>itm_lossarnach_vet_axeman,</text:p>
          </table:table-cell>
          <table:table-cell table:style-name="ce13"/>
          <table:table-cell office:value-type="string" table:style-name="ce13">
            <text:p>itm_gondor_light_greaves,</text:p>
          </table:table-cell>
          <table:table-cell office:value-type="string" table:style-name="ce20">
            <text:p>itm_loss_axe,</text:p>
          </table:table-cell>
          <table:table-cell office:value-type="string" table:style-name="ce13">
            <text:p>itm_gon_tab_shield_a,itm_loss_throwing_axes,</text:p>
          </table:table-cell>
          <table:table-cell table:style-name="ce13"/>
          <table:table-cell office:value-type="string" table:style-name="ce14">
            <text:p>str_13|agi_11| int_4| cha_4|level(12)</text:p>
          </table:table-cell>
          <table:table-cell office:value-type="string" table:style-name="ce14">
            <text:p>wp_tier_3</text:p>
          </table:table-cell>
          <table:table-cell office:value-type="string" table:style-name="ce14">
            <text:p>knows_common|knows_power_throw_4|knows_athletics_3|knows_power_strike_3|knows_ironflesh_3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table:style-name="ce8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heavy_lossarnach_axeman</text:p>
          </table:table-cell>
          <table:table-cell office:value-type="string" table:style-name="ce9">
            <text:p>Heavy_Lossarnach_Axeman</text:p>
          </table:table-cell>
          <table:table-cell office:value-type="string" table:style-name="ce9">
            <text:p>Heavy_Lossarnach_Axemen</text:p>
          </table:table-cell>
          <table:table-cell office:value-type="string" table:style-name="ce10">
            <text:p>tf_gondor| tfg_shield| tfg_armor| tfg_helm| tfg_boots| tfg_glove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lossarnach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lossarnach_scale_cap,</text:p>
          </table:table-cell>
          <table:table-cell office:value-type="string" table:style-name="ce13">
            <text:p>itm_lossarnach_warrior,</text:p>
          </table:table-cell>
          <table:table-cell office:value-type="string" table:style-name="ce13">
            <text:p>itm_leather_gloves,</text:p>
          </table:table-cell>
          <table:table-cell office:value-type="string" table:style-name="ce13">
            <text:p>itm_lossarnach_greaves,</text:p>
          </table:table-cell>
          <table:table-cell office:value-type="string" table:style-name="ce13">
            <text:p>itm_loss_axe,</text:p>
          </table:table-cell>
          <table:table-cell office:value-type="string" table:style-name="ce13">
            <text:p>itm_gon_tab_shield_a,itm_loss_throwing_axes,</text:p>
          </table:table-cell>
          <table:table-cell table:style-name="ce13"/>
          <table:table-cell office:value-type="string" table:style-name="ce14">
            <text:p>str_15|agi_15| int_4| cha_4|level(16)</text:p>
          </table:table-cell>
          <table:table-cell office:value-type="string" table:style-name="ce14">
            <text:p>wp_tier_4</text:p>
          </table:table-cell>
          <table:table-cell office:value-type="string" table:style-name="ce14">
            <text:p>knows_common|knows_athletics_4|knows_power_strike_5|knows_ironflesh_4|knows_power_throw_5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table:style-name="ce8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axemaster_of_lossarnach</text:p>
          </table:table-cell>
          <table:table-cell office:value-type="string" table:style-name="ce9">
            <text:p>Axemaster_of_Lossarnach</text:p>
          </table:table-cell>
          <table:table-cell office:value-type="string" table:style-name="ce9">
            <text:p>Axemasters_of_Lossarnach</text:p>
          </table:table-cell>
          <table:table-cell office:value-type="string" table:style-name="ce10">
            <text:p>tf_gondor| tfg_gloves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lossarnach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lossarnach_scale_cap,</text:p>
          </table:table-cell>
          <table:table-cell office:value-type="string" table:style-name="ce13">
            <text:p>itm_lossarnach_vet_warrior,</text:p>
          </table:table-cell>
          <table:table-cell office:value-type="string" table:style-name="ce20">
            <text:p>itm_mail_mittens,</text:p>
          </table:table-cell>
          <table:table-cell office:value-type="string" table:style-name="ce20">
            <text:p>itm_lossarnach_greaves,</text:p>
          </table:table-cell>
          <table:table-cell office:value-type="string" table:style-name="ce20">
            <text:p>itm_loss_war_axe,</text:p>
          </table:table-cell>
          <table:table-cell office:value-type="string" table:style-name="ce20">
            <text:p>itm_gon_tab_shield_a,itm_loss_throwing_axes,</text:p>
          </table:table-cell>
          <table:table-cell table:style-name="ce13"/>
          <table:table-cell office:value-type="string" table:style-name="ce14">
            <text:p>str_18|agi_18| int_4| cha_4|level(25)</text:p>
          </table:table-cell>
          <table:table-cell office:value-type="string" table:style-name="ce14">
            <text:p>wp_two_handed(320)|wp(200)</text:p>
          </table:table-cell>
          <table:table-cell office:value-type="string" table:style-name="ce14">
            <text:p>knows_common|knows_athletics_5|knows_power_strike_7|knows_ironflesh_5|knows_power_throw_6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table:style-name="ce8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lossarnach_leader</text:p>
          </table:table-cell>
          <table:table-cell office:value-type="string" table:style-name="ce9">
            <text:p>Captain_of_Lossarnach</text:p>
          </table:table-cell>
          <table:table-cell office:value-type="string" table:style-name="ce9">
            <text:p>Captains_of_Lossarnach</text:p>
          </table:table-cell>
          <table:table-cell office:value-type="string" table:style-name="ce10">
            <text:p>tf_gondor| tf_mounted| tfg_gloves| tfg_shield| tfg_armor| tfg_helm| tfg_horse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lossarnach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gondor_leader_helm,</text:p>
          </table:table-cell>
          <table:table-cell office:value-type="string" table:style-name="ce20">
            <text:p>itm_lossarnach_leader,</text:p>
          </table:table-cell>
          <table:table-cell office:value-type="string" table:style-name="ce13">
            <text:p>itm_mail_mittens,</text:p>
          </table:table-cell>
          <table:table-cell office:value-type="string" table:style-name="ce20">
            <text:p>itm_lossarnach_greaves,</text:p>
          </table:table-cell>
          <table:table-cell office:value-type="string" table:style-name="ce20">
            <text:p>itm_gondor_cav_sword,itm_loss_axe,</text:p>
          </table:table-cell>
          <table:table-cell office:value-type="string" table:style-name="ce13">
            <text:p>itm_gon_tab_shield_a,</text:p>
          </table:table-cell>
          <table:table-cell office:value-type="string" table:style-name="ce13">
            <text:p>itm_gondor_hunter,</text:p>
          </table:table-cell>
          <table:table-cell office:value-type="string" table:style-name="ce14">
            <text:p>attr_tier_6</text:p>
          </table:table-cell>
          <table:table-cell office:value-type="string" table:style-name="ce14">
            <text:p>wp_tier_6</text:p>
          </table:table-cell>
          <table:table-cell office:value-type="string" table:style-name="ce14">
            <text:p>knows_common|knows_riding_8|knows_shield_9|knows_power_strike_8|knows_ironflesh_10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3</text:p>
          </table:table-cell>
          <table:table-cell table:style-name="ce16"/>
          <table:table-cell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table:style-name="ce8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22">
            <text:p>Pelargir</text:p>
          </table:table-cell>
          <table:table-cell table:number-columns-repeated="6" table:style-name="ce22"/>
          <table:table-cell table:style-name="ce26"/>
          <table:table-cell table:style-name="ce22"/>
          <table:table-cell table:number-columns-repeated="2" table:style-name="ce26"/>
          <table:table-cell table:style-name="ce22"/>
          <table:table-cell table:number-columns-repeated="2" table:style-name="ce26"/>
          <table:table-cell table:number-columns-repeated="5" table:style-name="ce22"/>
          <table:table-cell table:style-name="ce24"/>
          <table:table-cell office:value-type="string" office:string-value="#Pelargir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table:style-name="ce24">
            <text:p>#Pelargir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pelargir_watchman</text:p>
          </table:table-cell>
          <table:table-cell office:value-type="string" table:style-name="ce9">
            <text:p>Pelargir_Watchman</text:p>
          </table:table-cell>
          <table:table-cell office:value-type="string" table:style-name="ce9">
            <text:p>Pelargir_Watchmen</text:p>
          </table:table-cell>
          <table:table-cell office:value-type="string" table:style-name="ce10">
            <text:p>tf_gondor| tfg_armor| tfg_helm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pelargir</text:p>
          </table:table-cell>
          <table:table-cell office:value-type="string" table:style-name="ce12">
            <text:p>fac_gondor</text:p>
          </table:table-cell>
          <table:table-cell table:style-name="ce13"/>
          <table:table-cell office:value-type="string" table:style-name="ce13">
            <text:p>itm_pel_jerkin,</text:p>
          </table:table-cell>
          <table:table-cell table:style-name="ce13"/>
          <table:table-cell office:value-type="string" table:style-name="ce13">
            <text:p>itm_gondor_light_greaves,</text:p>
          </table:table-cell>
          <table:table-cell office:value-type="string" table:style-name="ce13">
            <text:p>itm_gondor_arrows,itm_short_bow,</text:p>
          </table:table-cell>
          <table:table-cell office:value-type="string" table:style-name="ce13">
            <text:p>itm_shortened_spear,itm_gondor_javelin,</text:p>
          </table:table-cell>
          <table:table-cell table:style-name="ce13"/>
          <table:table-cell office:value-type="string" table:style-name="ce14">
            <text:p>str_7| agi_5| int_4| cha_4|level(4)</text:p>
          </table:table-cell>
          <table:table-cell office:value-type="string" table:style-name="ce14">
            <text:p>wp_tier_2</text:p>
          </table:table-cell>
          <table:table-cell office:value-type="string" table:style-name="ce14">
            <text:p>knows_common|knows_power_draw_2|knows_power_throw_2|knows_ironflesh_1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table:style-name="ce8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pelargir_marine</text:p>
          </table:table-cell>
          <table:table-cell office:value-type="string" table:style-name="ce9">
            <text:p>Pelargir_Marine</text:p>
          </table:table-cell>
          <table:table-cell office:value-type="string" table:style-name="ce9">
            <text:p>Pelargir_Marines</text:p>
          </table:table-cell>
          <table:table-cell office:value-type="string" table:style-name="ce10">
            <text:p>tf_gondor| tfg_ranged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pelargir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pelargir_hood,</text:p>
          </table:table-cell>
          <table:table-cell office:value-type="string" table:style-name="ce20">
            <text:p>itm_pel_marine,</text:p>
          </table:table-cell>
          <table:table-cell table:style-name="ce20"/>
          <table:table-cell office:value-type="string" table:style-name="ce20">
            <text:p>itm_gondor_light_greaves,</text:p>
          </table:table-cell>
          <table:table-cell office:value-type="string" table:style-name="ce20">
            <text:p>itm_pelargir_eket,</text:p>
          </table:table-cell>
          <table:table-cell office:value-type="string" table:style-name="ce13">
            <text:p>itm_gondor_javelin,itm_gon_tab_shield_a,</text:p>
          </table:table-cell>
          <table:table-cell table:style-name="ce13"/>
          <table:table-cell office:value-type="string" table:style-name="ce14">
            <text:p>str_15|agi_15| int_4| cha_4|level(16)</text:p>
          </table:table-cell>
          <table:table-cell office:value-type="string" table:style-name="ce14">
            <text:p>wp_tier_4</text:p>
          </table:table-cell>
          <table:table-cell office:value-type="string" table:style-name="ce14">
            <text:p>knows_common|knows_athletics_2|knows_power_throw_5|knows_power_draw_5|knows_ironflesh_1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table:style-name="ce8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pelargir_vet_marine</text:p>
          </table:table-cell>
          <table:table-cell office:value-type="string" table:style-name="ce9">
            <text:p>Pelargir_Veteran_Marine</text:p>
          </table:table-cell>
          <table:table-cell office:value-type="string" table:style-name="ce9">
            <text:p>Pelargir_Veteran_Marines</text:p>
          </table:table-cell>
          <table:table-cell office:value-type="string" table:style-name="ce10">
            <text:p>tf_gondor| tfg_ranged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pelargir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pelargir_hood,</text:p>
          </table:table-cell>
          <table:table-cell office:value-type="string" table:style-name="ce13">
            <text:p>itm_pel_marine,</text:p>
          </table:table-cell>
          <table:table-cell table:style-name="ce13"/>
          <table:table-cell office:value-type="string" table:style-name="ce13">
            <text:p>itm_gondor_light_greaves,</text:p>
          </table:table-cell>
          <table:table-cell office:value-type="string" table:style-name="ce20">
            <text:p>itm_gondor_arrows,itm_short_bow,itm_regular_bow,</text:p>
          </table:table-cell>
          <table:table-cell office:value-type="string" table:style-name="ce13">
            <text:p>itm_pelargir_eket,itm_gon_tab_shield_a,</text:p>
          </table:table-cell>
          <table:table-cell table:style-name="ce13"/>
          <table:table-cell office:value-type="string" table:style-name="ce14">
            <text:p>str_18|agi_18| int_4| cha_4|level(25)</text:p>
          </table:table-cell>
          <table:table-cell office:value-type="string" table:style-name="ce14">
            <text:p>wp_tier_5</text:p>
          </table:table-cell>
          <table:table-cell office:value-type="string" table:style-name="ce14">
            <text:p>knows_common|knows_athletics_4|knows_power_draw_5|knows_power_strike_2|knows_ironflesh_3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table:style-name="ce8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pelargir_infantry</text:p>
          </table:table-cell>
          <table:table-cell office:value-type="string" table:style-name="ce9">
            <text:p>Pelargir_Infantryman</text:p>
          </table:table-cell>
          <table:table-cell office:value-type="string" table:style-name="ce9">
            <text:p>Pelargir_Infantrymen</text:p>
          </table:table-cell>
          <table:table-cell office:value-type="string" table:style-name="ce10">
            <text:p>tf_gondor| tfg_gloves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pelargir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pelargir_helmet_light,</text:p>
          </table:table-cell>
          <table:table-cell office:value-type="string" table:style-name="ce13">
            <text:p>itm_pel_footman,</text:p>
          </table:table-cell>
          <table:table-cell office:value-type="string" table:style-name="ce13">
            <text:p>itm_leather_gloves,</text:p>
          </table:table-cell>
          <table:table-cell office:value-type="string" table:style-name="ce13">
            <text:p>itm_pelargir_greaves,</text:p>
          </table:table-cell>
          <table:table-cell office:value-type="string" table:style-name="ce13">
            <text:p>itm_pelargir_sword,</text:p>
          </table:table-cell>
          <table:table-cell office:value-type="string" table:style-name="ce13">
            <text:p>itm_gon_tab_shield_b,</text:p>
          </table:table-cell>
          <table:table-cell table:style-name="ce13"/>
          <table:table-cell office:value-type="string" table:style-name="ce14">
            <text:p>str_15|agi_15| int_4| cha_4|level(16)</text:p>
          </table:table-cell>
          <table:table-cell office:value-type="string" table:style-name="ce14">
            <text:p>wp_tier_4</text:p>
          </table:table-cell>
          <table:table-cell office:value-type="string" table:style-name="ce14">
            <text:p>knows_common|knows_athletics_4|knows_power_throw_2|knows_power_strike_4|knows_ironflesh_4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table:style-name="ce8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pelargir_vet_infantry</text:p>
          </table:table-cell>
          <table:table-cell office:value-type="string" table:style-name="ce9">
            <text:p>Pelargir_Veteran_Infantryman</text:p>
          </table:table-cell>
          <table:table-cell office:value-type="string" table:style-name="ce9">
            <text:p>Pelargir_Veteran_Infantrymen</text:p>
          </table:table-cell>
          <table:table-cell office:value-type="string" table:style-name="ce10">
            <text:p>tf_gondor| tfg_gloves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pelargir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pelargir_helmet_heavy,</text:p>
          </table:table-cell>
          <table:table-cell office:value-type="string" table:style-name="ce13">
            <text:p>itm_pelargir_regular,</text:p>
          </table:table-cell>
          <table:table-cell office:value-type="string" table:style-name="ce20">
            <text:p>itm_mail_mittens,</text:p>
          </table:table-cell>
          <table:table-cell office:value-type="string" table:style-name="ce20">
            <text:p>itm_pelargir_greaves,</text:p>
          </table:table-cell>
          <table:table-cell office:value-type="string" table:style-name="ce20">
            <text:p>itm_pelargir_sword,</text:p>
          </table:table-cell>
          <table:table-cell office:value-type="string" table:style-name="ce20">
            <text:p>itm_gon_tab_shield_b,</text:p>
          </table:table-cell>
          <table:table-cell table:style-name="ce13"/>
          <table:table-cell office:value-type="string" table:style-name="ce14">
            <text:p>str_18|agi_18| int_4| cha_4|level(25)</text:p>
          </table:table-cell>
          <table:table-cell office:value-type="string" table:style-name="ce14">
            <text:p>wp_tier_5</text:p>
          </table:table-cell>
          <table:table-cell office:value-type="string" table:style-name="ce14">
            <text:p>knows_common|knows_athletics_5|knows_power_throw_3|knows_power_strike_5|knows_ironflesh_5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table:style-name="ce8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pelargir_leader</text:p>
          </table:table-cell>
          <table:table-cell office:value-type="string" table:style-name="ce9">
            <text:p>Captain_of_Pelargir</text:p>
          </table:table-cell>
          <table:table-cell office:value-type="string" table:style-name="ce9">
            <text:p>Captains_of_Pelargir</text:p>
          </table:table-cell>
          <table:table-cell office:value-type="string" table:style-name="ce10">
            <text:p>tf_gondor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pelargir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pelargir_helmet_light,</text:p>
          </table:table-cell>
          <table:table-cell office:value-type="string" table:style-name="ce20">
            <text:p>itm_pel_leader,</text:p>
          </table:table-cell>
          <table:table-cell office:value-type="string" table:style-name="ce13">
            <text:p>itm_mail_mittens,</text:p>
          </table:table-cell>
          <table:table-cell office:value-type="string" table:style-name="ce20">
            <text:p>itm_pelargir_greaves,</text:p>
          </table:table-cell>
          <table:table-cell office:value-type="string" table:style-name="ce20">
            <text:p>itm_pelargir_sword,</text:p>
          </table:table-cell>
          <table:table-cell office:value-type="string" table:style-name="ce13">
            <text:p>itm_gon_tab_shield_c,</text:p>
          </table:table-cell>
          <table:table-cell table:style-name="ce13"/>
          <table:table-cell office:value-type="string" table:style-name="ce14">
            <text:p>attr_tier_6</text:p>
          </table:table-cell>
          <table:table-cell office:value-type="string" table:style-name="ce14">
            <text:p>wp_tier_6</text:p>
          </table:table-cell>
          <table:table-cell office:value-type="string" table:style-name="ce14">
            <text:p>knows_common|knows_athletics_7|knows_shield_9|knows_power_strike_8|knows_ironflesh_10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table:style-name="ce8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pelargir_marine_leader</text:p>
          </table:table-cell>
          <table:table-cell office:value-type="string" table:style-name="ce9">
            <text:p>Captain_of_Pelargir_Marines</text:p>
          </table:table-cell>
          <table:table-cell office:value-type="string" table:style-name="ce9">
            <text:p>Captains_of_Pelargir_Marine</text:p>
          </table:table-cell>
          <table:table-cell office:value-type="string" table:style-name="ce10">
            <text:p>tf_gondor| tfg_ranged| tfg_gloves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pelargir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pelargir_helmet_light,</text:p>
          </table:table-cell>
          <table:table-cell office:value-type="string" table:style-name="ce13">
            <text:p>itm_pelargir_marine_leader,</text:p>
          </table:table-cell>
          <table:table-cell table:style-name="ce13"/>
          <table:table-cell office:value-type="string" table:style-name="ce13">
            <text:p>itm_pelargir_greaves,</text:p>
          </table:table-cell>
          <table:table-cell office:value-type="string" table:style-name="ce13">
            <text:p>itm_pelargir_sword,</text:p>
          </table:table-cell>
          <table:table-cell office:value-type="string" table:style-name="ce13">
            <text:p>itm_gon_tab_shield_c,</text:p>
          </table:table-cell>
          <table:table-cell table:style-name="ce13"/>
          <table:table-cell office:value-type="string" table:style-name="ce14">
            <text:p>attr_tier_6</text:p>
          </table:table-cell>
          <table:table-cell office:value-type="string" table:style-name="ce14">
            <text:p>wp_tier_6</text:p>
          </table:table-cell>
          <table:table-cell office:value-type="string" table:style-name="ce14">
            <text:p>knows_common|knows_athletics_7|knows_shield_9|knows_power_strike_8|knows_ironflesh_10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table:style-name="ce8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22">
            <text:p>Lamedon</text:p>
          </table:table-cell>
          <table:table-cell table:number-columns-repeated="18" table:style-name="ce22"/>
          <table:table-cell table:style-name="ce24"/>
          <table:table-cell office:value-type="string" office:string-value="#Lamedon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table:style-name="ce24">
            <text:p>#Lamedon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clansman_of_lamedon</text:p>
          </table:table-cell>
          <table:table-cell office:value-type="string" table:style-name="ce9">
            <text:p>Clansman_of_Lamedon</text:p>
          </table:table-cell>
          <table:table-cell office:value-type="string" table:style-name="ce9">
            <text:p>Clansmen_of_Lamedon</text:p>
          </table:table-cell>
          <table:table-cell office:value-type="string" table:style-name="ce10">
            <text:p>tf_gondor| tfg_armor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ethring</text:p>
          </table:table-cell>
          <table:table-cell office:value-type="string" table:style-name="ce12">
            <text:p>fac_gondor</text:p>
          </table:table-cell>
          <table:table-cell table:style-name="ce20"/>
          <table:table-cell office:value-type="string" table:style-name="ce20">
            <text:p>itm_lamedon_clansman,</text:p>
          </table:table-cell>
          <table:table-cell table:style-name="ce20"/>
          <table:table-cell office:value-type="string" table:style-name="ce20">
            <text:p>itm_gondor_light_greaves,</text:p>
          </table:table-cell>
          <table:table-cell office:value-type="string" table:style-name="ce20">
            <text:p>itm_loss_axe,itm_spear,</text:p>
          </table:table-cell>
          <table:table-cell office:value-type="string" table:style-name="ce13">
            <text:p>itm_gondor_arrows,itm_gondor_javelin,itm_gondor_javelin,itm_short_bow,</text:p>
          </table:table-cell>
          <table:table-cell table:style-name="ce13"/>
          <table:table-cell office:value-type="string" table:style-name="ce14">
            <text:p>str_7| agi_5| int_4| cha_4|level(4)</text:p>
          </table:table-cell>
          <table:table-cell office:value-type="string" table:style-name="ce14">
            <text:p>wp_tier_1</text:p>
          </table:table-cell>
          <table:table-cell office:value-type="string" table:style-name="ce14">
            <text:p>knows_common|knows_power_throw_1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table:style-name="ce8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footman_of_lamedon</text:p>
          </table:table-cell>
          <table:table-cell office:value-type="string" table:style-name="ce9">
            <text:p>Footman_of_Lamedon</text:p>
          </table:table-cell>
          <table:table-cell office:value-type="string" table:style-name="ce9">
            <text:p>Footmen_of_Lamedon</text:p>
          </table:table-cell>
          <table:table-cell office:value-type="string" table:style-name="ce10">
            <text:p>tf_gondor| tfg_shield| tfg_armor| tfg_boots| tfg_helm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ethring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lamedon_hood,</text:p>
          </table:table-cell>
          <table:table-cell office:value-type="string" table:style-name="ce13">
            <text:p>itm_lamedon_footman,</text:p>
          </table:table-cell>
          <table:table-cell table:style-name="ce13"/>
          <table:table-cell office:value-type="string" table:style-name="ce13">
            <text:p>itm_gondor_light_greaves,</text:p>
          </table:table-cell>
          <table:table-cell office:value-type="string" table:style-name="ce13">
            <text:p>itm_gondor_spear,itm_loss_axe,itm_loss_axe,</text:p>
          </table:table-cell>
          <table:table-cell office:value-type="string" table:style-name="ce13">
            <text:p>itm_gondor_javelin,itm_gon_tab_shield_a,</text:p>
          </table:table-cell>
          <table:table-cell table:style-name="ce13"/>
          <table:table-cell office:value-type="string" table:style-name="ce14">
            <text:p>str_10| agi_7| int_4| cha_4|level(8)</text:p>
          </table:table-cell>
          <table:table-cell office:value-type="string" table:style-name="ce14">
            <text:p>wp_tier_2</text:p>
          </table:table-cell>
          <table:table-cell office:value-type="string" table:style-name="ce14">
            <text:p>knows_common|knows_athletics_1|knows_power_strike_1|knows_power_throw_2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table:style-name="ce8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veteran_of_lamedon</text:p>
          </table:table-cell>
          <table:table-cell office:value-type="string" table:style-name="ce9">
            <text:p>Veteran_of_Lamedon</text:p>
          </table:table-cell>
          <table:table-cell office:value-type="string" table:style-name="ce9">
            <text:p>Veterans_of_Lamedon</text:p>
          </table:table-cell>
          <table:table-cell office:value-type="string" table:style-name="ce10">
            <text:p>tf_gondor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ethring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gondor_auxila_helm,</text:p>
          </table:table-cell>
          <table:table-cell office:value-type="string" table:style-name="ce13">
            <text:p>itm_lamedon_veteran,</text:p>
          </table:table-cell>
          <table:table-cell table:style-name="ce13"/>
          <table:table-cell office:value-type="string" table:style-name="ce13">
            <text:p>itm_gondor_light_greaves,</text:p>
          </table:table-cell>
          <table:table-cell office:value-type="string" table:style-name="ce13">
            <text:p>itm_loss_axe,itm_gondor_spear,itm_gondor_sword,</text:p>
          </table:table-cell>
          <table:table-cell office:value-type="string" table:style-name="ce13">
            <text:p>itm_gon_tab_shield_a,</text:p>
          </table:table-cell>
          <table:table-cell table:style-name="ce13"/>
          <table:table-cell office:value-type="string" table:style-name="ce14">
            <text:p>str_13|agi_11| int_4| cha_4|level(12)</text:p>
          </table:table-cell>
          <table:table-cell office:value-type="string" table:style-name="ce14">
            <text:p>wp_tier_3</text:p>
          </table:table-cell>
          <table:table-cell office:value-type="string" table:style-name="ce14">
            <text:p>knows_common|knows_athletics_4|knows_power_strike_4|knows_ironflesh_5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table:style-name="ce8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warrior_of_lamedon</text:p>
          </table:table-cell>
          <table:table-cell office:value-type="string" table:style-name="ce9">
            <text:p>Warrior_of_Lamedon</text:p>
          </table:table-cell>
          <table:table-cell office:value-type="string" table:style-name="ce9">
            <text:p>Warriors_of_Lamedon</text:p>
          </table:table-cell>
          <table:table-cell office:value-type="string" table:style-name="ce10">
            <text:p>tf_gondor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ethring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gondor_auxila_helm,</text:p>
          </table:table-cell>
          <table:table-cell office:value-type="string" table:style-name="ce13">
            <text:p>itm_lamedon_warrior,</text:p>
          </table:table-cell>
          <table:table-cell table:style-name="ce20"/>
          <table:table-cell office:value-type="string" table:style-name="ce20">
            <text:p>itm_gondor_med_greaves,</text:p>
          </table:table-cell>
          <table:table-cell office:value-type="string" table:style-name="ce20">
            <text:p>itm_loss_axe,itm_gondor_sword,</text:p>
          </table:table-cell>
          <table:table-cell office:value-type="string" table:style-name="ce20">
            <text:p>itm_gon_tab_shield_d,</text:p>
          </table:table-cell>
          <table:table-cell table:style-name="ce13"/>
          <table:table-cell office:value-type="string" table:style-name="ce14">
            <text:p>str_15|agi_15| int_4| cha_4|level(16)</text:p>
          </table:table-cell>
          <table:table-cell office:value-type="string" table:style-name="ce14">
            <text:p>wp_tier_4</text:p>
          </table:table-cell>
          <table:table-cell office:value-type="string" table:style-name="ce14">
            <text:p>knows_common|knows_athletics_4|knows_power_strike_5|knows_ironflesh_5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table:style-name="ce8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champion_of_lamedon</text:p>
          </table:table-cell>
          <table:table-cell office:value-type="string" table:style-name="ce9">
            <text:p>Champion_of_Lamedon</text:p>
          </table:table-cell>
          <table:table-cell office:value-type="string" table:style-name="ce9">
            <text:p>Champions_of_Lamedon</text:p>
          </table:table-cell>
          <table:table-cell office:value-type="string" table:style-name="ce10">
            <text:p>tf_gondor| tfg_gloves| tfg_armor| tfg_helm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ethring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gondor_lamedon_helm,</text:p>
          </table:table-cell>
          <table:table-cell office:value-type="string" table:style-name="ce20">
            <text:p>itm_lamedon_vet_warrior,</text:p>
          </table:table-cell>
          <table:table-cell office:value-type="string" table:style-name="ce13">
            <text:p>itm_mail_mittens,</text:p>
          </table:table-cell>
          <table:table-cell office:value-type="string" table:style-name="ce20">
            <text:p>itm_gondor_heavy_greaves,</text:p>
          </table:table-cell>
          <table:table-cell office:value-type="string" table:style-name="ce20">
            <text:p>itm_gondor_bastard,itm_gondor_bastard,itm_loss_war_axe,</text:p>
          </table:table-cell>
          <table:table-cell table:number-columns-repeated="2" table:style-name="ce13"/>
          <table:table-cell office:value-type="string" table:style-name="ce14">
            <text:p>str_18|agi_18| int_4| cha_4|level(25)</text:p>
          </table:table-cell>
          <table:table-cell office:value-type="string" table:style-name="ce14">
            <text:p>wp_tier_5</text:p>
          </table:table-cell>
          <table:table-cell office:value-type="string" table:style-name="ce14">
            <text:p>knows_common|knows_athletics_5|knows_power_strike_5|knows_ironflesh_6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table:style-name="ce8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knight_of_lamedon</text:p>
          </table:table-cell>
          <table:table-cell office:value-type="string" table:style-name="ce9">
            <text:p>Knight_of_Lamedon</text:p>
          </table:table-cell>
          <table:table-cell office:value-type="string" table:style-name="ce9">
            <text:p>Knights_of_Lamedon</text:p>
          </table:table-cell>
          <table:table-cell office:value-type="string" table:style-name="ce10">
            <text:p>tf_gondor| tf_mounted | tfg_gloves| tfg_shield| tfg_horse| tfg_armor| tfg_helm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ethring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gondor_lamedon_helm,</text:p>
          </table:table-cell>
          <table:table-cell office:value-type="string" table:style-name="ce13">
            <text:p>itm_lamedon_knight,</text:p>
          </table:table-cell>
          <table:table-cell office:value-type="string" table:style-name="ce13">
            <text:p>itm_mail_mittens,</text:p>
          </table:table-cell>
          <table:table-cell office:value-type="string" table:style-name="ce13">
            <text:p>itm_gondor_heavy_greaves,</text:p>
          </table:table-cell>
          <table:table-cell office:value-type="string" table:style-name="ce13">
            <text:p>itm_gondor_cav_sword,</text:p>
          </table:table-cell>
          <table:table-cell office:value-type="string" table:style-name="ce13">
            <text:p>itm_gon_tab_shield_c,</text:p>
          </table:table-cell>
          <table:table-cell office:value-type="string" table:style-name="ce13">
            <text:p>itm_gondor_lam_horse,</text:p>
          </table:table-cell>
          <table:table-cell office:value-type="string" table:style-name="ce14">
            <text:p>str_18|agi_18| int_4| cha_4|level(25)</text:p>
          </table:table-cell>
          <table:table-cell office:value-type="string" table:style-name="ce14">
            <text:p>wp_tier_5</text:p>
          </table:table-cell>
          <table:table-cell office:value-type="string" table:style-name="ce14">
            <text:p>knows_common|knows_riding_6|knows_power_strike_6|knows_ironflesh_7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table:style-name="ce8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lamedon_leader</text:p>
          </table:table-cell>
          <table:table-cell office:value-type="string" table:style-name="ce9">
            <text:p>Captain_of_Lamedon</text:p>
          </table:table-cell>
          <table:table-cell office:value-type="string" table:style-name="ce9">
            <text:p>Captains_of_Lamedon</text:p>
          </table:table-cell>
          <table:table-cell office:value-type="string" table:style-name="ce10">
            <text:p>tf_gondor| tf_mounted| tfg_gloves| tfg_shield| tfg_armor| tfg_helm| tfg_horse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ethring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gondor_lamedon_leader_helm,</text:p>
          </table:table-cell>
          <table:table-cell office:value-type="string" table:style-name="ce20">
            <text:p>itm_lamedon_leader_surcoat_cloak,</text:p>
          </table:table-cell>
          <table:table-cell office:value-type="string" table:style-name="ce20">
            <text:p>itm_mail_mittens,</text:p>
          </table:table-cell>
          <table:table-cell office:value-type="string" table:style-name="ce20">
            <text:p>itm_gondor_heavy_greaves,</text:p>
          </table:table-cell>
          <table:table-cell office:value-type="string" table:style-name="ce20">
            <text:p>itm_gondor_cav_sword,</text:p>
          </table:table-cell>
          <table:table-cell office:value-type="string" table:style-name="ce13">
            <text:p>itm_gon_tab_shield_c,</text:p>
          </table:table-cell>
          <table:table-cell office:value-type="string" table:style-name="ce13">
            <text:p>itm_gondor_lam_horse,</text:p>
          </table:table-cell>
          <table:table-cell office:value-type="string" table:style-name="ce14">
            <text:p>attr_tier_6</text:p>
          </table:table-cell>
          <table:table-cell office:value-type="string" table:style-name="ce14">
            <text:p>wp_tier_6</text:p>
          </table:table-cell>
          <table:table-cell office:value-type="string" table:style-name="ce14">
            <text:p>knows_common|knows_riding_8|knows_shield_9|knows_power_strike_8|knows_ironflesh_10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3</text:p>
          </table:table-cell>
          <table:table-cell table:style-name="ce16"/>
          <table:table-cell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table:style-name="ce8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22">
            <text:p>Pinnath Gelin</text:p>
          </table:table-cell>
          <table:table-cell table:number-columns-repeated="6" table:style-name="ce22"/>
          <table:table-cell table:style-name="ce26"/>
          <table:table-cell table:number-columns-repeated="3" table:style-name="ce22"/>
          <table:table-cell table:style-name="ce26"/>
          <table:table-cell table:number-columns-repeated="7" table:style-name="ce22"/>
          <table:table-cell table:style-name="ce24"/>
          <table:table-cell office:value-type="string" office:string-value="#Pinnath Gelin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table:style-name="ce24">
            <text:p>#Pinnath Gelin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pinnath_gelin_plainsman</text:p>
          </table:table-cell>
          <table:table-cell office:value-type="string" table:style-name="ce9">
            <text:p>Plainsman_of_Pinnath_Gelin</text:p>
          </table:table-cell>
          <table:table-cell office:value-type="string" table:style-name="ce9">
            <text:p>Plainsmen_of_Pinnath_Gelin</text:p>
          </table:table-cell>
          <table:table-cell office:value-type="string" table:style-name="ce10">
            <text:p>tf_gondor| tfg_armor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pinnath_gelin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gondor_ranger_hood,</text:p>
          </table:table-cell>
          <table:table-cell office:value-type="string" table:style-name="ce13">
            <text:p>itm_pinnath_footman,</text:p>
          </table:table-cell>
          <table:table-cell table:style-name="ce13"/>
          <table:table-cell office:value-type="string" table:style-name="ce13">
            <text:p>itm_gondor_light_greaves,</text:p>
          </table:table-cell>
          <table:table-cell office:value-type="string" table:style-name="ce13">
            <text:p>itm_shortened_spear,</text:p>
          </table:table-cell>
          <table:table-cell office:value-type="string" table:style-name="ce13">
            <text:p>itm_gondor_arrows,itm_short_bow,</text:p>
          </table:table-cell>
          <table:table-cell table:style-name="ce13"/>
          <table:table-cell office:value-type="string" table:style-name="ce14">
            <text:p>str_10| agi_7| int_4| cha_4|level(8)</text:p>
          </table:table-cell>
          <table:table-cell office:value-type="string" table:style-name="ce14">
            <text:p>wp_tier_2</text:p>
          </table:table-cell>
          <table:table-cell office:value-type="string" table:style-name="ce14">
            <text:p>knows_common|knows_athletics_3|knows_power_throw_1|knows_power_strike_3|knows_ironflesh_3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table:style-name="ce8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pinnath_gelin_spearman</text:p>
          </table:table-cell>
          <table:table-cell office:value-type="string" table:style-name="ce9">
            <text:p>Spearman_of_Pinnath_Gelin</text:p>
          </table:table-cell>
          <table:table-cell office:value-type="string" table:style-name="ce9">
            <text:p>Spearmen_of_Pinnath_Gelin</text:p>
          </table:table-cell>
          <table:table-cell office:value-type="string" table:style-name="ce10">
            <text:p>tf_gondor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pinnath_gelin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gondor_auxila_helm,</text:p>
          </table:table-cell>
          <table:table-cell office:value-type="string" table:style-name="ce13">
            <text:p>itm_pinnath_footman,</text:p>
          </table:table-cell>
          <table:table-cell office:value-type="string" table:style-name="ce20">
            <text:p>itm_leather_gloves,</text:p>
          </table:table-cell>
          <table:table-cell office:value-type="string" table:style-name="ce20">
            <text:p>itm_gondor_light_greaves,</text:p>
          </table:table-cell>
          <table:table-cell office:value-type="string" table:style-name="ce20">
            <text:p>itm_spear,</text:p>
          </table:table-cell>
          <table:table-cell office:value-type="string" table:style-name="ce20">
            <text:p>itm_gon_tab_shield_a,</text:p>
          </table:table-cell>
          <table:table-cell table:style-name="ce13"/>
          <table:table-cell office:value-type="string" table:style-name="ce14">
            <text:p>str_15|agi_15| int_4| cha_4|level(16)</text:p>
          </table:table-cell>
          <table:table-cell office:value-type="string" table:style-name="ce14">
            <text:p>wp_tier_5</text:p>
          </table:table-cell>
          <table:table-cell office:value-type="string" table:style-name="ce14">
            <text:p>knows_common|knows_athletics_4|knows_power_throw_2|knows_power_strike_4|knows_ironflesh_4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pinnath_gelin_spearman&quot;,&quot;Spearman_of_Pinnath_Gelin&quot;,&quot;Spearmen_of_Pinnath_Gelin&quot;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table:style-name="ce8">
            <text:p>["pinnath_gelin_spearman","Spearman_of_Pinnath_Gelin","Spearmen_of_Pinnath_Gelin"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warrior_of_pinnath_gelin</text:p>
          </table:table-cell>
          <table:table-cell office:value-type="string" table:style-name="ce9">
            <text:p>Warrior_of_Pinnath_Gelin</text:p>
          </table:table-cell>
          <table:table-cell office:value-type="string" table:style-name="ce9">
            <text:p>Warriors_of_Pinnath_Gelin</text:p>
          </table:table-cell>
          <table:table-cell office:value-type="string" table:style-name="ce10">
            <text:p>tf_gondor| tfg_gloves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pinnath_gelin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gondor_auxila_helm,</text:p>
          </table:table-cell>
          <table:table-cell office:value-type="string" table:style-name="ce13">
            <text:p>itm_pinnath_warrior,</text:p>
          </table:table-cell>
          <table:table-cell office:value-type="string" table:style-name="ce13">
            <text:p>itm_leather_gloves,</text:p>
          </table:table-cell>
          <table:table-cell office:value-type="string" table:style-name="ce13">
            <text:p>itm_gondor_med_greaves,</text:p>
          </table:table-cell>
          <table:table-cell office:value-type="string" table:style-name="ce13">
            <text:p>itm_gondor_spear,itm_gondor_sword,</text:p>
          </table:table-cell>
          <table:table-cell office:value-type="string" table:style-name="ce13">
            <text:p>itm_gon_tab_shield_d,</text:p>
          </table:table-cell>
          <table:table-cell table:style-name="ce13"/>
          <table:table-cell office:value-type="string" table:style-name="ce14">
            <text:p>str_18|agi_18| int_4| cha_4|level(25)</text:p>
          </table:table-cell>
          <table:table-cell office:value-type="string" table:style-name="ce14">
            <text:p>wp_one_handed(200)|wp_two_handed(200)|wp_polearm(320)</text:p>
          </table:table-cell>
          <table:table-cell office:value-type="string" table:style-name="ce14">
            <text:p>knows_common|knows_athletics_5|knows_power_throw_3|knows_power_strike_6|knows_ironflesh_5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warrior_of_pinnath_gelin&quot;,&quot;Warrior_of_Pinnath_Gelin&quot;,&quot;Warriors_of_Pinnath_Gelin&quot;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table:style-name="ce8">
            <text:p>["warrior_of_pinnath_gelin","Warrior_of_Pinnath_Gelin","Warriors_of_Pinnath_Gelin"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pinnath_gelin_bowman</text:p>
          </table:table-cell>
          <table:table-cell office:value-type="string" table:style-name="ce9">
            <text:p>Bowman_of_Pinnath_Gelin</text:p>
          </table:table-cell>
          <table:table-cell office:value-type="string" table:style-name="ce9">
            <text:p>Bowmen_of_Pinnath_Gelin</text:p>
          </table:table-cell>
          <table:table-cell office:value-type="string" table:style-name="ce10">
            <text:p>tf_gondor| tfg_ranged| tfg_armor| tfg_helm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pinnath_gelin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gondor_ranger_hood,</text:p>
          </table:table-cell>
          <table:table-cell office:value-type="string" table:style-name="ce20">
            <text:p>itm_pinnath_vet_footman,</text:p>
          </table:table-cell>
          <table:table-cell table:style-name="ce20"/>
          <table:table-cell office:value-type="string" table:style-name="ce20">
            <text:p>itm_gondor_light_greaves,</text:p>
          </table:table-cell>
          <table:table-cell office:value-type="string" table:style-name="ce20">
            <text:p>itm_gondor_arrows,itm_regular_bow,</text:p>
          </table:table-cell>
          <table:table-cell office:value-type="string" table:style-name="ce13">
            <text:p>itm_gondor_sword,itm_gondor_short_sword,</text:p>
          </table:table-cell>
          <table:table-cell table:style-name="ce13"/>
          <table:table-cell office:value-type="string" table:style-name="ce14">
            <text:p>str_15|agi_15| int_4| cha_4|level(16)</text:p>
          </table:table-cell>
          <table:table-cell office:value-type="string" table:style-name="ce14">
            <text:p>wp_tier_4</text:p>
          </table:table-cell>
          <table:table-cell office:value-type="string" table:style-name="ce14">
            <text:p>knows_common|knows_athletics_2|knows_power_draw_4|knows_ironflesh_1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table:style-name="ce8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pinnath_gelin_archer</text:p>
          </table:table-cell>
          <table:table-cell office:value-type="string" table:style-name="ce9">
            <text:p>Archer_of_Pinnath_Gelin</text:p>
          </table:table-cell>
          <table:table-cell office:value-type="string" table:style-name="ce9">
            <text:p>Archers_of_Pinnath_Gelin</text:p>
          </table:table-cell>
          <table:table-cell office:value-type="string" table:style-name="ce10">
            <text:p>tf_gondor| tfg_ranged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pinnath_gelin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gondor_ranger_hood,</text:p>
          </table:table-cell>
          <table:table-cell office:value-type="string" table:style-name="ce13">
            <text:p>itm_pinnath_archer,</text:p>
          </table:table-cell>
          <table:table-cell table:style-name="ce13"/>
          <table:table-cell office:value-type="string" table:style-name="ce13">
            <text:p>itm_gondor_med_greaves,</text:p>
          </table:table-cell>
          <table:table-cell office:value-type="string" table:style-name="ce20">
            <text:p>itm_gondor_arrows,itm_regular_bow,</text:p>
          </table:table-cell>
          <table:table-cell office:value-type="string" table:style-name="ce13">
            <text:p>itm_gondor_sword,</text:p>
          </table:table-cell>
          <table:table-cell table:style-name="ce13"/>
          <table:table-cell office:value-type="string" table:style-name="ce14">
            <text:p>str_18|agi_18| int_4| cha_4|level(25)</text:p>
          </table:table-cell>
          <table:table-cell office:value-type="string" table:style-name="ce14">
            <text:p>wp_tier_5</text:p>
          </table:table-cell>
          <table:table-cell office:value-type="string" table:style-name="ce14">
            <text:p>knows_common|knows_athletics_4|knows_power_draw_5|knows_power_strike_2|knows_ironflesh_3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table:style-name="ce8">
            <text:p>["pinnath_gelin_archer","Archer_of_Pinnath_Gelin","Archers_of_Pinnath_Gelin"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pinnath_leader</text:p>
          </table:table-cell>
          <table:table-cell office:value-type="string" table:style-name="ce9">
            <text:p>Captain_of_Pinnath_Gelin</text:p>
          </table:table-cell>
          <table:table-cell office:value-type="string" table:style-name="ce9">
            <text:p>Captains_of_Pinnath_Gelin</text:p>
          </table:table-cell>
          <table:table-cell office:value-type="string" table:style-name="ce10">
            <text:p>tf_gondor| tf_mounted| tfg_shield| tfg_armor| tfg_helm| tfg_horse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pinnath_gelin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gondor_leader_helm,</text:p>
          </table:table-cell>
          <table:table-cell office:value-type="string" table:style-name="ce13">
            <text:p>itm_pinnath_leader,</text:p>
          </table:table-cell>
          <table:table-cell office:value-type="string" table:style-name="ce13">
            <text:p>itm_mail_mittens,</text:p>
          </table:table-cell>
          <table:table-cell office:value-type="string" table:style-name="ce13">
            <text:p>itm_gondor_med_greaves,</text:p>
          </table:table-cell>
          <table:table-cell office:value-type="string" table:style-name="ce13">
            <text:p>itm_gondor_cav_sword,</text:p>
          </table:table-cell>
          <table:table-cell office:value-type="string" table:style-name="ce13">
            <text:p>itm_gon_tab_shield_c,</text:p>
          </table:table-cell>
          <table:table-cell office:value-type="string" table:style-name="ce13">
            <text:p>itm_gondor_hunter,</text:p>
          </table:table-cell>
          <table:table-cell office:value-type="string" table:style-name="ce14">
            <text:p>attr_tier_6</text:p>
          </table:table-cell>
          <table:table-cell office:value-type="string" table:style-name="ce14">
            <text:p>wp_tier_6</text:p>
          </table:table-cell>
          <table:table-cell office:value-type="string" table:style-name="ce14">
            <text:p>knows_common|knows_riding_8|knows_shield_9|knows_power_strike_8|knows_ironflesh_10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3</text:p>
          </table:table-cell>
          <table:table-cell table:style-name="ce16"/>
          <table:table-cell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table:style-name="ce8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22">
            <text:p>Blackroot Vale</text:p>
          </table:table-cell>
          <table:table-cell table:number-columns-repeated="8" table:style-name="ce22"/>
          <table:table-cell table:number-columns-repeated="4" table:style-name="ce26"/>
          <table:table-cell table:number-columns-repeated="6" table:style-name="ce22"/>
          <table:table-cell table:style-name="ce24"/>
          <table:table-cell office:value-type="string" office:string-value="#Blackroot Vale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table:style-name="ce24">
            <text:p>#Blackroot Vale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blackroot_vale_archer</text:p>
          </table:table-cell>
          <table:table-cell office:value-type="string" table:style-name="ce9">
            <text:p>Hunter_of_Blackroot_Vale</text:p>
          </table:table-cell>
          <table:table-cell office:value-type="string" table:style-name="ce9">
            <text:p>Hunter_of_Blackroot_Vale</text:p>
          </table:table-cell>
          <table:table-cell office:value-type="string" table:style-name="ce10">
            <text:p>tf_gondor| <text:s/>tfg_armor| <text:s/>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blackroot</text:p>
          </table:table-cell>
          <table:table-cell office:value-type="string" table:style-name="ce12">
            <text:p>fac_gondor</text:p>
          </table:table-cell>
          <table:table-cell table:style-name="ce20"/>
          <table:table-cell office:value-type="string" table:style-name="ce20">
            <text:p>itm_blackroot_footman,</text:p>
          </table:table-cell>
          <table:table-cell table:style-name="ce13"/>
          <table:table-cell office:value-type="string" table:style-name="ce20">
            <text:p>itm_gondor_light_greaves,</text:p>
          </table:table-cell>
          <table:table-cell office:value-type="string" table:style-name="ce20">
            <text:p>itm_short_bow,itm_gondor_arrows,</text:p>
          </table:table-cell>
          <table:table-cell office:value-type="string" table:style-name="ce13">
            <text:p>itm_spear,</text:p>
          </table:table-cell>
          <table:table-cell table:style-name="ce13"/>
          <table:table-cell office:value-type="string" table:style-name="ce14">
            <text:p>str_10| agi_7| int_4| cha_4|level(8)</text:p>
          </table:table-cell>
          <table:table-cell office:value-type="string" table:style-name="ce14">
            <text:p>wp_tier_2</text:p>
          </table:table-cell>
          <table:table-cell office:value-type="string" table:style-name="ce14">
            <text:p>knows_common|knows_power_draw_3|knows_ironflesh_1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pear,],str_10| agi_7| int_4| cha_4|level(8),wp_tier_2,knows_common|knows_power_draw_3|knows_ironflesh_1,gondor_face1,gondor_face2],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table:style-name="ce8">
            <text:p>["blackroot_vale_archer","Hunter_of_Blackroot_Vale","Hunter_of_Blackroot_Vale",tf_gondor| <text:s/>tfg_armor| <text:s/>tfg_boots,0,subfac_blackroot,fac_gondor,[itm_blackroot_footman,itm_gondor_light_greaves,itm_short_bow,itm_gondor_arrows,itm_spear,],str_10| agi_7| int_4| cha_4|level(8),wp_tier_2,knows_common|knows_power_draw_3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veteran_blackroot_vale_archer</text:p>
          </table:table-cell>
          <table:table-cell office:value-type="string" table:style-name="ce9">
            <text:p>Bowman_of_Blackroot_Vale</text:p>
          </table:table-cell>
          <table:table-cell office:value-type="string" table:style-name="ce9">
            <text:p>Bowmen_of_Blackroot_Vale</text:p>
          </table:table-cell>
          <table:table-cell office:value-type="string" table:style-name="ce10">
            <text:p>tf_gondor| tfg_ranged| tfg_armor| tfg_helm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blackroot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blackroot_hood,</text:p>
          </table:table-cell>
          <table:table-cell office:value-type="string" table:style-name="ce20">
            <text:p>itm_blackroot_bowman,</text:p>
          </table:table-cell>
          <table:table-cell table:style-name="ce13"/>
          <table:table-cell office:value-type="string" table:style-name="ce20">
            <text:p>itm_gondor_light_greaves,</text:p>
          </table:table-cell>
          <table:table-cell office:value-type="string" table:style-name="ce20">
            <text:p>itm_gondor_arrows,itm_regular_bow,</text:p>
          </table:table-cell>
          <table:table-cell office:value-type="string" table:style-name="ce13">
            <text:p>itm_gondor_sword,</text:p>
          </table:table-cell>
          <table:table-cell table:style-name="ce13"/>
          <table:table-cell office:value-type="string" table:style-name="ce14">
            <text:p>str_15|agi_15| int_4| cha_4|level(16)</text:p>
          </table:table-cell>
          <table:table-cell office:value-type="string" table:style-name="ce14">
            <text:p>wp_tier_4</text:p>
          </table:table-cell>
          <table:table-cell office:value-type="string" table:style-name="ce14">
            <text:p>knows_common|knows_athletics_2|knows_power_draw_4|knows_ironflesh_1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table:style-name="ce8">
            <text:p>["veteran_blackroot_vale_archer","Bowman_of_Blackroot_Vale","Bowmen_of_Blackroot_Vale"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master_blackroot_vale_archer</text:p>
          </table:table-cell>
          <table:table-cell office:value-type="string" table:style-name="ce9">
            <text:p>Archer_of_Blackroot_Vale</text:p>
          </table:table-cell>
          <table:table-cell office:value-type="string" table:style-name="ce9">
            <text:p>Archers_of_Blackroot_Vale</text:p>
          </table:table-cell>
          <table:table-cell office:value-type="string" table:style-name="ce10">
            <text:p>tf_gondor| tfg_ranged| tfg_armor| tfg_helm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blackroot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blackroot_hood,</text:p>
          </table:table-cell>
          <table:table-cell office:value-type="string" table:style-name="ce13">
            <text:p>itm_blackroot_archer,</text:p>
          </table:table-cell>
          <table:table-cell table:style-name="ce13"/>
          <table:table-cell office:value-type="string" table:style-name="ce13">
            <text:p>itm_gondor_med_greaves,</text:p>
          </table:table-cell>
          <table:table-cell office:value-type="string" table:style-name="ce13">
            <text:p>itm_gondor_arrows,itm_gondor_bow,</text:p>
          </table:table-cell>
          <table:table-cell office:value-type="string" table:style-name="ce13">
            <text:p>itm_gondor_short_sword,</text:p>
          </table:table-cell>
          <table:table-cell table:style-name="ce13"/>
          <table:table-cell office:value-type="string" table:style-name="ce14">
            <text:p>str_18|agi_18| int_4| cha_4|level(25)</text:p>
          </table:table-cell>
          <table:table-cell office:value-type="string" table:style-name="ce14">
            <text:p>wp_tier_5</text:p>
          </table:table-cell>
          <table:table-cell office:value-type="string" table:style-name="ce14">
            <text:p>knows_common|knows_athletics_4|knows_power_draw_5|knows_power_strike_2|knows_ironflesh_3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table:style-name="ce8">
            <text:p>["master_blackroot_vale_archer","Archer_of_Blackroot_Vale","Archers_of_Blackroot_Vale"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footman_of_blackroot_vale</text:p>
          </table:table-cell>
          <table:table-cell office:value-type="string" table:style-name="ce9">
            <text:p>Footman_of_Blackroot_Vale</text:p>
          </table:table-cell>
          <table:table-cell office:value-type="string" table:style-name="ce9">
            <text:p>Footmen_of_Blackroot_Vale</text:p>
          </table:table-cell>
          <table:table-cell office:value-type="string" table:style-name="ce10">
            <text:p>tf_gondor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blackroot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gondor_auxila_helm,</text:p>
          </table:table-cell>
          <table:table-cell office:value-type="string" table:style-name="ce20">
            <text:p>itm_blackroot_footman,</text:p>
          </table:table-cell>
          <table:table-cell table:style-name="ce20"/>
          <table:table-cell office:value-type="string" table:style-name="ce20">
            <text:p>itm_gondor_light_greaves,</text:p>
          </table:table-cell>
          <table:table-cell office:value-type="string" table:style-name="ce20">
            <text:p>itm_gondor_spear,</text:p>
          </table:table-cell>
          <table:table-cell office:value-type="string" table:style-name="ce13">
            <text:p>itm_gon_tab_shield_a,</text:p>
          </table:table-cell>
          <table:table-cell table:style-name="ce13"/>
          <table:table-cell office:value-type="string" table:style-name="ce14">
            <text:p>str_15|agi_15| int_4| cha_4|level(16)</text:p>
          </table:table-cell>
          <table:table-cell office:value-type="string" table:style-name="ce14">
            <text:p>wp_tier_4</text:p>
          </table:table-cell>
          <table:table-cell office:value-type="string" table:style-name="ce14">
            <text:p>knows_common|knows_athletics_4|knows_power_throw_2|knows_power_strike_4|knows_ironflesh_4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footman_of_blackroot_vale&quot;,&quot;Footman_of_Blackroot_Vale&quot;,&quot;Footmen_of_Blackroot_Vale&quot;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table:style-name="ce8">
            <text:p>["footman_of_blackroot_vale","Footman_of_Blackroot_Vale","Footmen_of_Blackroot_Vale"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spearman_of_blackroot_vale</text:p>
          </table:table-cell>
          <table:table-cell office:value-type="string" table:style-name="ce9">
            <text:p>Spearman_of_Blackroot_Vale</text:p>
          </table:table-cell>
          <table:table-cell office:value-type="string" table:style-name="ce9">
            <text:p>Spearmen_of_Blackroot_Vale</text:p>
          </table:table-cell>
          <table:table-cell office:value-type="string" table:style-name="ce10">
            <text:p>tf_gondor| tfg_gloves| tfg_shield| tfg_armor| tfg_helm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blackroot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gondor_auxila_helm,</text:p>
          </table:table-cell>
          <table:table-cell office:value-type="string" table:style-name="ce13">
            <text:p>itm_blackroot_warrior,</text:p>
          </table:table-cell>
          <table:table-cell office:value-type="string" table:style-name="ce13">
            <text:p>itm_leather_gloves,</text:p>
          </table:table-cell>
          <table:table-cell office:value-type="string" table:style-name="ce13">
            <text:p>itm_gondor_med_greaves,</text:p>
          </table:table-cell>
          <table:table-cell office:value-type="string" table:style-name="ce20">
            <text:p>itm_gondor_spear,</text:p>
          </table:table-cell>
          <table:table-cell office:value-type="string" table:style-name="ce13">
            <text:p>itm_gon_tab_shield_d,</text:p>
          </table:table-cell>
          <table:table-cell table:style-name="ce13"/>
          <table:table-cell office:value-type="string" table:style-name="ce14">
            <text:p>str_18|agi_18| int_4| cha_4|level(25)</text:p>
          </table:table-cell>
          <table:table-cell office:value-type="string" table:style-name="ce14">
            <text:p>wp_tier_5</text:p>
          </table:table-cell>
          <table:table-cell office:value-type="string" table:style-name="ce14">
            <text:p>knows_common|knows_athletics_5|knows_power_throw_3|knows_power_strike_5|knows_ironflesh_5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spearman_of_blackroot_vale&quot;,&quot;Spearman_of_Blackroot_Vale&quot;,&quot;Spearmen_of_Blackroot_Vale&quot;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table:style-name="ce8">
            <text:p>["spearman_of_blackroot_vale","Spearman_of_Blackroot_Vale","Spearmen_of_Blackroot_Vale"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blackroot_leader</text:p>
          </table:table-cell>
          <table:table-cell office:value-type="string" table:style-name="ce9">
            <text:p>Captain_of_Blackroot_Vale</text:p>
          </table:table-cell>
          <table:table-cell office:value-type="string" table:style-name="ce9">
            <text:p>Captains_of_Blackroot_Vale</text:p>
          </table:table-cell>
          <table:table-cell office:value-type="string" table:style-name="ce10">
            <text:p>tf_gondor| tf_mounted| tfg_gloves| tfg_shield| tfg_armor| tfg_helm| tfg_horse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blackroot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gondor_leader_helm,</text:p>
          </table:table-cell>
          <table:table-cell office:value-type="string" table:style-name="ce13">
            <text:p>itm_blackroot_leader,</text:p>
          </table:table-cell>
          <table:table-cell office:value-type="string" table:style-name="ce13">
            <text:p>itm_mail_mittens,</text:p>
          </table:table-cell>
          <table:table-cell office:value-type="string" table:style-name="ce13">
            <text:p>itm_gondor_med_greaves,</text:p>
          </table:table-cell>
          <table:table-cell office:value-type="string" table:style-name="ce13">
            <text:p>itm_gondor_cav_sword,</text:p>
          </table:table-cell>
          <table:table-cell office:value-type="string" table:style-name="ce13">
            <text:p>itm_gon_tab_shield_c,</text:p>
          </table:table-cell>
          <table:table-cell office:value-type="string" table:style-name="ce13">
            <text:p>itm_gondor_hunter,</text:p>
          </table:table-cell>
          <table:table-cell office:value-type="string" table:style-name="ce14">
            <text:p>attr_tier_6</text:p>
          </table:table-cell>
          <table:table-cell office:value-type="string" table:style-name="ce14">
            <text:p>wp_tier_6</text:p>
          </table:table-cell>
          <table:table-cell office:value-type="string" table:style-name="ce14">
            <text:p>knows_common|knows_riding_8|knows_shield_9|knows_power_strike_8|knows_ironflesh_10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3</text:p>
          </table:table-cell>
          <table:table-cell table:style-name="ce16"/>
          <table:table-cell office:value-type="string" office:string-value="[&quot;blackroot_leader&quot;,&quot;Captain_of_Blackroot_Vale&quot;,&quot;Captains_of_Blackroot_Vale&quot;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table:style-name="ce8">
            <text:p>["blackroot_leader","Captain_of_Blackroot_Vale","Captains_of_Blackroot_Vale"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22">
            <text:p>Dol Amroth</text:p>
          </table:table-cell>
          <table:table-cell table:number-columns-repeated="8" table:style-name="ce22"/>
          <table:table-cell table:number-columns-repeated="4" table:style-name="ce26"/>
          <table:table-cell table:number-columns-repeated="6" table:style-name="ce22"/>
          <table:table-cell table:style-name="ce24"/>
          <table:table-cell office:value-type="string" office:string-value="#Dol Amroth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table:style-name="ce24">
            <text:p>#Dol Amroth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dol_amroth_youth</text:p>
          </table:table-cell>
          <table:table-cell office:value-type="string" table:style-name="ce9">
            <text:p>Dol_Amroth_Recruit</text:p>
          </table:table-cell>
          <table:table-cell office:value-type="string" table:style-name="ce9">
            <text:p>Dol_Amroth_Recruits</text:p>
          </table:table-cell>
          <table:table-cell office:value-type="string" table:style-name="ce10">
            <text:p>tf_gondor| tfg_armor| tfg_shield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dol_amroth</text:p>
          </table:table-cell>
          <table:table-cell office:value-type="string" table:style-name="ce12">
            <text:p>fac_gondor</text:p>
          </table:table-cell>
          <table:table-cell table:style-name="ce20"/>
          <table:table-cell office:value-type="string" table:style-name="ce20">
            <text:p>itm_dol_shirt,</text:p>
          </table:table-cell>
          <table:table-cell table:style-name="ce13"/>
          <table:table-cell office:value-type="string" table:style-name="ce20">
            <text:p>itm_dol_shoes,</text:p>
          </table:table-cell>
          <table:table-cell office:value-type="string" table:style-name="ce20">
            <text:p>itm_gondor_spear,</text:p>
          </table:table-cell>
          <table:table-cell office:value-type="string" table:style-name="ce13">
            <text:p>itm_gon_tab_shield_a,</text:p>
          </table:table-cell>
          <table:table-cell table:style-name="ce13"/>
          <table:table-cell office:value-type="string" table:style-name="ce14">
            <text:p>attr_tier_1</text:p>
          </table:table-cell>
          <table:table-cell office:value-type="string" table:style-name="ce14">
            <text:p>wp_tier_1</text:p>
          </table:table-cell>
          <table:table-cell office:value-type="string" table:style-name="ce14">
            <text:p>knows_common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2</text:p>
          </table:table-cell>
          <table:table-cell table:style-name="ce16"/>
          <table:table-cell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table:style-name="ce8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squire_of_dol_amroth</text:p>
          </table:table-cell>
          <table:table-cell office:value-type="string" table:style-name="ce9">
            <text:p>Squire_of_Dol_Amroth</text:p>
          </table:table-cell>
          <table:table-cell office:value-type="string" table:style-name="ce9">
            <text:p>Squires_of_Dol_Amroth</text:p>
          </table:table-cell>
          <table:table-cell office:value-type="string" table:style-name="ce10">
            <text:p>tf_gondor| tf_mounted| tfg_gloves| tfg_shield| tfg_armor| tfg_helm| tfg_horse| tfg_boots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dol_amroth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gondor_dolamroth_helm,</text:p>
          </table:table-cell>
          <table:table-cell office:value-type="string" table:style-name="ce13">
            <text:p>itm_dol_padded_coat,</text:p>
          </table:table-cell>
          <table:table-cell office:value-type="string" table:style-name="ce13">
            <text:p>itm_leather_gloves,</text:p>
          </table:table-cell>
          <table:table-cell office:value-type="string" table:style-name="ce13">
            <text:p>itm_dol_shoes,</text:p>
          </table:table-cell>
          <table:table-cell office:value-type="string" table:style-name="ce13">
            <text:p>itm_gondor_lance,itm_amroth_sword_a,itm_gondor_lance,itm_gondor_lance,</text:p>
          </table:table-cell>
          <table:table-cell office:value-type="string" table:style-name="ce13">
            <text:p>itm_gon_tab_shield_c,</text:p>
          </table:table-cell>
          <table:table-cell office:value-type="string" table:style-name="ce13">
            <text:p>itm_gondor_hunter,</text:p>
          </table:table-cell>
          <table:table-cell office:value-type="string" table:style-name="ce14">
            <text:p>attr_tier_2</text:p>
          </table:table-cell>
          <table:table-cell office:value-type="string" table:style-name="ce14">
            <text:p>wp_tier_2</text:p>
          </table:table-cell>
          <table:table-cell office:value-type="string" table:style-name="ce14">
            <text:p>knows_common|knows_riding_2|knows_shield_2|knows_power_strike_2|knows_ironflesh_2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3</text:p>
          </table:table-cell>
          <table:table-cell table:style-name="ce16"/>
          <table:table-cell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table:style-name="ce8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veteran_squire_of_dol_amroth</text:p>
          </table:table-cell>
          <table:table-cell office:value-type="string" table:style-name="ce9">
            <text:p>Veteran_Squire_of_Dol_Amroth</text:p>
          </table:table-cell>
          <table:table-cell office:value-type="string" table:style-name="ce9">
            <text:p>Veteran_Squires_of_Dol_Amroth</text:p>
          </table:table-cell>
          <table:table-cell office:value-type="string" table:style-name="ce10">
            <text:p>tf_gondor| tf_mounted| tfg_gloves| tfg_shield| tfg_armor| tfg_helm| tfg_horse| tfg_boots |tfg_polearm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dol_amroth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gondor_dolamroth_helm,</text:p>
          </table:table-cell>
          <table:table-cell office:value-type="string" table:style-name="ce20">
            <text:p>itm_dol_padded_coat,</text:p>
          </table:table-cell>
          <table:table-cell office:value-type="string" table:style-name="ce20">
            <text:p>itm_leather_gloves,</text:p>
          </table:table-cell>
          <table:table-cell office:value-type="string" table:style-name="ce20">
            <text:p>itm_dol_shoes,</text:p>
          </table:table-cell>
          <table:table-cell office:value-type="string" table:style-name="ce20">
            <text:p>itm_gondor_lance,itm_amroth_sword_a,itm_gondor_lance,</text:p>
          </table:table-cell>
          <table:table-cell office:value-type="string" table:style-name="ce13">
            <text:p>itm_gon_tab_shield_c,</text:p>
          </table:table-cell>
          <table:table-cell office:value-type="string" table:style-name="ce13">
            <text:p>itm_gondor_hunter,</text:p>
          </table:table-cell>
          <table:table-cell office:value-type="string" table:style-name="ce14">
            <text:p>attr_tier_3</text:p>
          </table:table-cell>
          <table:table-cell office:value-type="string" table:style-name="ce14">
            <text:p>wp_tier_3</text:p>
          </table:table-cell>
          <table:table-cell office:value-type="string" table:style-name="ce14">
            <text:p>knows_common|knows_riding_3|knows_shield_3|knows_power_strike_3|knows_ironflesh_3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3</text:p>
          </table:table-cell>
          <table:table-cell table:style-name="ce16"/>
          <table:table-cell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table:style-name="ce8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knight_of_dol_amroth</text:p>
          </table:table-cell>
          <table:table-cell office:value-type="string" table:style-name="ce9">
            <text:p>Knight_of_Dol_Amroth</text:p>
          </table:table-cell>
          <table:table-cell office:value-type="string" table:style-name="ce9">
            <text:p>Knights_of_Dol_Amroth</text:p>
          </table:table-cell>
          <table:table-cell office:value-type="string" table:style-name="ce10">
            <text:p>tf_gondor| tf_mounted| tfg_gloves| tfg_shield| tfg_armor| tfg_helm| tfg_horse| tfg_boots|tfg_polearm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dol_amroth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swan_knight_helm,</text:p>
          </table:table-cell>
          <table:table-cell office:value-type="string" table:style-name="ce13">
            <text:p>itm_dol_hauberk,</text:p>
          </table:table-cell>
          <table:table-cell office:value-type="string" table:style-name="ce13">
            <text:p>itm_mail_mittens,</text:p>
          </table:table-cell>
          <table:table-cell office:value-type="string" table:style-name="ce13">
            <text:p>itm_dol_greaves,</text:p>
          </table:table-cell>
          <table:table-cell office:value-type="string" table:style-name="ce20">
            <text:p>itm_gondor_lance,itm_gondor_lance,itm_amroth_sword_b,itm_gondor_lance,itm_gondor_lance,</text:p>
          </table:table-cell>
          <table:table-cell office:value-type="string" table:style-name="ce13">
            <text:p>itm_gon_tab_shield_c,</text:p>
          </table:table-cell>
          <table:table-cell office:value-type="string" table:style-name="ce13">
            <text:p>itm_dol_amroth_warhorse,</text:p>
          </table:table-cell>
          <table:table-cell office:value-type="string" table:style-name="ce14">
            <text:p>attr_tier_4</text:p>
          </table:table-cell>
          <table:table-cell office:value-type="string" table:style-name="ce14">
            <text:p>wp_tier_4</text:p>
          </table:table-cell>
          <table:table-cell office:value-type="string" table:style-name="ce14">
            <text:p>knows_common|knows_riding_4|knows_shield_4|knows_power_strike_4|knows_ironflesh_4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3</text:p>
          </table:table-cell>
          <table:table-cell table:style-name="ce16"/>
          <table:table-cell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table:style-name="ce8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veteran_knight_of_dol_amroth</text:p>
          </table:table-cell>
          <table:table-cell office:value-type="string" table:style-name="ce9">
            <text:p>Veteran_Knight_of_Dol_Amroth</text:p>
          </table:table-cell>
          <table:table-cell office:value-type="string" table:style-name="ce9">
            <text:p>Veteran_Knights_of_Dol_Amroth</text:p>
          </table:table-cell>
          <table:table-cell office:value-type="string" table:style-name="ce10">
            <text:p>tf_gondor| tf_mounted| tfg_gloves| tfg_shield| tfg_armor| tfg_helm| tfg_horse| tfg_boots |tfg_polearm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dol_amroth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swan_knight_helm,</text:p>
          </table:table-cell>
          <table:table-cell office:value-type="string" table:style-name="ce13">
            <text:p>itm_dol_heavy_mail,itm_dol_heavy_mail,</text:p>
          </table:table-cell>
          <table:table-cell office:value-type="string" table:style-name="ce13">
            <text:p>itm_mail_mittens,</text:p>
          </table:table-cell>
          <table:table-cell office:value-type="string" table:style-name="ce13">
            <text:p>itm_dol_greaves,</text:p>
          </table:table-cell>
          <table:table-cell office:value-type="string" table:style-name="ce13">
            <text:p>itm_gondor_lance,itm_gondor_lance,itm_amroth_sword_b,itm_gondor_lance,itm_gondor_lance,</text:p>
          </table:table-cell>
          <table:table-cell office:value-type="string" table:style-name="ce13">
            <text:p>itm_gon_tab_shield_c,</text:p>
          </table:table-cell>
          <table:table-cell office:value-type="string" table:style-name="ce13">
            <text:p>itm_dol_amroth_warhorse,</text:p>
          </table:table-cell>
          <table:table-cell office:value-type="string" table:style-name="ce14">
            <text:p>attr_tier_5</text:p>
          </table:table-cell>
          <table:table-cell office:value-type="string" table:style-name="ce14">
            <text:p>wp_tier_5</text:p>
          </table:table-cell>
          <table:table-cell office:value-type="string" table:style-name="ce14">
            <text:p>knows_common|knows_riding_5|knows_shield_4|knows_power_strike_5|knows_ironflesh_5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3</text:p>
          </table:table-cell>
          <table:table-cell table:style-name="ce16"/>
          <table:table-cell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table:style-name="ce8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swan_knight_of_dol_amroth</text:p>
          </table:table-cell>
          <table:table-cell office:value-type="string" table:style-name="ce9">
            <text:p>Swan_Knight_of_Dol_Amroth</text:p>
          </table:table-cell>
          <table:table-cell office:value-type="string" table:style-name="ce9">
            <text:p>Swan_Knights_of_Dol_Amroth</text:p>
          </table:table-cell>
          <table:table-cell office:value-type="string" table:style-name="ce10">
            <text:p>tf_gondor| tf_mounted| tfg_gloves| tfg_shield| tfg_armor| tfg_helm| tfg_horse| tfg_boots |tfg_polearm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dol_amroth</text:p>
          </table:table-cell>
          <table:table-cell office:value-type="string" table:style-name="ce12">
            <text:p>fac_gondor</text:p>
          </table:table-cell>
          <table:table-cell office:value-type="string" table:style-name="ce13">
            <text:p>itm_swan_knight_helm,</text:p>
          </table:table-cell>
          <table:table-cell office:value-type="string" table:style-name="ce13">
            <text:p>itm_dol_very_heavy_mail,</text:p>
          </table:table-cell>
          <table:table-cell office:value-type="string" table:style-name="ce20">
            <text:p>itm_mail_mittens,</text:p>
          </table:table-cell>
          <table:table-cell office:value-type="string" table:style-name="ce20">
            <text:p>itm_dol_greaves,</text:p>
          </table:table-cell>
          <table:table-cell office:value-type="string" table:style-name="ce20">
            <text:p>itm_amroth_lance_banner,itm_amroth_sword_b,</text:p>
          </table:table-cell>
          <table:table-cell office:value-type="string" table:style-name="ce20">
            <text:p>itm_gon_tab_shield_c,</text:p>
          </table:table-cell>
          <table:table-cell office:value-type="string" table:style-name="ce13">
            <text:p>itm_dol_amroth_warhorse2,</text:p>
          </table:table-cell>
          <table:table-cell office:value-type="string" table:style-name="ce14">
            <text:p>attr_tier_6</text:p>
          </table:table-cell>
          <table:table-cell office:value-type="string" table:style-name="ce14">
            <text:p>wp(360)</text:p>
          </table:table-cell>
          <table:table-cell office:value-type="string" table:style-name="ce14">
            <text:p>knows_common|knows_riding_8|knows_shield_4|knows_power_strike_8|knows_ironflesh_6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3</text:p>
          </table:table-cell>
          <table:table-cell table:style-name="ce16"/>
          <table:table-cell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table:style-name="ce8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dol_amroth_leader</text:p>
          </table:table-cell>
          <table:table-cell office:value-type="string" table:style-name="ce9">
            <text:p>Captain_of_Dol_Amroth</text:p>
          </table:table-cell>
          <table:table-cell office:value-type="string" table:style-name="ce9">
            <text:p>Captains_of_Dol_Amroth</text:p>
          </table:table-cell>
          <table:table-cell office:value-type="string" table:style-name="ce10">
            <text:p>tf_gondor| tf_mounted| tfg_gloves| tfg_shield| tfg_armor| tfg_helm| tfg_horse| tfg_boots |tfg_polearm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subfac_dol_amroth</text:p>
          </table:table-cell>
          <table:table-cell office:value-type="string" table:style-name="ce12">
            <text:p>fac_gondor</text:p>
          </table:table-cell>
          <table:table-cell office:value-type="string" table:style-name="ce20">
            <text:p>itm_gondor_leader_helm,</text:p>
          </table:table-cell>
          <table:table-cell office:value-type="string" table:style-name="ce20">
            <text:p>itm_dol_very_heavy_mail,</text:p>
          </table:table-cell>
          <table:table-cell office:value-type="string" table:style-name="ce13">
            <text:p>itm_mail_mittens,</text:p>
          </table:table-cell>
          <table:table-cell office:value-type="string" table:style-name="ce20">
            <text:p>itm_dol_greaves,</text:p>
          </table:table-cell>
          <table:table-cell office:value-type="string" table:style-name="ce20">
            <text:p>itm_amroth_bastard,itm_amroth_lance_banner,</text:p>
          </table:table-cell>
          <table:table-cell office:value-type="string" table:style-name="ce13">
            <text:p>itm_gon_tab_shield_c,</text:p>
          </table:table-cell>
          <table:table-cell office:value-type="string" table:style-name="ce13">
            <text:p>itm_dol_amroth_warhorse2,</text:p>
          </table:table-cell>
          <table:table-cell office:value-type="string" table:style-name="ce14">
            <text:p>attr_tier_6</text:p>
          </table:table-cell>
          <table:table-cell office:value-type="string" table:style-name="ce14">
            <text:p>wp_tier_6</text:p>
          </table:table-cell>
          <table:table-cell office:value-type="string" table:style-name="ce14">
            <text:p>knows_common|knows_riding_8|knows_shield_9|knows_power_strike_8|knows_ironflesh_10</text:p>
          </table:table-cell>
          <table:table-cell office:value-type="string" table:style-name="ce15">
            <text:p>gondor_face1</text:p>
          </table:table-cell>
          <table:table-cell office:value-type="string" table:style-name="ce15">
            <text:p>gondor_face3</text:p>
          </table:table-cell>
          <table:table-cell table:style-name="ce16"/>
          <table:table-cell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table:style-name="ce8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table:number-columns-repeated="20" table:style-name="ce8"/>
          <table:table-cell office:value-type="string" office:string-value="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table:style-name="ce6"/>
          <table:table-cell table:number-columns-repeated="16363"/>
        </table:table-row>
        <table:table-row table:style-name="ro1">
          <table:table-cell office:value-type="string" table:style-name="ce7">
            <text:p>Lothlorien</text:p>
          </table:table-cell>
          <table:table-cell table:number-columns-repeated="19" table:style-name="ce8"/>
          <table:table-cell office:value-type="string" office:string-value="#Lothlorien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table:style-name="ce8">
            <text:p>#Lothlorien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lothlorien_scout</text:p>
          </table:table-cell>
          <table:table-cell office:value-type="string" table:style-name="ce9">
            <text:p>Lothlorien_Scout</text:p>
          </table:table-cell>
          <table:table-cell office:value-type="string" table:style-name="ce9">
            <text:p>Lothlorien_Scouts</text:p>
          </table:table-cell>
          <table:table-cell office:value-type="string" table:style-name="ce10">
            <text:p>tf_lorien| tfg_ranged| tfg_armor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lorien</text:p>
          </table:table-cell>
          <table:table-cell table:style-name="ce13"/>
          <table:table-cell office:value-type="string" table:style-name="ce13">
            <text:p>itm_lorien_archer,</text:p>
          </table:table-cell>
          <table:table-cell table:style-name="ce13"/>
          <table:table-cell office:value-type="string" table:style-name="ce13">
            <text:p>itm_lorien_boots,</text:p>
          </table:table-cell>
          <table:table-cell office:value-type="string" table:style-name="ce13">
            <text:p>itm_short_bow,itm_elven_arrows,</text:p>
          </table:table-cell>
          <table:table-cell office:value-type="string" table:style-name="ce13">
            <text:p>itm_lorien_sword_b,</text:p>
          </table:table-cell>
          <table:table-cell table:style-name="ce13"/>
          <table:table-cell office:value-type="string" table:style-name="ce14">
            <text:p>attr_elf_tier_1</text:p>
          </table:table-cell>
          <table:table-cell office:value-type="string" table:style-name="ce14">
            <text:p>wp_elf_tier_1</text:p>
          </table:table-cell>
          <table:table-cell office:value-type="string" table:style-name="ce14">
            <text:p>knows_common|knows_power_draw_3|knows_power_strike_2|knows_ironflesh_1</text:p>
          </table:table-cell>
          <table:table-cell office:value-type="string" table:style-name="ce15">
            <text:p>lorien_elf_face_1</text:p>
          </table:table-cell>
          <table:table-cell office:value-type="string" table:style-name="ce15">
            <text:p>lorien_elf_face_2</text:p>
          </table:table-cell>
          <table:table-cell table:style-name="ce16"/>
          <table:table-cell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table:style-name="ce8">
            <text:p>["lothlorien_scout","Lothlorien_Scout","Lothlorien_Scouts"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lothlorien_veteran_scout</text:p>
          </table:table-cell>
          <table:table-cell office:value-type="string" table:style-name="ce9">
            <text:p>Lothlorien_Veteran_Scout</text:p>
          </table:table-cell>
          <table:table-cell office:value-type="string" table:style-name="ce9">
            <text:p>Lothlorien_Veteran_Scouts</text:p>
          </table:table-cell>
          <table:table-cell office:value-type="string" table:style-name="ce10">
            <text:p>tf_lorien| tfg_range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lorien</text:p>
          </table:table-cell>
          <table:table-cell office:value-type="string" table:style-name="ce20">
            <text:p>itm_lorien_helm_a,</text:p>
          </table:table-cell>
          <table:table-cell office:value-type="string" table:style-name="ce20">
            <text:p>itm_lorien_archer,</text:p>
          </table:table-cell>
          <table:table-cell table:style-name="ce20"/>
          <table:table-cell office:value-type="string" table:style-name="ce20">
            <text:p>itm_lorien_boots,</text:p>
          </table:table-cell>
          <table:table-cell office:value-type="string" table:style-name="ce20">
            <text:p>itm_elven_bow,itm_elven_arrows,</text:p>
          </table:table-cell>
          <table:table-cell office:value-type="string" table:style-name="ce13">
            <text:p>itm_lorien_sword_b,</text:p>
          </table:table-cell>
          <table:table-cell table:style-name="ce13"/>
          <table:table-cell office:value-type="string" table:style-name="ce14">
            <text:p>attr_elf_tier_2</text:p>
          </table:table-cell>
          <table:table-cell office:value-type="string" table:style-name="ce14">
            <text:p>wp_elf_tier_2</text:p>
          </table:table-cell>
          <table:table-cell office:value-type="string" table:style-name="ce14">
            <text:p>knows_common|knows_athletics_4|knows_power_draw_4|knows_power_draw_4|knows_ironflesh_1</text:p>
          </table:table-cell>
          <table:table-cell office:value-type="string" table:style-name="ce15">
            <text:p>lorien_elf_face_1</text:p>
          </table:table-cell>
          <table:table-cell office:value-type="string" table:style-name="ce15">
            <text:p>lorien_elf_face_2</text:p>
          </table:table-cell>
          <table:table-cell table:style-name="ce16"/>
          <table:table-cell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table:style-name="ce8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lothlorien_archer</text:p>
          </table:table-cell>
          <table:table-cell office:value-type="string" table:style-name="ce9">
            <text:p>Lothlorien_Archer</text:p>
          </table:table-cell>
          <table:table-cell office:value-type="string" table:style-name="ce9">
            <text:p>Lothlorien_Archers</text:p>
          </table:table-cell>
          <table:table-cell office:value-type="string" table:style-name="ce10">
            <text:p>tf_lorien| tfg_ranged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lorien</text:p>
          </table:table-cell>
          <table:table-cell office:value-type="string" table:style-name="ce20">
            <text:p>itm_lorien_helm_a,</text:p>
          </table:table-cell>
          <table:table-cell office:value-type="string" table:style-name="ce13">
            <text:p>itm_lorien_armor_a,</text:p>
          </table:table-cell>
          <table:table-cell table:style-name="ce13"/>
          <table:table-cell office:value-type="string" table:style-name="ce13">
            <text:p>itm_lorien_boots,</text:p>
          </table:table-cell>
          <table:table-cell office:value-type="string" table:style-name="ce20">
            <text:p>itm_elven_bow,itm_elven_arrows,</text:p>
          </table:table-cell>
          <table:table-cell office:value-type="string" table:style-name="ce13">
            <text:p>itm_lorien_sword_b,</text:p>
          </table:table-cell>
          <table:table-cell table:style-name="ce13"/>
          <table:table-cell office:value-type="string" table:style-name="ce14">
            <text:p>attr_elf_tier_3</text:p>
          </table:table-cell>
          <table:table-cell office:value-type="string" table:style-name="ce14">
            <text:p>wp_elf_tier_3</text:p>
          </table:table-cell>
          <table:table-cell office:value-type="string" table:style-name="ce14">
            <text:p>knows_common|knows_athletics_5|knows_power_draw_4|knows_power_strike_3|knows_ironflesh_3</text:p>
          </table:table-cell>
          <table:table-cell office:value-type="string" table:style-name="ce15">
            <text:p>lorien_elf_face_1</text:p>
          </table:table-cell>
          <table:table-cell office:value-type="string" table:style-name="ce15">
            <text:p>lorien_elf_face_2</text:p>
          </table:table-cell>
          <table:table-cell table:style-name="ce16"/>
          <table:table-cell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table:style-name="ce8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lothlorien_veteran_archer</text:p>
          </table:table-cell>
          <table:table-cell office:value-type="string" table:style-name="ce9">
            <text:p>Lothlorien_Veteran_Archer</text:p>
          </table:table-cell>
          <table:table-cell office:value-type="string" table:style-name="ce9">
            <text:p>Lothlorien_Veteran_Archers</text:p>
          </table:table-cell>
          <table:table-cell office:value-type="string" table:style-name="ce10">
            <text:p>tf_lorien| tfg_ranged| tfg_gloves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lorien</text:p>
          </table:table-cell>
          <table:table-cell office:value-type="string" table:style-name="ce13">
            <text:p>itm_lorien_helm_a,</text:p>
          </table:table-cell>
          <table:table-cell office:value-type="string" table:style-name="ce13">
            <text:p>itm_lorien_armor_e,</text:p>
          </table:table-cell>
          <table:table-cell table:style-name="ce13"/>
          <table:table-cell office:value-type="string" table:style-name="ce13">
            <text:p>itm_lorien_boots,</text:p>
          </table:table-cell>
          <table:table-cell office:value-type="string" table:style-name="ce13">
            <text:p>itm_lorien_bow,itm_elven_arrows,</text:p>
          </table:table-cell>
          <table:table-cell office:value-type="string" table:style-name="ce13">
            <text:p>itm_lorien_sword_b,</text:p>
          </table:table-cell>
          <table:table-cell table:style-name="ce13"/>
          <table:table-cell office:value-type="string" table:style-name="ce14">
            <text:p>attr_elf_tier_4</text:p>
          </table:table-cell>
          <table:table-cell office:value-type="string" table:style-name="ce14">
            <text:p>wp_elf_tier_4</text:p>
          </table:table-cell>
          <table:table-cell office:value-type="string" table:style-name="ce14">
            <text:p>knows_common|knows_athletics_6|knows_power_draw_5|knows_power_strike_3|knows_ironflesh_4</text:p>
          </table:table-cell>
          <table:table-cell office:value-type="string" table:style-name="ce15">
            <text:p>lorien_elf_face_1</text:p>
          </table:table-cell>
          <table:table-cell office:value-type="string" table:style-name="ce15">
            <text:p>lorien_elf_face_2</text:p>
          </table:table-cell>
          <table:table-cell table:style-name="ce16"/>
          <table:table-cell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table:style-name="ce8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lothlorien_master_archer</text:p>
          </table:table-cell>
          <table:table-cell office:value-type="string" table:style-name="ce9">
            <text:p>Lothlorien_Master_Archer</text:p>
          </table:table-cell>
          <table:table-cell office:value-type="string" table:style-name="ce9">
            <text:p>Lothlorien_Master_Archers</text:p>
          </table:table-cell>
          <table:table-cell office:value-type="string" table:style-name="ce10">
            <text:p>tf_lorien| tfg_ranged| tfg_gloves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lorien</text:p>
          </table:table-cell>
          <table:table-cell office:value-type="string" table:style-name="ce13">
            <text:p>itm_lorien_helm_b,</text:p>
          </table:table-cell>
          <table:table-cell office:value-type="string" table:style-name="ce13">
            <text:p>itm_lorien_armor_e,</text:p>
          </table:table-cell>
          <table:table-cell table:style-name="ce20"/>
          <table:table-cell office:value-type="string" table:style-name="ce20">
            <text:p>itm_lorien_boots,</text:p>
          </table:table-cell>
          <table:table-cell office:value-type="string" table:style-name="ce20">
            <text:p>itm_lorien_bow,itm_elven_arrows,</text:p>
          </table:table-cell>
          <table:table-cell office:value-type="string" table:style-name="ce20">
            <text:p>itm_lorien_sword_b,itm_lorien_round_shield,</text:p>
          </table:table-cell>
          <table:table-cell table:style-name="ce13"/>
          <table:table-cell office:value-type="string" table:style-name="ce14">
            <text:p>attr_elf_tier_5</text:p>
          </table:table-cell>
          <table:table-cell office:value-type="string" table:style-name="ce14">
            <text:p>wp_elf_tier_5</text:p>
          </table:table-cell>
          <table:table-cell office:value-type="string" table:style-name="ce14">
            <text:p>knows_common|knows_athletics_7|knows_power_draw_6|knows_power_strike_4|knows_ironflesh_4</text:p>
          </table:table-cell>
          <table:table-cell office:value-type="string" table:style-name="ce15">
            <text:p>lorien_elf_face_1</text:p>
          </table:table-cell>
          <table:table-cell office:value-type="string" table:style-name="ce15">
            <text:p>lorien_elf_face_2</text:p>
          </table:table-cell>
          <table:table-cell table:style-name="ce16"/>
          <table:table-cell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table:style-name="ce8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galadhrim_royal_archer</text:p>
          </table:table-cell>
          <table:table-cell office:value-type="string" table:style-name="ce9">
            <text:p>Galadhrim_Royal_Archer</text:p>
          </table:table-cell>
          <table:table-cell office:value-type="string" table:style-name="ce9">
            <text:p>Galadhrim_Royal_Archers</text:p>
          </table:table-cell>
          <table:table-cell office:value-type="string" table:style-name="ce10">
            <text:p>tf_lorien| tfg_ranged| tfg_gloves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lorien</text:p>
          </table:table-cell>
          <table:table-cell office:value-type="string" table:style-name="ce20">
            <text:p>itm_lorien_helm_b,</text:p>
          </table:table-cell>
          <table:table-cell office:value-type="string" table:style-name="ce20">
            <text:p>itm_lorien_armor_c,</text:p>
          </table:table-cell>
          <table:table-cell table:style-name="ce13"/>
          <table:table-cell office:value-type="string" table:style-name="ce20">
            <text:p>itm_lorien_boots,</text:p>
          </table:table-cell>
          <table:table-cell office:value-type="string" table:style-name="ce20">
            <text:p>itm_lorien_bow,itm_elven_arrows,</text:p>
          </table:table-cell>
          <table:table-cell office:value-type="string" table:style-name="ce13">
            <text:p>itm_lorien_sword_b,itm_lorien_round_shield,</text:p>
          </table:table-cell>
          <table:table-cell table:style-name="ce13"/>
          <table:table-cell office:value-type="string" table:style-name="ce14">
            <text:p>attr_elf_tier_6</text:p>
          </table:table-cell>
          <table:table-cell office:value-type="string" table:style-name="ce14">
            <text:p>wp_elf_tier_6</text:p>
          </table:table-cell>
          <table:table-cell office:value-type="string" table:style-name="ce14">
            <text:p>knows_common|knows_athletics_8|knows_power_draw_7|knows_power_strike_4|knows_ironflesh_4</text:p>
          </table:table-cell>
          <table:table-cell office:value-type="string" table:style-name="ce15">
            <text:p>lorien_elf_face_1</text:p>
          </table:table-cell>
          <table:table-cell office:value-type="string" table:style-name="ce15">
            <text:p>lorien_elf_face_2</text:p>
          </table:table-cell>
          <table:table-cell table:style-name="ce16"/>
          <table:table-cell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table:style-name="ce8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galadhrim_royal_marksman</text:p>
          </table:table-cell>
          <table:table-cell office:value-type="string" table:style-name="ce9">
            <text:p>Galadhrim_Royal_Marksman</text:p>
          </table:table-cell>
          <table:table-cell office:value-type="string" table:style-name="ce9">
            <text:p>Galadhrim_Royal_Marksmen</text:p>
          </table:table-cell>
          <table:table-cell office:value-type="string" table:style-name="ce10">
            <text:p>tf_lorien| tfg_ranged| tfg_gloves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lorien</text:p>
          </table:table-cell>
          <table:table-cell office:value-type="string" table:style-name="ce20">
            <text:p>itm_lorien_helm_b,</text:p>
          </table:table-cell>
          <table:table-cell office:value-type="string" table:style-name="ce20">
            <text:p>itm_lorien_armor_f,</text:p>
          </table:table-cell>
          <table:table-cell table:style-name="ce20"/>
          <table:table-cell office:value-type="string" table:style-name="ce20">
            <text:p>itm_lorien_boots,</text:p>
          </table:table-cell>
          <table:table-cell office:value-type="string" table:style-name="ce20">
            <text:p>itm_lorien_bow,itm_elven_arrows,</text:p>
          </table:table-cell>
          <table:table-cell office:value-type="string" table:style-name="ce13">
            <text:p>itm_lorien_sword_b,itm_lorien_shield_c,</text:p>
          </table:table-cell>
          <table:table-cell table:style-name="ce13"/>
          <table:table-cell office:value-type="string" table:style-name="ce14">
            <text:p>attr_elf_tier_6</text:p>
          </table:table-cell>
          <table:table-cell office:value-type="string" table:style-name="ce14">
            <text:p>wp_elf_tier_6</text:p>
          </table:table-cell>
          <table:table-cell office:value-type="string" table:style-name="ce14">
            <text:p>knows_common|knows_athletics_7|knows_shield_1|knows_power_draw_6|knows_power_strike_4|knows_ironflesh_4</text:p>
          </table:table-cell>
          <table:table-cell office:value-type="string" table:style-name="ce15">
            <text:p>lorien_elf_face_1</text:p>
          </table:table-cell>
          <table:table-cell office:value-type="string" table:style-name="ce15">
            <text:p>lorien_elf_face_2</text:p>
          </table:table-cell>
          <table:table-cell table:style-name="ce16"/>
          <table:table-cell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table:style-name="ce8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noldorin_mounted_archer</text:p>
          </table:table-cell>
          <table:table-cell office:value-type="string" table:style-name="ce9">
            <text:p>Noldorin_Mounted_Archer</text:p>
          </table:table-cell>
          <table:table-cell office:value-type="string" table:style-name="ce9">
            <text:p>Noldorin_Mounted_Archers</text:p>
          </table:table-cell>
          <table:table-cell office:value-type="string" table:style-name="ce10">
            <text:p>tf_lorien| tfg_ranged| tfg_gloves| tfg_shield| tfg_armor| tfg_helm| tfg_horse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lorien</text:p>
          </table:table-cell>
          <table:table-cell office:value-type="string" table:style-name="ce20">
            <text:p>itm_lorien_helm_b,</text:p>
          </table:table-cell>
          <table:table-cell office:value-type="string" table:style-name="ce13">
            <text:p>itm_lorien_armor_c,</text:p>
          </table:table-cell>
          <table:table-cell table:style-name="ce13"/>
          <table:table-cell office:value-type="string" table:style-name="ce13">
            <text:p>itm_lorien_boots,</text:p>
          </table:table-cell>
          <table:table-cell office:value-type="string" table:style-name="ce20">
            <text:p>itm_lorien_bow_reward,itm_elven_arrows,</text:p>
          </table:table-cell>
          <table:table-cell office:value-type="string" table:style-name="ce13">
            <text:p>itm_lorien_sword_a,itm_lorien_round_shield,</text:p>
          </table:table-cell>
          <table:table-cell office:value-type="string" table:style-name="ce13">
            <text:p>itm_lorien_warhorse,</text:p>
          </table:table-cell>
          <table:table-cell office:value-type="string" table:style-name="ce14">
            <text:p>attr_elf_tier_6</text:p>
          </table:table-cell>
          <table:table-cell office:value-type="string" table:style-name="ce14">
            <text:p>wp_elf_tier_6</text:p>
          </table:table-cell>
          <table:table-cell office:value-type="string" table:style-name="ce14">
            <text:p>knows_common|knows_horse_archery_7|knows_riding_7|knows_athletics_5|knows_power_draw_5|knows_power_strike_4|knows_ironflesh_4</text:p>
          </table:table-cell>
          <table:table-cell office:value-type="string" table:style-name="ce15">
            <text:p>lorien_elf_face_1</text:p>
          </table:table-cell>
          <table:table-cell office:value-type="string" table:style-name="ce15">
            <text:p>lorien_elf_face_2</text:p>
          </table:table-cell>
          <table:table-cell table:style-name="ce16"/>
          <table:table-cell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table:style-name="ce8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lothlorien_infantry</text:p>
          </table:table-cell>
          <table:table-cell office:value-type="string" table:style-name="ce9">
            <text:p>Lothlorien_Infantry</text:p>
          </table:table-cell>
          <table:table-cell office:value-type="string" table:style-name="ce9">
            <text:p>Lothlorien_Infantry</text:p>
          </table:table-cell>
          <table:table-cell office:value-type="string" table:style-name="ce10">
            <text:p>tf_lorien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lorien</text:p>
          </table:table-cell>
          <table:table-cell office:value-type="string" table:style-name="ce13">
            <text:p>itm_lorien_helm_c,</text:p>
          </table:table-cell>
          <table:table-cell office:value-type="string" table:style-name="ce13">
            <text:p>itm_lorien_armor_a,</text:p>
          </table:table-cell>
          <table:table-cell office:value-type="string" table:style-name="ce13">
            <text:p>itm_leather_gloves,</text:p>
          </table:table-cell>
          <table:table-cell office:value-type="string" table:style-name="ce13">
            <text:p>itm_lorien_boots,</text:p>
          </table:table-cell>
          <table:table-cell office:value-type="string" table:style-name="ce13">
            <text:p>itm_lorien_sword_a,</text:p>
          </table:table-cell>
          <table:table-cell office:value-type="string" table:style-name="ce13">
            <text:p>itm_lorien_shield_c,</text:p>
          </table:table-cell>
          <table:table-cell table:style-name="ce13"/>
          <table:table-cell office:value-type="string" table:style-name="ce14">
            <text:p>attr_elf_tier_1</text:p>
          </table:table-cell>
          <table:table-cell office:value-type="string" table:style-name="ce14">
            <text:p>wp_elf_tier_1</text:p>
          </table:table-cell>
          <table:table-cell office:value-type="string" table:style-name="ce14">
            <text:p>knows_common|knows_athletics_4|knows_power_draw_4|knows_power_strike_2|knows_ironflesh_3</text:p>
          </table:table-cell>
          <table:table-cell office:value-type="string" table:style-name="ce15">
            <text:p>lorien_elf_face_1</text:p>
          </table:table-cell>
          <table:table-cell office:value-type="string" table:style-name="ce15">
            <text:p>lorien_elf_face_2</text:p>
          </table:table-cell>
          <table:table-cell table:style-name="ce16"/>
          <table:table-cell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table:style-name="ce8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lothlorien_veteran_infantry</text:p>
          </table:table-cell>
          <table:table-cell office:value-type="string" table:style-name="ce9">
            <text:p>Lothlorien_Veteran_Infantry</text:p>
          </table:table-cell>
          <table:table-cell office:value-type="string" table:style-name="ce9">
            <text:p>Lothlorien_Veteran_Infantry</text:p>
          </table:table-cell>
          <table:table-cell office:value-type="string" table:style-name="ce10">
            <text:p>tf_lorien| tfg_gloves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lorien</text:p>
          </table:table-cell>
          <table:table-cell office:value-type="string" table:style-name="ce13">
            <text:p>itm_lorien_helm_c,</text:p>
          </table:table-cell>
          <table:table-cell office:value-type="string" table:style-name="ce13">
            <text:p>itm_lorien_armor_a,</text:p>
          </table:table-cell>
          <table:table-cell office:value-type="string" table:style-name="ce20">
            <text:p>itm_mail_mittens,</text:p>
          </table:table-cell>
          <table:table-cell office:value-type="string" table:style-name="ce20">
            <text:p>itm_lorien_boots,</text:p>
          </table:table-cell>
          <table:table-cell office:value-type="string" table:style-name="ce20">
            <text:p>itm_lorien_sword_a,</text:p>
          </table:table-cell>
          <table:table-cell office:value-type="string" table:style-name="ce13">
            <text:p>itm_lorien_shield_c,</text:p>
          </table:table-cell>
          <table:table-cell table:style-name="ce13"/>
          <table:table-cell office:value-type="string" table:style-name="ce14">
            <text:p>attr_elf_tier_2</text:p>
          </table:table-cell>
          <table:table-cell office:value-type="string" table:style-name="ce14">
            <text:p>wp_elf_tier_2</text:p>
          </table:table-cell>
          <table:table-cell office:value-type="string" table:style-name="ce14">
            <text:p>knows_common|knows_athletics_5|knows_power_draw_3|knows_power_strike_3|knows_ironflesh_4</text:p>
          </table:table-cell>
          <table:table-cell office:value-type="string" table:style-name="ce15">
            <text:p>lorien_elf_face_1</text:p>
          </table:table-cell>
          <table:table-cell office:value-type="string" table:style-name="ce15">
            <text:p>lorien_elf_face_2</text:p>
          </table:table-cell>
          <table:table-cell table:style-name="ce16"/>
          <table:table-cell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table:style-name="ce8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lothlorien_elite_infantry</text:p>
          </table:table-cell>
          <table:table-cell office:value-type="string" table:style-name="ce9">
            <text:p>Lothlorien_Elite_Infantry</text:p>
          </table:table-cell>
          <table:table-cell office:value-type="string" table:style-name="ce9">
            <text:p>Lothlorien_Elite_Infantry</text:p>
          </table:table-cell>
          <table:table-cell office:value-type="string" table:style-name="ce10">
            <text:p>tf_lorien| tfg_gloves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lorien</text:p>
          </table:table-cell>
          <table:table-cell office:value-type="string" table:style-name="ce20">
            <text:p>itm_lorien_helm_c,</text:p>
          </table:table-cell>
          <table:table-cell office:value-type="string" table:style-name="ce20">
            <text:p>itm_lorien_armor_b,</text:p>
          </table:table-cell>
          <table:table-cell office:value-type="string" table:style-name="ce13">
            <text:p>itm_mail_mittens,</text:p>
          </table:table-cell>
          <table:table-cell office:value-type="string" table:style-name="ce20">
            <text:p>itm_lorien_boots,</text:p>
          </table:table-cell>
          <table:table-cell office:value-type="string" table:style-name="ce20">
            <text:p>itm_lorien_sword_a,</text:p>
          </table:table-cell>
          <table:table-cell office:value-type="string" table:style-name="ce13">
            <text:p>itm_lorien_shield_b,</text:p>
          </table:table-cell>
          <table:table-cell table:style-name="ce13"/>
          <table:table-cell office:value-type="string" table:style-name="ce14">
            <text:p>attr_elf_tier_4</text:p>
          </table:table-cell>
          <table:table-cell office:value-type="string" table:style-name="ce14">
            <text:p>wp_elf_tier_5</text:p>
          </table:table-cell>
          <table:table-cell office:value-type="string" table:style-name="ce14">
            <text:p>knows_common|knows_athletics_5|knows_power_draw_3|knows_power_strike_5|knows_ironflesh_4</text:p>
          </table:table-cell>
          <table:table-cell office:value-type="string" table:style-name="ce15">
            <text:p>lorien_elf_face_1</text:p>
          </table:table-cell>
          <table:table-cell office:value-type="string" table:style-name="ce15">
            <text:p>lorien_elf_face_2</text:p>
          </table:table-cell>
          <table:table-cell table:style-name="ce16"/>
          <table:table-cell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table:style-name="ce8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galadhrim_royal_swordsman</text:p>
          </table:table-cell>
          <table:table-cell office:value-type="string" table:style-name="ce9">
            <text:p>Galadhrim_Royal_Swordsman</text:p>
          </table:table-cell>
          <table:table-cell office:value-type="string" table:style-name="ce9">
            <text:p>Galadhrim_Royal_Swordsmen</text:p>
          </table:table-cell>
          <table:table-cell office:value-type="string" table:style-name="ce10">
            <text:p>tf_lorien| tfg_gloves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lorien</text:p>
          </table:table-cell>
          <table:table-cell office:value-type="string" table:style-name="ce13">
            <text:p>itm_lorien_helm_c,</text:p>
          </table:table-cell>
          <table:table-cell office:value-type="string" table:style-name="ce13">
            <text:p>itm_lorien_armor_d,</text:p>
          </table:table-cell>
          <table:table-cell office:value-type="string" table:style-name="ce13">
            <text:p>itm_mail_mittens,</text:p>
          </table:table-cell>
          <table:table-cell office:value-type="string" table:style-name="ce13">
            <text:p>itm_lorien_boots,</text:p>
          </table:table-cell>
          <table:table-cell office:value-type="string" table:style-name="ce13">
            <text:p>itm_lorien_sword_a,</text:p>
          </table:table-cell>
          <table:table-cell office:value-type="string" table:style-name="ce13">
            <text:p>itm_lorien_shield_b,</text:p>
          </table:table-cell>
          <table:table-cell table:style-name="ce13"/>
          <table:table-cell office:value-type="string" table:style-name="ce14">
            <text:p>attr_elf_tier_5</text:p>
          </table:table-cell>
          <table:table-cell office:value-type="string" table:style-name="ce14">
            <text:p>wp_melee(500)</text:p>
          </table:table-cell>
          <table:table-cell office:value-type="string" table:style-name="ce14">
            <text:p>knows_common|knows_athletics_5|knows_power_draw_6|knows_power_strike_8|knows_ironflesh_4</text:p>
          </table:table-cell>
          <table:table-cell office:value-type="string" table:style-name="ce15">
            <text:p>lorien_elf_face_1</text:p>
          </table:table-cell>
          <table:table-cell office:value-type="string" table:style-name="ce15">
            <text:p>lorien_elf_face_2</text:p>
          </table:table-cell>
          <table:table-cell table:style-name="ce16"/>
          <table:table-cell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table:style-name="ce8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lothlorien_warden</text:p>
          </table:table-cell>
          <table:table-cell office:value-type="string" table:style-name="ce9">
            <text:p>Lothlorien_Warden</text:p>
          </table:table-cell>
          <table:table-cell office:value-type="string" table:style-name="ce9">
            <text:p>Lothlorien_Wardens</text:p>
          </table:table-cell>
          <table:table-cell office:value-type="string" table:style-name="ce10">
            <text:p>tf_lorien| tfg_ranged| tfg_gloves| tfg_shield| tfg_armor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lorien</text:p>
          </table:table-cell>
          <table:table-cell office:value-type="string" table:style-name="ce13">
            <text:p>itm_lorien_helm_b,</text:p>
          </table:table-cell>
          <table:table-cell office:value-type="string" table:style-name="ce13">
            <text:p>itm_lorien_armor_e,</text:p>
          </table:table-cell>
          <table:table-cell table:style-name="ce20"/>
          <table:table-cell office:value-type="string" table:style-name="ce20">
            <text:p>itm_lorien_boots,</text:p>
          </table:table-cell>
          <table:table-cell office:value-type="string" table:style-name="ce20">
            <text:p>itm_elven_bow,itm_elven_arrows,</text:p>
          </table:table-cell>
          <table:table-cell office:value-type="string" table:style-name="ce20">
            <text:p>itm_lorien_sword_c,</text:p>
          </table:table-cell>
          <table:table-cell table:style-name="ce13"/>
          <table:table-cell office:value-type="string" table:style-name="ce14">
            <text:p>attr_elf_tier_2</text:p>
          </table:table-cell>
          <table:table-cell office:value-type="string" table:style-name="ce14">
            <text:p>wp_elf_tier_2</text:p>
          </table:table-cell>
          <table:table-cell office:value-type="string" table:style-name="ce14">
            <text:p>knows_common|knows_athletics_6|knows_power_draw_5|knows_power_strike_4|knows_ironflesh_4</text:p>
          </table:table-cell>
          <table:table-cell office:value-type="string" table:style-name="ce15">
            <text:p>lorien_elf_face_1</text:p>
          </table:table-cell>
          <table:table-cell office:value-type="string" table:style-name="ce15">
            <text:p>lorien_elf_face_2</text:p>
          </table:table-cell>
          <table:table-cell table:style-name="ce16"/>
          <table:table-cell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table:style-name="ce8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lothlorien_veteran_warden</text:p>
          </table:table-cell>
          <table:table-cell office:value-type="string" table:style-name="ce9">
            <text:p>Lothlorien_Veteran_Warden</text:p>
          </table:table-cell>
          <table:table-cell office:value-type="string" table:style-name="ce9">
            <text:p>Lothlorien_Veteran_Wardens</text:p>
          </table:table-cell>
          <table:table-cell office:value-type="string" table:style-name="ce10">
            <text:p>tf_lorien| tfg_ranged| tfg_gloves| tfg_shield| tfg_armor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lorien</text:p>
          </table:table-cell>
          <table:table-cell office:value-type="string" table:style-name="ce20">
            <text:p>itm_lorien_helm_b,</text:p>
          </table:table-cell>
          <table:table-cell office:value-type="string" table:style-name="ce20">
            <text:p>itm_lorien_armor_e,</text:p>
          </table:table-cell>
          <table:table-cell table:style-name="ce13"/>
          <table:table-cell office:value-type="string" table:style-name="ce20">
            <text:p>itm_lorien_boots,</text:p>
          </table:table-cell>
          <table:table-cell office:value-type="string" table:style-name="ce20">
            <text:p>itm_elven_bow,itm_elven_arrows,</text:p>
          </table:table-cell>
          <table:table-cell office:value-type="string" table:style-name="ce20">
            <text:p>itm_lorien_sword_c,</text:p>
          </table:table-cell>
          <table:table-cell table:style-name="ce13"/>
          <table:table-cell office:value-type="string" table:style-name="ce14">
            <text:p>attr_elf_tier_4</text:p>
          </table:table-cell>
          <table:table-cell office:value-type="string" table:style-name="ce14">
            <text:p>wp_elf_tier_4</text:p>
          </table:table-cell>
          <table:table-cell office:value-type="string" table:style-name="ce14">
            <text:p>knows_common|knows_athletics_7|knows_power_draw_5|knows_power_strike_4|knows_ironflesh_4</text:p>
          </table:table-cell>
          <table:table-cell office:value-type="string" table:style-name="ce15">
            <text:p>lorien_elf_face_1</text:p>
          </table:table-cell>
          <table:table-cell office:value-type="string" table:style-name="ce15">
            <text:p>lorien_elf_face_2</text:p>
          </table:table-cell>
          <table:table-cell table:style-name="ce16"/>
          <table:table-cell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table:style-name="ce8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galadhrim_royal_warden</text:p>
          </table:table-cell>
          <table:table-cell office:value-type="string" table:style-name="ce9">
            <text:p>Galadhrim_Royal_Warden</text:p>
          </table:table-cell>
          <table:table-cell office:value-type="string" table:style-name="ce9">
            <text:p>Galadhrim_Royal_Wardens</text:p>
          </table:table-cell>
          <table:table-cell office:value-type="string" table:style-name="ce10">
            <text:p>tf_lorien| tfg_ranged| tfg_gloves| tfg_shield| tfg_armor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lorien</text:p>
          </table:table-cell>
          <table:table-cell office:value-type="string" table:style-name="ce13">
            <text:p>itm_lorien_helm_b,</text:p>
          </table:table-cell>
          <table:table-cell office:value-type="string" table:style-name="ce13">
            <text:p>itm_lorien_armor_d,</text:p>
          </table:table-cell>
          <table:table-cell table:style-name="ce13"/>
          <table:table-cell office:value-type="string" table:style-name="ce13">
            <text:p>itm_lorien_boots,</text:p>
          </table:table-cell>
          <table:table-cell office:value-type="string" table:style-name="ce13">
            <text:p>itm_lorien_bow,itm_elven_arrows,</text:p>
          </table:table-cell>
          <table:table-cell office:value-type="string" table:style-name="ce13">
            <text:p>itm_lorien_sword_c,itm_lorien_shield_c,</text:p>
          </table:table-cell>
          <table:table-cell table:style-name="ce13"/>
          <table:table-cell office:value-type="string" table:style-name="ce14">
            <text:p>attr_elf_tier_5</text:p>
          </table:table-cell>
          <table:table-cell office:value-type="string" table:style-name="ce14">
            <text:p>wp_elf_tier_5</text:p>
          </table:table-cell>
          <table:table-cell office:value-type="string" table:style-name="ce14">
            <text:p>knows_common|knows_athletics_8|knows_power_draw_6|knows_power_strike_4|knows_ironflesh_4</text:p>
          </table:table-cell>
          <table:table-cell office:value-type="string" table:style-name="ce15">
            <text:p>lorien_elf_face_1</text:p>
          </table:table-cell>
          <table:table-cell office:value-type="string" table:style-name="ce15">
            <text:p>lorien_elf_face_2</text:p>
          </table:table-cell>
          <table:table-cell table:style-name="ce16"/>
          <table:table-cell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table:style-name="ce8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lothlorien_standard_bearer</text:p>
          </table:table-cell>
          <table:table-cell office:value-type="string" table:style-name="ce9">
            <text:p>Lothlorien_Standard_Bearer</text:p>
          </table:table-cell>
          <table:table-cell office:value-type="string" table:style-name="ce9">
            <text:p>Lothlorien_Standard_Bearers</text:p>
          </table:table-cell>
          <table:table-cell office:value-type="string" table:style-name="ce10">
            <text:p>tf_lorien| tfg_gloves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lorien</text:p>
          </table:table-cell>
          <table:table-cell office:value-type="string" table:style-name="ce13">
            <text:p>itm_lorien_helm_c,</text:p>
          </table:table-cell>
          <table:table-cell office:value-type="string" table:style-name="ce13">
            <text:p>itm_lorien_armor_f,</text:p>
          </table:table-cell>
          <table:table-cell office:value-type="string" table:style-name="ce20">
            <text:p>itm_mail_mittens,</text:p>
          </table:table-cell>
          <table:table-cell office:value-type="string" table:style-name="ce20">
            <text:p>itm_lorien_boots,</text:p>
          </table:table-cell>
          <table:table-cell office:value-type="string" table:style-name="ce20">
            <text:p>itm_lorien_banner,</text:p>
          </table:table-cell>
          <table:table-cell table:style-name="ce20"/>
          <table:table-cell table:style-name="ce13"/>
          <table:table-cell office:value-type="string" table:style-name="ce14">
            <text:p>attr_elf_tier_4</text:p>
          </table:table-cell>
          <table:table-cell office:value-type="string" table:style-name="ce14">
            <text:p>wp_elf_tier_4</text:p>
          </table:table-cell>
          <table:table-cell office:value-type="string" table:style-name="ce14">
            <text:p>knows_common|knows_athletics_3|knows_power_draw_3|knows_power_strike_7|knows_ironflesh_10</text:p>
          </table:table-cell>
          <table:table-cell office:value-type="string" table:style-name="ce15">
            <text:p>lorien_elf_face_1</text:p>
          </table:table-cell>
          <table:table-cell office:value-type="string" table:style-name="ce15">
            <text:p>lorien_elf_face_2</text:p>
          </table:table-cell>
          <table:table-cell table:style-name="ce16"/>
          <table:table-cell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table:style-name="ce8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6363"/>
        </table:table-row>
        <table:table-row table:style-name="ro1">
          <table:table-cell table:number-columns-repeated="5" table:style-name="ce6"/>
          <table:table-cell table:style-name="ce8"/>
          <table:table-cell table:number-columns-repeated="16378" table:style-name="ce6"/>
        </table:table-row>
        <table:table-row table:style-name="ro1">
          <table:table-cell office:value-type="string" table:style-name="ce7">
            <text:p>Mirkwood</text:p>
          </table:table-cell>
          <table:table-cell table:style-name="ce8"/>
          <table:table-cell table:style-name="ce6"/>
          <table:table-cell table:number-columns-repeated="17" table:style-name="ce8"/>
          <table:table-cell office:value-type="string" office:string-value="#Mirkwood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table:style-name="ce8">
            <text:p>#Mirkwood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greenwood_scout</text:p>
          </table:table-cell>
          <table:table-cell office:value-type="string" table:style-name="ce9">
            <text:p>Greenwood_Scout</text:p>
          </table:table-cell>
          <table:table-cell office:value-type="string" table:style-name="ce9">
            <text:p>Greenwood_Scouts</text:p>
          </table:table-cell>
          <table:table-cell office:value-type="string" table:style-name="ce10">
            <text:p>tf_woodelf| tfg_ranged| tfg_armor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woodelf</text:p>
          </table:table-cell>
          <table:table-cell table:style-name="ce13"/>
          <table:table-cell office:value-type="string" table:style-name="ce13">
            <text:p>itm_mirkwood_armor_a,</text:p>
          </table:table-cell>
          <table:table-cell table:style-name="ce13"/>
          <table:table-cell office:value-type="string" table:style-name="ce20">
            <text:p>itm_mirkwood_boots,</text:p>
          </table:table-cell>
          <table:table-cell office:value-type="string" table:style-name="ce20">
            <text:p>itm_short_bow,itm_woodelf_arrows,</text:p>
          </table:table-cell>
          <table:table-cell office:value-type="string" table:style-name="ce13">
            <text:p>itm_mirkwood_knife,</text:p>
          </table:table-cell>
          <table:table-cell table:style-name="ce13"/>
          <table:table-cell office:value-type="string" table:style-name="ce14">
            <text:p>attr_elf_tier_1</text:p>
          </table:table-cell>
          <table:table-cell office:value-type="string" table:style-name="ce14">
            <text:p>wp_elf_tier_1</text:p>
          </table:table-cell>
          <table:table-cell office:value-type="string" table:style-name="ce14">
            <text:p>knows_common|knows_power_draw_3|knows_power_strike_2|knows_ironflesh_1</text:p>
          </table:table-cell>
          <table:table-cell office:value-type="string" table:style-name="ce15">
            <text:p>mirkwood_elf_face_1</text:p>
          </table:table-cell>
          <table:table-cell office:value-type="string" table:style-name="ce15">
            <text:p>mirkwood_elf_face_2</text:p>
          </table:table-cell>
          <table:table-cell table:style-name="ce16"/>
          <table:table-cell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1,knows_common|knows_power_draw_3|knows_power_strike_2|knows_ironflesh_1,mirkwood_elf_face_1,mirkwood_elf_face_2],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table:style-name="ce8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1,knows_common|knows_power_draw_3|knows_power_strike_2|knows_ironflesh_1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greenwood_veteran_scout</text:p>
          </table:table-cell>
          <table:table-cell office:value-type="string" table:style-name="ce9">
            <text:p>Greenwood_Veteran_Scout</text:p>
          </table:table-cell>
          <table:table-cell office:value-type="string" table:style-name="ce9">
            <text:p>Greenwood_Veteran_Scouts</text:p>
          </table:table-cell>
          <table:table-cell office:value-type="string" table:style-name="ce10">
            <text:p>tf_woodelf| tfg_ranged| tfg_armor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woodelf</text:p>
          </table:table-cell>
          <table:table-cell table:style-name="ce13"/>
          <table:table-cell office:value-type="string" table:style-name="ce13">
            <text:p>itm_mirkwood_armor_a,</text:p>
          </table:table-cell>
          <table:table-cell table:style-name="ce13"/>
          <table:table-cell office:value-type="string" table:style-name="ce20">
            <text:p>itm_mirkwood_boots,</text:p>
          </table:table-cell>
          <table:table-cell office:value-type="string" table:style-name="ce13">
            <text:p>itm_regular_bow,itm_woodelf_arrows,</text:p>
          </table:table-cell>
          <table:table-cell office:value-type="string" table:style-name="ce13">
            <text:p>itm_mirkwood_knife,</text:p>
          </table:table-cell>
          <table:table-cell table:style-name="ce13"/>
          <table:table-cell office:value-type="string" table:style-name="ce14">
            <text:p>attr_elf_tier_2</text:p>
          </table:table-cell>
          <table:table-cell office:value-type="string" table:style-name="ce14">
            <text:p>wp_elf_tier_2</text:p>
          </table:table-cell>
          <table:table-cell office:value-type="string" table:style-name="ce14">
            <text:p>knows_common|knows_athletics_4|knows_power_draw_4|knows_power_strike_2|knows_ironflesh_1</text:p>
          </table:table-cell>
          <table:table-cell office:value-type="string" table:style-name="ce15">
            <text:p>mirkwood_elf_face_1</text:p>
          </table:table-cell>
          <table:table-cell office:value-type="string" table:style-name="ce15">
            <text:p>mirkwood_elf_face_2</text:p>
          </table:table-cell>
          <table:table-cell table:style-name="ce16"/>
          <table:table-cell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2,knows_common|knows_athletics_4|knows_power_draw_4|knows_power_strike_2|knows_ironflesh_1,mirkwood_elf_face_1,mirkwood_elf_face_2],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table:style-name="ce8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2,knows_common|knows_athletics_4|knows_power_draw_4|knows_power_strike_2|knows_ironflesh_1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greenwood_archer</text:p>
          </table:table-cell>
          <table:table-cell office:value-type="string" table:style-name="ce9">
            <text:p>Greenwood_Bowman</text:p>
          </table:table-cell>
          <table:table-cell office:value-type="string" table:style-name="ce9">
            <text:p>Greenwood_Bowmen</text:p>
          </table:table-cell>
          <table:table-cell office:value-type="string" table:style-name="ce10">
            <text:p>tf_woodelf| tfg_range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woodelf</text:p>
          </table:table-cell>
          <table:table-cell table:style-name="ce20"/>
          <table:table-cell office:value-type="string" table:style-name="ce13">
            <text:p>itm_mirkwood_armor_a,</text:p>
          </table:table-cell>
          <table:table-cell table:style-name="ce13"/>
          <table:table-cell office:value-type="string" table:style-name="ce13">
            <text:p>itm_mirkwood_boots,</text:p>
          </table:table-cell>
          <table:table-cell office:value-type="string" table:style-name="ce20">
            <text:p>itm_elven_bow,itm_woodelf_arrows,</text:p>
          </table:table-cell>
          <table:table-cell office:value-type="string" table:style-name="ce13">
            <text:p>itm_mirkwood_knife,</text:p>
          </table:table-cell>
          <table:table-cell table:style-name="ce13"/>
          <table:table-cell office:value-type="string" table:style-name="ce14">
            <text:p>attr_elf_tier_3</text:p>
          </table:table-cell>
          <table:table-cell office:value-type="string" table:style-name="ce14">
            <text:p>wp_elf_tier_3</text:p>
          </table:table-cell>
          <table:table-cell office:value-type="string" table:style-name="ce14">
            <text:p>knows_common|knows_athletics_5|knows_power_draw_5|knows_power_strike_3|knows_ironflesh_3</text:p>
          </table:table-cell>
          <table:table-cell office:value-type="string" table:style-name="ce15">
            <text:p>mirkwood_elf_face_1</text:p>
          </table:table-cell>
          <table:table-cell office:value-type="string" table:style-name="ce15">
            <text:p>mirkwood_elf_face_2</text:p>
          </table:table-cell>
          <table:table-cell table:style-name="ce16"/>
          <table:table-cell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3,knows_common|knows_athletics_5|knows_power_draw_5|knows_power_strike_3|knows_ironflesh_3,mirkwood_elf_face_1,mirkwood_elf_face_2]," table:formula="of:=IF(AND([.A178]&lt;&gt;&quot;&quot;;[.B178]&lt;&gt;&quot;&quot;);CONCATENATE([Variables.$I$1];[Variables.$I$7];[.A178];[Variables.$I$7];[Variables.$I$6];[Variables.$I$7];[.B178];[Variables.$I$7];[Variables.$I$6];[Variables.$I$7];[.C178];[Variables.$I$7];[Variables.$I$6];[.D178];[Variables.$I$6];[.E178];[Variables.$I$6];[.F178];[Variables.$I$6];[.G178];[Variables.$I$6];[Variables.$I$1];[.H178];[.I178];[.J178];[.K178];[.L178];[.M178];[.N178];[Variables.$I$2];[Variables.$I$6];[.O178];[Variables.$I$6];[.P178];[Variables.$I$6];[.Q178];[Variables.$I$6];[.R178];[Variables.$I$6];[.S178];IF([.T178]&lt;&gt;&quot;&quot;;CONCATENATE([Variables.$I$6];[.T178]);&quot;&quot;);[Variables.$I$2];[Variables.$I$6]);IF([.A178]&lt;&gt;&quot;&quot;;CONCATENATE(&quot;#&quot;;[.A178]);&quot;&quot;))" table:style-name="ce8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3,knows_common|knows_athletics_5|knows_power_draw_5|knows_power_strike_3|knows_ironflesh_3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greenwood_veteran_archer</text:p>
          </table:table-cell>
          <table:table-cell office:value-type="string" table:style-name="ce9">
            <text:p>Greenwood_Archer</text:p>
          </table:table-cell>
          <table:table-cell office:value-type="string" table:style-name="ce9">
            <text:p>Greenwood_Archers</text:p>
          </table:table-cell>
          <table:table-cell office:value-type="string" table:style-name="ce10">
            <text:p>tf_woodelf| tfg_ranged| tfg_gloves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woodelf</text:p>
          </table:table-cell>
          <table:table-cell office:value-type="string" table:style-name="ce13">
            <text:p>itm_mirkwood_helm_a,</text:p>
          </table:table-cell>
          <table:table-cell office:value-type="string" table:style-name="ce13">
            <text:p>itm_mirkwood_armor_d,</text:p>
          </table:table-cell>
          <table:table-cell table:style-name="ce13"/>
          <table:table-cell office:value-type="string" table:style-name="ce20">
            <text:p>itm_mirkwood_boots,</text:p>
          </table:table-cell>
          <table:table-cell office:value-type="string" table:style-name="ce13">
            <text:p>itm_mirkwood_bow,itm_woodelf_arrows,</text:p>
          </table:table-cell>
          <table:table-cell office:value-type="string" table:style-name="ce13">
            <text:p>itm_mirkwood_knife,</text:p>
          </table:table-cell>
          <table:table-cell table:style-name="ce13"/>
          <table:table-cell office:value-type="string" table:style-name="ce14">
            <text:p>attr_elf_tier_4</text:p>
          </table:table-cell>
          <table:table-cell office:value-type="string" table:style-name="ce14">
            <text:p>wp_elf_tier_4</text:p>
          </table:table-cell>
          <table:table-cell office:value-type="string" table:style-name="ce14">
            <text:p>knows_common|knows_athletics_6|knows_power_draw_5|knows_power_strike_3|knows_ironflesh_4</text:p>
          </table:table-cell>
          <table:table-cell office:value-type="string" table:style-name="ce15">
            <text:p>mirkwood_elf_face_1</text:p>
          </table:table-cell>
          <table:table-cell office:value-type="string" table:style-name="ce15">
            <text:p>mirkwood_elf_face_2</text:p>
          </table:table-cell>
          <table:table-cell table:style-name="ce16"/>
          <table:table-cell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4,knows_common|knows_athletics_6|knows_power_draw_5|knows_power_strike_3|knows_ironflesh_4,mirkwood_elf_face_1,mirkwood_elf_face_2],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table:style-name="ce8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4,knows_common|knows_athletics_6|knows_power_draw_5|knows_power_strike_3|knows_ironflesh_4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greenwood_master_archer</text:p>
          </table:table-cell>
          <table:table-cell office:value-type="string" table:style-name="ce9">
            <text:p>Greenwood_Veteran_Archer</text:p>
          </table:table-cell>
          <table:table-cell office:value-type="string" table:style-name="ce9">
            <text:p>Greenwood_Veteran_Archers</text:p>
          </table:table-cell>
          <table:table-cell office:value-type="string" table:style-name="ce10">
            <text:p>tf_woodelf| tfg_ranged| tfg_gloves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woodelf</text:p>
          </table:table-cell>
          <table:table-cell office:value-type="string" table:style-name="ce20">
            <text:p>itm_mirkwood_helm_a,</text:p>
          </table:table-cell>
          <table:table-cell office:value-type="string" table:style-name="ce13">
            <text:p>itm_mirkwood_armor_d,</text:p>
          </table:table-cell>
          <table:table-cell table:style-name="ce20"/>
          <table:table-cell office:value-type="string" table:style-name="ce20">
            <text:p>itm_mirkwood_leather_greaves,</text:p>
          </table:table-cell>
          <table:table-cell office:value-type="string" table:style-name="ce20">
            <text:p>itm_mirkwood_bow,itm_woodelf_arrows,</text:p>
          </table:table-cell>
          <table:table-cell office:value-type="string" table:style-name="ce13">
            <text:p>itm_mirkwood_knife,</text:p>
          </table:table-cell>
          <table:table-cell table:style-name="ce20"/>
          <table:table-cell office:value-type="string" table:style-name="ce14">
            <text:p>attr_elf_tier_5</text:p>
          </table:table-cell>
          <table:table-cell office:value-type="string" table:style-name="ce14">
            <text:p>wp_elf_tier_5</text:p>
          </table:table-cell>
          <table:table-cell office:value-type="string" table:style-name="ce14">
            <text:p>knows_common|knows_athletics_7|knows_power_draw_6|knows_power_strike_4|knows_ironflesh_4</text:p>
          </table:table-cell>
          <table:table-cell office:value-type="string" table:style-name="ce15">
            <text:p>mirkwood_elf_face_1</text:p>
          </table:table-cell>
          <table:table-cell office:value-type="string" table:style-name="ce15">
            <text:p>mirkwood_elf_face_2</text:p>
          </table:table-cell>
          <table:table-cell table:style-name="ce16"/>
          <table:table-cell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5,knows_common|knows_athletics_7|knows_power_draw_6|knows_power_strike_4|knows_ironflesh_4,mirkwood_elf_face_1,mirkwood_elf_face_2],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table:style-name="ce8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5,knows_common|knows_athletics_7|knows_power_draw_6|knows_power_strike_4|knows_ironflesh_4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thranduils_royal_marksman</text:p>
          </table:table-cell>
          <table:table-cell office:value-type="string" table:style-name="ce9">
            <text:p>Thranduil's_Royal_Marksman</text:p>
          </table:table-cell>
          <table:table-cell office:value-type="string" table:style-name="ce9">
            <text:p>Thranduil's_Royal_Marksmen</text:p>
          </table:table-cell>
          <table:table-cell office:value-type="string" table:style-name="ce10">
            <text:p>tf_woodelf| tfg_ranged| tfg_gloves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woodelf</text:p>
          </table:table-cell>
          <table:table-cell office:value-type="string" table:style-name="ce20">
            <text:p>itm_mirkwood_helm_d,</text:p>
          </table:table-cell>
          <table:table-cell office:value-type="string" table:style-name="ce20">
            <text:p>itm_mirkwood_armor_e,</text:p>
          </table:table-cell>
          <table:table-cell table:style-name="ce13"/>
          <table:table-cell office:value-type="string" table:style-name="ce20">
            <text:p>itm_mirkwood_leather_greaves,</text:p>
          </table:table-cell>
          <table:table-cell office:value-type="string" table:style-name="ce20">
            <text:p>itm_mirkwood_bow,itm_woodelf_arrows,</text:p>
          </table:table-cell>
          <table:table-cell office:value-type="string" table:style-name="ce20">
            <text:p>itm_mirkwood_knife,</text:p>
          </table:table-cell>
          <table:table-cell table:style-name="ce20"/>
          <table:table-cell office:value-type="string" table:style-name="ce14">
            <text:p>attr_elf_tier_6</text:p>
          </table:table-cell>
          <table:table-cell office:value-type="string" table:style-name="ce14">
            <text:p>wp_elf_tier_6</text:p>
          </table:table-cell>
          <table:table-cell office:value-type="string" table:style-name="ce14">
            <text:p>knows_common|knows_athletics_8|knows_power_draw_7|knows_power_strike_4|knows_ironflesh_4</text:p>
          </table:table-cell>
          <table:table-cell office:value-type="string" table:style-name="ce15">
            <text:p>mirkwood_elf_face_1</text:p>
          </table:table-cell>
          <table:table-cell office:value-type="string" table:style-name="ce15">
            <text:p>mirkwood_elf_face_2</text:p>
          </table:table-cell>
          <table:table-cell table:style-name="ce16"/>
          <table:table-cell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6,knows_common|knows_athletics_8|knows_power_draw_7|knows_power_strike_4|knows_ironflesh_4,mirkwood_elf_face_1,mirkwood_elf_face_2],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table:style-name="ce8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6,knows_common|knows_athletics_8|knows_power_draw_7|knows_power_strike_4|knows_ironflesh_4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greenwood_sentinel</text:p>
          </table:table-cell>
          <table:table-cell office:value-type="string" table:style-name="ce9">
            <text:p>Greenwood_Sentinel</text:p>
          </table:table-cell>
          <table:table-cell office:value-type="string" table:style-name="ce9">
            <text:p>Greenwood_Sentinels</text:p>
          </table:table-cell>
          <table:table-cell office:value-type="string" table:style-name="ce10">
            <text:p>tf_woodelf| tfg_ranged| tfg_gloves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woodelf</text:p>
          </table:table-cell>
          <table:table-cell table:style-name="ce20"/>
          <table:table-cell office:value-type="string" table:style-name="ce13">
            <text:p>itm_mirkwood_armor_a,</text:p>
          </table:table-cell>
          <table:table-cell table:style-name="ce13"/>
          <table:table-cell office:value-type="string" table:style-name="ce13">
            <text:p>itm_mirkwood_boots,</text:p>
          </table:table-cell>
          <table:table-cell office:value-type="string" table:style-name="ce20">
            <text:p>itm_elven_bow,itm_woodelf_arrows,</text:p>
          </table:table-cell>
          <table:table-cell office:value-type="string" table:style-name="ce13">
            <text:p>itm_mirkwood_sword,itm_mirkwood_spear_shield_b,</text:p>
          </table:table-cell>
          <table:table-cell table:style-name="ce13"/>
          <table:table-cell office:value-type="string" table:style-name="ce14">
            <text:p>attr_elf_tier_3</text:p>
          </table:table-cell>
          <table:table-cell office:value-type="string" table:style-name="ce14">
            <text:p>wp_elf_tier_3</text:p>
          </table:table-cell>
          <table:table-cell office:value-type="string" table:style-name="ce14">
            <text:p>knows_common|knows_athletics_6|knows_power_draw_5|knows_power_strike_4|knows_ironflesh_4</text:p>
          </table:table-cell>
          <table:table-cell office:value-type="string" table:style-name="ce15">
            <text:p>mirkwood_elf_face_1</text:p>
          </table:table-cell>
          <table:table-cell office:value-type="string" table:style-name="ce15">
            <text:p>mirkwood_elf_face_2</text:p>
          </table:table-cell>
          <table:table-cell table:style-name="ce16"/>
          <table:table-cell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table:style-name="ce8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greenwood_vet_sentinel</text:p>
          </table:table-cell>
          <table:table-cell office:value-type="string" table:style-name="ce9">
            <text:p>Greenwood_Veteran_Sentinel</text:p>
          </table:table-cell>
          <table:table-cell office:value-type="string" table:style-name="ce9">
            <text:p>Greenwood_Veteran_Sentinels</text:p>
          </table:table-cell>
          <table:table-cell office:value-type="string" table:style-name="ce10">
            <text:p>tf_woodelf| tfg_ranged| tfg_gloves| tfg_shield| tfg_armor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woodelf</text:p>
          </table:table-cell>
          <table:table-cell office:value-type="string" table:style-name="ce13">
            <text:p>itm_mirkwood_helm_a,</text:p>
          </table:table-cell>
          <table:table-cell office:value-type="string" table:style-name="ce13">
            <text:p>itm_mirkwood_armor_a,</text:p>
          </table:table-cell>
          <table:table-cell table:style-name="ce13"/>
          <table:table-cell office:value-type="string" table:style-name="ce20">
            <text:p>itm_mirkwood_boots,</text:p>
          </table:table-cell>
          <table:table-cell office:value-type="string" table:style-name="ce13">
            <text:p>itm_mirkwood_bow,itm_woodelf_arrows,</text:p>
          </table:table-cell>
          <table:table-cell office:value-type="string" table:style-name="ce13">
            <text:p>itm_mirkwood_sword,itm_mirkwood_spear_shield_b,</text:p>
          </table:table-cell>
          <table:table-cell table:style-name="ce13"/>
          <table:table-cell office:value-type="string" table:style-name="ce14">
            <text:p>attr_elf_tier_4</text:p>
          </table:table-cell>
          <table:table-cell office:value-type="string" table:style-name="ce14">
            <text:p>wp_elf_tier_4</text:p>
          </table:table-cell>
          <table:table-cell office:value-type="string" table:style-name="ce14">
            <text:p>knows_common|knows_athletics_7|knows_power_draw_6|knows_power_strike_4|knows_ironflesh_4</text:p>
          </table:table-cell>
          <table:table-cell office:value-type="string" table:style-name="ce15">
            <text:p>mirkwood_elf_face_1</text:p>
          </table:table-cell>
          <table:table-cell office:value-type="string" table:style-name="ce15">
            <text:p>mirkwood_elf_face_2</text:p>
          </table:table-cell>
          <table:table-cell table:style-name="ce16"/>
          <table:table-cell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table:style-name="ce8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mirkwood_guardsman</text:p>
          </table:table-cell>
          <table:table-cell office:value-type="string" table:style-name="ce9">
            <text:p>Greenwood_Guardsman</text:p>
          </table:table-cell>
          <table:table-cell office:value-type="string" table:style-name="ce9">
            <text:p>Greenwood_Guardsmen</text:p>
          </table:table-cell>
          <table:table-cell office:value-type="string" table:style-name="ce10">
            <text:p>tf_woodelf| tfg_ranged| tfg_gloves| tfg_shield| tfg_armor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woodelf</text:p>
          </table:table-cell>
          <table:table-cell office:value-type="string" table:style-name="ce20">
            <text:p>itm_mirkwood_helm_d,</text:p>
          </table:table-cell>
          <table:table-cell office:value-type="string" table:style-name="ce13">
            <text:p>itm_mirkwood_armor_a,</text:p>
          </table:table-cell>
          <table:table-cell table:style-name="ce20"/>
          <table:table-cell office:value-type="string" table:style-name="ce20">
            <text:p>itm_mirkwood_boots,</text:p>
          </table:table-cell>
          <table:table-cell office:value-type="string" table:style-name="ce20">
            <text:p>itm_mirkwood_bow,itm_woodelf_arrows,</text:p>
          </table:table-cell>
          <table:table-cell office:value-type="string" table:style-name="ce13">
            <text:p>itm_mirkwood_sword,itm_mirkwood_spear_shield_c,</text:p>
          </table:table-cell>
          <table:table-cell table:style-name="ce20"/>
          <table:table-cell office:value-type="string" table:style-name="ce14">
            <text:p>attr_elf_tier_5</text:p>
          </table:table-cell>
          <table:table-cell office:value-type="string" table:style-name="ce14">
            <text:p>wp_elf_tier_5</text:p>
          </table:table-cell>
          <table:table-cell office:value-type="string" table:style-name="ce14">
            <text:p>knows_common|knows_athletics_8|knows_power_draw_7|knows_power_strike_4|knows_ironflesh_4</text:p>
          </table:table-cell>
          <table:table-cell office:value-type="string" table:style-name="ce15">
            <text:p>mirkwood_elf_face_1</text:p>
          </table:table-cell>
          <table:table-cell office:value-type="string" table:style-name="ce15">
            <text:p>mirkwood_elf_face_2</text:p>
          </table:table-cell>
          <table:table-cell table:style-name="ce16"/>
          <table:table-cell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table:style-name="ce8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greenwood_spearman</text:p>
          </table:table-cell>
          <table:table-cell office:value-type="string" table:style-name="ce9">
            <text:p>Greenwood_Infantry</text:p>
          </table:table-cell>
          <table:table-cell office:value-type="string" table:style-name="ce9">
            <text:p>Greenwood_Infantry</text:p>
          </table:table-cell>
          <table:table-cell office:value-type="string" table:style-name="ce10">
            <text:p>tf_woodelf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woodelf</text:p>
          </table:table-cell>
          <table:table-cell office:value-type="string" table:style-name="ce20">
            <text:p>itm_mirkwood_helm_b,</text:p>
          </table:table-cell>
          <table:table-cell office:value-type="string" table:style-name="ce20">
            <text:p>itm_mirkwood_armor_a,</text:p>
          </table:table-cell>
          <table:table-cell office:value-type="string" table:style-name="ce13">
            <text:p>itm_leather_gloves,</text:p>
          </table:table-cell>
          <table:table-cell office:value-type="string" table:style-name="ce20">
            <text:p>itm_mirkwood_boots,</text:p>
          </table:table-cell>
          <table:table-cell office:value-type="string" table:style-name="ce20">
            <text:p>itm_mirkwood_war_spear,itm_mirkwood_short_spear,itm_mirkwood_sword,</text:p>
          </table:table-cell>
          <table:table-cell office:value-type="string" table:style-name="ce20">
            <text:p>itm_mirkwood_spear_shield_a,</text:p>
          </table:table-cell>
          <table:table-cell table:style-name="ce20"/>
          <table:table-cell office:value-type="string" table:style-name="ce14">
            <text:p>attr_elf_tier_2</text:p>
          </table:table-cell>
          <table:table-cell office:value-type="string" table:style-name="ce14">
            <text:p>wp_elf_tier_2</text:p>
          </table:table-cell>
          <table:table-cell office:value-type="string" table:style-name="ce14">
            <text:p>knows_common|knows_athletics_5|knows_power_draw_3|knows_power_strike_3|knows_ironflesh_3</text:p>
          </table:table-cell>
          <table:table-cell office:value-type="string" table:style-name="ce15">
            <text:p>mirkwood_elf_face_1</text:p>
          </table:table-cell>
          <table:table-cell office:value-type="string" table:style-name="ce15">
            <text:p>mirkwood_elf_face_2</text:p>
          </table:table-cell>
          <table:table-cell table:style-name="ce16"/>
          <table:table-cell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table:style-name="ce8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greenwood_veteran_spearman</text:p>
          </table:table-cell>
          <table:table-cell office:value-type="string" table:style-name="ce9">
            <text:p>Greenwood_Veteran_Infantry</text:p>
          </table:table-cell>
          <table:table-cell office:value-type="string" table:style-name="ce9">
            <text:p>Greenwood_Veteran_Infantry</text:p>
          </table:table-cell>
          <table:table-cell office:value-type="string" table:style-name="ce10">
            <text:p>tf_woodelf| tfg_gloves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woodelf</text:p>
          </table:table-cell>
          <table:table-cell office:value-type="string" table:style-name="ce20">
            <text:p>itm_mirkwood_helm_b,</text:p>
          </table:table-cell>
          <table:table-cell office:value-type="string" table:style-name="ce13">
            <text:p>itm_mirkwood_light_scale,</text:p>
          </table:table-cell>
          <table:table-cell office:value-type="string" table:style-name="ce13">
            <text:p>itm_leather_gloves,</text:p>
          </table:table-cell>
          <table:table-cell office:value-type="string" table:style-name="ce13">
            <text:p>itm_mirkwood_leather_greaves,</text:p>
          </table:table-cell>
          <table:table-cell office:value-type="string" table:style-name="ce20">
            <text:p>itm_mirkwood_war_spear,itm_mirkwood_sword,</text:p>
          </table:table-cell>
          <table:table-cell office:value-type="string" table:style-name="ce13">
            <text:p>itm_mirkwood_spear_shield_a,</text:p>
          </table:table-cell>
          <table:table-cell table:style-name="ce13"/>
          <table:table-cell office:value-type="string" table:style-name="ce14">
            <text:p>attr_elf_tier_3</text:p>
          </table:table-cell>
          <table:table-cell office:value-type="string" table:style-name="ce14">
            <text:p>wp_elf_tier_3</text:p>
          </table:table-cell>
          <table:table-cell office:value-type="string" table:style-name="ce14">
            <text:p>knows_common|knows_athletics_6|knows_power_draw_3|knows_power_strike_4|knows_ironflesh_4</text:p>
          </table:table-cell>
          <table:table-cell office:value-type="string" table:style-name="ce15">
            <text:p>mirkwood_elf_face_1</text:p>
          </table:table-cell>
          <table:table-cell office:value-type="string" table:style-name="ce15">
            <text:p>mirkwood_elf_face_2</text:p>
          </table:table-cell>
          <table:table-cell table:style-name="ce16"/>
          <table:table-cell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table:style-name="ce8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greenwood_royal_spearman</text:p>
          </table:table-cell>
          <table:table-cell office:value-type="string" table:style-name="ce9">
            <text:p>Greenwood_Elite_Infantry</text:p>
          </table:table-cell>
          <table:table-cell office:value-type="string" table:style-name="ce9">
            <text:p>Greenwood_Elite_Infantry</text:p>
          </table:table-cell>
          <table:table-cell office:value-type="string" table:style-name="ce10">
            <text:p>tf_woodelf| tfg_gloves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woodelf</text:p>
          </table:table-cell>
          <table:table-cell office:value-type="string" table:style-name="ce13">
            <text:p>itm_mirkwood_helm_b,</text:p>
          </table:table-cell>
          <table:table-cell office:value-type="string" table:style-name="ce13">
            <text:p>itm_mirkwood_armor_d,</text:p>
          </table:table-cell>
          <table:table-cell office:value-type="string" table:style-name="ce13">
            <text:p>itm_leather_gloves,</text:p>
          </table:table-cell>
          <table:table-cell office:value-type="string" table:style-name="ce20">
            <text:p>itm_mirkwood_leather_greaves,</text:p>
          </table:table-cell>
          <table:table-cell office:value-type="string" table:style-name="ce13">
            <text:p>itm_mirkwood_war_spear,</text:p>
          </table:table-cell>
          <table:table-cell office:value-type="string" table:style-name="ce13">
            <text:p>itm_mirkwood_spear_shield_b,</text:p>
          </table:table-cell>
          <table:table-cell table:style-name="ce13"/>
          <table:table-cell office:value-type="string" table:style-name="ce14">
            <text:p>attr_elf_tier_4</text:p>
          </table:table-cell>
          <table:table-cell office:value-type="string" table:style-name="ce14">
            <text:p>wp_elf_tier_4</text:p>
          </table:table-cell>
          <table:table-cell office:value-type="string" table:style-name="ce14">
            <text:p>knows_common|knows_athletics_7|knows_power_draw_3|knows_power_strike_5|knows_ironflesh_5</text:p>
          </table:table-cell>
          <table:table-cell office:value-type="string" table:style-name="ce15">
            <text:p>mirkwood_elf_face_1</text:p>
          </table:table-cell>
          <table:table-cell office:value-type="string" table:style-name="ce15">
            <text:p>mirkwood_elf_face_2</text:p>
          </table:table-cell>
          <table:table-cell table:style-name="ce16"/>
          <table:table-cell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table:style-name="ce8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thranduils_royal_swordsman</text:p>
          </table:table-cell>
          <table:table-cell office:value-type="string" table:style-name="ce9">
            <text:p>Thranduil's_Royal_Swordsman</text:p>
          </table:table-cell>
          <table:table-cell office:value-type="string" table:style-name="ce9">
            <text:p>Thranduil's_Royal_Swordsmen</text:p>
          </table:table-cell>
          <table:table-cell office:value-type="string" table:style-name="ce10">
            <text:p>tf_woodelf| tfg_gloves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woodelf</text:p>
          </table:table-cell>
          <table:table-cell office:value-type="string" table:style-name="ce20">
            <text:p>itm_mirkwood_helm_b,</text:p>
          </table:table-cell>
          <table:table-cell office:value-type="string" table:style-name="ce13">
            <text:p>itm_mirkwood_armor_e,</text:p>
          </table:table-cell>
          <table:table-cell office:value-type="string" table:style-name="ce13">
            <text:p>itm_leather_gloves,</text:p>
          </table:table-cell>
          <table:table-cell office:value-type="string" table:style-name="ce20">
            <text:p>itm_mirkwood_leather_greaves,</text:p>
          </table:table-cell>
          <table:table-cell office:value-type="string" table:style-name="ce20">
            <text:p>itm_mirkwood_sword,</text:p>
          </table:table-cell>
          <table:table-cell office:value-type="string" table:style-name="ce13">
            <text:p>itm_mirkwood_spear_shield_c,</text:p>
          </table:table-cell>
          <table:table-cell table:style-name="ce20"/>
          <table:table-cell office:value-type="string" table:style-name="ce14">
            <text:p>attr_elf_tier_5</text:p>
          </table:table-cell>
          <table:table-cell office:value-type="string" table:style-name="ce14">
            <text:p>wp_elf_tier_6</text:p>
          </table:table-cell>
          <table:table-cell office:value-type="string" table:style-name="ce14">
            <text:p>knows_common|knows_athletics_8|knows_power_draw_7|knows_power_strike_7|knows_ironflesh_4</text:p>
          </table:table-cell>
          <table:table-cell office:value-type="string" table:style-name="ce15">
            <text:p>mirkwood_elf_face_1</text:p>
          </table:table-cell>
          <table:table-cell office:value-type="string" table:style-name="ce15">
            <text:p>mirkwood_elf_face_2</text:p>
          </table:table-cell>
          <table:table-cell table:style-name="ce16"/>
          <table:table-cell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table:style-name="ce8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thranduils_spearman</text:p>
          </table:table-cell>
          <table:table-cell office:value-type="string" table:style-name="ce9">
            <text:p>Thranduil's_Royal_Spearman</text:p>
          </table:table-cell>
          <table:table-cell office:value-type="string" table:style-name="ce9">
            <text:p>Thranduil's_Royal_Spearmen</text:p>
          </table:table-cell>
          <table:table-cell office:value-type="string" table:style-name="ce10">
            <text:p>tf_woodelf| tfg_gloves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woodelf</text:p>
          </table:table-cell>
          <table:table-cell office:value-type="string" table:style-name="ce20">
            <text:p>itm_mirkwood_helm_c,</text:p>
          </table:table-cell>
          <table:table-cell office:value-type="string" table:style-name="ce20">
            <text:p>itm_mirkwood_armor_c,</text:p>
          </table:table-cell>
          <table:table-cell office:value-type="string" table:style-name="ce13">
            <text:p>itm_leather_gloves,</text:p>
          </table:table-cell>
          <table:table-cell office:value-type="string" table:style-name="ce20">
            <text:p>itm_mirkwood_leather_greaves,</text:p>
          </table:table-cell>
          <table:table-cell office:value-type="string" table:style-name="ce20">
            <text:p>itm_mirkwood_great_spear,</text:p>
          </table:table-cell>
          <table:table-cell table:number-columns-repeated="2" table:style-name="ce20"/>
          <table:table-cell office:value-type="string" table:style-name="ce14">
            <text:p>attr_elf_tier_5</text:p>
          </table:table-cell>
          <table:table-cell office:value-type="string" table:style-name="ce14">
            <text:p>wp_melee(500)</text:p>
          </table:table-cell>
          <table:table-cell office:value-type="string" table:style-name="ce14">
            <text:p>knows_common|knows_athletics_8|knows_power_draw_7|knows_power_strike_7|knows_ironflesh_4</text:p>
          </table:table-cell>
          <table:table-cell office:value-type="string" table:style-name="ce15">
            <text:p>mirkwood_elf_face_1</text:p>
          </table:table-cell>
          <table:table-cell office:value-type="string" table:style-name="ce15">
            <text:p>mirkwood_elf_face_2</text:p>
          </table:table-cell>
          <table:table-cell table:style-name="ce16"/>
          <table:table-cell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table:style-name="ce8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greenwood_standard_bearer</text:p>
          </table:table-cell>
          <table:table-cell office:value-type="string" table:style-name="ce9">
            <text:p>Greenwood_Standard_Bearer</text:p>
          </table:table-cell>
          <table:table-cell office:value-type="string" table:style-name="ce9">
            <text:p>Greenwood_Standard_Bearers</text:p>
          </table:table-cell>
          <table:table-cell office:value-type="string" table:style-name="ce10">
            <text:p>tf_woodelf| tfg_gloves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woodelf</text:p>
          </table:table-cell>
          <table:table-cell office:value-type="string" table:style-name="ce20">
            <text:p>itm_mirkwood_helm_a,</text:p>
          </table:table-cell>
          <table:table-cell office:value-type="string" table:style-name="ce20">
            <text:p>itm_mirkwood_armor_c,</text:p>
          </table:table-cell>
          <table:table-cell table:style-name="ce13"/>
          <table:table-cell office:value-type="string" table:style-name="ce20">
            <text:p>itm_mirkwood_leather_greaves,</text:p>
          </table:table-cell>
          <table:table-cell office:value-type="string" table:style-name="ce20">
            <text:p>itm_woodelf_banner,</text:p>
          </table:table-cell>
          <table:table-cell table:number-columns-repeated="2" table:style-name="ce20"/>
          <table:table-cell office:value-type="string" table:style-name="ce14">
            <text:p>attr_elf_tier_5</text:p>
          </table:table-cell>
          <table:table-cell office:value-type="string" table:style-name="ce14">
            <text:p>wp_elf_tier_5</text:p>
          </table:table-cell>
          <table:table-cell office:value-type="string" table:style-name="ce14">
            <text:p>knows_common|knows_athletics_4|knows_power_draw_6|knows_power_strike_4|knows_ironflesh_10</text:p>
          </table:table-cell>
          <table:table-cell office:value-type="string" table:style-name="ce15">
            <text:p>mirkwood_elf_face_1</text:p>
          </table:table-cell>
          <table:table-cell office:value-type="string" table:style-name="ce15">
            <text:p>mirkwood_elf_face_2</text:p>
          </table:table-cell>
          <table:table-cell table:style-name="ce16"/>
          <table:table-cell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table:style-name="ce8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6363"/>
        </table:table-row>
        <table:table-row table:style-name="ro1">
          <table:table-cell table:style-name="ce7"/>
          <table:table-cell table:number-columns-repeated="19" table:style-name="ce8"/>
          <table:table-cell office:value-type="string" office:string-value="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table:style-name="ce6"/>
          <table:table-cell table:number-columns-repeated="16363"/>
        </table:table-row>
        <table:table-row table:style-name="ro1">
          <table:table-cell office:value-type="string" table:style-name="ce7">
            <text:p>Rivendell</text:p>
          </table:table-cell>
          <table:table-cell table:number-columns-repeated="19" table:style-name="ce8"/>
          <table:table-cell office:value-type="string" office:string-value="#Rivendell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table:style-name="ce8">
            <text:p>#Rivendell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ivendell_scout</text:p>
          </table:table-cell>
          <table:table-cell office:value-type="string" table:style-name="ce9">
            <text:p>Rivendell_Scout</text:p>
          </table:table-cell>
          <table:table-cell office:value-type="string" table:style-name="ce9">
            <text:p>Rivendell_Scouts</text:p>
          </table:table-cell>
          <table:table-cell office:value-type="string" table:style-name="ce10">
            <text:p>tf_imladris| tfg_ranged| tfg_armor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imladris</text:p>
          </table:table-cell>
          <table:table-cell table:style-name="ce20"/>
          <table:table-cell office:value-type="string" table:style-name="ce20">
            <text:p>itm_riv_armor_light,</text:p>
          </table:table-cell>
          <table:table-cell table:style-name="ce13"/>
          <table:table-cell office:value-type="string" table:style-name="ce13">
            <text:p>itm_riv_boots,</text:p>
          </table:table-cell>
          <table:table-cell office:value-type="string" table:style-name="ce20">
            <text:p>itm_short_bow,itm_elven_arrows,</text:p>
          </table:table-cell>
          <table:table-cell office:value-type="string" table:style-name="ce13">
            <text:p>itm_riv_archer_sword,</text:p>
          </table:table-cell>
          <table:table-cell table:style-name="ce13"/>
          <table:table-cell office:value-type="string" table:style-name="ce14">
            <text:p>attr_elf_tier_1</text:p>
          </table:table-cell>
          <table:table-cell office:value-type="string" table:style-name="ce14">
            <text:p>wp_elf_tier_2</text:p>
          </table:table-cell>
          <table:table-cell office:value-type="string" table:style-name="ce14">
            <text:p>knows_common|knows_power_draw_3|knows_power_strike_2|knows_ironflesh_1</text:p>
          </table:table-cell>
          <table:table-cell office:value-type="string" table:style-name="ce15">
            <text:p>rivendell_elf_face_1</text:p>
          </table:table-cell>
          <table:table-cell office:value-type="string" table:style-name="ce15">
            <text:p>rivendell_elf_face_2</text:p>
          </table:table-cell>
          <table:table-cell table:style-name="ce16"/>
          <table:table-cell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2,knows_common|knows_power_draw_3|knows_power_strike_2|knows_ironflesh_1,rivendell_elf_face_1,rivendell_elf_face_2],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table:style-name="ce8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2,knows_common|knows_power_draw_3|knows_power_strike_2|knows_ironflesh_1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ivendell_veteran_scout</text:p>
          </table:table-cell>
          <table:table-cell office:value-type="string" table:style-name="ce9">
            <text:p>Rivendell_Veteran_Scout</text:p>
          </table:table-cell>
          <table:table-cell office:value-type="string" table:style-name="ce9">
            <text:p>Rivendell_Veteran_Scouts</text:p>
          </table:table-cell>
          <table:table-cell office:value-type="string" table:style-name="ce10">
            <text:p>tf_imladris| tfg_ranged| tfg_armor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imladris</text:p>
          </table:table-cell>
          <table:table-cell table:style-name="ce13"/>
          <table:table-cell office:value-type="string" table:style-name="ce13">
            <text:p>itm_riv_armor_light,</text:p>
          </table:table-cell>
          <table:table-cell table:style-name="ce13"/>
          <table:table-cell office:value-type="string" table:style-name="ce13">
            <text:p>itm_riv_boots,</text:p>
          </table:table-cell>
          <table:table-cell office:value-type="string" table:style-name="ce13">
            <text:p>itm_elven_bow,itm_elven_arrows,</text:p>
          </table:table-cell>
          <table:table-cell office:value-type="string" table:style-name="ce13">
            <text:p>itm_riv_archer_sword,</text:p>
          </table:table-cell>
          <table:table-cell table:style-name="ce13"/>
          <table:table-cell office:value-type="string" table:style-name="ce14">
            <text:p>attr_elf_tier_2</text:p>
          </table:table-cell>
          <table:table-cell office:value-type="string" table:style-name="ce14">
            <text:p>wp_elf_tier_2</text:p>
          </table:table-cell>
          <table:table-cell office:value-type="string" table:style-name="ce14">
            <text:p>knows_common|knows_athletics_2|knows_power_strike_2|knows_power_draw_3|knows_power_strike_4|knows_ironflesh_1</text:p>
          </table:table-cell>
          <table:table-cell office:value-type="string" table:style-name="ce15">
            <text:p>rivendell_elf_face_1</text:p>
          </table:table-cell>
          <table:table-cell office:value-type="string" table:style-name="ce15">
            <text:p>rivendell_elf_face_2</text:p>
          </table:table-cell>
          <table:table-cell table:style-name="ce16"/>
          <table:table-cell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2,knows_common|knows_athletics_2|knows_power_strike_2|knows_power_draw_3|knows_power_strike_4|knows_ironflesh_1,rivendell_elf_face_1,rivendell_elf_face_2],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table:style-name="ce8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2,knows_common|knows_athletics_2|knows_power_strike_2|knows_power_draw_3|knows_power_strike_4|knows_ironflesh_1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ivendell_sentinel</text:p>
          </table:table-cell>
          <table:table-cell office:value-type="string" table:style-name="ce9">
            <text:p>Rivendell_Sentinel</text:p>
          </table:table-cell>
          <table:table-cell office:value-type="string" table:style-name="ce9">
            <text:p>Rivendell_Sentinels</text:p>
          </table:table-cell>
          <table:table-cell office:value-type="string" table:style-name="ce10">
            <text:p>tf_imladris| tfg_range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imladris</text:p>
          </table:table-cell>
          <table:table-cell office:value-type="string" table:style-name="ce20">
            <text:p>itm_riv_helm_a,</text:p>
          </table:table-cell>
          <table:table-cell office:value-type="string" table:style-name="ce13">
            <text:p>itm_riv_armor_archer,</text:p>
          </table:table-cell>
          <table:table-cell table:style-name="ce13"/>
          <table:table-cell office:value-type="string" table:style-name="ce20">
            <text:p>itm_riv_boots,</text:p>
          </table:table-cell>
          <table:table-cell office:value-type="string" table:style-name="ce27">
            <text:p>itm_riv_bow,itm_elven_arrows,</text:p>
          </table:table-cell>
          <table:table-cell office:value-type="string" table:style-name="ce20">
            <text:p>itm_riv_archer_sword,</text:p>
          </table:table-cell>
          <table:table-cell table:style-name="ce13"/>
          <table:table-cell office:value-type="string" table:style-name="ce14">
            <text:p>attr_elf_tier_3</text:p>
          </table:table-cell>
          <table:table-cell office:value-type="string" table:style-name="ce14">
            <text:p>wp_elf_tier_3</text:p>
          </table:table-cell>
          <table:table-cell office:value-type="string" table:style-name="ce14">
            <text:p>knows_common|knows_athletics_4|knows_power_draw_4|knows_power_strike_3|knows_ironflesh_3</text:p>
          </table:table-cell>
          <table:table-cell office:value-type="string" table:style-name="ce15">
            <text:p>rivendell_elf_face_1</text:p>
          </table:table-cell>
          <table:table-cell office:value-type="string" table:style-name="ce15">
            <text:p>rivendell_elf_face_2</text:p>
          </table:table-cell>
          <table:table-cell table:style-name="ce16"/>
          <table:table-cell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3,knows_common|knows_athletics_4|knows_power_draw_4|knows_power_strike_3|knows_ironflesh_3,rivendell_elf_face_1,rivendell_elf_face_2],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table:style-name="ce8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3,knows_common|knows_athletics_4|knows_power_draw_4|knows_power_strike_3|knows_ironflesh_3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ivendell_veteran_sentinel</text:p>
          </table:table-cell>
          <table:table-cell office:value-type="string" table:style-name="ce9">
            <text:p>Rivendell_Veteran_Sentinel</text:p>
          </table:table-cell>
          <table:table-cell office:value-type="string" table:style-name="ce9">
            <text:p>Rivendell_Veteran_Sentinels</text:p>
          </table:table-cell>
          <table:table-cell office:value-type="string" table:style-name="ce10">
            <text:p>tf_imladris| tfg_ranged| tfg_gloves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imladris</text:p>
          </table:table-cell>
          <table:table-cell office:value-type="string" table:style-name="ce13">
            <text:p>itm_riv_helm_a,</text:p>
          </table:table-cell>
          <table:table-cell office:value-type="string" table:style-name="ce13">
            <text:p>itm_riv_armor_archer,</text:p>
          </table:table-cell>
          <table:table-cell table:style-name="ce13"/>
          <table:table-cell office:value-type="string" table:style-name="ce13">
            <text:p>itm_riv_boots,</text:p>
          </table:table-cell>
          <table:table-cell office:value-type="string" table:style-name="ce13">
            <text:p>itm_riv_bow,itm_elven_arrows,</text:p>
          </table:table-cell>
          <table:table-cell office:value-type="string" table:style-name="ce13">
            <text:p>itm_riv_archer_sword,</text:p>
          </table:table-cell>
          <table:table-cell table:style-name="ce13"/>
          <table:table-cell office:value-type="string" table:style-name="ce14">
            <text:p>attr_elf_tier_4</text:p>
          </table:table-cell>
          <table:table-cell office:value-type="string" table:style-name="ce14">
            <text:p>wp_elf_tier_4</text:p>
          </table:table-cell>
          <table:table-cell office:value-type="string" table:style-name="ce14">
            <text:p>knows_common|knows_athletics_5|knows_power_draw_4|knows_power_strike_3|knows_ironflesh_4</text:p>
          </table:table-cell>
          <table:table-cell office:value-type="string" table:style-name="ce15">
            <text:p>rivendell_elf_face_1</text:p>
          </table:table-cell>
          <table:table-cell office:value-type="string" table:style-name="ce15">
            <text:p>rivendell_elf_face_2</text:p>
          </table:table-cell>
          <table:table-cell table:style-name="ce16"/>
          <table:table-cell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4,knows_common|knows_athletics_5|knows_power_draw_4|knows_power_strike_3|knows_ironflesh_4,rivendell_elf_face_1,rivendell_elf_face_2],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table:style-name="ce8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4,knows_common|knows_athletics_5|knows_power_draw_4|knows_power_strike_3|knows_ironflesh_4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ivendell_elite_sentinel</text:p>
          </table:table-cell>
          <table:table-cell office:value-type="string" table:style-name="ce9">
            <text:p>Rivendell_Elite_Sentinel</text:p>
          </table:table-cell>
          <table:table-cell office:value-type="string" table:style-name="ce9">
            <text:p>Rivendell_Elite_Sentinels</text:p>
          </table:table-cell>
          <table:table-cell office:value-type="string" table:style-name="ce10">
            <text:p>tf_imladris| tfg_ranged| tfg_gloves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imladris</text:p>
          </table:table-cell>
          <table:table-cell office:value-type="string" table:style-name="ce13">
            <text:p>itm_riv_helm_b,</text:p>
          </table:table-cell>
          <table:table-cell office:value-type="string" table:style-name="ce13">
            <text:p>itm_riv_armor_m_archer,</text:p>
          </table:table-cell>
          <table:table-cell table:style-name="ce13"/>
          <table:table-cell office:value-type="string" table:style-name="ce13">
            <text:p>itm_riv_boots,</text:p>
          </table:table-cell>
          <table:table-cell office:value-type="string" table:style-name="ce13">
            <text:p>itm_riv_bow,itm_elven_arrows,</text:p>
          </table:table-cell>
          <table:table-cell office:value-type="string" table:style-name="ce20">
            <text:p>itm_riv_1h_sword,itm_riv_shield_a,</text:p>
          </table:table-cell>
          <table:table-cell table:style-name="ce13"/>
          <table:table-cell office:value-type="string" table:style-name="ce14">
            <text:p>attr_elf_tier_5</text:p>
          </table:table-cell>
          <table:table-cell office:value-type="string" table:style-name="ce14">
            <text:p>wp_elf_tier_5</text:p>
          </table:table-cell>
          <table:table-cell office:value-type="string" table:style-name="ce14">
            <text:p>knows_common|knows_athletics_5|knows_power_draw_5|knows_power_strike_4|knows_ironflesh_4</text:p>
          </table:table-cell>
          <table:table-cell office:value-type="string" table:style-name="ce15">
            <text:p>rivendell_elf_face_1</text:p>
          </table:table-cell>
          <table:table-cell office:value-type="string" table:style-name="ce15">
            <text:p>rivendell_elf_face_2</text:p>
          </table:table-cell>
          <table:table-cell table:style-name="ce16"/>
          <table:table-cell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5,knows_common|knows_athletics_5|knows_power_draw_5|knows_power_strike_4|knows_ironflesh_4,rivendell_elf_face_1,rivendell_elf_face_2],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table:style-name="ce8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5,knows_common|knows_athletics_5|knows_power_draw_5|knows_power_strike_4|knows_ironflesh_4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ivendell_guardian</text:p>
          </table:table-cell>
          <table:table-cell office:value-type="string" table:style-name="ce9">
            <text:p>Rivendell_Guardian</text:p>
          </table:table-cell>
          <table:table-cell office:value-type="string" table:style-name="ce9">
            <text:p>Rivendell_Guardians</text:p>
          </table:table-cell>
          <table:table-cell office:value-type="string" table:style-name="ce10">
            <text:p>tf_imladris| tfg_ranged| tfg_gloves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imladris</text:p>
          </table:table-cell>
          <table:table-cell office:value-type="string" table:style-name="ce13">
            <text:p>itm_riv_helm_b,</text:p>
          </table:table-cell>
          <table:table-cell office:value-type="string" table:style-name="ce13">
            <text:p>itm_riv_armor_m_archer,</text:p>
          </table:table-cell>
          <table:table-cell office:value-type="string" table:style-name="ce13">
            <text:p>itm_leather_gloves,</text:p>
          </table:table-cell>
          <table:table-cell office:value-type="string" table:style-name="ce20">
            <text:p>itm_riv_boots,</text:p>
          </table:table-cell>
          <table:table-cell office:value-type="string" table:style-name="ce13">
            <text:p>itm_riv_bow,itm_elven_arrows,</text:p>
          </table:table-cell>
          <table:table-cell office:value-type="string" table:style-name="ce13">
            <text:p>itm_riv_1h_sword,itm_riv_shield_a,</text:p>
          </table:table-cell>
          <table:table-cell table:style-name="ce13"/>
          <table:table-cell office:value-type="string" table:style-name="ce14">
            <text:p>attr_elf_tier_6</text:p>
          </table:table-cell>
          <table:table-cell office:value-type="string" table:style-name="ce14">
            <text:p>wp_elf_tier_6</text:p>
          </table:table-cell>
          <table:table-cell office:value-type="string" table:style-name="ce14">
            <text:p>knows_common|knows_athletics_5|knows_power_draw_6|knows_power_strike_4|knows_ironflesh_4</text:p>
          </table:table-cell>
          <table:table-cell office:value-type="string" table:style-name="ce15">
            <text:p>rivendell_elf_face_1</text:p>
          </table:table-cell>
          <table:table-cell office:value-type="string" table:style-name="ce15">
            <text:p>rivendell_elf_face_2</text:p>
          </table:table-cell>
          <table:table-cell table:style-name="ce16"/>
          <table:table-cell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6,knows_common|knows_athletics_5|knows_power_draw_6|knows_power_strike_4|knows_ironflesh_4,rivendell_elf_face_1,rivendell_elf_face_2],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table:style-name="ce8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6,knows_common|knows_athletics_5|knows_power_draw_6|knows_power_strike_4|knows_ironflesh_4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ivendell_infantry</text:p>
          </table:table-cell>
          <table:table-cell office:value-type="string" table:style-name="ce9">
            <text:p>Rivendell_Infantry</text:p>
          </table:table-cell>
          <table:table-cell office:value-type="string" table:style-name="ce9">
            <text:p>Rivendell_Infantry</text:p>
          </table:table-cell>
          <table:table-cell office:value-type="string" table:style-name="ce10">
            <text:p>tf_imladris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imladris</text:p>
          </table:table-cell>
          <table:table-cell office:value-type="string" table:style-name="ce20">
            <text:p>itm_riv_helm_a,</text:p>
          </table:table-cell>
          <table:table-cell office:value-type="string" table:style-name="ce20">
            <text:p>itm_riv_armor_light,</text:p>
          </table:table-cell>
          <table:table-cell office:value-type="string" table:style-name="ce13">
            <text:p>itm_leather_gloves,</text:p>
          </table:table-cell>
          <table:table-cell office:value-type="string" table:style-name="ce13">
            <text:p>itm_riv_boots,</text:p>
          </table:table-cell>
          <table:table-cell office:value-type="string" table:style-name="ce20">
            <text:p>itm_riv_spear,itm_riv_1h_sword,</text:p>
          </table:table-cell>
          <table:table-cell office:value-type="string" table:style-name="ce13">
            <text:p>itm_riv_shield_a,</text:p>
          </table:table-cell>
          <table:table-cell table:style-name="ce13"/>
          <table:table-cell office:value-type="string" table:style-name="ce14">
            <text:p>attr_elf_tier_2</text:p>
          </table:table-cell>
          <table:table-cell office:value-type="string" table:style-name="ce14">
            <text:p>wp_elf_tier_2</text:p>
          </table:table-cell>
          <table:table-cell office:value-type="string" table:style-name="ce14">
            <text:p>knows_common|knows_athletics_4|knows_power_draw_4|knows_power_strike_3|knows_ironflesh_3</text:p>
          </table:table-cell>
          <table:table-cell office:value-type="string" table:style-name="ce15">
            <text:p>rivendell_elf_face_1</text:p>
          </table:table-cell>
          <table:table-cell office:value-type="string" table:style-name="ce15">
            <text:p>rivendell_elf_face_2</text:p>
          </table:table-cell>
          <table:table-cell table:style-name="ce16"/>
          <table:table-cell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table:style-name="ce8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ivendell_veteran_infantry</text:p>
          </table:table-cell>
          <table:table-cell office:value-type="string" table:style-name="ce9">
            <text:p>Rivendell_Veteran_Infantry</text:p>
          </table:table-cell>
          <table:table-cell office:value-type="string" table:style-name="ce9">
            <text:p>Rivendell_Veteran_Infantry</text:p>
          </table:table-cell>
          <table:table-cell office:value-type="string" table:style-name="ce10">
            <text:p>tf_imladris| tfg_gloves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imladris</text:p>
          </table:table-cell>
          <table:table-cell office:value-type="string" table:style-name="ce13">
            <text:p>itm_riv_helm_b,</text:p>
          </table:table-cell>
          <table:table-cell office:value-type="string" table:style-name="ce13">
            <text:p>itm_riv_armor_light_inf,</text:p>
          </table:table-cell>
          <table:table-cell office:value-type="string" table:style-name="ce13">
            <text:p>itm_leather_gloves,</text:p>
          </table:table-cell>
          <table:table-cell office:value-type="string" table:style-name="ce13">
            <text:p>itm_riv_boots,</text:p>
          </table:table-cell>
          <table:table-cell office:value-type="string" table:style-name="ce20">
            <text:p>itm_riv_spear,itm_riv_1h_sword,</text:p>
          </table:table-cell>
          <table:table-cell office:value-type="string" table:style-name="ce13">
            <text:p>itm_riv_shield_a,</text:p>
          </table:table-cell>
          <table:table-cell table:style-name="ce13"/>
          <table:table-cell office:value-type="string" table:style-name="ce14">
            <text:p>attr_elf_tier_3</text:p>
          </table:table-cell>
          <table:table-cell office:value-type="string" table:style-name="ce14">
            <text:p>wp_elf_tier_3</text:p>
          </table:table-cell>
          <table:table-cell office:value-type="string" table:style-name="ce14">
            <text:p>knows_common|knows_athletics_5|knows_power_draw_4|knows_power_strike_4|knows_ironflesh_4</text:p>
          </table:table-cell>
          <table:table-cell office:value-type="string" table:style-name="ce15">
            <text:p>rivendell_elf_face_1</text:p>
          </table:table-cell>
          <table:table-cell office:value-type="string" table:style-name="ce15">
            <text:p>rivendell_elf_face_2</text:p>
          </table:table-cell>
          <table:table-cell table:style-name="ce16"/>
          <table:table-cell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table:style-name="ce8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ivendell_elite_infantry</text:p>
          </table:table-cell>
          <table:table-cell office:value-type="string" table:style-name="ce9">
            <text:p>Rivendell_Elite_Infantry</text:p>
          </table:table-cell>
          <table:table-cell office:value-type="string" table:style-name="ce9">
            <text:p>Rivendell_Elite_Infantry</text:p>
          </table:table-cell>
          <table:table-cell office:value-type="string" table:style-name="ce10">
            <text:p>tf_imladris| tfg_gloves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imladris</text:p>
          </table:table-cell>
          <table:table-cell office:value-type="string" table:style-name="ce20">
            <text:p>itm_riv_helm_c,</text:p>
          </table:table-cell>
          <table:table-cell office:value-type="string" table:style-name="ce13">
            <text:p>itm_riv_armor_med,</text:p>
          </table:table-cell>
          <table:table-cell office:value-type="string" table:style-name="ce13">
            <text:p>itm_leather_gloves,</text:p>
          </table:table-cell>
          <table:table-cell office:value-type="string" table:style-name="ce13">
            <text:p>itm_riv_boots,</text:p>
          </table:table-cell>
          <table:table-cell office:value-type="string" table:style-name="ce27">
            <text:p>itm_riv_spear,itm_riv_1h_sword,</text:p>
          </table:table-cell>
          <table:table-cell office:value-type="string" table:style-name="ce13">
            <text:p>itm_riv_shield_a,</text:p>
          </table:table-cell>
          <table:table-cell table:style-name="ce13"/>
          <table:table-cell office:value-type="string" table:style-name="ce14">
            <text:p>attr_elf_tier_4</text:p>
          </table:table-cell>
          <table:table-cell office:value-type="string" table:style-name="ce14">
            <text:p>wp_elf_tier_4</text:p>
          </table:table-cell>
          <table:table-cell office:value-type="string" table:style-name="ce14">
            <text:p>knows_common|knows_athletics_5|knows_power_draw_5|knows_power_strike_5|knows_ironflesh_4</text:p>
          </table:table-cell>
          <table:table-cell office:value-type="string" table:style-name="ce15">
            <text:p>rivendell_elf_face_1</text:p>
          </table:table-cell>
          <table:table-cell office:value-type="string" table:style-name="ce15">
            <text:p>rivendell_elf_face_2</text:p>
          </table:table-cell>
          <table:table-cell table:style-name="ce16"/>
          <table:table-cell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table:style-name="ce8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ivendell_royal_infantry</text:p>
          </table:table-cell>
          <table:table-cell office:value-type="string" table:style-name="ce9">
            <text:p>Rivendell_Royal_Infantry</text:p>
          </table:table-cell>
          <table:table-cell office:value-type="string" table:style-name="ce9">
            <text:p>Rivendell_Royal_Infantry</text:p>
          </table:table-cell>
          <table:table-cell office:value-type="string" table:style-name="ce10">
            <text:p>tf_imladris| tfg_gloves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imladris</text:p>
          </table:table-cell>
          <table:table-cell office:value-type="string" table:style-name="ce13">
            <text:p>itm_riv_helm_c,</text:p>
          </table:table-cell>
          <table:table-cell office:value-type="string" table:style-name="ce13">
            <text:p>itm_riv_armor_heavy,</text:p>
          </table:table-cell>
          <table:table-cell office:value-type="string" table:style-name="ce13">
            <text:p>itm_mail_mittens,</text:p>
          </table:table-cell>
          <table:table-cell office:value-type="string" table:style-name="ce13">
            <text:p>itm_riv_boots,</text:p>
          </table:table-cell>
          <table:table-cell office:value-type="string" table:style-name="ce13">
            <text:p>itm_riv_spear,itm_riv_1h_sword,itm_riv_bas_sword,</text:p>
          </table:table-cell>
          <table:table-cell office:value-type="string" table:style-name="ce13">
            <text:p>itm_riv_shield_a,</text:p>
          </table:table-cell>
          <table:table-cell table:style-name="ce13"/>
          <table:table-cell office:value-type="string" table:style-name="ce14">
            <text:p>attr_elf_tier_5</text:p>
          </table:table-cell>
          <table:table-cell office:value-type="string" table:style-name="ce14">
            <text:p>wp_elf_tier_5</text:p>
          </table:table-cell>
          <table:table-cell office:value-type="string" table:style-name="ce14">
            <text:p>knows_common|knows_athletics_5|knows_power_draw_6|knows_power_strike_7|knows_ironflesh_4</text:p>
          </table:table-cell>
          <table:table-cell office:value-type="string" table:style-name="ce15">
            <text:p>rivendell_elf_face_1</text:p>
          </table:table-cell>
          <table:table-cell office:value-type="string" table:style-name="ce15">
            <text:p>rivendell_elf_face_2</text:p>
          </table:table-cell>
          <table:table-cell table:style-name="ce16"/>
          <table:table-cell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table:style-name="ce8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ivendell_cavalry</text:p>
          </table:table-cell>
          <table:table-cell office:value-type="string" table:style-name="ce9">
            <text:p>Rivendell_Cavalry</text:p>
          </table:table-cell>
          <table:table-cell office:value-type="string" table:style-name="ce9">
            <text:p>Rivendell_Cavalry</text:p>
          </table:table-cell>
          <table:table-cell office:value-type="string" table:style-name="ce10">
            <text:p>tf_imladris| tf_mounted| tfg_gloves| tfg_shield| tfg_armor| tfg_helm| tfg_horse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imladris</text:p>
          </table:table-cell>
          <table:table-cell office:value-type="string" table:style-name="ce13">
            <text:p>itm_riv_helm_c,</text:p>
          </table:table-cell>
          <table:table-cell office:value-type="string" table:style-name="ce13">
            <text:p>itm_riv_armor_h_archer,</text:p>
          </table:table-cell>
          <table:table-cell office:value-type="string" table:style-name="ce13">
            <text:p>itm_leather_gloves,</text:p>
          </table:table-cell>
          <table:table-cell office:value-type="string" table:style-name="ce13">
            <text:p>itm_riv_boots,</text:p>
          </table:table-cell>
          <table:table-cell office:value-type="string" table:style-name="ce20">
            <text:p>itm_riv_spear,itm_riv_1h_sword,itm_riv_riding_sword,itm_riv_bas_sword,</text:p>
          </table:table-cell>
          <table:table-cell office:value-type="string" table:style-name="ce20">
            <text:p>itm_riv_shield_b,</text:p>
          </table:table-cell>
          <table:table-cell office:value-type="string" table:style-name="ce13">
            <text:p>itm_riv_warhorse,</text:p>
          </table:table-cell>
          <table:table-cell office:value-type="string" table:style-name="ce14">
            <text:p>attr_elf_tier_4</text:p>
          </table:table-cell>
          <table:table-cell office:value-type="string" table:style-name="ce14">
            <text:p>wp_elf_tier_4</text:p>
          </table:table-cell>
          <table:table-cell office:value-type="string" table:style-name="ce14">
            <text:p>knows_common|knows_riding_5|knows_athletics_5|knows_power_draw_5|knows_power_strike_6|knows_ironflesh_4</text:p>
          </table:table-cell>
          <table:table-cell office:value-type="string" table:style-name="ce15">
            <text:p>rivendell_elf_face_1</text:p>
          </table:table-cell>
          <table:table-cell office:value-type="string" table:style-name="ce15">
            <text:p>rivendell_elf_face_2</text:p>
          </table:table-cell>
          <table:table-cell table:style-name="ce16"/>
          <table:table-cell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table:style-name="ce8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knight_of_rivendell</text:p>
          </table:table-cell>
          <table:table-cell office:value-type="string" table:style-name="ce9">
            <text:p>Knight_of_Rivendell</text:p>
          </table:table-cell>
          <table:table-cell office:value-type="string" table:style-name="ce9">
            <text:p>Knights_of_Rivendell</text:p>
          </table:table-cell>
          <table:table-cell office:value-type="string" table:style-name="ce10">
            <text:p>tf_imladris| tfg_ranged| tf_mounted| tfg_gloves| tfg_shield| tfg_armor| tfg_helm| tfg_horse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imladris</text:p>
          </table:table-cell>
          <table:table-cell office:value-type="string" table:style-name="ce13">
            <text:p>itm_riv_helm_c,</text:p>
          </table:table-cell>
          <table:table-cell office:value-type="string" table:style-name="ce13">
            <text:p>itm_riv_armor_h_archer,</text:p>
          </table:table-cell>
          <table:table-cell table:style-name="ce13"/>
          <table:table-cell office:value-type="string" table:style-name="ce20">
            <text:p>itm_riv_boots,</text:p>
          </table:table-cell>
          <table:table-cell office:value-type="string" table:style-name="ce13">
            <text:p>itm_strong_bow,itm_elven_arrows,</text:p>
          </table:table-cell>
          <table:table-cell office:value-type="string" table:style-name="ce13">
            <text:p>itm_riv_1h_sword,itm_riv_bas_sword,itm_riv_shield_b,itm_riv_spear,itm_riv_riding_sword,</text:p>
          </table:table-cell>
          <table:table-cell office:value-type="string" table:style-name="ce13">
            <text:p>itm_riv_warhorse2,</text:p>
          </table:table-cell>
          <table:table-cell office:value-type="string" table:style-name="ce14">
            <text:p>attr_elf_tier_5</text:p>
          </table:table-cell>
          <table:table-cell office:value-type="string" table:style-name="ce14">
            <text:p>wp_elf_tier_5</text:p>
          </table:table-cell>
          <table:table-cell office:value-type="string" table:style-name="ce14">
            <text:p>knows_common|knows_riding_6|knows_horse_archery_6|knows_athletics_5|knows_power_draw_6|knows_power_strike_6|knows_ironflesh_4</text:p>
          </table:table-cell>
          <table:table-cell office:value-type="string" table:style-name="ce15">
            <text:p>rivendell_elf_face_1</text:p>
          </table:table-cell>
          <table:table-cell office:value-type="string" table:style-name="ce15">
            <text:p>rivendell_elf_face_2</text:p>
          </table:table-cell>
          <table:table-cell table:style-name="ce16"/>
          <table:table-cell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table:style-name="ce8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rivendell_standard_bearer</text:p>
          </table:table-cell>
          <table:table-cell office:value-type="string" table:style-name="ce9">
            <text:p>Rivendell_Standard_Bearer</text:p>
          </table:table-cell>
          <table:table-cell office:value-type="string" table:style-name="ce9">
            <text:p>Rivendell_Standard_Bearers</text:p>
          </table:table-cell>
          <table:table-cell office:value-type="string" table:style-name="ce10">
            <text:p>tf_imladris| tfg_gloves| tfg_shield| tfg_armor| tfg_helm| tfg_boots| tf_no_capture_alive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fac_imladris</text:p>
          </table:table-cell>
          <table:table-cell office:value-type="string" table:style-name="ce13">
            <text:p>itm_riv_helm_c,</text:p>
          </table:table-cell>
          <table:table-cell office:value-type="string" table:style-name="ce13">
            <text:p>itm_riv_armor_heavy,</text:p>
          </table:table-cell>
          <table:table-cell office:value-type="string" table:style-name="ce13">
            <text:p>itm_mail_mittens,</text:p>
          </table:table-cell>
          <table:table-cell office:value-type="string" table:style-name="ce20">
            <text:p>itm_riv_boots,</text:p>
          </table:table-cell>
          <table:table-cell office:value-type="string" table:style-name="ce13">
            <text:p>itm_imladris_banner,</text:p>
          </table:table-cell>
          <table:table-cell table:number-columns-repeated="2" table:style-name="ce13"/>
          <table:table-cell office:value-type="string" table:style-name="ce14">
            <text:p>attr_elf_tier_5</text:p>
          </table:table-cell>
          <table:table-cell office:value-type="string" table:style-name="ce14">
            <text:p>wp_elf_tier_5</text:p>
          </table:table-cell>
          <table:table-cell office:value-type="string" table:style-name="ce14">
            <text:p>knows_common|knows_athletics_3|knows_power_draw_6|knows_power_strike_6|knows_ironflesh_10</text:p>
          </table:table-cell>
          <table:table-cell office:value-type="string" table:style-name="ce15">
            <text:p>rivendell_elf_face_1</text:p>
          </table:table-cell>
          <table:table-cell office:value-type="string" table:style-name="ce15">
            <text:p>rivendell_elf_face_2</text:p>
          </table:table-cell>
          <table:table-cell table:style-name="ce16"/>
          <table:table-cell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table:style-name="ce8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6363"/>
        </table:table-row>
        <table:table-row table:style-name="ro1">
          <table:table-cell table:number-columns-repeated="20" table:style-name="ce8"/>
          <table:table-cell office:value-type="string" office:string-value="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table:style-name="ce6"/>
          <table:table-cell table:number-columns-repeated="16363"/>
        </table:table-row>
        <table:table-row table:style-name="ro1">
          <table:table-cell table:style-name="ce7"/>
          <table:table-cell table:number-columns-repeated="19" table:style-name="ce8"/>
          <table:table-cell office:value-type="string" office:string-value="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table:style-name="ce8"/>
          <table:table-cell table:number-columns-repeated="16363"/>
        </table:table-row>
        <table:table-row table:style-name="ro1">
          <table:table-cell table:number-columns-repeated="20" table:style-name="ce8"/>
          <table:table-cell office:value-type="string" office:string-value="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table:style-name="ce6"/>
          <table:table-cell table:number-columns-repeated="16363"/>
        </table:table-row>
        <table:table-row table:style-name="ro1">
          <table:table-cell table:style-name="ce7"/>
          <table:table-cell table:number-columns-repeated="19" table:style-name="ce8"/>
          <table:table-cell office:value-type="string" office:string-value="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table:style-name="ce8"/>
          <table:table-cell table:number-columns-repeated="16363"/>
        </table:table-row>
        <table:table-row table:style-name="ro1">
          <table:table-cell table:number-columns-repeated="20" table:style-name="ce8"/>
          <table:table-cell office:value-type="string" office:string-value="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 table:style-name="ce6"/>
          <table:table-cell table:number-columns-repeated="16363"/>
        </table:table-row>
        <table:table-row table:style-name="ro1">
          <table:table-cell table:style-name="ce7"/>
          <table:table-cell table:number-columns-repeated="19" table:style-name="ce8"/>
          <table:table-cell office:value-type="string" office:string-value="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table:style-name="ce8"/>
          <table:table-cell table:number-columns-repeated="16363"/>
        </table:table-row>
        <table:table-row table:style-name="ro1">
          <table:table-cell table:number-columns-repeated="20" table:style-name="ce8"/>
          <table:table-cell office:value-type="string" office:string-value="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table:style-name="ce6"/>
          <table:table-cell table:number-columns-repeated="16363"/>
        </table:table-row>
        <table:table-row table:style-name="ro1">
          <table:table-cell table:style-name="ce7"/>
          <table:table-cell table:number-columns-repeated="19" table:style-name="ce8"/>
          <table:table-cell office:value-type="string" office:string-value="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table:style-name="ce8"/>
          <table:table-cell table:number-columns-repeated="16363"/>
        </table:table-row>
        <table:table-row table:style-name="ro1">
          <table:table-cell table:number-columns-repeated="20" table:style-name="ce8"/>
          <table:table-cell office:value-type="string" office:string-value="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table:style-name="ce6"/>
          <table:table-cell table:number-columns-repeated="16363"/>
        </table:table-row>
        <table:table-row table:style-name="ro1">
          <table:table-cell table:style-name="ce7"/>
          <table:table-cell table:number-columns-repeated="19" table:style-name="ce8"/>
          <table:table-cell office:value-type="string" office:string-value="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table:style-name="ce8"/>
          <table:table-cell table:number-columns-repeated="16363"/>
        </table:table-row>
        <table:table-row table:style-name="ro1">
          <table:table-cell table:number-columns-repeated="20" table:style-name="ce8"/>
          <table:table-cell office:value-type="string" office:string-value="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table:style-name="ce6"/>
          <table:table-cell table:number-columns-repeated="16363"/>
        </table:table-row>
        <table:table-row table:style-name="ro1">
          <table:table-cell table:style-name="ce7"/>
          <table:table-cell table:number-columns-repeated="19" table:style-name="ce8"/>
          <table:table-cell office:value-type="string" office:string-value="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table:style-name="ce8"/>
          <table:table-cell table:number-columns-repeated="16363"/>
        </table:table-row>
        <table:table-row table:style-name="ro1">
          <table:table-cell table:number-columns-repeated="20" table:style-name="ce8"/>
          <table:table-cell office:value-type="string" office:string-value="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table:style-name="ce6"/>
          <table:table-cell table:number-columns-repeated="16363"/>
        </table:table-row>
        <table:table-row table:style-name="ro1">
          <table:table-cell table:style-name="ce7"/>
          <table:table-cell table:number-columns-repeated="19" table:style-name="ce8"/>
          <table:table-cell office:value-type="string" office:string-value="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table:style-name="ce8"/>
          <table:table-cell table:number-columns-repeated="16363"/>
        </table:table-row>
        <table:table-row table:style-name="ro1">
          <table:table-cell table:number-columns-repeated="20" table:style-name="ce8"/>
          <table:table-cell office:value-type="string" office:string-value="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table:style-name="ce6"/>
          <table:table-cell table:number-columns-repeated="16363"/>
        </table:table-row>
        <table:table-row table:style-name="ro1">
          <table:table-cell table:style-name="ce7"/>
          <table:table-cell table:number-columns-repeated="19" table:style-name="ce8"/>
          <table:table-cell office:value-type="string" office:string-value="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table:style-name="ce8"/>
          <table:table-cell table:number-columns-repeated="16363"/>
        </table:table-row>
        <table:table-row table:style-name="ro1">
          <table:table-cell table:number-columns-repeated="20" table:style-name="ce8"/>
          <table:table-cell office:value-type="string" office:string-value="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table:style-name="ce6"/>
          <table:table-cell table:number-columns-repeated="16363"/>
        </table:table-row>
        <table:table-row table:style-name="ro1">
          <table:table-cell table:style-name="ce7"/>
          <table:table-cell table:number-columns-repeated="19" table:style-name="ce8"/>
          <table:table-cell office:value-type="string" office:string-value="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table:style-name="ce8"/>
          <table:table-cell table:number-columns-repeated="16363"/>
        </table:table-row>
        <table:table-row table:style-name="ro1">
          <table:table-cell table:number-columns-repeated="20" table:style-name="ce8"/>
          <table:table-cell office:value-type="string" office:string-value="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table:style-name="ce6"/>
          <table:table-cell table:number-columns-repeated="16363"/>
        </table:table-row>
        <table:table-row table:style-name="ro1">
          <table:table-cell table:style-name="ce7"/>
          <table:table-cell table:number-columns-repeated="19" table:style-name="ce8"/>
          <table:table-cell office:value-type="string" office:string-value="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table:style-name="ce8"/>
          <table:table-cell table:number-columns-repeated="16363"/>
        </table:table-row>
        <table:table-row table:style-name="ro1"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7" table:style-name="ce13"/>
          <table:table-cell table:number-columns-repeated="3" table:style-name="ce14"/>
          <table:table-cell table:number-columns-repeated="2" table:style-name="ce15"/>
          <table:table-cell table:style-name="ce16"/>
          <table:table-cell office:value-type="string" office:string-value="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table:style-name="ce8"/>
          <table:table-cell table:number-columns-repeated="16363"/>
        </table:table-row>
        <table:table-row table:style-name="ro1">
          <table:table-cell table:number-columns-repeated="5" table:style-name="ce8"/>
          <table:table-cell office:value-type="float" office:value="0" table:formula="of:=[.F280]+[.F281]+[.F282]+[.F283]+[.F284]+[.F285]" table:style-name="ce8">
            <text:p>0</text:p>
          </table:table-cell>
          <table:table-cell table:number-columns-repeated="15" table:style-name="ce8"/>
          <table:table-cell table:number-columns-repeated="16363"/>
        </table:table-row>
        <table:table-row table:number-rows-repeated="824" table:style-name="ro1">
          <table:table-cell table:number-columns-repeated="21" table:style-name="ce8"/>
          <table:table-cell table:number-columns-repeated="16363"/>
        </table:table-row>
        <table:table-row table:number-rows-repeated="1047466" table:style-name="ro4">
          <table:table-cell table:number-columns-repeated="16384"/>
        </table:table-row>
      </table:table>
      <table:table table:name="Variables" table:style-name="ta1">
        <table:table-column table:style-name="co2" table:number-columns-repeated="1024" table:default-cell-style-name="ce1"/>
        <table:table-column table:style-name="co8" table:number-columns-repeated="15360" table:default-cell-style-name="ce1"/>
        <table:table-row table:style-name="ro5">
          <table:table-cell table:number-columns-repeated="7" table:style-name="ce1"/>
          <table:table-cell office:value-type="string" table:style-name="ce2">
            <text:p>Char 1</text:p>
          </table:table-cell>
          <table:table-cell office:value-type="string" table:style-name="ce2">
            <text:p>[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">
            <text:p>Char 2</text:p>
          </table:table-cell>
          <table:table-cell office:value-type="string" table:style-name="ce2">
            <text:p>]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">
            <text:p>Char 3</text:p>
          </table:table-cell>
          <table:table-cell office:value-type="string" table:style-name="ce2">
            <text:p>(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">
            <text:p>Char 4</text:p>
          </table:table-cell>
          <table:table-cell office:value-type="string" table:style-name="ce2">
            <text:p>)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">
            <text:p>Char 5</text:p>
          </table:table-cell>
          <table:table-cell office:value-type="string" table:style-name="ce2">
            <text:p>|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">
            <text:p>Char 6</text:p>
          </table:table-cell>
          <table:table-cell office:value-type="string" table:style-name="ce2">
            <text:p>,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">
            <text:p>Char 7</text:p>
          </table:table-cell>
          <table:table-cell office:value-type="string" table:style-name="ce2">
            <text:p>"</text:p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3">
            <text:p><text:a xlink:href="http://steamcommunity.com/groups/boe-dt/discussions/0/882966056395203033/">http://steamcommunity.com/groups/boe-dt/discussions/0/882966056395203033/</text:a></text:p>
          </table:table-cell>
          <table:table-cell table:number-columns-repeated="16383" table:style-name="ce1"/>
        </table:table-row>
        <table:table-row table:number-rows-repeated="104856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/>
    <dc:creator>Paolo Roberto de Leon</dc:creator>
    <meta:creation-date>2018-01-09T20:56:58Z</meta:creation-date>
    <dc:date>2018-02-15T16:30:29Z</dc:date>
  </office:meta>
</office:document-meta>
</file>